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6F0000005D127B64B7CBC3129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OpenSymbol1" svg:font-family="OpenSymbol, 'Arial Unicode MS'"/>
    <style:font-face style:name="Symbol" svg:font-family="Symbol"/>
    <style:font-face style:name="Courier New" svg:font-family="'Courier New'" style:font-family-generic="modern"/>
    <style:font-face style:name="Times-Italic" svg:font-family="Times-Italic, 'Times New Roman'" style:font-family-generic="roman"/>
    <style:font-face style:name="Lucida Sans2" svg:font-family="'Lucida Sans'" style:font-family-generic="swiss"/>
    <style:font-face style:name="Calisto MT" svg:font-family="'Calisto MT'"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0"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10.A" style:family="table-column">
      <style:table-column-properties style:column-width="15.692cm"/>
    </style:style>
    <style:style style:name="Tabla10.1" style:family="table-row">
      <style:table-row-properties fo:keep-together="auto"/>
    </style:style>
    <style:style style:name="Tabla10.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9.A" style:family="table-column">
      <style:table-column-properties style:column-width="15.692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0.5pt solid #000000" style:writing-mode="lr-tb"/>
    </style:style>
    <style:style style:name="Tabla9.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2" style:family="table">
      <style:table-properties style:width="15.804cm" fo:margin-left="0.032cm"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15.804cm"/>
    </style:style>
    <style:style style:name="Tabla12.1" style:family="table-row">
      <style:table-row-properties fo:keep-together="auto"/>
    </style:style>
    <style:style style:name="Tabla12.A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5.804cm" fo:margin-left="0.032cm" fo:break-before="auto" fo:break-after="auto" table:align="left" fo:background-color="transparent" fo:keep-with-next="auto" style:may-break-between-rows="true" style:writing-mode="lr-tb">
        <style:background-image/>
      </style:table-properties>
    </style:style>
    <style:style style:name="Tabla11.A" style:family="table-column">
      <style:table-column-properties style:column-width="15.804cm"/>
    </style:style>
    <style:style style:name="Tabla11.1" style:family="table-row">
      <style:table-row-properties style:min-row-height="0.658cm" fo:background-color="transparent" fo:keep-together="auto">
        <style:background-image/>
      </style:table-row-properties>
    </style:style>
    <style:style style:name="Tabla11.A1"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a11.A2"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1.3" style:family="table-row">
      <style:table-row-properties fo:keep-together="auto"/>
    </style:style>
    <style:style style:name="Tabla11.A3" style:family="table-cell">
      <style:table-cell-properties style:vertical-align="top" fo:padding-left="0.191cm" fo:padding-right="0.191cm" fo:padding-top="0cm" fo:padding-bottom="0cm" fo:border="0.5pt solid #000000" style:writing-mode="lr-tb"/>
    </style:style>
    <style:style style:name="Tabla11.4" style:family="table-row">
      <style:table-row-properties fo:keep-together="auto"/>
    </style:style>
    <style:style style:name="Tabla11.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4" style:family="table">
      <style:table-properties style:width="15.73cm" fo:margin-left="-0.007cm" fo:break-before="auto" fo:break-after="auto" table:align="left" fo:background-color="transparent" fo:keep-with-next="auto" style:may-break-between-rows="true" style:writing-mode="lr-tb">
        <style:background-image/>
      </style:table-properties>
    </style:style>
    <style:style style:name="Tabla14.A" style:family="table-column">
      <style:table-column-properties style:column-width="15.73cm"/>
    </style:style>
    <style:style style:name="Tabla14.1" style:family="table-row">
      <style:table-row-properties fo:keep-together="auto"/>
    </style:style>
    <style:style style:name="Tabla14.A1" style:family="table-cell">
      <style:table-cell-properties style:vertical-align="top" fo:padding-left="0.191cm" fo:padding-right="0.191cm" fo:padding-top="0cm" fo:padding-bottom="0cm" fo:border="0.5pt solid #000000" style:writing-mode="lr-tb"/>
    </style:style>
    <style:style style:name="Tabla13" style:family="table">
      <style:table-properties style:width="15.73cm" fo:margin-left="-0.007cm" fo:break-before="auto" fo:break-after="auto" table:align="left" fo:background-color="transparent" fo:keep-with-next="auto" style:may-break-between-rows="true" style:writing-mode="lr-tb">
        <style:background-image/>
      </style:table-properties>
    </style:style>
    <style:style style:name="Tabla13.A" style:family="table-column">
      <style:table-column-properties style:column-width="15.73cm"/>
    </style:style>
    <style:style style:name="Tabla13.1" style:family="table-row">
      <style:table-row-properties fo:keep-together="auto"/>
    </style:style>
    <style:style style:name="Tabla13.A1" style:family="table-cell">
      <style:table-cell-properties style:vertical-align="top" fo:padding-left="0.191cm" fo:padding-right="0.191cm" fo:padding-top="0cm" fo:padding-bottom="0cm" fo:border="0.5pt solid #000000" style:writing-mode="lr-tb"/>
    </style:style>
    <style:style style:name="Tabla13.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6"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15.692cm"/>
    </style:style>
    <style:style style:name="Tabla16.1" style:family="table-row">
      <style:table-row-properties fo:keep-together="auto"/>
    </style:style>
    <style:style style:name="Tabla16.A1" style:family="table-cell">
      <style:table-cell-properties style:vertical-align="top" fo:padding-left="0.191cm" fo:padding-right="0.191cm" fo:padding-top="0cm" fo:padding-bottom="0cm" fo:border="0.5pt solid #000000" style:writing-mode="lr-tb"/>
    </style:style>
    <style:style style:name="Tabla15"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15.692cm"/>
    </style:style>
    <style:style style:name="Tabla15.1" style:family="table-row">
      <style:table-row-properties fo:keep-together="auto"/>
    </style:style>
    <style:style style:name="Tabla15.A1" style:family="table-cell">
      <style:table-cell-properties style:vertical-align="top" fo:padding-left="0.191cm" fo:padding-right="0.191cm" fo:padding-top="0cm" fo:padding-bottom="0cm" fo:border="0.5pt solid #000000" style:writing-mode="lr-tb"/>
    </style:style>
    <style:style style:name="Tabla15.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8" style:family="table">
      <style:table-properties style:width="15.804cm" fo:margin-left="0.032cm" fo:break-before="auto" fo:break-after="auto" table:align="left" fo:background-color="transparent" fo:keep-with-next="auto" style:may-break-between-rows="true" style:writing-mode="lr-tb">
        <style:background-image/>
      </style:table-properties>
    </style:style>
    <style:style style:name="Tabla18.A" style:family="table-column">
      <style:table-column-properties style:column-width="15.804cm"/>
    </style:style>
    <style:style style:name="Tabla18.1" style:family="table-row">
      <style:table-row-properties fo:keep-together="auto"/>
    </style:style>
    <style:style style:name="Tabla18.A1" style:family="table-cell">
      <style:table-cell-properties style:vertical-align="top" fo:padding-left="0.191cm" fo:padding-right="0.191cm" fo:padding-top="0cm" fo:padding-bottom="0cm" fo:border="0.5pt solid #000000" style:writing-mode="lr-tb"/>
    </style:style>
    <style:style style:name="Tabla17" style:family="table">
      <style:table-properties style:width="15.804cm" fo:margin-left="0.032cm" fo:break-before="auto" fo:break-after="auto" table:align="left" fo:background-color="transparent" fo:keep-with-next="auto" style:may-break-between-rows="true" style:writing-mode="lr-tb">
        <style:background-image/>
      </style:table-properties>
    </style:style>
    <style:style style:name="Tabla17.A" style:family="table-column">
      <style:table-column-properties style:column-width="15.804cm"/>
    </style:style>
    <style:style style:name="Tabla17.1" style:family="table-row">
      <style:table-row-properties fo:keep-together="auto"/>
    </style:style>
    <style:style style:name="Tabla17.A1" style:family="table-cell">
      <style:table-cell-properties style:vertical-align="top" fo:padding-left="0.191cm" fo:padding-right="0.191cm" fo:padding-top="0cm" fo:padding-bottom="0cm" fo:border="0.5pt solid #000000" style:writing-mode="lr-tb"/>
    </style:style>
    <style:style style:name="Tabla17.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0"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20.A" style:family="table-column">
      <style:table-column-properties style:column-width="15.692cm"/>
    </style:style>
    <style:style style:name="Tabla20.1" style:family="table-row">
      <style:table-row-properties fo:keep-together="auto"/>
    </style:style>
    <style:style style:name="Tabla20.A1" style:family="table-cell">
      <style:table-cell-properties style:vertical-align="top" fo:padding-left="0.191cm" fo:padding-right="0.191cm" fo:padding-top="0cm" fo:padding-bottom="0cm" fo:border="0.5pt solid #000000" style:writing-mode="lr-tb"/>
    </style:style>
    <style:style style:name="Tabla19"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19.A" style:family="table-column">
      <style:table-column-properties style:column-width="15.692cm"/>
    </style:style>
    <style:style style:name="Tabla19.1" style:family="table-row">
      <style:table-row-properties fo:keep-together="auto"/>
    </style:style>
    <style:style style:name="Tabla19.A1" style:family="table-cell">
      <style:table-cell-properties style:vertical-align="top" fo:padding-left="0.191cm" fo:padding-right="0.191cm" fo:padding-top="0cm" fo:padding-bottom="0cm" fo:border="0.5pt solid #000000" style:writing-mode="lr-tb"/>
    </style:style>
    <style:style style:name="Tabla19.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2"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22.A" style:family="table-column">
      <style:table-column-properties style:column-width="15.692cm"/>
    </style:style>
    <style:style style:name="Tabla22.1" style:family="table-row">
      <style:table-row-properties fo:keep-together="auto"/>
    </style:style>
    <style:style style:name="Tabla22.A1" style:family="table-cell">
      <style:table-cell-properties style:vertical-align="top" fo:padding-left="0.191cm" fo:padding-right="0.191cm" fo:padding-top="0cm" fo:padding-bottom="0cm" fo:border="0.5pt solid #000000" style:writing-mode="lr-tb"/>
    </style:style>
    <style:style style:name="Tabla21"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21.A" style:family="table-column">
      <style:table-column-properties style:column-width="15.692cm"/>
    </style:style>
    <style:style style:name="Tabla21.1" style:family="table-row">
      <style:table-row-properties fo:keep-together="auto"/>
    </style:style>
    <style:style style:name="Tabla21.A1" style:family="table-cell">
      <style:table-cell-properties style:vertical-align="top" fo:padding-left="0.191cm" fo:padding-right="0.191cm" fo:padding-top="0cm" fo:padding-bottom="0cm" fo:border="0.5pt solid #000000" style:writing-mode="lr-tb"/>
    </style:style>
    <style:style style:name="Tabla21.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8" style:family="table">
      <style:table-properties style:width="15.804cm" fo:margin-left="0.032cm" fo:break-before="auto" fo:break-after="auto" table:align="left" fo:background-color="transparent" fo:keep-with-next="auto" style:may-break-between-rows="true" style:writing-mode="lr-tb">
        <style:background-image/>
      </style:table-properties>
    </style:style>
    <style:style style:name="Tabla28.A" style:family="table-column">
      <style:table-column-properties style:column-width="15.804cm"/>
    </style:style>
    <style:style style:name="Tabla28.1" style:family="table-row">
      <style:table-row-properties fo:keep-together="auto"/>
    </style:style>
    <style:style style:name="Tabla28.A1" style:family="table-cell">
      <style:table-cell-properties style:vertical-align="top" fo:padding-left="0.191cm" fo:padding-right="0.191cm" fo:padding-top="0cm" fo:padding-bottom="0cm" fo:border="0.5pt solid #000000" style:writing-mode="lr-tb"/>
    </style:style>
    <style:style style:name="Tabla23" style:family="table">
      <style:table-properties style:width="15.804cm" fo:margin-left="0.032cm" fo:break-before="auto" fo:break-after="auto" table:align="left" fo:background-color="transparent" fo:keep-with-next="auto" style:may-break-between-rows="true" style:writing-mode="lr-tb">
        <style:background-image/>
      </style:table-properties>
    </style:style>
    <style:style style:name="Tabla23.A" style:family="table-column">
      <style:table-column-properties style:column-width="15.804cm"/>
    </style:style>
    <style:style style:name="Tabla23.1" style:family="table-row">
      <style:table-row-properties fo:keep-together="auto"/>
    </style:style>
    <style:style style:name="Tabla23.A1" style:family="table-cell">
      <style:table-cell-properties style:vertical-align="top" fo:padding-left="0.191cm" fo:padding-right="0.191cm" fo:padding-top="0cm" fo:padding-bottom="0cm" fo:border="0.5pt solid #000000" style:writing-mode="lr-tb"/>
    </style:style>
    <style:style style:name="Tabla23.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6"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26.A" style:family="table-column">
      <style:table-column-properties style:column-width="15.692cm"/>
    </style:style>
    <style:style style:name="Tabla26.1" style:family="table-row">
      <style:table-row-properties fo:keep-together="auto"/>
    </style:style>
    <style:style style:name="Tabla26.A1" style:family="table-cell">
      <style:table-cell-properties style:vertical-align="top" fo:padding-left="0.191cm" fo:padding-right="0.191cm" fo:padding-top="0cm" fo:padding-bottom="0cm" fo:border="0.5pt solid #000000" style:writing-mode="lr-tb"/>
    </style:style>
    <style:style style:name="Tabla24"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24.A" style:family="table-column">
      <style:table-column-properties style:column-width="15.692cm"/>
    </style:style>
    <style:style style:name="Tabla24.1" style:family="table-row">
      <style:table-row-properties fo:keep-together="auto"/>
    </style:style>
    <style:style style:name="Tabla24.A1" style:family="table-cell">
      <style:table-cell-properties style:vertical-align="top" fo:padding-left="0.191cm" fo:padding-right="0.191cm" fo:padding-top="0cm" fo:padding-bottom="0cm" fo:border="0.5pt solid #000000" style:writing-mode="lr-tb"/>
    </style:style>
    <style:style style:name="Tabla24.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7"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27.A" style:family="table-column">
      <style:table-column-properties style:column-width="15.692cm"/>
    </style:style>
    <style:style style:name="Tabla27.1" style:family="table-row">
      <style:table-row-properties fo:keep-together="auto"/>
    </style:style>
    <style:style style:name="Tabla27.A1" style:family="table-cell">
      <style:table-cell-properties style:vertical-align="top" fo:padding-left="0.191cm" fo:padding-right="0.191cm" fo:padding-top="0cm" fo:padding-bottom="0cm" fo:border="0.5pt solid #000000" style:writing-mode="lr-tb"/>
    </style:style>
    <style:style style:name="Tabla25" style:family="table">
      <style:table-properties style:width="15.692cm" fo:margin-left="0.032cm" fo:break-before="auto" fo:break-after="auto" table:align="left" fo:background-color="transparent" fo:keep-with-next="auto" style:may-break-between-rows="true" style:writing-mode="lr-tb">
        <style:background-image/>
      </style:table-properties>
    </style:style>
    <style:style style:name="Tabla25.A" style:family="table-column">
      <style:table-column-properties style:column-width="15.692cm"/>
    </style:style>
    <style:style style:name="Tabla25.1" style:family="table-row">
      <style:table-row-properties fo:keep-together="auto"/>
    </style:style>
    <style:style style:name="Tabla25.A1" style:family="table-cell">
      <style:table-cell-properties style:vertical-align="top" fo:padding-left="0.191cm" fo:padding-right="0.191cm" fo:padding-top="0cm" fo:padding-bottom="0cm" fo:border="0.5pt solid #000000" style:writing-mode="lr-tb"/>
    </style:style>
    <style:style style:name="Tabla25.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Table_20_Contents">
      <style:paragraph-properties style:snap-to-layout-grid="false"/>
      <style:text-properties officeooo:paragraph-rsid="00196255"/>
    </style:style>
    <style:style style:name="P2" style:family="paragraph" style:parent-style-name="Table_20_Contents">
      <style:paragraph-properties style:snap-to-layout-grid="false"/>
      <style:text-properties officeooo:paragraph-rsid="0019ac2f"/>
    </style:style>
    <style:style style:name="P3" style:family="paragraph" style:parent-style-name="Table_20_Contents">
      <style:paragraph-properties style:snap-to-layout-grid="false"/>
      <style:text-properties officeooo:paragraph-rsid="001b5a97"/>
    </style:style>
    <style:style style:name="P4"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96255" style:font-size-asian="10pt" style:font-weight-asian="bold" style:font-name-complex="Arial" style:font-size-complex="10pt" style:font-weight-complex="bold"/>
    </style:style>
    <style:style style:name="P5"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9ac2f" style:font-size-asian="10pt" style:font-weight-asian="bold" style:font-name-complex="Arial" style:font-size-complex="10pt" style:font-weight-complex="bold"/>
    </style:style>
    <style:style style:name="P6"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b5a97" style:font-size-asian="10pt" style:font-weight-asian="bold" style:font-name-complex="Arial" style:font-size-complex="10pt" style:font-weight-complex="bold"/>
    </style:style>
    <style:style style:name="P7"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6255"/>
    </style:style>
    <style:style style:name="P8"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ac2f"/>
    </style:style>
    <style:style style:name="P9"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b5a97"/>
    </style:style>
    <style:style style:name="P10" style:family="paragraph" style:parent-style-name="Standard">
      <style:text-properties officeooo:paragraph-rsid="00196255"/>
    </style:style>
    <style:style style:name="P11" style:family="paragraph" style:parent-style-name="Standard">
      <style:text-properties officeooo:paragraph-rsid="0019ac2f"/>
    </style:style>
    <style:style style:name="P12" style:family="paragraph" style:parent-style-name="Standard">
      <style:text-properties officeooo:paragraph-rsid="001b5a97"/>
    </style:style>
    <style:style style:name="P13" style:family="paragraph" style:parent-style-name="Standard">
      <style:paragraph-properties fo:line-height="150%" fo:text-align="justify" style:justify-single-word="false" style:text-autospace="none"/>
      <style:text-properties style:font-name="Arial" fo:font-size="12pt" officeooo:paragraph-rsid="002df56f" style:font-size-asian="12pt" style:font-name-complex="Arial" style:font-size-complex="12pt"/>
    </style:style>
    <style:style style:name="P14" style:family="paragraph" style:parent-style-name="Standard">
      <style:paragraph-properties fo:line-height="150%" fo:text-align="justify" style:justify-single-word="false"/>
      <style:text-properties style:font-name="Arial" fo:font-size="12pt" officeooo:paragraph-rsid="002df56f" style:font-size-asian="12pt" style:font-name-complex="Arial" style:font-size-complex="12pt"/>
    </style:style>
    <style:style style:name="P15" style:family="paragraph" style:parent-style-name="Standard">
      <style:paragraph-properties fo:line-height="150%" fo:text-align="justify" style:justify-single-word="false"/>
      <style:text-properties style:font-name="Arial" fo:font-size="12pt" officeooo:paragraph-rsid="002df56f" style:font-size-asian="12pt" style:font-size-complex="12pt"/>
    </style:style>
    <style:style style:name="P16" style:family="paragraph" style:parent-style-name="Standard">
      <style:text-properties style:font-name="Arial" fo:font-size="12pt" fo:font-weight="bold" officeooo:paragraph-rsid="002f438d" style:font-size-asian="12pt" style:font-weight-asian="bold" style:font-name-complex="Arial" style:font-size-complex="12pt" style:font-weight-complex="bold"/>
    </style:style>
    <style:style style:name="P17" style:family="paragraph" style:parent-style-name="Footer">
      <style:paragraph-properties fo:text-align="end" style:justify-single-word="false"/>
    </style:style>
    <style:style style:name="P18" style:family="paragraph" style:parent-style-name="Standard">
      <style:paragraph-properties fo:margin-top="0cm" fo:margin-bottom="0cm" loext:contextual-spacing="false" fo:line-height="0.353cm" fo:orphans="0" fo:widows="0" style:text-autospace="none"/>
      <style:text-properties style:font-name="Times New Roman" fo:font-size="10pt" fo:language="es" fo:country="ES" style:font-size-asian="10pt" style:language-asian="es" style:country-asian="ES" style:font-name-complex="Times New Roman" style:font-size-complex="10pt"/>
    </style:style>
    <style:style style:name="P19" style:family="paragraph" style:parent-style-name="Standard">
      <style:paragraph-properties fo:margin-top="0cm" fo:margin-bottom="0cm" loext:contextual-spacing="false" fo:line-height="0.141cm" fo:orphans="0" fo:widows="0" style:text-autospace="none"/>
      <style:text-properties style:font-name="Times New Roman" fo:font-size="4pt" fo:language="es" fo:country="ES" style:font-size-asian="4pt" style:language-asian="es" style:country-asian="ES" style:font-name-complex="Times New Roman" style:font-size-complex="4pt"/>
    </style:style>
    <style:style style:name="P20" style:family="paragraph" style:parent-style-name="Standard">
      <style:paragraph-properties fo:margin-top="0cm" fo:margin-bottom="0cm" loext:contextual-spacing="false" fo:line-height="0.069cm" fo:orphans="0" fo:widows="0" style:text-autospace="none"/>
      <style:text-properties style:font-name="Times New Roman" fo:font-size="1.5pt" fo:language="es" fo:country="ES" style:font-size-asian="1.5pt" style:language-asian="es" style:country-asian="ES" style:font-name-complex="Times New Roman" style:font-size-complex="1.5pt"/>
    </style:style>
    <style:style style:name="P21" style:family="paragraph" style:parent-style-name="Standard">
      <style:paragraph-properties fo:margin-top="0cm" fo:margin-bottom="0cm" loext:contextual-spacing="false" fo:line-height="150%" fo:text-align="justify" style:justify-single-word="false" fo:orphans="0" fo:widows="0" style:text-autospace="none"/>
      <style:text-properties style:font-name="Arial" fo:font-size="10pt" officeooo:paragraph-rsid="003b3084" style:font-size-asian="10pt" style:font-name-complex="Arial" style:font-size-complex="10pt"/>
    </style:style>
    <style:style style:name="P22" style:family="paragraph" style:parent-style-name="Standard">
      <style:paragraph-properties fo:margin-top="0cm" fo:margin-bottom="0cm" loext:contextual-spacing="false" fo:line-height="0.353cm" fo:text-align="justify" style:justify-single-word="false" fo:orphans="0" fo:widows="0" style:text-autospace="none"/>
      <style:text-properties style:font-name="Arial" fo:font-size="10pt" style:font-size-asian="10pt" style:font-name-complex="Arial" style:font-size-complex="10pt"/>
    </style:style>
    <style:style style:name="P23" style:family="paragraph" style:parent-style-name="Standard">
      <style:paragraph-properties fo:margin-top="0cm" fo:margin-bottom="0cm" loext:contextual-spacing="false" fo:line-height="0.353cm" fo:text-align="justify" style:justify-single-word="false" fo:orphans="0" fo:widows="0" style:text-autospace="none"/>
      <style:text-properties style:font-name="Arial" fo:font-size="10pt" style:font-size-asian="10pt" style:font-name-complex="Times New Roman" style:font-size-complex="10pt"/>
    </style:style>
    <style:style style:name="P24" style:family="paragraph" style:parent-style-name="Standard">
      <style:paragraph-properties fo:margin-top="0cm" fo:margin-bottom="0cm" loext:contextual-spacing="false" fo:line-height="150%" fo:text-align="justify" style:justify-single-word="false" fo:orphans="0" fo:widows="0" style:text-autospace="none"/>
      <style:text-properties style:font-name="Arial" fo:font-size="10pt" style:font-size-asian="10pt" style:font-name-complex="Times New Roman" style:font-size-complex="10pt"/>
    </style:style>
    <style:style style:name="P25" style:family="paragraph" style:parent-style-name="Standard">
      <style:paragraph-properties fo:margin-top="0cm" fo:margin-bottom="0cm" loext:contextual-spacing="false" fo:line-height="0.353cm" fo:text-align="justify" style:justify-single-word="false" fo:orphans="0" fo:widows="0" style:text-autospace="none"/>
      <style:text-properties style:font-name="Arial" fo:font-size="10pt" style:font-size-asian="10pt" style:font-name-complex="Calisto MT" style:font-size-complex="10pt"/>
    </style:style>
    <style:style style:name="P26" style:family="paragraph" style:parent-style-name="Standard">
      <style:paragraph-properties fo:margin-top="0cm" fo:margin-bottom="0cm" loext:contextual-spacing="false" fo:line-height="0.353cm" fo:text-align="justify" style:justify-single-word="false" fo:orphans="0" fo:widows="0" style:text-autospace="none"/>
      <style:text-properties style:font-name="Arial" fo:font-size="14pt" style:font-size-asian="14pt" style:font-name-complex="Times New Roman" style:font-size-complex="14pt"/>
    </style:style>
    <style:style style:name="P27" style:family="paragraph" style:parent-style-name="Standard">
      <style:paragraph-properties fo:margin-top="0cm" fo:margin-bottom="0cm" loext:contextual-spacing="false" fo:line-height="150%" fo:text-align="justify" style:justify-single-word="false" style:text-autospace="none"/>
      <style:text-properties style:font-name="Arial" fo:font-size="12pt" officeooo:paragraph-rsid="002df56f" style:font-size-asian="12pt" style:font-name-complex="Arial" style:font-size-complex="12pt"/>
    </style:style>
    <style:style style:name="P28" style:family="paragraph" style:parent-style-name="Standard">
      <style:paragraph-properties fo:margin-top="0cm" fo:margin-bottom="0cm" loext:contextual-spacing="false" fo:line-height="150%" fo:text-align="justify" style:justify-single-word="false"/>
      <style:text-properties style:font-name="Arial" fo:font-size="12pt" officeooo:paragraph-rsid="002df56f" style:font-size-asian="12pt" style:font-name-complex="Arial" style:font-size-complex="12pt"/>
    </style:style>
    <style:style style:name="P29" style:family="paragraph" style:parent-style-name="Standard">
      <style:paragraph-properties fo:margin-top="0cm" fo:margin-bottom="0cm" loext:contextual-spacing="false" fo:line-height="150%" fo:text-align="justify" style:justify-single-word="false" fo:orphans="0" fo:widows="0" style:text-autospace="none"/>
      <style:text-properties fo:color="#000000" style:font-name="Arial" fo:font-size="10pt" style:font-size-asian="10pt" style:font-name-complex="Times New Roman" style:font-size-complex="10pt"/>
    </style:style>
    <style:style style:name="P30" style:family="paragraph" style:parent-style-name="Standard">
      <style:paragraph-properties fo:margin-top="0cm" fo:margin-bottom="0cm" loext:contextual-spacing="false" fo:line-height="0.353cm" fo:text-align="justify" style:justify-single-word="false" fo:orphans="0" fo:widows="0" style:text-autospace="none"/>
      <style:text-properties fo:color="#000000" style:font-name="Arial" fo:font-size="10pt" style:font-size-asian="10pt" style:font-name-complex="Times New Roman" style:font-size-complex="10pt"/>
    </style:style>
    <style:style style:name="P31" style:family="paragraph" style:parent-style-name="Standard">
      <style:paragraph-properties fo:margin-top="0cm" fo:margin-bottom="0cm" loext:contextual-spacing="false" fo:line-height="0.353cm" fo:text-align="justify" style:justify-single-word="false" fo:orphans="0" fo:widows="0" style:text-autospace="none"/>
      <style:text-properties fo:color="#000000" style:font-name="Arial" fo:font-size="12pt" fo:font-weight="bold" style:font-size-asian="12pt" style:font-weight-asian="bold" style:font-name-complex="Times New Roman" style:font-size-complex="12pt" style:font-weight-complex="bold"/>
    </style:style>
    <style:style style:name="P32" style:family="paragraph" style:parent-style-name="Standard">
      <style:paragraph-properties fo:margin-top="0cm" fo:margin-bottom="0cm" loext:contextual-spacing="false" fo:line-height="150%" fo:text-align="justify" style:justify-single-word="false" style:writing-mode="lr-tb"/>
      <style:text-properties style:font-name="Arial" fo:font-size="12pt" fo:language="es" fo:country="ES" fo:font-weight="bold" officeooo:paragraph-rsid="002f438d" style:font-size-asian="12pt" style:font-weight-asian="bold" style:font-name-complex="Arial" style:font-size-complex="12pt" style:font-weight-complex="bold"/>
    </style:style>
    <style:style style:name="P33" style:family="paragraph" style:parent-style-name="Text_20_body">
      <style:paragraph-properties fo:margin-top="0cm" fo:margin-bottom="0cm" loext:contextual-spacing="false" fo:line-height="150%" fo:text-align="justify" style:justify-single-word="false" fo:orphans="0" fo:widows="0" style:text-autospace="none" style:writing-mode="lr-tb"/>
      <style:text-properties style:font-name="Arial" fo:font-size="12pt" officeooo:paragraph-rsid="002f438d" style:font-size-asian="12pt" style:font-name-complex="Arial" style:font-size-complex="12pt"/>
    </style:style>
    <style:style style:name="P34" style:family="paragraph" style:parent-style-name="Standard">
      <style:paragraph-properties fo:margin-top="0cm" fo:margin-bottom="0cm" loext:contextual-spacing="false" fo:line-height="150%" fo:text-align="justify" style:justify-single-word="false" style:writing-mode="page"/>
      <style:text-properties style:text-position="4% 100%" style:font-name="Arial" fo:font-size="12pt" fo:letter-spacing="0.004cm" fo:font-weight="bold" officeooo:rsid="00203684" officeooo:paragraph-rsid="003b3084" style:font-size-asian="12pt" style:font-weight-asian="bold" style:font-name-complex="Arial" style:font-size-complex="12pt" style:font-weight-complex="bold"/>
    </style:style>
    <style:style style:name="P35" style:family="paragraph" style:parent-style-name="Standard">
      <style:paragraph-properties fo:margin-top="0cm" fo:margin-bottom="0cm" loext:contextual-spacing="false" fo:line-height="150%" fo:text-align="justify" style:justify-single-word="false" style:writing-mode="page"/>
      <style:text-properties style:text-position="4% 100%" style:font-name="Arial" fo:font-size="12pt" fo:letter-spacing="0.004cm" fo:font-weight="normal" officeooo:rsid="00203684" officeooo:paragraph-rsid="003b3084" style:font-size-asian="12pt" style:font-weight-asian="normal" style:font-name-complex="Arial" style:font-size-complex="12pt" style:font-weight-complex="normal"/>
    </style:style>
    <style:style style:name="P36" style:family="paragraph" style:parent-style-name="Standard">
      <style:paragraph-properties fo:margin-left="0.007cm" fo:margin-right="0.007cm" fo:margin-top="0.002cm" fo:margin-bottom="0cm" loext:contextual-spacing="false" fo:line-height="105%" fo:text-align="center" style:justify-single-word="false" fo:orphans="0" fo:widows="0" fo:text-indent="0.004cm" style:auto-text-indent="false" style:text-autospace="none"/>
    </style:style>
    <style:style style:name="P37" style:family="paragraph" style:parent-style-name="Standard">
      <style:paragraph-properties fo:margin-left="2.757cm" fo:margin-right="2.752cm" fo:margin-top="0cm" fo:margin-bottom="0cm" loext:contextual-spacing="false" fo:line-height="100%" fo:text-align="center" style:justify-single-word="false" fo:orphans="0" fo:widows="0" fo:text-indent="0cm" style:auto-text-indent="false" style:text-autospace="none"/>
    </style:style>
    <style:style style:name="P38" style:family="paragraph" style:parent-style-name="Standard">
      <style:paragraph-properties fo:margin-left="0.071cm" fo:margin-right="0cm" fo:margin-top="0.002cm" fo:margin-bottom="0cm" loext:contextual-spacing="false" fo:line-height="100%" fo:orphans="0" fo:widows="0" fo:text-indent="0cm" style:auto-text-indent="false" style:text-autospace="none"/>
      <style:text-properties style:font-name="Times New Roman" fo:font-size="9.5pt" style:font-size-asian="9.5pt" style:font-name-complex="Times New Roman" style:font-size-complex="9.5pt"/>
    </style:style>
    <style:style style:name="P39" style:family="paragraph" style:parent-style-name="Heading">
      <style:paragraph-properties fo:line-height="150%" fo:text-align="justify" style:justify-single-word="false"/>
      <style:text-properties fo:font-weight="bold" officeooo:paragraph-rsid="003b3084" style:font-weight-asian="bold" style:font-weight-complex="bold"/>
    </style:style>
    <style:style style:name="P40" style:family="paragraph" style:parent-style-name="Standard">
      <loext:graphic-properties draw:fill="none"/>
      <style:paragraph-properties fo:margin-left="0.28cm" fo:margin-right="0cm" fo:margin-top="0cm" fo:margin-bottom="0cm" loext:contextual-spacing="false" fo:line-height="0.478cm" fo:text-align="justify" style:justify-single-word="false" fo:orphans="0" fo:widows="0" fo:text-indent="0cm" style:auto-text-indent="false" fo:background-color="transparent" style:text-autospace="none" style:writing-mode="lr-tb"/>
      <style:text-properties fo:color="#000000" style:text-position="-4% 100%" style:font-name="Arial"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41" style:family="paragraph" style:parent-style-name="Standard">
      <loext:graphic-properties draw:fill="none"/>
      <style:paragraph-properties fo:margin-left="0.28cm" fo:margin-right="0cm" fo:margin-top="0cm" fo:margin-bottom="0cm" loext:contextual-spacing="false" fo:line-height="0.353cm" fo:text-align="justify" style:justify-single-word="false" fo:orphans="0" fo:widows="0" fo:text-indent="0cm" style:auto-text-indent="false" fo:background-color="transparent" style:text-autospace="none" style:writing-mode="lr-tb"/>
      <style:text-properties fo:color="#000000" style:font-name="Arial" fo:font-size="10pt" style:font-size-asian="10pt" style:font-name-complex="Times New Roman" style:font-size-complex="10pt"/>
    </style:style>
    <style:style style:name="P42"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0pt" style:font-size-asian="10pt" style:font-name-complex="Times New Roman" style:font-size-complex="10pt"/>
    </style:style>
    <style:style style:name="P43"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0pt" officeooo:paragraph-rsid="0035dfef" style:font-size-asian="10pt" style:font-name-complex="Times New Roman" style:font-size-complex="10pt"/>
    </style:style>
    <style:style style:name="P44"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45"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text-underline-style="solid" style:text-underline-width="auto" style:text-underline-color="font-color" fo:font-weight="bold" officeooo:paragraph-rsid="0035dfef" style:font-size-asian="12pt" style:font-weight-asian="bold" style:font-name-complex="Times New Roman" style:font-size-complex="12pt" style:font-weight-complex="bold"/>
    </style:style>
    <style:style style:name="P46"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text-underline-style="solid" style:text-underline-width="auto" style:text-underline-color="font-color" fo:font-weight="bold" officeooo:paragraph-rsid="0039d6cb" style:font-size-asian="12pt" style:font-weight-asian="bold" style:font-name-complex="Times New Roman" style:font-size-complex="12pt" style:font-weight-complex="bold"/>
    </style:style>
    <style:style style:name="P47"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6.5pt" style:font-size-asian="6.5pt" style:font-name-complex="Times New Roman" style:font-size-complex="6.5pt"/>
    </style:style>
    <style:style style:name="P48"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6pt" officeooo:paragraph-rsid="002f438d" style:font-size-asian="6pt" style:font-name-complex="Times New Roman" style:font-size-complex="6pt"/>
    </style:style>
    <style:style style:name="P49"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7pt" officeooo:paragraph-rsid="003b3084" style:font-size-asian="7pt" style:font-name-complex="Times New Roman" style:font-size-complex="7pt"/>
    </style:style>
    <style:style style:name="P50"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b3084"/>
    </style:style>
    <style:style style:name="P51" style:family="paragraph" style:parent-style-name="Standard">
      <loext:graphic-properties draw:fill="none"/>
      <style:paragraph-properties fo:margin-left="0.28cm" fo:margin-right="0cm" fo:margin-top="0cm" fo:margin-bottom="0cm" loext:contextual-spacing="false" fo:line-height="149%" fo:text-align="justify" style:justify-single-word="false" fo:orphans="0" fo:widows="0" fo:text-indent="0cm" style:auto-text-indent="false" fo:background-color="transparent" style:text-autospace="none" style:writing-mode="lr-tb"/>
      <style:text-properties style:font-name="Arial"/>
    </style:style>
    <style:style style:name="P52" style:family="paragraph" style:parent-style-name="Standard">
      <loext:graphic-properties draw:fill="none"/>
      <style:paragraph-properties fo:margin-left="0.28cm" fo:margin-right="0cm" fo:margin-top="0cm" fo:margin-bottom="0cm" loext:contextual-spacing="false" fo:line-height="149%" fo:text-align="justify" style:justify-single-word="false" fo:orphans="0" fo:widows="0" fo:text-indent="0cm" style:auto-text-indent="false" fo:background-color="transparent" style:text-autospace="none" style:writing-mode="lr-tb"/>
      <style:text-properties style:font-name="Arial" officeooo:paragraph-rsid="0032dc47"/>
    </style:style>
    <style:style style:name="P53" style:family="paragraph" style:parent-style-name="Standard">
      <loext:graphic-properties draw:fill="none"/>
      <style:paragraph-properties fo:margin-left="0.28cm" fo:margin-right="0cm" fo:margin-top="0.011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6pt" officeooo:paragraph-rsid="0039d6cb" style:font-size-asian="6pt" style:font-name-complex="Times New Roman" style:font-size-complex="6pt"/>
    </style:style>
    <style:style style:name="P54" style:family="paragraph" style:parent-style-name="Standard">
      <loext:graphic-properties draw:fill="none"/>
      <style:paragraph-properties fo:margin-left="0.28cm" fo:margin-right="0cm" fo:margin-top="0.007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0pt" style:font-size-asian="10pt" style:font-name-complex="Times New Roman" style:font-size-complex="10pt"/>
    </style:style>
    <style:style style:name="P55" style:family="paragraph" style:parent-style-name="Standard">
      <loext:graphic-properties draw:fill="none"/>
      <style:paragraph-properties fo:margin-left="0.28cm" fo:margin-right="0cm" fo:margin-top="0.005cm" fo:margin-bottom="0cm" loext:contextual-spacing="false" fo:line-height="0.388cm" fo:text-align="justify" style:justify-single-word="false" fo:orphans="0" fo:widows="0" fo:text-indent="0cm" style:auto-text-indent="false" fo:background-color="transparent" style:text-autospace="none" style:writing-mode="lr-tb"/>
      <style:text-properties fo:color="#000000" style:font-name="Arial" fo:font-size="10pt" style:font-size-asian="10pt" style:font-name-complex="Times New Roman" style:font-size-complex="10pt"/>
    </style:style>
    <style:style style:name="P56" style:family="paragraph" style:parent-style-name="Standard">
      <loext:graphic-properties draw:fill="none"/>
      <style:paragraph-properties fo:margin-left="0.28cm" fo:margin-right="0cm" fo:margin-top="0.005cm" fo:margin-bottom="0cm" loext:contextual-spacing="false" fo:line-height="0.176cm" fo:text-align="justify" style:justify-single-word="false" fo:orphans="0" fo:widows="0" fo:text-indent="0cm" style:auto-text-indent="false" fo:background-color="transparent" style:text-autospace="none" style:writing-mode="lr-tb"/>
      <style:text-properties fo:color="#000000" style:font-name="Arial" fo:font-size="5pt" style:font-size-asian="5pt" style:font-name-complex="Times New Roman" style:font-size-complex="5pt"/>
    </style:style>
    <style:style style:name="P57" style:family="paragraph" style:parent-style-name="Standard">
      <loext:graphic-properties draw:fill="none"/>
      <style:paragraph-properties fo:margin-left="0.28cm" fo:margin-right="0cm" fo:margin-top="0.005cm" fo:margin-bottom="0cm" loext:contextual-spacing="false" fo:line-height="0.265cm" fo:text-align="justify" style:justify-single-word="false" fo:orphans="0" fo:widows="0" fo:text-indent="0cm" style:auto-text-indent="false" fo:background-color="transparent" style:text-autospace="none" style:writing-mode="lr-tb"/>
      <style:text-properties fo:color="#000000" style:font-name="Arial" fo:font-size="7.5pt" style:font-size-asian="7.5pt" style:font-name-complex="Times New Roman" style:font-size-complex="7.5pt"/>
    </style:style>
    <style:style style:name="P58" style:family="paragraph" style:parent-style-name="Standard">
      <loext:graphic-properties draw:fill="none"/>
      <style:paragraph-properties fo:margin-left="0.28cm" fo:margin-right="0cm" fo:margin-top="0.012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6.5pt" style:font-size-asian="6.5pt" style:font-name-complex="Times New Roman" style:font-size-complex="6.5pt"/>
    </style:style>
    <style:style style:name="P59" style:family="paragraph" style:parent-style-name="Standard">
      <loext:graphic-properties draw:fill="none"/>
      <style:paragraph-properties fo:margin-left="0.28cm" fo:margin-right="0cm" fo:margin-top="0.012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6.5pt" officeooo:paragraph-rsid="0035dfef" style:font-size-asian="6.5pt" style:font-name-complex="Times New Roman" style:font-size-complex="6.5pt"/>
    </style:style>
    <style:style style:name="P60" style:family="paragraph" style:parent-style-name="Standard">
      <loext:graphic-properties draw:fill="none"/>
      <style:paragraph-properties fo:margin-left="0.28cm" fo:margin-right="0cm" fo:margin-top="0.012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6.5pt" officeooo:paragraph-rsid="00378c47" style:font-size-asian="6.5pt" style:font-name-complex="Times New Roman" style:font-size-complex="6.5pt"/>
    </style:style>
    <style:style style:name="P61" style:family="paragraph" style:parent-style-name="Standard">
      <loext:graphic-properties draw:fill="none"/>
      <style:paragraph-properties fo:margin-left="0.28cm" fo:margin-right="0cm" fo:margin-top="0.012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6.5pt" officeooo:paragraph-rsid="0039d6cb" style:font-size-asian="6.5pt" style:font-name-complex="Times New Roman" style:font-size-complex="6.5pt"/>
    </style:style>
    <style:style style:name="P62" style:family="paragraph" style:parent-style-name="Standard">
      <loext:graphic-properties draw:fill="none"/>
      <style:paragraph-properties fo:margin-left="0.28cm" fo:margin-right="0cm" fo:margin-top="0.012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6.5pt" officeooo:paragraph-rsid="003a7446" style:font-size-asian="6.5pt" style:font-name-complex="Times New Roman" style:font-size-complex="6.5pt"/>
    </style:style>
    <style:style style:name="P63" style:family="paragraph" style:parent-style-name="Standard">
      <loext:graphic-properties draw:fill="none"/>
      <style:paragraph-properties fo:margin-left="0.28cm" fo:margin-right="0cm" fo:margin-top="0.012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6.5pt" officeooo:paragraph-rsid="003b3084" style:font-size-asian="6.5pt" style:font-name-complex="Times New Roman" style:font-size-complex="6.5pt"/>
    </style:style>
    <style:style style:name="P64" style:family="paragraph" style:parent-style-name="Standard">
      <loext:graphic-properties draw:fill="none"/>
      <style:paragraph-properties fo:margin-left="0.28cm" fo:margin-right="0cm" fo:margin-top="0.012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font-size-asian="12pt" style:font-name-complex="Times New Roman" style:font-size-complex="12pt"/>
    </style:style>
    <style:style style:name="P65" style:family="paragraph" style:parent-style-name="Standard">
      <loext:graphic-properties draw:fill="none"/>
      <style:paragraph-properties fo:margin-left="0.28cm" fo:margin-right="0cm" fo:margin-top="0.018cm" fo:margin-bottom="0cm" loext:contextual-spacing="false" fo:line-height="0.353cm" fo:text-align="justify" style:justify-single-word="false" fo:orphans="0" fo:widows="0" fo:text-indent="0cm" style:auto-text-indent="false" fo:background-color="transparent" style:text-autospace="none" style:writing-mode="lr-tb"/>
      <style:text-properties fo:color="#000000" style:font-name="Arial" fo:font-size="10pt" style:font-size-asian="10pt" style:font-name-complex="Times New Roman" style:font-size-complex="10pt"/>
    </style:style>
    <style:style style:name="P66" style:family="paragraph" style:parent-style-name="Standard">
      <loext:graphic-properties draw:fill="none"/>
      <style:paragraph-properties fo:margin-left="0.28cm" fo:margin-right="0cm" fo:margin-top="0.018cm" fo:margin-bottom="0cm" loext:contextual-spacing="false" fo:line-height="0.247cm" fo:text-align="justify" style:justify-single-word="false" fo:orphans="0" fo:widows="0" fo:text-indent="0cm" style:auto-text-indent="false" fo:background-color="transparent" style:text-autospace="none" style:writing-mode="lr-tb"/>
      <style:text-properties fo:color="#000000" style:font-name="Arial" fo:font-size="10pt" style:font-size-asian="10pt" style:font-name-complex="Times New Roman" style:font-size-complex="10pt"/>
    </style:style>
    <style:style style:name="P67" style:family="paragraph" style:parent-style-name="Standard">
      <loext:graphic-properties draw:fill="none"/>
      <style:paragraph-properties fo:margin-left="0.28cm" fo:margin-right="0cm" fo:margin-top="0.018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7pt" style:font-size-asian="7pt" style:font-name-complex="Times New Roman" style:font-size-complex="7pt"/>
    </style:style>
    <style:style style:name="P68" style:family="paragraph" style:parent-style-name="Standard">
      <loext:graphic-properties draw:fill="none"/>
      <style:paragraph-properties fo:margin-left="0.28cm" fo:margin-right="0cm" fo:margin-top="0.004cm" fo:margin-bottom="0cm" loext:contextual-spacing="false" fo:line-height="0.247cm" fo:text-align="justify" style:justify-single-word="false" fo:orphans="0" fo:widows="0" fo:text-indent="0cm" style:auto-text-indent="false" fo:background-color="transparent" style:text-autospace="none" style:writing-mode="lr-tb"/>
      <style:text-properties fo:color="#000000" style:font-name="Arial" fo:font-size="7pt" style:font-size-asian="7pt" style:font-name-complex="Times New Roman" style:font-size-complex="7pt"/>
    </style:style>
    <style:style style:name="P69" style:family="paragraph" style:parent-style-name="Standard">
      <loext:graphic-properties draw:fill="none"/>
      <style:paragraph-properties fo:margin-left="0.28cm" fo:margin-right="0cm" fo:margin-top="0.004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7pt" style:font-size-asian="7pt" style:font-name-complex="Times New Roman" style:font-size-complex="7pt"/>
    </style:style>
    <style:style style:name="P70" style:family="paragraph" style:parent-style-name="Standard">
      <loext:graphic-properties draw:fill="none"/>
      <style:paragraph-properties fo:margin-left="0.28cm" fo:margin-right="0cm" fo:margin-top="0.016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2dd3d"/>
    </style:style>
    <style:style style:name="P71" style:family="paragraph" style:parent-style-name="Standard">
      <loext:graphic-properties draw:fill="none"/>
      <style:paragraph-properties fo:margin-left="0.28cm" fo:margin-right="0cm" fo:margin-top="0.009cm" fo:margin-bottom="0cm" loext:contextual-spacing="false" fo:line-height="0.194cm" fo:text-align="justify" style:justify-single-word="false" fo:orphans="0" fo:widows="0" fo:text-indent="0cm" style:auto-text-indent="false" fo:background-color="transparent" style:text-autospace="none" style:writing-mode="lr-tb"/>
      <style:text-properties fo:color="#000000" style:font-name="Arial" fo:font-size="12pt" officeooo:paragraph-rsid="00221115" style:font-size-asian="12pt" style:font-name-complex="Times New Roman" style:font-size-complex="12pt"/>
    </style:style>
    <style:style style:name="P72" style:family="paragraph" style:parent-style-name="Standard">
      <loext:graphic-properties draw:fill="none"/>
      <style:paragraph-properties fo:margin-left="0.28cm" fo:margin-right="0cm" fo:margin-top="0.009cm" fo:margin-bottom="0cm" loext:contextual-spacing="false" fo:line-height="0.423cm" fo:text-align="justify" style:justify-single-word="false" fo:orphans="0" fo:widows="0" fo:text-indent="0cm" style:auto-text-indent="false" fo:background-color="transparent" style:text-autospace="none" style:writing-mode="lr-tb"/>
      <style:text-properties fo:color="#000000" style:text-position="-4% 100%" style:font-name="Arial"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73" style:family="paragraph" style:parent-style-name="Standard">
      <loext:graphic-properties draw:fill="none"/>
      <style:paragraph-properties fo:margin-left="0.28cm" fo:margin-right="0cm" fo:margin-top="0.021cm" fo:margin-bottom="0cm" loext:contextual-spacing="false" fo:line-height="0.423cm" fo:text-align="justify" style:justify-single-word="false" fo:orphans="0" fo:widows="0" fo:text-indent="0cm" style:auto-text-indent="false" fo:background-color="transparent" style:text-autospace="none" style:writing-mode="lr-tb"/>
      <style:text-properties fo:color="#000000" style:font-name="Arial" fo:font-size="12pt" style:font-size-asian="12pt" style:font-name-complex="Times New Roman" style:font-size-complex="12pt"/>
    </style:style>
    <style:style style:name="P74" style:family="paragraph" style:parent-style-name="Standard">
      <loext:graphic-properties draw:fill="none"/>
      <style:paragraph-properties fo:margin-left="0.28cm" fo:margin-right="0cm" fo:margin-top="0.032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0pt" officeooo:paragraph-rsid="0035dfef" style:font-size-asian="10pt" style:font-name-complex="Times New Roman" style:font-size-complex="10pt"/>
    </style:style>
    <style:style style:name="P75" style:family="paragraph" style:parent-style-name="Standard">
      <loext:graphic-properties draw:fill="none"/>
      <style:paragraph-properties fo:margin-left="0.28cm" fo:margin-right="0cm" fo:margin-top="0.014cm" fo:margin-bottom="0cm" loext:contextual-spacing="false" fo:line-height="0.265cm" fo:text-align="justify" style:justify-single-word="false" fo:orphans="0" fo:widows="0" fo:text-indent="0cm" style:auto-text-indent="false" fo:background-color="transparent" style:text-autospace="none" style:writing-mode="lr-tb"/>
      <style:text-properties fo:color="#000000" style:font-name="Arial" fo:font-size="7.5pt" style:font-size-asian="7.5pt" style:font-name-complex="Times New Roman" style:font-size-complex="7.5pt"/>
    </style:style>
    <style:style style:name="P76" style:family="paragraph" style:parent-style-name="Standard">
      <loext:graphic-properties draw:fill="none"/>
      <style:paragraph-properties fo:margin-left="0.28cm" fo:margin-right="0cm" fo:margin-top="0.014cm" fo:margin-bottom="0cm" loext:contextual-spacing="false" fo:line-height="0.265cm" fo:text-align="justify" style:justify-single-word="false" fo:orphans="0" fo:widows="0" fo:text-indent="0cm" style:auto-text-indent="false" fo:background-color="transparent" style:text-autospace="none" style:writing-mode="lr-tb"/>
      <style:text-properties fo:color="#000000" style:font-name="Arial" fo:font-size="10pt" style:font-size-asian="10pt" style:font-name-complex="Times New Roman" style:font-size-complex="10pt"/>
    </style:style>
    <style:style style:name="P77" style:family="paragraph" style:parent-style-name="Standard">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fo:background-color="transparent" style:text-autospace="none" style:writing-mode="lr-tb"/>
      <style:text-properties style:font-name="Arial" fo:font-size="13pt" officeooo:paragraph-rsid="00196255" style:font-size-asian="13pt" style:font-name-complex="Times New Roman" style:font-size-complex="13pt"/>
    </style:style>
    <style:style style:name="P78" style:family="paragraph" style:parent-style-name="Standard">
      <loext:graphic-properties draw:fill="none"/>
      <style:paragraph-properties fo:margin-left="0cm" fo:margin-right="0cm" fo:margin-top="0.046cm" fo:margin-bottom="0cm" loext:contextual-spacing="false" fo:line-height="100%" fo:text-align="justify" style:justify-single-word="false" fo:orphans="0" fo:widows="0" fo:text-indent="0cm" style:auto-text-indent="false" fo:background-color="transparent" style:text-autospace="none" style:writing-mode="lr-tb"/>
      <style:text-properties style:font-name="Arial" fo:font-size="15.5pt" fo:letter-spacing="0.004cm" fo:font-weight="bold" officeooo:paragraph-rsid="00196255" style:font-size-asian="15.5pt" style:font-weight-asian="bold" style:font-name-complex="Arial" style:font-size-complex="15.5pt" style:font-weight-complex="bold"/>
    </style:style>
    <style:style style:name="P79" style:family="paragraph" style:parent-style-name="Standard" style:master-page-name="">
      <loext:graphic-properties draw:fill="none"/>
      <style:paragraph-properties fo:margin-left="0cm" fo:margin-right="0cm" fo:margin-top="0.046cm" fo:margin-bottom="0cm" loext:contextual-spacing="false" fo:line-height="100%" fo:text-align="justify" style:justify-single-word="false" fo:orphans="0" fo:widows="0" fo:text-indent="0cm" style:auto-text-indent="false" style:page-number="auto" fo:background-color="transparent" style:text-autospace="none" style:writing-mode="lr-tb"/>
      <style:text-properties style:font-name="Arial" fo:font-size="15.5pt" fo:letter-spacing="0.004cm" fo:font-weight="bold" officeooo:paragraph-rsid="00196255" style:font-size-asian="15.5pt" style:font-weight-asian="bold" style:font-name-complex="Arial" style:font-size-complex="15.5pt" style:font-weight-complex="bold"/>
    </style:style>
    <style:style style:name="P8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officeooo:paragraph-rsid="00317b03"/>
    </style:style>
    <style:style style:name="P8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style:font-name="Arial" fo:font-size="12pt" officeooo:paragraph-rsid="0020c0b4" style:font-size-asian="12pt" style:font-size-complex="12pt"/>
    </style:style>
    <style:style style:name="P82"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style:font-name="Arial"/>
    </style:style>
    <style:style style:name="P8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style:font-name="Arial" officeooo:paragraph-rsid="002db0a4"/>
    </style:style>
    <style:style style:name="P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Arial" fo:font-size="12pt" officeooo:rsid="0087e958" officeooo:paragraph-rsid="002df56f" style:font-size-asian="12pt" style:font-name-complex="Arial" style:font-size-complex="12pt" fo:hyphenate="false" fo:hyphenation-remain-char-count="2" fo:hyphenation-push-char-count="2"/>
    </style:style>
    <style:style style:name="P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fo:font-size="12pt" officeooo:paragraph-rsid="0020c0b4" style:font-size-asian="12pt" style:font-size-complex="12pt"/>
    </style:style>
    <style:style style:name="P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style:style>
    <style:style style:name="P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45d3f"/>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5dfef"/>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a7446"/>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b3084"/>
    </style:style>
    <style:style style:name="P91" style:family="paragraph" style:parent-style-name="Standard">
      <loext:graphic-properties draw:fill="none"/>
      <style:paragraph-properties fo:margin-left="0cm" fo:margin-right="0cm" fo:margin-top="0cm" fo:margin-bottom="0cm" loext:contextual-spacing="false" fo:line-height="149%" fo:text-align="justify" style:justify-single-word="false" fo:orphans="0" fo:widows="0" fo:text-indent="0cm" style:auto-text-indent="false" fo:background-color="transparent" style:text-autospace="none" style:writing-mode="lr-tb"/>
      <style:text-properties style:font-name="Arial"/>
    </style:style>
    <style:style style:name="P92" style:family="paragraph" style:parent-style-name="Standard">
      <loext:graphic-properties draw:fill="none"/>
      <style:paragraph-properties fo:margin-left="0cm" fo:margin-right="0cm" fo:margin-top="0cm" fo:margin-bottom="0cm" loext:contextual-spacing="false" fo:line-height="0.353cm" fo:text-align="justify" style:justify-single-word="false" fo:orphans="0" fo:widows="0" fo:text-indent="0cm" style:auto-text-indent="false" fo:background-color="transparent" style:text-autospace="none" style:writing-mode="lr-tb"/>
      <style:text-properties style:font-name="Arial"/>
    </style:style>
    <style:style style:name="P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officeooo:paragraph-rsid="00317b03"/>
    </style:style>
    <style:style style:name="P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officeooo:paragraph-rsid="00345d3f"/>
    </style:style>
    <style:style style:name="P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0pt" officeooo:paragraph-rsid="0035dfef" style:font-size-asian="10pt" style:font-name-complex="Times New Roman" style:font-size-complex="10pt"/>
    </style:style>
    <style:style style:name="P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text-underline-style="solid" style:text-underline-width="auto" style:text-underline-color="font-color" fo:font-weight="bold" officeooo:paragraph-rsid="003b3084" style:font-size-asian="12pt" style:font-weight-asian="bold" style:font-name-complex="Times New Roman" style:font-size-complex="12pt" style:font-weight-complex="bold"/>
    </style:style>
    <style:style style:name="P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text-underline-style="none" fo:font-weight="bold" officeooo:paragraph-rsid="003a7446" style:font-size-asian="12pt" style:font-weight-asian="bold" style:font-name-complex="Times New Roman" style:font-size-complex="12pt" style:font-weight-complex="bold"/>
    </style:style>
    <style:style style:name="P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text-underline-style="none" fo:font-weight="bold" officeooo:paragraph-rsid="003b3084" style:font-size-asian="12pt" style:font-weight-asian="bold" style:font-name-complex="Times New Roman" style:font-size-complex="12pt" style:font-weight-complex="bold"/>
    </style:style>
    <style:style style:name="P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6.5pt" style:font-size-asian="6.5pt" style:font-name-complex="Times New Roman" style:font-size-complex="6.5pt"/>
    </style:style>
    <style:style style:name="P1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6.5pt" officeooo:paragraph-rsid="0039d6cb" style:font-size-asian="6.5pt" style:font-name-complex="Times New Roman" style:font-size-complex="6.5pt"/>
    </style:style>
    <style:style style:name="P101" style:family="paragraph" style:parent-style-name="Standard">
      <loext:graphic-properties draw:fill="none"/>
      <style:paragraph-properties fo:margin-left="0cm" fo:margin-right="0cm" fo:margin-top="0cm" fo:margin-bottom="0cm" loext:contextual-spacing="false" fo:line-height="0.353cm" fo:text-align="justify" style:justify-single-word="false" fo:orphans="0" fo:widows="0" fo:text-indent="0cm" style:auto-text-indent="false" fo:background-color="transparent" style:text-autospace="none" style:writing-mode="lr-tb"/>
      <style:text-properties fo:color="#000000" style:text-position="-4% 100%" style:font-name="Arial" fo:font-size="12pt" style:text-underline-style="solid" style:text-underline-width="auto" style:text-underline-color="font-color" fo:font-weight="bold" officeooo:paragraph-rsid="001e5074" style:font-size-asian="12pt" style:font-weight-asian="bold" style:font-name-complex="Times New Roman" style:font-size-complex="12pt" style:font-weight-complex="bold"/>
    </style:style>
    <style:style style:name="P102"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use-window-font-color="true" style:font-name="Arial" fo:font-size="12pt" fo:language="es" fo:country="ES" officeooo:paragraph-rsid="002f438d" style:font-name-asian="Arial" style:font-size-asian="12pt" style:language-asian="zxx" style:country-asian="none" style:font-name-complex="Arial" style:font-size-complex="12pt" style:language-complex="ar" style:country-complex="SA"/>
    </style:style>
    <style:style style:name="P103" style:family="paragraph" style:parent-style-name="Text_20_body">
      <style:paragraph-properties fo:margin-left="0cm" fo:margin-right="0cm" fo:margin-top="0cm" fo:margin-bottom="0cm" loext:contextual-spacing="false" fo:line-height="150%" fo:orphans="0" fo:widows="0" fo:text-indent="0cm" style:auto-text-indent="false" style:text-autospace="none" style:writing-mode="lr-tb"/>
      <style:text-properties style:font-name="Arial" fo:font-size="12pt" officeooo:paragraph-rsid="002f438d" style:font-size-asian="12pt" style:font-name-complex="Arial" style:font-size-complex="12pt"/>
    </style:style>
    <style:style style:name="P104" style:family="paragraph" style:parent-style-name="Standard">
      <loext:graphic-properties draw:fill="none"/>
      <style:paragraph-properties fo:margin-left="0cm" fo:margin-right="0cm" fo:margin-top="0cm" fo:margin-bottom="0cm" loext:contextual-spacing="false" fo:line-height="100%" fo:text-align="center" style:justify-single-word="false" fo:orphans="0" fo:widows="0" fo:text-indent="0cm" style:auto-text-indent="false" fo:background-color="transparent" style:text-autospace="none"/>
      <style:text-properties style:font-name="Arial" fo:font-size="14pt" fo:letter-spacing="0.004cm" officeooo:rsid="002a1e6a" officeooo:paragraph-rsid="002a1e6a" style:font-size-asian="14pt" style:font-name-complex="Arial" style:font-size-complex="14pt" style:text-scale="102%"/>
    </style:style>
    <style:style style:name="P105" style:family="paragraph" style:parent-style-name="Standard">
      <loext:graphic-properties draw:fill="none"/>
      <style:paragraph-properties fo:margin-left="0cm" fo:margin-right="0cm" fo:margin-top="0cm" fo:margin-bottom="0cm" loext:contextual-spacing="false" fo:line-height="100%" fo:text-align="center" style:justify-single-word="false" fo:orphans="0" fo:widows="0" fo:text-indent="0cm" style:auto-text-indent="false" fo:background-color="transparent" style:text-autospace="none"/>
      <style:text-properties style:font-name="Arial" fo:font-size="14pt" officeooo:paragraph-rsid="002a1e6a" style:font-size-asian="14pt" style:font-size-complex="14pt"/>
    </style:style>
    <style:style style:name="P10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2pt" officeooo:paragraph-rsid="002df56f" style:font-size-asian="12pt" style:font-size-complex="12pt"/>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size="12pt" officeooo:paragraph-rsid="002df56f" style:font-size-asian="12pt" style:font-name-complex="Arial" style:font-size-complex="12pt"/>
    </style:style>
    <style:style style:name="P108"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ext-autospace="none"/>
      <style:text-properties style:font-name="Arial" officeooo:paragraph-rsid="002db0a4"/>
    </style:style>
    <style:style style:name="P109" style:family="paragraph" style:parent-style-name="Standard">
      <style:paragraph-properties fo:margin-left="0cm" fo:margin-right="0cm" fo:margin-top="0cm" fo:margin-bottom="0cm" loext:contextual-spacing="false" fo:line-height="0.478cm" fo:text-align="center" style:justify-single-word="false" fo:orphans="0" fo:widows="0" fo:text-indent="0cm" style:auto-text-indent="false" style:text-autospace="none"/>
      <style:text-properties fo:color="#1a1a1a" style:font-name="Arial" fo:font-size="10.5pt" fo:font-weight="normal" officeooo:rsid="00152ff6" officeooo:paragraph-rsid="00378c47" style:font-size-asian="10.5pt" style:font-weight-asian="normal" style:font-name-complex="Arial" style:font-size-complex="10.5pt" style:font-weight-complex="normal"/>
    </style:style>
    <style:style style:name="P110" style:family="paragraph" style:parent-style-name="Standard">
      <style:paragraph-properties fo:margin-left="0cm" fo:margin-right="0cm" fo:margin-top="0cm" fo:margin-bottom="0cm" loext:contextual-spacing="false" fo:line-height="0.478cm" fo:text-align="center" style:justify-single-word="false" fo:orphans="0" fo:widows="0" fo:text-indent="0cm" style:auto-text-indent="false" style:text-autospace="none"/>
      <style:text-properties fo:color="#1a1a1a" style:font-name="Arial" fo:font-size="10.5pt" fo:font-weight="bold" officeooo:rsid="00152ff6" officeooo:paragraph-rsid="0039d6cb" style:font-size-asian="10.5pt" style:font-weight-asian="bold" style:font-name-complex="Arial" style:font-size-complex="10.5pt" style:font-weight-complex="bold"/>
    </style:style>
    <style:style style:name="P111" style:family="paragraph" style:parent-style-name="Standard">
      <style:paragraph-properties fo:margin-left="0cm" fo:margin-right="0cm" fo:margin-top="0cm" fo:margin-bottom="0cm" loext:contextual-spacing="false" fo:line-height="0.478cm" fo:text-align="center" style:justify-single-word="false" fo:orphans="0" fo:widows="0" fo:text-indent="0cm" style:auto-text-indent="false" style:text-autospace="none"/>
      <style:text-properties fo:color="#1a1a1a" style:font-name="Arial" fo:font-size="10.5pt" fo:font-weight="bold" officeooo:rsid="00152ff6" officeooo:paragraph-rsid="003b3084" style:font-size-asian="10.5pt" style:font-weight-asian="bold" style:font-name-complex="Arial" style:font-size-complex="10.5pt" style:font-weight-complex="bold"/>
    </style:style>
    <style:style style:name="P112" style:family="paragraph" style:parent-style-name="Standard">
      <style:paragraph-properties fo:margin-left="0cm" fo:margin-right="0cm" fo:margin-top="0cm" fo:margin-bottom="0cm" loext:contextual-spacing="false" fo:line-height="0.478cm" fo:text-align="start" style:justify-single-word="false" fo:orphans="0" fo:widows="0" fo:text-indent="0cm" style:auto-text-indent="false" style:text-autospace="none"/>
      <style:text-properties fo:color="#1a1a1a" style:font-name="Arial" fo:font-size="10.5pt" fo:font-weight="bold" officeooo:rsid="00152ff6" officeooo:paragraph-rsid="003a7446" style:font-size-asian="10.5pt" style:font-weight-asian="bold" style:font-name-complex="Arial" style:font-size-complex="10.5pt" style:font-weight-complex="bold"/>
    </style:style>
    <style:style style:name="P113" style:family="paragraph" style:parent-style-name="Standard">
      <style:paragraph-properties fo:margin-left="0cm" fo:margin-right="0cm" fo:margin-top="0cm" fo:margin-bottom="0cm" loext:contextual-spacing="false" fo:line-height="0.478cm" fo:text-align="center" style:justify-single-word="false" fo:orphans="0" fo:widows="0" fo:text-indent="0cm" style:auto-text-indent="false" style:text-autospace="none"/>
      <style:text-properties officeooo:paragraph-rsid="0039d6cb"/>
    </style:style>
    <style:style style:name="P114" style:family="paragraph" style:parent-style-name="Standard">
      <style:paragraph-properties fo:margin-left="0cm" fo:margin-right="0cm" fo:margin-top="0cm" fo:margin-bottom="0cm" loext:contextual-spacing="false" fo:line-height="0.478cm" fo:text-align="center" style:justify-single-word="false" fo:orphans="0" fo:widows="0" fo:text-indent="0cm" style:auto-text-indent="false" style:text-autospace="none"/>
      <style:text-properties fo:font-weight="bold" officeooo:paragraph-rsid="003b3084" style:font-weight-asian="bold" style:font-weight-complex="bold"/>
    </style:style>
    <style:style style:name="P115" style:family="paragraph" style:parent-style-name="Standard" style:master-page-name="">
      <loext:graphic-properties draw:fill="none"/>
      <style:paragraph-properties fo:margin-left="0cm" fo:margin-right="0cm" fo:margin-top="0.302cm" fo:margin-bottom="0.302cm" loext:contextual-spacing="false" fo:line-height="100%" fo:text-align="center" style:justify-single-word="false" fo:orphans="0" fo:widows="0" fo:text-indent="0cm" style:auto-text-indent="false" style:page-number="auto" fo:background-color="transparent" style:text-autospace="none" style:writing-mode="lr-tb"/>
      <style:text-properties style:font-name="Arial" fo:font-size="18pt" fo:font-style="italic" officeooo:paragraph-rsid="002a1e6a" style:font-size-asian="18pt" style:font-style-asian="italic" style:font-name-complex="Times New Roman" style:font-size-complex="18pt" style:font-style-complex="italic"/>
    </style:style>
    <style:style style:name="P116" style:family="paragraph" style:parent-style-name="Standard" style:master-page-name="">
      <loext:graphic-properties draw:fill="none"/>
      <style:paragraph-properties fo:margin-left="0cm" fo:margin-right="0cm" fo:margin-top="0.603cm" fo:margin-bottom="0.603cm" loext:contextual-spacing="false" fo:line-height="100%" fo:text-align="center" style:justify-single-word="false" fo:orphans="0" fo:widows="0" fo:text-indent="0cm" style:auto-text-indent="false" style:page-number="auto" fo:background-color="transparent" style:text-autospace="none"/>
      <style:text-properties style:font-name="Arial" fo:font-size="14pt" fo:letter-spacing="0.004cm" officeooo:rsid="002a1e6a" officeooo:paragraph-rsid="002a1e6a" style:font-size-asian="14pt" style:font-name-complex="Arial" style:font-size-complex="14pt" style:text-scale="102%"/>
    </style:style>
    <style:style style:name="P117"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officeooo:paragraph-rsid="002df56f" style:font-size-asian="12pt" style:font-name-complex="Arial" style:font-size-complex="12pt"/>
    </style:style>
    <style:style style:name="P118"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df56f" style:font-size-asian="12pt" style:font-name-complex="Arial" style:font-size-complex="12pt"/>
    </style:style>
    <style:style style:name="P11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b41b" officeooo:paragraph-rsid="002df56f" style:font-size-asian="12pt" style:font-name-complex="Arial" style:font-size-complex="12pt"/>
    </style:style>
    <style:style style:name="P120"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3c946" officeooo:paragraph-rsid="002df56f" style:font-size-asian="12pt" style:font-name-complex="Arial" style:font-size-complex="12pt"/>
    </style:style>
    <style:style style:name="P12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86b2b4" officeooo:paragraph-rsid="002df56f" style:font-size-asian="12pt" style:font-name-complex="Arial" style:font-size-complex="12pt"/>
    </style:style>
    <style:style style:name="P12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87e958" officeooo:paragraph-rsid="002df56f" style:font-size-asian="12pt" style:font-name-complex="Arial" style:font-size-complex="12pt"/>
    </style:style>
    <style:style style:name="P123"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officeooo:paragraph-rsid="002df56f" style:font-size-asian="12pt" style:font-size-complex="12pt"/>
    </style:style>
    <style:style style:name="P124"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df56f" style:font-size-asian="12pt" style:font-size-complex="12pt"/>
    </style:style>
    <style:style style:name="P125"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02df56f" style:font-size-asian="12pt" style:font-size-complex="12pt"/>
    </style:style>
    <style:style style:name="P126"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paragraph-rsid="002df56f" style:font-size-asian="12pt" style:font-weight-asian="bold" style:font-size-complex="12pt" style:font-weight-complex="bold"/>
    </style:style>
    <style:style style:name="P127"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style:font-name="Arial" fo:font-size="12pt" officeooo:rsid="0087e958" officeooo:paragraph-rsid="002df56f" style:font-size-asian="12pt" style:font-name-complex="Arial" style:font-size-complex="12pt" fo:hyphenate="false" fo:hyphenation-remain-char-count="2" fo:hyphenation-push-char-count="2"/>
    </style:style>
    <style:style style:name="P128"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font-name="Arial" fo:font-size="12pt" officeooo:paragraph-rsid="002df56f" style:font-size-asian="12pt" style:font-size-complex="12pt" fo:hyphenate="false" fo:hyphenation-remain-char-count="2" fo:hyphenation-push-char-count="2"/>
    </style:style>
    <style:style style:name="P129" style:family="paragraph" style:parent-style-name="Standard">
      <style:paragraph-properties fo:margin-left="0cm" fo:margin-right="0cm" fo:margin-top="0cm" fo:margin-bottom="0.15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officeooo:paragraph-rsid="002f438d"/>
    </style:style>
    <style:style style:name="P130" style:family="paragraph" style:parent-style-name="Standard">
      <style:paragraph-properties fo:margin-left="0cm" fo:margin-right="0cm" fo:margin-top="0cm" fo:margin-bottom="0.15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fo:font-size="12pt" fo:font-weight="normal" officeooo:paragraph-rsid="002f438d" style:font-size-asian="12pt" style:font-weight-asian="normal" style:font-size-complex="12pt" style:font-weight-complex="normal"/>
    </style:style>
    <style:style style:name="P131" style:family="paragraph" style:parent-style-name="Text_20_body">
      <loext:graphic-properties draw:fill="none"/>
      <style:paragraph-properties fo:margin-left="0cm" fo:margin-right="0cm" fo:margin-top="0cm" fo:margin-bottom="0.15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use-window-font-color="true" style:font-name="Arial" fo:font-size="12pt" fo:language="es" fo:country="ES" officeooo:paragraph-rsid="002f438d" style:font-name-asian="Arial" style:font-size-asian="12pt" style:language-asian="zxx" style:country-asian="none" style:font-name-complex="Arial" style:font-size-complex="12pt" style:language-complex="ar" style:country-complex="SA"/>
    </style:style>
    <style:style style:name="P132" style:family="paragraph" style:parent-style-name="Text_20_body">
      <style:paragraph-properties fo:margin-left="0cm" fo:margin-right="0cm" fo:margin-top="0cm" fo:margin-bottom="0.15cm" loext:contextual-spacing="false" fo:line-height="150%" fo:text-align="justify" style:justify-single-word="false" fo:orphans="0" fo:widows="0" fo:text-indent="0cm" style:auto-text-indent="false" style:text-autospace="none" style:writing-mode="lr-tb"/>
      <style:text-properties style:font-name="Arial" fo:font-size="12pt" officeooo:paragraph-rsid="002f438d" style:font-size-asian="12pt" style:font-name-complex="Arial" style:font-size-complex="12pt"/>
    </style:style>
    <style:style style:name="P133" style:family="paragraph" style:parent-style-name="Text_20_body">
      <style:paragraph-properties fo:margin-left="0cm" fo:margin-right="0cm" fo:margin-top="0cm" fo:margin-bottom="0.15cm" loext:contextual-spacing="false" fo:line-height="150%" fo:orphans="0" fo:widows="0" fo:text-indent="0cm" style:auto-text-indent="false" style:text-autospace="none" style:writing-mode="lr-tb"/>
      <style:text-properties style:font-name="Arial" officeooo:paragraph-rsid="002f438d"/>
    </style:style>
    <style:style style:name="P134" style:family="paragraph" style:parent-style-name="Text_20_body">
      <loext:graphic-properties draw:fill="none"/>
      <style:paragraph-properties fo:margin-left="0cm" fo:margin-right="0cm" fo:margin-top="0cm" fo:margin-bottom="0.15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font-name="Arial" officeooo:paragraph-rsid="002f438d"/>
    </style:style>
    <style:style style:name="P135" style:family="paragraph" style:parent-style-name="Standard" style:master-page-name="">
      <loext:graphic-properties draw:fill="none"/>
      <style:paragraph-properties fo:margin-left="0cm" fo:margin-right="0cm" fo:margin-top="0cm" fo:margin-bottom="0.15cm" loext:contextual-spacing="false" fo:line-height="150%" fo:text-align="justify" style:justify-single-word="false" fo:orphans="0" fo:widows="0" fo:text-indent="0cm" style:auto-text-indent="false" style:page-number="auto" fo:background-color="transparent" style:text-autospace="none" style:writing-mode="lr-tb">
        <style:tab-stops>
          <style:tab-stop style:position="1.517cm"/>
        </style:tab-stops>
      </style:paragraph-properties>
      <style:text-properties style:font-name="Arial" fo:font-size="12pt" officeooo:paragraph-rsid="002f438d" style:font-size-asian="12pt" style:font-name-complex="Arial" style:font-size-complex="12pt"/>
    </style:style>
    <style:style style:name="P136" style:family="paragraph" style:parent-style-name="Standard" style:master-page-name="">
      <loext:graphic-properties draw:fill="none"/>
      <style:paragraph-properties fo:margin-left="0cm" fo:margin-right="0cm" fo:margin-top="0cm" fo:margin-bottom="0.15cm" loext:contextual-spacing="false" fo:line-height="150%" fo:text-align="justify" style:justify-single-word="false" fo:orphans="0" fo:widows="0" fo:text-indent="0cm" style:auto-text-indent="false" style:page-number="auto" fo:background-color="transparent" style:text-autospace="none" style:writing-mode="lr-tb"/>
      <style:text-properties style:font-name="Arial" fo:font-size="12pt" officeooo:paragraph-rsid="002f438d" style:font-size-asian="12pt" style:font-size-complex="12pt"/>
    </style:style>
    <style:style style:name="P137" style:family="paragraph" style:parent-style-name="Contents_20_2">
      <style:paragraph-properties fo:margin-left="0cm" fo:margin-right="0cm" fo:margin-top="0cm" fo:margin-bottom="0.15cm" loext:contextual-spacing="false" fo:text-align="justify" style:justify-single-word="false" fo:text-indent="0cm" style:auto-text-indent="false"/>
      <style:text-properties style:font-name="Arial" fo:font-size="12pt" fo:font-weight="bold" officeooo:paragraph-rsid="002f438d" style:font-size-asian="12pt" style:font-weight-asian="bold" style:font-name-complex="Arial" style:font-size-complex="12pt" style:font-weight-complex="bold"/>
    </style:style>
    <style:style style:name="P138" style:family="paragraph" style:parent-style-name="Contents_20_2">
      <style:paragraph-properties fo:margin-left="0cm" fo:margin-right="0cm" fo:margin-top="0cm" fo:margin-bottom="0.15cm" loext:contextual-spacing="false" fo:text-align="justify" style:justify-single-word="false" fo:text-indent="0cm" style:auto-text-indent="false"/>
      <style:text-properties style:font-name="Arial" officeooo:paragraph-rsid="002f438d"/>
    </style:style>
    <style:style style:name="P139" style:family="paragraph" style:parent-style-name="Standard">
      <loext:graphic-properties draw:fill="none"/>
      <style:paragraph-properties fo:margin-left="0cm" fo:margin-right="0cm" fo:margin-top="0.005cm" fo:margin-bottom="0cm" loext:contextual-spacing="false" fo:line-height="0.212cm" fo:text-align="justify" style:justify-single-word="false" fo:orphans="0" fo:widows="0" fo:text-indent="0cm" style:auto-text-indent="false" fo:background-color="transparent" style:text-autospace="none" style:writing-mode="lr-tb"/>
      <style:text-properties style:font-name="Arial" fo:font-size="12pt" officeooo:paragraph-rsid="0020c0b4" style:font-size-asian="12pt" style:font-name-complex="Arial" style:font-size-complex="12pt"/>
    </style:style>
    <style:style style:name="P140" style:family="paragraph" style:parent-style-name="Standard" style:master-page-name="">
      <loext:graphic-properties draw:fill="none"/>
      <style:paragraph-properties fo:margin-left="0cm" fo:margin-right="0cm" fo:margin-top="0.005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style:font-name="Arial" officeooo:paragraph-rsid="002db0a4"/>
    </style:style>
    <style:style style:name="P141" style:family="paragraph" style:parent-style-name="Standard" style:master-page-name="">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style:font-name="Arial"/>
    </style:style>
    <style:style style:name="P142"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style:style>
    <style:style style:name="P143"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9d6cb"/>
    </style:style>
    <style:style style:name="P144"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b3084"/>
    </style:style>
    <style:style style:name="P145" style:family="paragraph" style:parent-style-name="Standard">
      <loext:graphic-properties draw:fill="none"/>
      <style:paragraph-properties fo:margin-left="0cm" fo:margin-right="0cm" fo:margin-top="0.051cm" fo:margin-bottom="0cm" loext:contextual-spacing="false" fo:line-height="149%" fo:text-align="justify" style:justify-single-word="false" fo:orphans="0" fo:widows="0" fo:text-indent="0cm" style:auto-text-indent="false" fo:background-color="transparent" style:text-autospace="none" style:writing-mode="lr-tb"/>
      <style:text-properties style:font-name="Arial" officeooo:paragraph-rsid="003c8202"/>
    </style:style>
    <style:style style:name="P146" style:family="paragraph" style:parent-style-name="Standard">
      <loext:graphic-properties draw:fill="none"/>
      <style:paragraph-properties fo:margin-left="0cm" fo:margin-right="0cm" fo:margin-top="0.009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9d6cb"/>
    </style:style>
    <style:style style:name="P147" style:family="paragraph" style:parent-style-name="Standard">
      <loext:graphic-properties draw:fill="none"/>
      <style:paragraph-properties fo:margin-left="0cm" fo:margin-right="0cm" fo:margin-top="0.009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b3084"/>
    </style:style>
    <style:style style:name="P148" style:family="paragraph" style:parent-style-name="Standard">
      <loext:graphic-properties draw:fill="none"/>
      <style:paragraph-properties fo:margin-left="0cm" fo:margin-right="0cm" fo:margin-top="0.009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0pt" officeooo:paragraph-rsid="00378c47" style:font-size-asian="10pt" style:font-name-complex="Times New Roman" style:font-size-complex="10pt"/>
    </style:style>
    <style:style style:name="P149" style:family="paragraph" style:parent-style-name="Standard">
      <loext:graphic-properties draw:fill="none"/>
      <style:paragraph-properties fo:margin-left="0cm" fo:margin-right="0cm" fo:margin-top="0.009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0pt" style:text-underline-style="none" fo:font-weight="bold" officeooo:paragraph-rsid="00378c47" style:font-size-asian="10pt" style:font-weight-asian="bold" style:font-name-complex="Times New Roman" style:font-size-complex="10pt" style:font-weight-complex="bold"/>
    </style:style>
    <style:style style:name="P150" style:family="paragraph" style:parent-style-name="Standard">
      <loext:graphic-properties draw:fill="none"/>
      <style:paragraph-properties fo:margin-left="0cm" fo:margin-right="0cm" fo:margin-top="0.009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0pt" style:text-underline-style="none" fo:font-weight="bold" officeooo:paragraph-rsid="0039d6cb" style:font-size-asian="10pt" style:font-weight-asian="bold" style:font-name-complex="Times New Roman" style:font-size-complex="10pt" style:font-weight-complex="bold"/>
    </style:style>
    <style:style style:name="P151" style:family="paragraph" style:parent-style-name="Standard">
      <loext:graphic-properties draw:fill="none"/>
      <style:paragraph-properties fo:margin-left="0cm" fo:margin-right="0cm" fo:margin-top="0.016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style:style>
    <style:style style:name="P152" style:family="paragraph" style:parent-style-name="Standard">
      <loext:graphic-properties draw:fill="none"/>
      <style:paragraph-properties fo:margin-left="0cm" fo:margin-right="0cm" fo:margin-top="0.016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5dfef"/>
    </style:style>
    <style:style style:name="P153" style:family="paragraph" style:parent-style-name="Standard">
      <loext:graphic-properties draw:fill="none"/>
      <style:paragraph-properties fo:margin-left="0cm" fo:margin-right="0cm" fo:margin-top="0.016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officeooo:paragraph-rsid="00378c47"/>
    </style:style>
    <style:style style:name="P154" style:family="paragraph" style:parent-style-name="Standard">
      <loext:graphic-properties draw:fill="none"/>
      <style:paragraph-properties fo:margin-left="0cm" fo:margin-right="0cm" fo:margin-top="0.018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text-underline-style="solid" style:text-underline-width="auto" style:text-underline-color="font-color" fo:font-weight="bold" officeooo:paragraph-rsid="00378c47" style:font-size-asian="12pt" style:font-weight-asian="bold" style:font-name-complex="Times New Roman" style:font-size-complex="12pt" style:font-weight-complex="bold"/>
    </style:style>
    <style:style style:name="P155" style:family="paragraph" style:parent-style-name="Table_20_Contents">
      <loext:graphic-properties draw:fill="none" draw:fill-image-width="0cm" draw:fill-image-height="0cm"/>
      <style:paragraph-properties fo:margin-left="0cm" fo:margin-right="0cm" fo:margin-top="0cm" fo:margin-bottom="0.12cm" loext:contextual-spacing="false" fo:line-height="100%" fo:text-align="center" style:justify-single-word="false" fo:orphans="0" fo:widows="0" fo:text-indent="0cm" style:auto-text-indent="false" fo:background-color="transparent" style:shadow="none" style:text-autospace="none" style:writing-mode="lr-tb"/>
      <style:text-properties style:font-name="Arial" fo:font-size="14pt" fo:font-weight="normal" officeooo:rsid="002a1e6a" officeooo:paragraph-rsid="002a1e6a" style:font-size-asian="14pt" style:font-weight-asian="normal" style:font-name-complex="Arial" style:font-size-complex="14pt" style:font-weight-complex="normal" style:text-scale="102%"/>
    </style:style>
    <style:style style:name="P156" style:family="paragraph" style:parent-style-name="Standard">
      <style:paragraph-properties fo:margin-top="0.012cm" fo:margin-bottom="0cm" loext:contextual-spacing="false" fo:line-height="150%" fo:text-align="justify" style:justify-single-word="false" fo:orphans="0" fo:widows="0" style:text-autospace="none"/>
      <style:text-properties style:font-name="Arial" fo:font-size="12pt" officeooo:paragraph-rsid="003b3084" style:font-size-asian="12pt" style:font-name-complex="Arial" style:font-size-complex="12pt"/>
    </style:style>
    <style:style style:name="P157" style:family="paragraph" style:parent-style-name="Standard">
      <style:paragraph-properties fo:margin-top="0.012cm" fo:margin-bottom="0cm" loext:contextual-spacing="false" fo:line-height="100%" fo:text-align="center" style:justify-single-word="false" fo:orphans="0" fo:widows="0" style:text-autospace="none"/>
      <style:text-properties style:font-name="Arial" fo:font-size="14pt" officeooo:paragraph-rsid="002a1e6a" style:font-size-asian="14pt" style:font-name-complex="Arial" style:font-size-complex="14pt"/>
    </style:style>
    <style:style style:name="P158" style:family="paragraph" style:parent-style-name="Standard">
      <style:paragraph-properties fo:margin-top="0.025cm" fo:margin-bottom="0cm" loext:contextual-spacing="false" fo:line-height="0.353cm" fo:text-align="justify" style:justify-single-word="false" fo:orphans="0" fo:widows="0" style:text-autospace="none"/>
      <style:text-properties style:font-name="Arial" fo:font-size="10pt" style:font-size-asian="10pt" style:font-name-complex="Times New Roman" style:font-size-complex="10pt"/>
    </style:style>
    <style:style style:name="P159" style:family="paragraph" style:parent-style-name="Standard">
      <style:paragraph-properties fo:margin-left="0.123cm" fo:margin-right="0.131cm" fo:margin-top="0.019cm" fo:margin-bottom="0cm" loext:contextual-spacing="false" fo:line-height="0.811cm" fo:text-align="justify" style:justify-single-word="false" fo:orphans="0" fo:widows="0" fo:text-indent="0.002cm" style:auto-text-indent="false" style:text-autospace="none"/>
      <style:text-properties style:font-name="Arial" fo:font-size="10pt" style:font-size-asian="10pt" style:font-name-complex="Calisto MT" style:font-size-complex="10pt"/>
    </style:style>
    <style:style style:name="P160" style:family="paragraph" style:parent-style-name="Standard">
      <style:paragraph-properties fo:margin-left="0.27cm" fo:margin-right="0cm" fo:margin-top="0cm" fo:margin-bottom="0cm" loext:contextual-spacing="false" fo:line-height="0.568cm" fo:text-align="justify" style:justify-single-word="false" fo:orphans="0" fo:widows="0" fo:text-indent="0cm" style:auto-text-indent="false" style:text-autospace="none"/>
      <style:text-properties style:font-name="Arial" fo:font-size="7pt" officeooo:paragraph-rsid="0019ac2f" style:font-size-asian="7pt" style:font-name-complex="Times New Roman" style:font-size-complex="7pt"/>
    </style:style>
    <style:style style:name="P161" style:family="paragraph" style:parent-style-name="Standard">
      <style:paragraph-properties fo:margin-top="0.005cm" fo:margin-bottom="0cm" loext:contextual-spacing="false" fo:line-height="0.265cm" fo:text-align="justify" style:justify-single-word="false" fo:orphans="0" fo:widows="0" style:text-autospace="none"/>
      <style:text-properties style:font-name="Arial" fo:font-size="7.5pt" style:font-size-asian="7.5pt" style:font-name-complex="Times New Roman" style:font-size-complex="7.5pt"/>
    </style:style>
    <style:style style:name="P162" style:family="paragraph" style:parent-style-name="Standard">
      <style:paragraph-properties fo:margin-top="0.007cm" fo:margin-bottom="0cm" loext:contextual-spacing="false" fo:line-height="150%" fo:text-align="justify" style:justify-single-word="false" fo:orphans="0" fo:widows="0" style:text-autospace="none"/>
      <style:text-properties style:font-name="Arial" fo:font-size="7.5pt" style:font-size-asian="7.5pt" style:font-name-complex="Times New Roman" style:font-size-complex="7.5pt"/>
    </style:style>
    <style:style style:name="P163" style:family="paragraph" style:parent-style-name="Standard">
      <style:paragraph-properties fo:margin-top="0.007cm" fo:margin-bottom="0cm" loext:contextual-spacing="false" fo:line-height="150%" fo:text-align="justify" style:justify-single-word="false" fo:orphans="0" fo:widows="0" style:text-autospace="none"/>
      <style:text-properties style:font-name="Arial" fo:font-size="10pt" officeooo:paragraph-rsid="003b3084" style:font-size-asian="10pt" style:font-name-complex="Arial" style:font-size-complex="10pt"/>
    </style:style>
    <style:style style:name="P164" style:family="paragraph" style:parent-style-name="Standard">
      <style:paragraph-properties fo:margin-top="0.011cm" fo:margin-bottom="0cm" loext:contextual-spacing="false" fo:line-height="150%" fo:text-align="justify" style:justify-single-word="false" fo:orphans="0" fo:widows="0" style:text-autospace="none"/>
      <style:text-properties style:font-name="Arial" fo:font-size="5.5pt" officeooo:paragraph-rsid="003b3084" style:font-size-asian="5.5pt" style:font-name-complex="Arial" style:font-size-complex="5.5pt"/>
    </style:style>
    <style:style style:name="P165" style:family="paragraph" style:parent-style-name="Standard">
      <style:paragraph-properties fo:margin-top="0.018cm" fo:margin-bottom="0cm" loext:contextual-spacing="false" fo:line-height="0.247cm" fo:text-align="justify" style:justify-single-word="false" fo:orphans="0" fo:widows="0" style:text-autospace="none"/>
      <style:text-properties fo:color="#000000" style:font-name="Arial" fo:font-size="10pt" style:font-size-asian="10pt" style:font-name-complex="Times New Roman" style:font-size-complex="10pt"/>
    </style:style>
    <style:style style:name="P166" style:family="paragraph" style:parent-style-name="Standard">
      <style:paragraph-properties fo:margin-top="0.028cm" fo:margin-bottom="0cm" loext:contextual-spacing="false" fo:line-height="0.353cm" fo:text-align="justify" style:justify-single-word="false" fo:orphans="0" fo:widows="0" style:text-autospace="none"/>
      <style:text-properties fo:color="#000000" style:font-name="Arial" fo:font-size="10pt" style:font-size-asian="10pt" style:font-name-complex="Times New Roman" style:font-size-complex="10pt"/>
    </style:style>
    <style:style style:name="P167" style:family="paragraph" style:parent-style-name="Standard">
      <style:paragraph-properties fo:margin-left="0.28cm" fo:margin-right="13.686cm" fo:margin-top="0cm" fo:margin-bottom="0cm" loext:contextual-spacing="false" fo:line-height="0.478cm" fo:text-align="justify" style:justify-single-word="false" fo:orphans="0" fo:widows="0" fo:text-indent="0cm" style:auto-text-indent="false" style:text-autospace="none"/>
      <style:text-properties style:text-position="-4% 100%" style:font-name="Arial"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168" style:family="paragraph" style:parent-style-name="Standard">
      <loext:graphic-properties draw:fill="none"/>
      <style:paragraph-properties fo:margin-left="0.635cm" fo:margin-right="0cm" fo:margin-top="0.002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normal" officeooo:paragraph-rsid="002df56f" style:font-size-asian="12pt" style:font-weight-asian="normal" style:font-name-complex="Arial" style:font-size-complex="12pt" style:font-weight-complex="normal"/>
    </style:style>
    <style:style style:name="P169" style:family="paragraph" style:parent-style-name="Standard">
      <style:paragraph-properties fo:margin-left="2.136cm" fo:margin-right="0cm" fo:margin-top="0cm" fo:margin-bottom="0.15cm" loext:contextual-spacing="false" fo:line-height="150%" fo:orphans="0" fo:widows="0" fo:text-indent="0cm" style:auto-text-indent="false" style:text-autospace="none" style:writing-mode="lr-tb">
        <style:tab-stops>
          <style:tab-stop style:position="-0.136cm"/>
          <style:tab-stop style:position="0.847cm"/>
        </style:tab-stops>
      </style:paragraph-properties>
      <style:text-properties style:font-name="Arial" officeooo:paragraph-rsid="002f438d"/>
    </style:style>
    <style:style style:name="P170" style:family="paragraph" style:parent-style-name="Standard">
      <style:paragraph-properties fo:margin-left="2.136cm" fo:margin-right="0cm" fo:margin-top="0cm" fo:margin-bottom="0cm" loext:contextual-spacing="false" fo:line-height="150%" fo:orphans="0" fo:widows="0" fo:text-indent="0cm" style:auto-text-indent="false" style:text-autospace="none" style:writing-mode="lr-tb">
        <style:tab-stops>
          <style:tab-stop style:position="-0.136cm"/>
          <style:tab-stop style:position="0.847cm"/>
        </style:tab-stops>
      </style:paragraph-properties>
      <style:text-properties style:font-name="Arial" fo:font-size="12pt" officeooo:paragraph-rsid="002f438d" style:font-size-asian="12pt" style:font-name-complex="Arial" style:font-size-complex="12pt"/>
    </style:style>
    <style:style style:name="P171" style:family="paragraph" style:parent-style-name="Standard">
      <style:paragraph-properties fo:margin-left="0cm" fo:margin-right="0.27cm" fo:margin-top="0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fo:font-size="12pt" officeooo:paragraph-rsid="002f438d" style:font-size-asian="12pt" style:font-name-complex="Arial" style:font-size-complex="12pt"/>
    </style:style>
    <style:style style:name="P172" style:family="paragraph" style:parent-style-name="Standard" style:master-page-name="">
      <loext:graphic-properties draw:fill="none"/>
      <style:paragraph-properties fo:margin-left="2.799cm" fo:margin-right="0cm" fo:margin-top="0cm" fo:margin-bottom="0.15cm" loext:contextual-spacing="false" fo:line-height="150%" fo:text-align="justify" style:justify-single-word="false" fo:orphans="0" fo:widows="0" fo:text-indent="-0.6cm" style:auto-text-indent="false" style:page-number="auto" fo:background-color="transparent" style:text-autospace="none" style:writing-mode="lr-tb">
        <style:tab-stops>
          <style:tab-stop style:position="2.752cm"/>
        </style:tab-stops>
      </style:paragraph-properties>
      <style:text-properties style:font-name="Arial" fo:font-size="12pt" officeooo:paragraph-rsid="002f438d" style:font-size-asian="12pt" style:font-name-complex="Arial" style:font-size-complex="12pt"/>
    </style:style>
    <style:style style:name="P173" style:family="paragraph" style:parent-style-name="Standard" style:master-page-name="">
      <loext:graphic-properties draw:fill="none"/>
      <style:paragraph-properties fo:margin-left="2.799cm" fo:margin-right="0.101cm" fo:margin-top="0cm" fo:margin-bottom="0.15cm" loext:contextual-spacing="false" fo:line-height="150%" fo:text-align="justify" style:justify-single-word="false" fo:orphans="0" fo:widows="0" fo:text-indent="-0.6cm" style:auto-text-indent="false" style:page-number="auto" fo:background-color="transparent" style:text-autospace="none" style:writing-mode="lr-tb">
        <style:tab-stops>
          <style:tab-stop style:position="2.752cm"/>
        </style:tab-stops>
      </style:paragraph-properties>
      <style:text-properties style:font-name="Arial" fo:font-size="12pt" officeooo:paragraph-rsid="002f438d" style:font-size-asian="12pt" style:font-name-complex="Arial" style:font-size-complex="12pt"/>
    </style:style>
    <style:style style:name="P174" style:family="paragraph" style:parent-style-name="Standard">
      <style:paragraph-properties fo:margin-left="0cm" fo:margin-right="1.584cm" fo:margin-top="0cm" fo:margin-bottom="0cm" loext:contextual-spacing="false" fo:line-height="150%" fo:text-align="justify" style:justify-single-word="false" fo:orphans="0" fo:widows="0" fo:text-indent="0cm" style:auto-text-indent="false" style:text-autospace="none" style:writing-mode="lr-tb">
        <style:tab-stops>
          <style:tab-stop style:position="2.752cm"/>
        </style:tab-stops>
      </style:paragraph-properties>
      <style:text-properties style:font-name="Arial" fo:font-size="12pt" officeooo:paragraph-rsid="002f438d" style:font-size-asian="12pt" style:font-name-complex="Arial" style:font-size-complex="12pt"/>
    </style:style>
    <style:style style:name="P175" style:family="paragraph" style:parent-style-name="Standard">
      <style:paragraph-properties fo:margin-left="0cm" fo:margin-right="0.552cm" fo:margin-top="0cm" fo:margin-bottom="0.15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fo:font-size="12pt" officeooo:paragraph-rsid="002f438d" style:font-size-asian="12pt" style:font-name-complex="Arial" style:font-size-complex="12pt"/>
    </style:style>
    <style:style style:name="P176" style:family="paragraph" style:parent-style-name="Standard">
      <style:paragraph-properties fo:margin-top="0cm" fo:margin-bottom="0.15cm" loext:contextual-spacing="false" fo:text-align="justify" style:justify-single-word="false"/>
      <style:text-properties style:font-name="Arial" fo:font-size="12pt" fo:font-weight="bold" officeooo:paragraph-rsid="002f438d" style:font-size-asian="12pt" style:font-weight-asian="bold" style:font-name-complex="Arial" style:font-size-complex="12pt" style:font-weight-complex="bold"/>
    </style:style>
    <style:style style:name="P177" style:family="paragraph" style:parent-style-name="Standard">
      <style:paragraph-properties fo:margin-top="0cm" fo:margin-bottom="0.15cm" loext:contextual-spacing="false" fo:line-height="0.265cm" fo:text-align="justify" style:justify-single-word="false" fo:orphans="0" fo:widows="0" style:text-autospace="none"/>
      <style:text-properties style:font-name="Arial" fo:font-size="7.5pt" officeooo:paragraph-rsid="002f438d" style:font-size-asian="7.5pt" style:font-name-complex="Arial" style:font-size-complex="7.5pt"/>
    </style:style>
    <style:style style:name="P178" style:family="paragraph" style:parent-style-name="Standard">
      <style:paragraph-properties fo:margin-top="0cm" fo:margin-bottom="0.15cm" loext:contextual-spacing="false" fo:line-height="0.353cm" fo:text-align="justify" style:justify-single-word="false" fo:orphans="0" fo:widows="0" style:text-autospace="none"/>
      <style:text-properties style:font-name="Arial" fo:font-size="10pt" officeooo:paragraph-rsid="002f438d" style:font-size-asian="10pt" style:font-name-complex="Arial" style:font-size-complex="10pt"/>
    </style:style>
    <style:style style:name="P179" style:family="paragraph" style:parent-style-name="Standard">
      <style:paragraph-properties fo:margin-top="0cm" fo:margin-bottom="0.15cm" loext:contextual-spacing="false" fo:line-height="150%" fo:text-align="justify" style:justify-single-word="false" style:writing-mode="lr-tb"/>
      <style:text-properties style:font-name="Arial" fo:font-size="12pt" officeooo:paragraph-rsid="002f438d" style:font-size-asian="12pt" style:font-size-complex="12pt"/>
    </style:style>
    <style:style style:name="P180" style:family="paragraph" style:parent-style-name="Standard">
      <style:paragraph-properties fo:margin-top="0cm" fo:margin-bottom="0.15cm" loext:contextual-spacing="false" fo:line-height="150%" fo:text-align="justify" style:justify-single-word="false" fo:orphans="0" fo:widows="0" style:text-autospace="none" style:writing-mode="lr-tb"/>
      <style:text-properties style:font-name="Arial" fo:font-size="12pt" fo:font-weight="normal" officeooo:paragraph-rsid="002f438d" style:font-size-asian="12pt" style:font-weight-asian="normal" style:font-name-complex="Arial" style:font-size-complex="12pt" style:font-weight-complex="normal"/>
    </style:style>
    <style:style style:name="P181" style:family="paragraph" style:parent-style-name="Contents_20_1">
      <style:paragraph-properties fo:margin-top="0cm" fo:margin-bottom="0.15cm" loext:contextual-spacing="false" fo:text-align="justify" style:justify-single-word="false"/>
      <style:text-properties style:font-name="Arial" fo:font-size="12pt" fo:font-weight="bold" officeooo:paragraph-rsid="002f438d" style:font-size-asian="12pt" style:font-weight-asian="bold" style:font-name-complex="Arial" style:font-size-complex="12pt" style:font-weight-complex="bold"/>
    </style:style>
    <style:style style:name="P182" style:family="paragraph" style:parent-style-name="Standard">
      <style:paragraph-properties fo:margin-left="0cm" fo:margin-right="0.189cm" fo:margin-top="0cm" fo:margin-bottom="0.15cm" loext:contextual-spacing="false" fo:line-height="150%" fo:text-align="justify" style:justify-single-word="false" fo:orphans="0" fo:widows="0" fo:text-indent="0cm" style:auto-text-indent="false" style:text-autospace="none" style:writing-mode="lr-tb"/>
      <style:text-properties style:font-name="Arial" officeooo:paragraph-rsid="002f438d"/>
    </style:style>
    <style:style style:name="P183" style:family="paragraph" style:parent-style-name="Standard">
      <style:paragraph-properties fo:margin-left="0cm" fo:margin-right="0.189cm" fo:margin-top="0cm" fo:margin-bottom="0.15cm" loext:contextual-spacing="false" fo:line-height="150%" fo:text-align="justify" style:justify-single-word="false" fo:orphans="0" fo:widows="0" fo:text-indent="0cm" style:auto-text-indent="false" style:text-autospace="none" style:writing-mode="lr-tb"/>
      <style:text-properties style:font-name="Arial" fo:font-size="12pt" officeooo:paragraph-rsid="002f438d" style:font-size-asian="12pt" style:font-size-complex="12pt"/>
    </style:style>
    <style:style style:name="P184" style:family="paragraph" style:parent-style-name="Standard" style:master-page-name="">
      <loext:graphic-properties draw:fill="none"/>
      <style:paragraph-properties fo:margin-left="0cm" fo:margin-right="0cm" fo:margin-top="0.051cm" fo:margin-bottom="0cm" loext:contextual-spacing="false" fo:line-height="150%" fo:text-align="justify" style:justify-single-word="false" fo:orphans="0" fo:widows="0" fo:text-indent="1.199cm" style:auto-text-indent="false" style:page-number="auto" fo:background-color="transparent" style:text-autospace="none" style:writing-mode="lr-tb"/>
      <style:text-properties style:font-name="Arial"/>
    </style:style>
    <style:style style:name="P185" style:family="paragraph" style:parent-style-name="Standard" style:master-page-name="">
      <loext:graphic-properties draw:fill="none"/>
      <style:paragraph-properties fo:margin-left="0cm" fo:margin-right="0cm" fo:margin-top="0cm" fo:margin-bottom="0cm" loext:contextual-spacing="false" fo:line-height="149%" fo:text-align="justify" style:justify-single-word="false" fo:orphans="0" fo:widows="0" fo:text-indent="1.199cm" style:auto-text-indent="false" style:page-number="auto" fo:background-color="transparent" style:text-autospace="none" style:writing-mode="lr-tb"/>
      <style:text-properties style:font-name="Arial"/>
    </style:style>
    <style:style style:name="P186"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0" fo:widows="0" fo:text-indent="1.199cm" style:auto-text-indent="false" style:page-number="auto" fo:background-color="transparent" style:text-autospace="none" style:writing-mode="lr-tb"/>
      <style:text-properties style:font-name="Arial"/>
    </style:style>
    <style:style style:name="P187" style:family="paragraph" style:parent-style-name="Standard" style:master-page-name="">
      <loext:graphic-properties draw:fill="none"/>
      <style:paragraph-properties fo:margin-left="0cm" fo:margin-right="0cm" fo:margin-top="0cm" fo:margin-bottom="0cm" loext:contextual-spacing="false" fo:line-height="149%" fo:text-align="justify" style:justify-single-word="false" fo:orphans="0" fo:widows="0" fo:text-indent="1.3cm" style:auto-text-indent="false" style:page-number="auto" fo:background-color="transparent" style:text-autospace="none" style:writing-mode="lr-tb"/>
      <style:text-properties style:font-name="Arial"/>
    </style:style>
    <style:style style:name="P188" style:family="paragraph" style:parent-style-name="Standard">
      <style:paragraph-properties fo:margin-left="0cm" fo:margin-right="0.187cm" fo:margin-top="0.116cm" fo:margin-bottom="0.101cm" loext:contextual-spacing="false" fo:line-height="121%" fo:orphans="0" fo:widows="0" fo:text-indent="0cm" style:auto-text-indent="false" style:text-autospace="none"/>
      <style:text-properties fo:color="#1a1a1a" style:font-name="Arial" fo:font-size="10.5pt" fo:font-weight="normal" officeooo:rsid="0037d081" officeooo:paragraph-rsid="0035dfef" style:font-size-asian="10.5pt" style:font-weight-asian="normal" style:font-name-complex="Arial" style:font-size-complex="10.5pt" style:font-weight-complex="normal"/>
    </style:style>
    <style:style style:name="P189" style:family="paragraph" style:parent-style-name="Standard">
      <style:paragraph-properties fo:margin-left="0cm" fo:margin-right="0.915cm" fo:margin-top="0.116cm" fo:margin-bottom="0.101cm" loext:contextual-spacing="false" fo:line-height="100%" fo:orphans="0" fo:widows="0" fo:text-indent="0cm" style:auto-text-indent="false" style:text-autospace="none"/>
      <style:text-properties fo:color="#1a1a1a" style:font-name="Arial" fo:font-size="10.5pt" fo:font-weight="normal" officeooo:rsid="0037d081" officeooo:paragraph-rsid="0035dfef" style:font-size-asian="10.5pt" style:font-weight-asian="normal" style:font-name-complex="Arial" style:font-size-complex="10.5pt" style:font-weight-complex="normal"/>
    </style:style>
    <style:style style:name="P190" style:family="paragraph" style:parent-style-name="Standard">
      <style:paragraph-properties fo:margin-left="0cm" fo:margin-right="0.633cm" fo:margin-top="0.116cm" fo:margin-bottom="0.101cm" loext:contextual-spacing="false" fo:line-height="100%" fo:orphans="0" fo:widows="0" fo:text-indent="0cm" style:auto-text-indent="false" style:text-autospace="none"/>
      <style:text-properties officeooo:paragraph-rsid="00378c47"/>
    </style:style>
    <style:style style:name="P191" style:family="paragraph" style:parent-style-name="Standard">
      <style:paragraph-properties fo:margin-left="1.15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129cm"/>
        </style:tab-stops>
      </style:paragraph-properties>
      <style:text-properties officeooo:paragraph-rsid="003b3084"/>
    </style:style>
    <style:style style:name="P192"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ext-properties style:font-name="Arial" fo:font-size="12pt" officeooo:paragraph-rsid="003b3084" style:font-size-asian="12pt" style:font-size-complex="12pt"/>
    </style:style>
    <style:style style:name="P193"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ab-stops>
          <style:tab-stop style:position="10.583cm"/>
        </style:tab-stops>
      </style:paragraph-properties>
      <style:text-properties style:font-name="Arial" fo:font-size="12pt" officeooo:paragraph-rsid="003b3084" style:font-size-asian="12pt" style:font-size-complex="12pt"/>
    </style:style>
    <style:style style:name="P194"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ab-stops>
          <style:tab-stop style:position="10.583cm"/>
        </style:tab-stops>
      </style:paragraph-properties>
      <style:text-properties style:font-name="Arial" fo:font-size="12pt" officeooo:paragraph-rsid="003b3084" style:font-size-asian="12pt" style:font-name-complex="Arial" style:font-size-complex="12pt"/>
    </style:style>
    <style:style style:name="P195" style:family="paragraph" style:parent-style-name="Standard">
      <style:paragraph-properties fo:margin-left="0.27cm" fo:margin-right="0.316cm" fo:margin-top="0cm" fo:margin-bottom="0cm" loext:contextual-spacing="false" fo:line-height="150%" fo:text-align="justify" style:justify-single-word="false" fo:orphans="0" fo:widows="0" fo:text-indent="0cm" style:auto-text-indent="false" style:text-autospace="none" style:writing-mode="lr-tb"/>
      <style:text-properties officeooo:paragraph-rsid="003b3084"/>
    </style:style>
    <style:style style:name="P196" style:family="paragraph" style:parent-style-name="Standard">
      <style:paragraph-properties fo:margin-left="0.27cm" fo:margin-right="0.316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3b3084" style:font-size-asian="12pt" style:font-size-complex="12pt"/>
    </style:style>
    <style:style style:name="P197"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203684" officeooo:paragraph-rsid="003b3084" style:font-size-asian="12pt" style:font-weight-asian="normal" style:font-name-complex="Arial" style:font-size-complex="12pt" style:font-weight-complex="normal"/>
    </style:style>
    <style:style style:name="P198" style:family="paragraph" style:parent-style-name="Standard">
      <style:paragraph-properties fo:line-height="150%" fo:text-align="justify" style:justify-single-word="false" style:writing-mode="page"/>
      <style:text-properties style:text-position="4% 100%" style:font-name="Arial" fo:font-size="12pt" fo:letter-spacing="0.004cm" fo:font-weight="bold" officeooo:rsid="00203684" officeooo:paragraph-rsid="003b3084" style:font-size-asian="12pt" style:font-weight-asian="bold" style:font-name-complex="Arial" style:font-size-complex="12pt" style:font-weight-complex="bold"/>
    </style:style>
    <style:style style:name="P199" style:family="paragraph" style:parent-style-name="Contents_20_2">
      <style:paragraph-properties>
        <style:tab-stops>
          <style:tab-stop style:position="15.709cm" style:type="right" style:leader-style="dotted" style:leader-text="."/>
        </style:tab-stops>
      </style:paragraph-properties>
    </style:style>
    <style:style style:name="P200" style:family="paragraph" style:parent-style-name="Contents_20_Heading">
      <style:text-properties style:font-name="Arial" fo:font-size="12pt" style:font-size-asian="12pt" style:font-size-complex="12pt"/>
    </style:style>
    <style:style style:name="P201" style:family="paragraph" style:parent-style-name="Contents_20_1">
      <style:paragraph-properties>
        <style:tab-stops>
          <style:tab-stop style:position="15.709cm" style:type="right" style:leader-style="dotted" style:leader-text="."/>
        </style:tab-stops>
      </style:paragraph-properties>
    </style:style>
    <style:style style:name="P202" style:family="paragraph" style:parent-style-name="Contents_20_1">
      <style:paragraph-properties fo:text-align="justify" style:justify-single-word="false"/>
      <style:text-properties style:font-name="Arial" fo:font-size="12pt" style:text-underline-style="none" fo:font-weight="bold" officeooo:paragraph-rsid="002f438d" style:font-size-asian="12pt" style:font-weight-asian="bold" style:font-name-complex="Arial" style:font-size-complex="12pt" style:font-weight-complex="bold"/>
    </style:style>
    <style:style style:name="P203" style:family="paragraph" style:parent-style-name="Text_20_body">
      <style:paragraph-properties fo:margin-left="0cm" fo:margin-right="0.132cm" fo:margin-top="0.116cm" fo:margin-bottom="0.101cm" loext:contextual-spacing="false" fo:line-height="100%" fo:orphans="0" fo:widows="0" fo:text-indent="0cm" style:auto-text-indent="false" style:text-autospace="none"/>
      <style:text-properties fo:color="#1a1a1a" style:font-name="Arial" fo:font-size="10.5pt" fo:font-weight="normal" officeooo:rsid="00152ff6" officeooo:paragraph-rsid="0035dfef" style:font-size-asian="10.5pt" style:font-weight-asian="normal" style:font-size-complex="10.5pt" style:font-weight-complex="normal"/>
    </style:style>
    <style:style style:name="P204" style:family="paragraph" style:parent-style-name="Text_20_body">
      <loext:graphic-properties draw:fill="none"/>
      <style:paragraph-properties fo:margin-left="0.3cm" fo:margin-right="0cm" fo:margin-top="0cm" fo:margin-bottom="0.15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font-name="Arial" fo:font-size="12pt" officeooo:paragraph-rsid="002f438d" style:font-size-asian="12pt" style:font-size-complex="12pt"/>
    </style:style>
    <style:style style:name="P205" style:family="paragraph" style:parent-style-name="Text_20_body">
      <loext:graphic-properties draw:fill="none"/>
      <style:paragraph-properties fo:margin-left="0.3cm" fo:margin-right="0cm" fo:margin-top="0cm" fo:margin-bottom="0cm" loext:contextual-spacing="false" fo:line-height="150%" fo:text-align="justify" style:justify-single-word="false" fo:orphans="0" fo:widows="0" fo:text-indent="0cm" style:auto-text-indent="false" fo:background-color="transparent" style:text-autospace="none" style:snap-to-layout-grid="false" style:writing-mode="lr-tb"/>
      <style:text-properties style:font-name="Arial" fo:font-size="12pt" fo:language="es" fo:country="ES" officeooo:paragraph-rsid="002f438d" style:font-size-asian="12pt" style:font-name-complex="Arial" style:font-size-complex="12pt"/>
    </style:style>
    <style:style style:name="P206" style:family="paragraph" style:parent-style-name="subtitulo1">
      <style:paragraph-properties fo:line-height="150%" fo:text-align="justify" style:justify-single-word="false"/>
      <style:text-properties style:font-name="Arial" fo:font-size="12pt" officeooo:paragraph-rsid="002df56f" style:font-size-asian="12pt" style:font-size-complex="12pt"/>
    </style:style>
    <style:style style:name="P207" style:family="paragraph" style:parent-style-name="subtitulo1">
      <style:paragraph-properties fo:line-height="150%" fo:text-align="justify" style:justify-single-word="false"/>
      <style:text-properties style:font-name="Arial" fo:font-size="12pt" fo:font-weight="normal" officeooo:paragraph-rsid="002df56f" style:font-size-asian="12pt" style:font-weight-asian="normal" style:font-name-complex="Arial" style:font-size-complex="12pt" style:font-weight-complex="normal"/>
    </style:style>
    <style:style style:name="P208" style:family="paragraph" style:parent-style-name="Heading_20_5">
      <style:paragraph-properties fo:line-height="150%" fo:text-align="justify" style:justify-single-word="false"/>
      <style:text-properties officeooo:paragraph-rsid="003b3084"/>
    </style:style>
    <style:style style:name="P209" style:family="paragraph" style:parent-style-name="Heading_20_5">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officeooo:paragraph-rsid="00317b03"/>
    </style:style>
    <style:style style:name="P210" style:family="paragraph" style:parent-style-name="Heading_20_5" style:master-page-name="">
      <loext:graphic-properties draw:fill="none"/>
      <style:paragraph-properties fo:margin-left="0cm" fo:margin-right="0cm" fo:margin-top="0.212cm" fo:margin-bottom="0.106cm" loext:contextual-spacing="false" fo:line-height="115%" fo:text-align="justify" style:justify-single-word="false" fo:orphans="2" fo:widows="2" fo:text-indent="0cm" style:auto-text-indent="false" style:page-number="auto" fo:background-color="transparent" fo:keep-with-next="always" style:writing-mode="lr-tb"/>
      <style:text-properties style:font-name="Arial"/>
    </style:style>
    <style:style style:name="P211" style:family="paragraph" style:parent-style-name="Heading_20_5" style:master-page-name="">
      <loext:graphic-properties draw:fill="none"/>
      <style:paragraph-properties fo:margin-left="0cm" fo:margin-right="0cm" fo:margin-top="0.212cm" fo:margin-bottom="0.106cm" loext:contextual-spacing="false" fo:line-height="100%" fo:text-align="justify" style:justify-single-word="false" fo:orphans="2" fo:widows="2" fo:text-indent="0cm" style:auto-text-indent="false" style:page-number="auto" fo:background-color="transparent" fo:keep-with-next="always" style:writing-mode="lr-tb"/>
    </style:style>
    <style:style style:name="P212" style:family="paragraph" style:parent-style-name="Heading_20_5">
      <loext:graphic-properties draw:fill="none"/>
      <style:paragraph-properties fo:margin-left="0.28cm" fo:margin-right="0cm" fo:text-align="justify" style:justify-single-word="false" fo:text-indent="0cm" style:auto-text-indent="false" fo:background-color="transparent" style:writing-mode="lr-tb"/>
      <style:text-properties style:font-name="Arial" fo:font-size="12pt" style:font-size-asian="12pt" style:font-size-complex="12pt"/>
    </style:style>
    <style:style style:name="P213" style:family="paragraph" style:parent-style-name="Heading_20_5">
      <loext:graphic-properties draw:fill="none"/>
      <style:paragraph-properties fo:margin-left="0.28cm" fo:margin-right="0cm" fo:text-align="justify" style:justify-single-word="false" fo:text-indent="0cm" style:auto-text-indent="false" fo:background-color="transparent" style:writing-mode="lr-tb"/>
      <style:text-properties style:font-name="Arial"/>
    </style:style>
    <style:style style:name="P214" style:family="paragraph" style:parent-style-name="Heading_20_5">
      <loext:graphic-properties draw:fill="none"/>
      <style:paragraph-properties fo:margin-left="0.28cm" fo:margin-right="0cm" fo:line-height="100%" fo:text-align="justify" style:justify-single-word="false" fo:text-indent="0cm" style:auto-text-indent="false" fo:background-color="transparent" style:writing-mode="lr-tb"/>
      <style:text-properties fo:color="#000000" style:font-name="Arial" fo:font-size="12pt" fo:font-weight="bold" style:font-size-asian="12pt" style:font-weight-asian="bold" style:font-name-complex="Times New Roman" style:font-size-complex="12pt" style:font-weight-complex="bold"/>
    </style:style>
    <style:style style:name="P215" style:family="paragraph" style:parent-style-name="Heading_20_5" style:master-page-name="">
      <style:paragraph-properties fo:line-height="150%" fo:text-align="justify" style:justify-single-word="false" style:page-number="auto"/>
      <style:text-properties officeooo:paragraph-rsid="003b3084"/>
    </style:style>
    <style:style style:name="P216" style:family="paragraph" style:parent-style-name="Table_20_Contents" style:master-page-name="">
      <loext:graphic-properties draw:fill="none" draw:fill-image-width="0cm" draw:fill-image-height="0cm"/>
      <style:paragraph-properties fo:margin-left="0cm" fo:margin-right="0cm" fo:margin-top="0cm" fo:margin-bottom="0.12cm" loext:contextual-spacing="false" fo:line-height="100%" fo:text-align="center" style:justify-single-word="false" fo:orphans="0" fo:widows="0" fo:text-indent="0cm" style:auto-text-indent="false" style:page-number="auto" fo:background-color="transparent" style:shadow="none" style:text-autospace="none" style:writing-mode="lr-tb"/>
      <style:text-properties style:font-name="Arial" fo:font-size="14pt" fo:letter-spacing="0.004cm" fo:language="es" fo:country="ES" fo:font-style="italic" fo:font-weight="normal" officeooo:rsid="000901a0" officeooo:paragraph-rsid="002a1e6a" style:font-size-asian="14pt" style:font-style-asian="italic" style:font-weight-asian="normal" style:font-name-complex="Arial" style:font-size-complex="14pt" style:font-style-complex="italic" style:font-weight-complex="normal" style:text-scale="102%"/>
    </style:style>
    <style:style style:name="P217" style:family="paragraph" style:parent-style-name="Heading_20_3">
      <style:paragraph-properties fo:text-align="justify" style:justify-single-word="false"/>
      <style:text-properties style:font-name="Arial"/>
    </style:style>
    <style:style style:name="P218" style:family="paragraph" style:parent-style-name="Heading_20_3">
      <style:paragraph-properties fo:text-align="justify" style:justify-single-word="false"/>
      <style:text-properties style:font-name="Arial" fo:font-size="14pt" style:font-size-asian="14pt" style:font-size-complex="14pt"/>
    </style:style>
    <style:style style:name="P219" style:family="paragraph" style:parent-style-name="Heading_20_3">
      <style:paragraph-properties fo:text-align="start" style:justify-single-word="false"/>
      <style:text-properties style:font-name="Arial" fo:font-size="14pt" style:font-size-asian="14pt" style:font-size-complex="14pt"/>
    </style:style>
    <style:style style:name="P220" style:family="paragraph" style:parent-style-name="Heading_20_3">
      <loext:graphic-properties draw:fill="none"/>
      <style:paragraph-properties fo:margin-left="0.28cm" fo:margin-right="0cm" fo:text-align="justify" style:justify-single-word="false" fo:text-indent="0cm" style:auto-text-indent="false" fo:background-color="transparent" style:writing-mode="lr-tb"/>
      <style:text-properties style:font-name="Arial"/>
    </style:style>
    <style:style style:name="P221" style:family="paragraph" style:parent-style-name="Heading_20_3">
      <loext:graphic-properties draw:fill="none"/>
      <style:paragraph-properties fo:margin-left="0.28cm" fo:margin-right="0cm" fo:text-align="justify" style:justify-single-word="false" fo:text-indent="0cm" style:auto-text-indent="false" fo:background-color="transparent" style:writing-mode="lr-tb"/>
      <style:text-properties style:font-name="Arial" officeooo:paragraph-rsid="003b3084"/>
    </style:style>
    <style:style style:name="P222" style:family="paragraph" style:parent-style-name="Heading_20_3">
      <loext:graphic-properties draw:fill="none"/>
      <style:paragraph-properties fo:margin-left="0.28cm" fo:margin-right="0cm" fo:text-align="justify" style:justify-single-word="false" fo:text-indent="0cm" style:auto-text-indent="false" fo:background-color="transparent" style:writing-mode="lr-tb"/>
      <style:text-properties style:font-name="Arial" fo:font-size="14pt" style:font-size-asian="14pt" style:font-size-complex="14pt"/>
    </style:style>
    <style:style style:name="P223" style:family="paragraph" style:parent-style-name="Heading_20_3"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fo:keep-with-next="always" style:writing-mode="lr-tb"/>
      <style:text-properties style:font-name="Arial" officeooo:paragraph-rsid="003b3084"/>
    </style:style>
    <style:style style:name="P224" style:family="paragraph" style:parent-style-name="Heading_20_3">
      <loext:graphic-properties draw:fill="none"/>
      <style:paragraph-properties fo:margin-left="0cm" fo:margin-right="0cm" fo:margin-top="0.247cm" fo:margin-bottom="0.212cm" loext:contextual-spacing="false" fo:line-height="115%" fo:text-align="justify" style:justify-single-word="false" fo:orphans="2" fo:widows="2" fo:text-indent="0cm" style:auto-text-indent="false" fo:background-color="transparent" style:writing-mode="lr-tb"/>
      <style:text-properties style:font-name="Arial" officeooo:paragraph-rsid="003b3084"/>
    </style:style>
    <style:style style:name="P225" style:family="paragraph" style:parent-style-name="Standard" style:list-style-name="L39">
      <style:paragraph-properties fo:line-height="150%" fo:text-align="justify" style:justify-single-word="false" style:text-autospace="none"/>
      <style:text-properties style:font-name="Arial" fo:font-size="12pt" officeooo:paragraph-rsid="002df56f" style:font-size-asian="12pt" style:font-size-complex="12pt"/>
    </style:style>
    <style:style style:name="P226" style:family="paragraph" style:parent-style-name="Standard" style:list-style-name="L40">
      <style:paragraph-properties fo:line-height="150%" fo:text-align="justify" style:justify-single-word="false" style:text-autospace="none"/>
      <style:text-properties style:font-name="Arial" fo:font-size="12pt" officeooo:paragraph-rsid="002df56f" style:font-size-asian="12pt" style:font-size-complex="12pt"/>
    </style:style>
    <style:style style:name="P227" style:family="paragraph" style:parent-style-name="Standard" style:list-style-name="L39">
      <style:paragraph-properties fo:line-height="150%" fo:text-align="justify" style:justify-single-word="false" style:text-autospace="none"/>
      <style:text-properties style:font-name="Arial" fo:font-size="12pt" officeooo:paragraph-rsid="002df56f" style:font-size-asian="12pt" style:font-name-complex="Arial" style:font-size-complex="12pt"/>
    </style:style>
    <style:style style:name="P228" style:family="paragraph" style:parent-style-name="Standard" style:list-style-name="L40">
      <style:paragraph-properties fo:line-height="150%" fo:text-align="justify" style:justify-single-word="false" style:text-autospace="none"/>
      <style:text-properties style:font-name="Arial" fo:font-size="12pt" officeooo:paragraph-rsid="002df56f" style:font-size-asian="12pt" style:font-name-complex="Arial" style:font-size-complex="12pt"/>
    </style:style>
    <style:style style:name="P229" style:family="paragraph" style:parent-style-name="Standard" style:list-style-name="L42">
      <style:paragraph-properties fo:line-height="150%" fo:text-align="justify" style:justify-single-word="false"/>
      <style:text-properties style:font-name="Arial" fo:font-size="12pt" officeooo:paragraph-rsid="002df56f" style:font-size-asian="12pt" style:font-name-complex="Arial" style:font-size-complex="12pt"/>
    </style:style>
    <style:style style:name="P230" style:family="paragraph" style:parent-style-name="Standard" style:list-style-name="L33">
      <style:paragraph-properties fo:margin-top="0cm" fo:margin-bottom="0cm" loext:contextual-spacing="false" fo:line-height="150%" fo:text-align="justify" style:justify-single-word="false" fo:orphans="0" fo:widows="0" style:text-autospace="none"/>
      <style:text-properties style:font-name="Arial" officeooo:paragraph-rsid="002db0a4"/>
    </style:style>
    <style:style style:name="P231" style:family="paragraph" style:parent-style-name="Standard" style:list-style-name="L33">
      <style:paragraph-properties fo:margin-top="0cm" fo:margin-bottom="0cm" loext:contextual-spacing="false" fo:line-height="150%" fo:text-align="justify" style:justify-single-word="false" fo:orphans="0" fo:widows="0" style:text-autospace="none"/>
      <style:text-properties style:font-name="Arial" fo:font-size="12pt" officeooo:paragraph-rsid="002db0a4" style:font-size-asian="12pt" style:font-name-complex="Times New Roman" style:font-size-complex="12pt"/>
    </style:style>
    <style:style style:name="P232" style:family="paragraph" style:parent-style-name="Standard" style:list-style-name="WW8Num1">
      <style:paragraph-properties fo:margin-top="0cm" fo:margin-bottom="0cm" loext:contextual-spacing="false" fo:line-height="0.478cm" fo:text-align="center" style:justify-single-word="false" fo:orphans="0" fo:widows="0" style:text-autospace="none"/>
      <style:text-properties style:font-name="Arial" fo:font-size="10.5pt" fo:font-weight="bold" officeooo:paragraph-rsid="0035dfef" style:font-size-asian="10.5pt" style:font-weight-asian="bold" style:font-size-complex="10.5pt" style:font-weight-complex="bold"/>
    </style:style>
    <style:style style:name="P233" style:family="paragraph" style:parent-style-name="Standard" style:master-page-name="Standard">
      <style:paragraph-properties fo:margin-top="0cm" fo:margin-bottom="0cm" loext:contextual-spacing="false" fo:line-height="0.353cm" fo:text-align="justify" style:justify-single-word="false" fo:orphans="0" fo:widows="0" style:page-number="auto" style:text-autospace="none"/>
      <style:text-properties style:font-name="Arial" fo:font-size="10pt" style:font-size-asian="10pt" style:font-name-complex="Times New Roman" style:font-size-complex="10pt"/>
    </style:style>
    <style:style style:name="P234" style:family="paragraph" style:parent-style-name="Standard" style:list-style-name="L35">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fo:color="#000000" style:font-name="Arial" fo:font-size="12pt" officeooo:paragraph-rsid="002db0a4" style:font-size-asian="12pt" style:font-name-complex="Times New Roman" style:font-size-complex="12pt"/>
    </style:style>
    <style:style style:name="P235" style:family="paragraph" style:parent-style-name="Standard" style:list-style-name="L36">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fo:color="#000000" style:font-name="Arial" fo:font-size="12pt" officeooo:paragraph-rsid="00317b03" style:font-size-asian="12pt" style:font-name-complex="Times New Roman" style:font-size-complex="12pt"/>
    </style:style>
    <style:style style:name="P236" style:family="paragraph" style:parent-style-name="Standard" style:list-style-name="L43">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fo:color="#000000" style:font-name="Arial" fo:font-size="12pt" officeooo:paragraph-rsid="00345d3f" style:font-size-asian="12pt" style:font-name-complex="Times New Roman" style:font-size-complex="12pt"/>
    </style:style>
    <style:style style:name="P237" style:family="paragraph" style:parent-style-name="Standard" style:list-style-name="L44">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fo:color="#000000" style:font-name="Arial" fo:font-size="12pt" officeooo:paragraph-rsid="00345d3f" style:font-size-asian="12pt" style:font-name-complex="Times New Roman" style:font-size-complex="12pt"/>
    </style:style>
    <style:style style:name="P238" style:family="paragraph" style:parent-style-name="Standard" style:list-style-name="L44">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fo:color="#000000" style:font-name="Arial" fo:font-size="12pt" officeooo:paragraph-rsid="0034891a" style:font-size-asian="12pt" style:font-name-complex="Times New Roman" style:font-size-complex="12pt"/>
    </style:style>
    <style:style style:name="P239" style:family="paragraph" style:parent-style-name="Standard" style:list-style-name="L36">
      <loext:graphic-properties draw:fill="none"/>
      <style:paragraph-properties fo:margin-top="0cm" fo:margin-bottom="0cm" loext:contextual-spacing="false" fo:line-height="150%" fo:text-align="start" style:justify-single-word="false" fo:orphans="0" fo:widows="0" fo:background-color="transparent" style:text-autospace="none" style:writing-mode="lr-tb"/>
      <style:text-properties fo:color="#000000" style:font-name="Arial" fo:font-size="12pt" officeooo:paragraph-rsid="00317b03" style:font-size-asian="12pt" style:font-name-complex="Times New Roman" style:font-size-complex="12pt"/>
    </style:style>
    <style:style style:name="P240" style:family="paragraph" style:parent-style-name="Standard" style:list-style-name="L38">
      <loext:graphic-properties draw:fill="none"/>
      <style:paragraph-properties fo:margin-top="0cm" fo:margin-bottom="0cm" loext:contextual-spacing="false" fo:line-height="149%" fo:text-align="justify" style:justify-single-word="false" fo:orphans="0" fo:widows="0" fo:background-color="transparent" style:text-autospace="none" style:writing-mode="lr-tb"/>
      <style:text-properties fo:color="#000000" style:font-name="Arial" fo:font-size="12pt" officeooo:paragraph-rsid="0032dc47" style:font-size-asian="12pt" style:font-name-complex="Times New Roman" style:font-size-complex="12pt"/>
    </style:style>
    <style:style style:name="P241" style:family="paragraph" style:parent-style-name="Standard">
      <loext:graphic-properties draw:fill="none"/>
      <style:paragraph-properties fo:margin-top="0cm" fo:margin-bottom="0cm" loext:contextual-spacing="false" fo:line-height="100%" fo:text-align="justify" style:justify-single-word="false" fo:orphans="0" fo:widows="0" fo:background-color="transparent" style:text-autospace="none" style:writing-mode="lr-tb"/>
      <style:text-properties fo:color="#000000" style:font-name="Arial" fo:font-size="12pt" officeooo:paragraph-rsid="0034891a" style:font-size-asian="12pt" style:font-name-complex="Times New Roman" style:font-size-complex="12pt"/>
    </style:style>
    <style:style style:name="P242" style:family="paragraph" style:parent-style-name="Standard" style:list-style-name="L36">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fo:color="#000000" style:font-name="Arial" fo:font-size="12pt" fo:font-weight="normal" officeooo:paragraph-rsid="00317b03" style:font-size-asian="12pt" style:font-weight-asian="normal" style:font-name-complex="Times New Roman" style:font-size-complex="12pt" style:font-weight-complex="normal"/>
    </style:style>
    <style:style style:name="P243" style:family="paragraph" style:parent-style-name="Standard" style:list-style-name="L44">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fo:color="#000000" style:font-name="Arial" fo:font-size="12pt" fo:font-weight="bold" officeooo:paragraph-rsid="00345d3f" style:font-size-asian="12pt" style:font-weight-asian="bold" style:font-name-complex="Times New Roman" style:font-size-complex="12pt" style:font-weight-complex="bold"/>
    </style:style>
    <style:style style:name="P244" style:family="paragraph" style:parent-style-name="Standard" style:list-style-name="L44">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fo:color="#000000" style:font-name="Arial" fo:font-size="12pt" fo:font-weight="bold" officeooo:paragraph-rsid="0034891a" style:font-size-asian="12pt" style:font-weight-asian="bold" style:font-name-complex="Times New Roman" style:font-size-complex="12pt" style:font-weight-complex="bold"/>
    </style:style>
    <style:style style:name="P245" style:family="paragraph" style:parent-style-name="Standard" style:list-style-name="L36">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officeooo:paragraph-rsid="00317b03"/>
    </style:style>
    <style:style style:name="P246" style:family="paragraph" style:parent-style-name="Standard" style:list-style-name="L43">
      <loext:graphic-properties draw:fill="none"/>
      <style:paragraph-properties fo:margin-top="0cm" fo:margin-bottom="0cm" loext:contextual-spacing="false" fo:line-height="150%" fo:text-align="justify" style:justify-single-word="false" fo:orphans="0" fo:widows="0" fo:background-color="transparent" style:text-autospace="none" style:writing-mode="lr-tb"/>
      <style:text-properties officeooo:paragraph-rsid="00345d3f"/>
    </style:style>
    <style:style style:name="P247" style:family="paragraph" style:parent-style-name="Standard" style:list-style-name="L38">
      <loext:graphic-properties draw:fill="none"/>
      <style:paragraph-properties fo:margin-top="0cm" fo:margin-bottom="0cm" loext:contextual-spacing="false" fo:line-height="149%" fo:text-align="justify" style:justify-single-word="false" fo:orphans="0" fo:widows="0" fo:background-color="transparent" style:text-autospace="none" style:writing-mode="lr-tb"/>
      <style:text-properties officeooo:paragraph-rsid="0032dc47"/>
    </style:style>
    <style:style style:name="P248" style:family="paragraph" style:parent-style-name="Standard" style:list-style-name="WW8Num1">
      <style:paragraph-properties fo:margin-top="0cm" fo:margin-bottom="0cm" loext:contextual-spacing="false" fo:line-height="0.478cm" fo:text-align="center" style:justify-single-word="false" fo:orphans="0" fo:widows="0" style:text-autospace="none" style:writing-mode="page"/>
      <style:text-properties style:font-name="Arial" fo:font-size="10.5pt" fo:font-weight="bold" officeooo:rsid="000ff10d" officeooo:paragraph-rsid="0035dfef" style:font-size-asian="10.5pt" style:font-weight-asian="bold" style:font-size-complex="10.5pt" style:font-weight-complex="bold"/>
    </style:style>
    <style:style style:name="P249" style:family="paragraph" style:parent-style-name="Standard" style:master-page-name="">
      <loext:graphic-properties draw:fill="none"/>
      <style:paragraph-properties fo:margin-left="0cm" fo:margin-right="0cm" fo:margin-top="0cm" fo:margin-bottom="0cm" loext:contextual-spacing="false" fo:line-height="100%" fo:text-align="center" style:justify-single-word="false" fo:orphans="0" fo:widows="0" fo:text-indent="0cm" style:auto-text-indent="false" style:page-number="auto" fo:background-color="transparent" style:text-autospace="none"/>
      <style:text-properties style:font-name="Arial" fo:font-size="14pt" fo:letter-spacing="0.004cm" fo:font-weight="bold" officeooo:paragraph-rsid="002a1e6a" style:font-size-asian="14pt" style:font-weight-asian="bold" style:font-name-complex="Arial" style:font-size-complex="14pt" style:font-weight-complex="bold" style:text-scale="102%"/>
    </style:style>
    <style:style style:name="P2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normal" officeooo:rsid="00317b03" officeooo:paragraph-rsid="00317b03" style:font-size-asian="12pt" style:font-weight-asian="normal" style:font-name-complex="Times New Roman" style:font-size-complex="12pt" style:font-weight-complex="normal"/>
    </style:style>
    <style:style style:name="P251" style:family="paragraph" style:parent-style-name="Standard">
      <loext:graphic-properties draw:fill="none"/>
      <style:paragraph-properties fo:margin-left="0cm" fo:margin-right="0cm" fo:margin-top="0cm" fo:margin-bottom="0cm" loext:contextual-spacing="false" fo:line-height="149%" fo:text-align="justify" style:justify-single-word="false" fo:orphans="0" fo:widows="0" fo:text-indent="0cm" style:auto-text-indent="false" fo:background-color="transparent" style:text-autospace="none" style:writing-mode="lr-tb"/>
      <style:text-properties fo:color="#000000" style:font-name="Arial" fo:font-size="12pt" style:font-size-asian="12pt" style:font-name-complex="Times New Roman" style:font-size-complex="12pt"/>
    </style:style>
    <style:style style:name="P2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officeooo:paragraph-rsid="00345d3f" style:font-size-asian="12pt" style:font-name-complex="Times New Roman" style:font-size-complex="12pt"/>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font-size-asian="12pt" style:font-name-complex="Times New Roman" style:font-size-complex="12pt"/>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bold" officeooo:paragraph-rsid="00345d3f" style:font-size-asian="12pt" style:font-weight-asian="bold" style:font-name-complex="Times New Roman"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bold" style:font-size-asian="12pt" style:font-weight-asian="bold" style:font-name-complex="Times New Roman"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bold" officeooo:paragraph-rsid="0035dfef" style:font-size-asian="12pt" style:font-weight-asian="bold" style:font-name-complex="Times New Roman"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bold" officeooo:paragraph-rsid="00378c47" style:font-size-asian="12pt" style:font-weight-asian="bold" style:font-name-complex="Times New Roman"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text-underline-style="none" fo:font-weight="bold" officeooo:paragraph-rsid="0039d6cb" style:font-size-asian="12pt" style:font-weight-asian="bold" style:font-name-complex="Times New Roman" style:font-size-complex="12pt" style:font-weight-complex="bold"/>
    </style:style>
    <style:style style:name="P259" style:family="paragraph" style:parent-style-name="Standard" style:list-style-name="WW8Num18">
      <loext:graphic-properties draw:fill="none"/>
      <style:paragraph-properties fo:margin-left="0cm" fo:margin-right="0cm" fo:margin-top="0cm" fo:margin-bottom="0cm" loext:contextual-spacing="false" fo:line-height="150%" fo:text-align="justify" style:justify-single-word="false" fo:orphans="0" fo:widows="0" fo:hyphenation-ladder-count="no-limit" fo:text-indent="0cm" style:auto-text-indent="false" fo:background-color="transparent" style:text-autospace="none" style:writing-mode="lr-tb">
        <style:tab-stops>
          <style:tab-stop style:position="1.552cm"/>
        </style:tab-stops>
      </style:paragraph-properties>
      <style:text-properties style:use-window-font-color="true" style:font-name="Arial" fo:font-size="12pt" fo:language="es" fo:country="ES" officeooo:paragraph-rsid="002f438d"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size="12pt" officeooo:paragraph-rsid="002df56f" style:font-size-asian="12pt" style:font-name-complex="Arial" style:font-size-complex="12pt"/>
    </style:style>
    <style:style style:name="P261" style:family="paragraph" style:parent-style-name="Standard">
      <loext:graphic-properties draw:fill="none"/>
      <style:paragraph-properties fo:margin-left="0cm" fo:margin-right="0cm" fo:margin-top="0.009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bold" officeooo:paragraph-rsid="00378c47" style:font-size-asian="12pt" style:font-weight-asian="bold" style:font-name-complex="Times New Roman" style:font-size-complex="12pt" style:font-weight-complex="bold"/>
    </style:style>
    <style:style style:name="P262" style:family="paragraph" style:parent-style-name="Standard">
      <loext:graphic-properties draw:fill="none"/>
      <style:paragraph-properties fo:margin-left="0cm" fo:margin-right="0cm" fo:margin-top="0.009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text-underline-style="solid" style:text-underline-width="auto" style:text-underline-color="font-color" fo:font-weight="bold" officeooo:paragraph-rsid="00378c47" style:font-size-asian="12pt" style:font-weight-asian="bold" style:font-name-complex="Times New Roman" style:font-size-complex="12pt" style:font-weight-complex="bold"/>
    </style:style>
    <style:style style:name="P263" style:family="paragraph" style:parent-style-name="Standard">
      <loext:graphic-properties draw:fill="none"/>
      <style:paragraph-properties fo:margin-left="0cm" fo:margin-right="0cm" fo:margin-top="0.009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text-underline-style="none" fo:font-weight="bold" officeooo:paragraph-rsid="0039d6cb" style:font-size-asian="12pt" style:font-weight-asian="bold" style:font-name-complex="Times New Roman" style:font-size-complex="12pt" style:font-weight-complex="bold"/>
    </style:style>
    <style:style style:name="P264" style:family="paragraph" style:parent-style-name="Standard" style:list-style-name="WW8Num1">
      <loext:graphic-properties draw:fill="none"/>
      <style:paragraph-properties fo:margin-left="0cm" fo:margin-right="0cm" fo:margin-top="0.101cm" fo:margin-bottom="0.101cm" loext:contextual-spacing="false" fo:line-height="149%" fo:orphans="0" fo:widows="0" fo:text-indent="0cm" style:auto-text-indent="false" fo:background-color="transparent" style:text-autospace="none" style:writing-mode="lr-tb"/>
      <style:text-properties fo:color="#1a1a1a" style:font-name="Arial" fo:font-size="10.5pt" fo:font-weight="normal" officeooo:rsid="00152ff6" officeooo:paragraph-rsid="0039d6cb" style:font-size-asian="10.5pt" style:font-weight-asian="normal" style:font-name-complex="Arial" style:font-size-complex="10.5pt" style:font-weight-complex="normal"/>
    </style:style>
    <style:style style:name="P265" style:family="paragraph" style:parent-style-name="Standard" style:list-style-name="WW8Num1">
      <loext:graphic-properties draw:fill="none"/>
      <style:paragraph-properties fo:margin-left="0cm" fo:margin-right="0cm" fo:margin-top="0.101cm" fo:margin-bottom="0.101cm" loext:contextual-spacing="false" fo:line-height="100%" fo:orphans="0" fo:widows="0" fo:text-indent="0cm" style:auto-text-indent="false" fo:background-color="transparent" style:text-autospace="none" style:writing-mode="lr-tb"/>
      <style:text-properties fo:color="#1a1a1a" style:font-name="Arial" fo:font-size="10.5pt" fo:font-weight="normal" officeooo:rsid="00152ff6" officeooo:paragraph-rsid="0039d6cb" style:font-size-asian="10.5pt" style:font-weight-asian="normal" style:font-name-complex="Arial" style:font-size-complex="10.5pt" style:font-weight-complex="normal"/>
    </style:style>
    <style:style style:name="P266" style:family="paragraph" style:parent-style-name="Standard" style:list-style-name="WW8Num1">
      <loext:graphic-properties draw:fill="none"/>
      <style:paragraph-properties fo:margin-left="0cm" fo:margin-right="0cm" fo:margin-top="0.109cm" fo:margin-bottom="0.101cm" loext:contextual-spacing="false" fo:line-height="100%" fo:orphans="0" fo:widows="0" fo:text-indent="0cm" style:auto-text-indent="false" fo:background-color="transparent" style:text-autospace="none" style:writing-mode="lr-tb"/>
      <style:text-properties fo:color="#1a1a1a" style:font-name="Arial" fo:font-size="10.5pt" fo:font-weight="normal" officeooo:rsid="00152ff6" officeooo:paragraph-rsid="0039d6cb" style:font-size-asian="10.5pt" style:font-weight-asian="normal" style:font-name-complex="Arial" style:font-size-complex="10.5pt" style:font-weight-complex="normal"/>
    </style:style>
    <style:style style:name="P267" style:family="paragraph" style:parent-style-name="Standard" style:list-style-name="WW8Num1">
      <loext:graphic-properties draw:fill="none"/>
      <style:paragraph-properties fo:margin-left="0cm" fo:margin-right="0cm" fo:margin-top="0.109cm" fo:margin-bottom="0.101cm" loext:contextual-spacing="false" fo:line-height="151%" fo:orphans="0" fo:widows="0" fo:text-indent="0cm" style:auto-text-indent="false" fo:background-color="transparent" style:text-autospace="none" style:writing-mode="lr-tb"/>
      <style:text-properties fo:color="#1a1a1a" style:font-name="Arial" fo:font-size="10.5pt" fo:font-weight="normal" officeooo:rsid="00152ff6" officeooo:paragraph-rsid="0039d6cb" style:font-size-asian="10.5pt" style:font-weight-asian="normal" style:font-name-complex="Arial" style:font-size-complex="10.5pt" style:font-weight-complex="normal"/>
    </style:style>
    <style:style style:name="P268" style:family="paragraph" style:parent-style-name="Standard" style:list-style-name="WW8Num1">
      <loext:graphic-properties draw:fill="none"/>
      <style:paragraph-properties fo:margin-left="0cm" fo:margin-right="0cm" fo:margin-top="0.109cm" fo:margin-bottom="0.101cm" loext:contextual-spacing="false" fo:line-height="151%" fo:orphans="0" fo:widows="0" fo:text-indent="0cm" style:auto-text-indent="false" fo:background-color="transparent" style:text-autospace="none" style:writing-mode="lr-tb"/>
      <style:text-properties fo:color="#000000" style:font-name="Arial" fo:font-size="10.5pt" fo:font-weight="normal" officeooo:rsid="001d25fa" officeooo:paragraph-rsid="0039d6cb" style:font-size-asian="10.5pt" style:font-weight-asian="normal" style:font-name-complex="Times New Roman" style:font-size-complex="10.5pt" style:font-weight-complex="normal"/>
    </style:style>
    <style:style style:name="P269" style:family="paragraph" style:parent-style-name="Standard" style:list-style-name="WW8Num1">
      <loext:graphic-properties draw:fill="none"/>
      <style:paragraph-properties fo:margin-left="0cm" fo:margin-right="0cm" fo:margin-top="0.116cm" fo:margin-bottom="0.101cm" loext:contextual-spacing="false" fo:line-height="100%" fo:orphans="0" fo:widows="0" fo:text-indent="0cm" style:auto-text-indent="false" fo:background-color="transparent" style:text-autospace="none" style:writing-mode="lr-tb"/>
      <style:text-properties fo:color="#1a1a1a" style:font-name="Arial" fo:font-size="10.5pt" fo:font-weight="normal" officeooo:rsid="00152ff6" officeooo:paragraph-rsid="0039d6cb" style:font-size-asian="10.5pt" style:font-weight-asian="normal" style:font-name-complex="Arial" style:font-size-complex="10.5pt" style:font-weight-complex="normal"/>
    </style:style>
    <style:style style:name="P270" style:family="paragraph" style:parent-style-name="Standard">
      <loext:graphic-properties draw:fill="none"/>
      <style:paragraph-properties fo:margin-left="0cm" fo:margin-right="0cm" fo:margin-top="0.051cm" fo:margin-bottom="0cm" loext:contextual-spacing="false" fo:line-height="149%" fo:text-align="justify" style:justify-single-word="false" fo:orphans="0" fo:widows="0" fo:text-indent="0cm" style:auto-text-indent="false" fo:background-color="transparent" style:text-autospace="none" style:writing-mode="lr-tb"/>
      <style:text-properties fo:color="#000000" style:font-name="Arial" fo:font-size="12pt" officeooo:paragraph-rsid="003c8202" style:font-size-asian="12pt" style:font-name-complex="Times New Roman" style:font-size-complex="12pt"/>
    </style:style>
    <style:style style:name="P271" style:family="paragraph" style:parent-style-name="Standard">
      <style:paragraph-properties fo:margin-left="0.28cm" fo:margin-right="0cm" fo:margin-top="0cm" fo:margin-bottom="0cm" loext:contextual-spacing="false" fo:line-height="150%" fo:text-align="justify" style:justify-single-word="false" fo:orphans="0" fo:widows="0" fo:text-indent="0cm" style:auto-text-indent="false" style:text-autospace="none"/>
      <style:text-properties style:font-name="Arial" fo:font-size="12pt" officeooo:paragraph-rsid="002db0a4" style:font-size-asian="12pt" style:font-name-complex="Times New Roman" style:font-size-complex="12pt"/>
    </style:style>
    <style:style style:name="P272"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officeooo:paragraph-rsid="002db0a4" style:font-size-asian="12pt" style:font-name-complex="Times New Roman" style:font-size-complex="12pt"/>
    </style:style>
    <style:style style:name="P273"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officeooo:paragraph-rsid="00345d3f" style:font-size-asian="12pt" style:font-name-complex="Times New Roman" style:font-size-complex="12pt"/>
    </style:style>
    <style:style style:name="P274" style:family="paragraph" style:parent-style-name="Standard">
      <loext:graphic-properties draw:fill="none"/>
      <style:paragraph-properties fo:margin-left="0.28cm" fo:margin-right="0cm" fo:margin-top="0cm" fo:margin-bottom="0cm" loext:contextual-spacing="false" fo:line-height="149%" fo:text-align="justify" style:justify-single-word="false" fo:orphans="0" fo:widows="0" fo:text-indent="0cm" style:auto-text-indent="false" fo:background-color="transparent" style:text-autospace="none" style:writing-mode="lr-tb"/>
      <style:text-properties fo:color="#000000" style:font-name="Arial" fo:font-size="12pt" officeooo:paragraph-rsid="0032dc47" style:font-size-asian="12pt" style:font-name-complex="Times New Roman" style:font-size-complex="12pt"/>
    </style:style>
    <style:style style:name="P275" style:family="paragraph" style:parent-style-name="Standard">
      <loext:graphic-properties draw:fill="none"/>
      <style:paragraph-properties fo:margin-left="0.28cm" fo:margin-right="0cm" fo:margin-top="0cm" fo:margin-bottom="0cm" loext:contextual-spacing="false" fo:line-height="149%" fo:text-align="justify" style:justify-single-word="false" fo:orphans="0" fo:widows="0" fo:text-indent="0cm" style:auto-text-indent="false" fo:background-color="transparent" style:text-autospace="none" style:writing-mode="lr-tb"/>
      <style:text-properties fo:color="#000000" style:font-name="Arial" fo:font-size="12pt" officeooo:rsid="0032dc47" officeooo:paragraph-rsid="0032dc47" style:font-size-asian="12pt" style:font-name-complex="Times New Roman" style:font-size-complex="12pt"/>
    </style:style>
    <style:style style:name="P276"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bold" officeooo:paragraph-rsid="0035dfef" style:font-size-asian="12pt" style:font-weight-asian="bold" style:font-name-complex="Times New Roman" style:font-size-complex="12pt" style:font-weight-complex="bold"/>
    </style:style>
    <style:style style:name="P277"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bold" style:font-size-asian="12pt" style:font-weight-asian="bold" style:font-name-complex="Times New Roman" style:font-size-complex="12pt" style:font-weight-complex="bold"/>
    </style:style>
    <style:style style:name="P278" style:family="paragraph" style:parent-style-name="Standard">
      <loext:graphic-properties draw:fill="none"/>
      <style:paragraph-properties fo:margin-left="0.28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bold" officeooo:paragraph-rsid="003b3084" style:font-size-asian="12pt" style:font-weight-asian="bold" style:font-name-complex="Times New Roman" style:font-size-complex="12pt" style:font-weight-complex="bold"/>
    </style:style>
    <style:style style:name="P279" style:family="paragraph" style:parent-style-name="Standard">
      <loext:graphic-properties draw:fill="none"/>
      <style:paragraph-properties fo:margin-left="0.28cm" fo:margin-right="0cm" fo:margin-top="0.004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style:font-size-asian="12pt" style:font-name-complex="Times New Roman" style:font-size-complex="12pt"/>
    </style:style>
    <style:style style:name="P280" style:family="paragraph" style:parent-style-name="Standard">
      <loext:graphic-properties draw:fill="none"/>
      <style:paragraph-properties fo:margin-left="0.28cm" fo:margin-right="0cm" fo:margin-top="0.007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bold" style:font-size-asian="12pt" style:font-weight-asian="bold" style:font-name-complex="Times New Roman" style:font-size-complex="12pt" style:font-weight-complex="bold"/>
    </style:style>
    <style:style style:name="P281" style:family="paragraph" style:parent-style-name="Standard" style:list-style-name="L55">
      <loext:graphic-properties draw:fill="none"/>
      <style:paragraph-properties fo:margin-left="0.28cm" fo:margin-right="0cm" fo:margin-top="0cm" fo:margin-bottom="0.15cm" loext:contextual-spacing="false" fo:line-height="150%" fo:text-align="justify" style:justify-single-word="false" fo:orphans="0" fo:widows="0" fo:text-indent="0cm" style:auto-text-indent="false" fo:background-color="transparent" style:text-autospace="none" style:writing-mode="lr-tb"/>
      <style:text-properties style:font-name="Arial" fo:font-size="12pt" officeooo:paragraph-rsid="002f438d" style:font-size-asian="12pt" style:font-size-complex="12pt"/>
    </style:style>
    <style:style style:name="P282" style:family="paragraph" style:parent-style-name="Standard" style:list-style-name="L33" style:master-page-name="">
      <loext:graphic-properties draw:fill="none"/>
      <style:paragraph-properties fo:margin-top="0.051cm" fo:margin-bottom="0cm" loext:contextual-spacing="false" fo:line-height="150%" fo:text-align="justify" style:justify-single-word="false" fo:orphans="0" fo:widows="0" style:page-number="auto" fo:background-color="transparent" style:text-autospace="none" style:writing-mode="lr-tb"/>
      <style:text-properties fo:color="#000080" style:font-name="Arial" fo:font-size="12pt" officeooo:paragraph-rsid="002db0a4" style:font-size-asian="12pt" style:font-name-complex="Times New Roman" style:font-size-complex="12pt"/>
    </style:style>
    <style:style style:name="P283" style:family="paragraph" style:parent-style-name="Standard" style:list-style-name="L33">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fo:color="#000080" style:font-name="Arial" fo:font-size="12pt" officeooo:paragraph-rsid="002db0a4" style:font-size-asian="12pt" style:font-name-complex="Times New Roman" style:font-size-complex="12pt"/>
    </style:style>
    <style:style style:name="P284" style:family="paragraph" style:parent-style-name="Standard" style:list-style-name="L45">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officeooo:paragraph-rsid="003b3084"/>
    </style:style>
    <style:style style:name="P285" style:family="paragraph" style:parent-style-name="Standard" style:list-style-name="L45">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fo:color="#000000" style:font-name="Arial" fo:font-size="12pt" officeooo:rsid="003b3084" officeooo:paragraph-rsid="003b3084" style:font-size-asian="12pt" style:font-name-complex="Times New Roman" style:font-size-complex="12pt"/>
    </style:style>
    <style:style style:name="P286" style:family="paragraph" style:parent-style-name="Standard" style:list-style-name="L56">
      <loext:graphic-properties draw:fill="none"/>
      <style:paragraph-properties fo:margin-top="0.051cm" fo:margin-bottom="0cm" loext:contextual-spacing="false" fo:line-height="149%" fo:text-align="justify" style:justify-single-word="false" fo:orphans="0" fo:widows="0" fo:background-color="transparent" style:text-autospace="none" style:writing-mode="lr-tb"/>
      <style:text-properties fo:color="#000000" style:font-name="Arial" fo:font-size="12pt" officeooo:paragraph-rsid="003c8202" style:font-size-asian="12pt" style:font-name-complex="Times New Roman" style:font-size-complex="12pt"/>
    </style:style>
    <style:style style:name="P287" style:family="paragraph" style:parent-style-name="Standard" style:list-style-name="L56">
      <loext:graphic-properties draw:fill="none"/>
      <style:paragraph-properties fo:margin-top="0.051cm" fo:margin-bottom="0cm" loext:contextual-spacing="false" fo:line-height="149%" fo:text-align="justify" style:justify-single-word="false" fo:orphans="0" fo:widows="0" fo:background-color="transparent" style:text-autospace="none" style:writing-mode="lr-tb"/>
      <style:text-properties officeooo:paragraph-rsid="003c8202"/>
    </style:style>
    <style:style style:name="P288" style:family="paragraph" style:parent-style-name="Standard" style:list-style-name="L34">
      <loext:graphic-properties draw:fill="none"/>
      <style:paragraph-properties fo:margin-top="0.005cm" fo:margin-bottom="0cm" loext:contextual-spacing="false" fo:line-height="150%" fo:text-align="justify" style:justify-single-word="false" fo:orphans="0" fo:widows="0" fo:background-color="transparent" style:text-autospace="none" style:writing-mode="lr-tb"/>
      <style:text-properties style:font-name="Arial" officeooo:paragraph-rsid="002db0a4"/>
    </style:style>
    <style:style style:name="P289" style:family="paragraph" style:parent-style-name="Standard" style:list-style-name="L37">
      <loext:graphic-properties draw:fill="none"/>
      <style:paragraph-properties fo:margin-top="0.009cm" fo:margin-bottom="0cm" loext:contextual-spacing="false" fo:line-height="150%" fo:text-align="justify" style:justify-single-word="false" fo:orphans="0" fo:widows="0" fo:background-color="transparent" style:text-autospace="none" style:writing-mode="lr-tb"/>
      <style:text-properties officeooo:paragraph-rsid="0032dc47"/>
    </style:style>
    <style:style style:name="P290"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style:font-name="Arial" fo:font-size="10.5pt" officeooo:paragraph-rsid="0035dfef" style:font-size-asian="10.5pt" style:font-size-complex="10.5pt"/>
    </style:style>
    <style:style style:name="P291"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style:font-name="Arial" fo:font-size="10.5pt" officeooo:paragraph-rsid="00378c47" style:font-size-asian="10.5pt" style:font-size-complex="10.5pt"/>
    </style:style>
    <style:style style:name="P292"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style:font-name="Arial" fo:font-size="10.5pt" officeooo:paragraph-rsid="0039d6cb" style:font-size-asian="10.5pt" style:font-size-complex="10.5pt"/>
    </style:style>
    <style:style style:name="P293"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style:font-name="Arial" fo:font-size="10.5pt" officeooo:paragraph-rsid="003a7446" style:font-size-asian="10.5pt" style:font-size-complex="10.5pt"/>
    </style:style>
    <style:style style:name="P294"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style:font-name="Arial" fo:font-size="10.5pt" officeooo:paragraph-rsid="003b3084" style:font-size-asian="10.5pt" style:font-size-complex="10.5pt"/>
    </style:style>
    <style:style style:name="P295" style:family="paragraph" style:parent-style-name="Standard" style:list-style-name="WW8Num1">
      <loext:graphic-properties draw:fill="none"/>
      <style:paragraph-properties fo:margin-top="0.101cm" fo:margin-bottom="0.101cm" loext:contextual-spacing="false" fo:line-height="150%" fo:orphans="0" fo:widows="0" fo:background-color="transparent" style:text-autospace="none" style:writing-mode="lr-tb"/>
      <style:text-properties style:font-name="Arial" fo:font-size="10.5pt" officeooo:paragraph-rsid="00378c47" style:font-size-asian="10.5pt" style:font-size-complex="10.5pt"/>
    </style:style>
    <style:style style:name="P296"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style:font-name="Arial" fo:font-size="10.5pt" officeooo:rsid="0042a968" officeooo:paragraph-rsid="0039d6cb" style:font-size-asian="10.5pt" style:font-size-complex="10.5pt"/>
    </style:style>
    <style:style style:name="P297" style:family="paragraph" style:parent-style-name="Standard" style:list-style-name="WW8Num1">
      <loext:graphic-properties draw:fill="none"/>
      <style:paragraph-properties fo:margin-top="0.101cm" fo:margin-bottom="0.101cm" loext:contextual-spacing="false" fo:line-height="100%" fo:orphans="0" fo:widows="0" fo:background-color="transparent" style:text-autospace="none" style:writing-mode="lr-tb"/>
      <style:text-properties style:font-name="Arial" fo:font-size="10.5pt" officeooo:paragraph-rsid="003b3084" style:font-size-asian="10.5pt" style:font-size-complex="10.5pt"/>
    </style:style>
    <style:style style:name="P298" style:family="paragraph" style:parent-style-name="Standard" style:list-style-name="WW8Num1">
      <loext:graphic-properties draw:fill="none"/>
      <style:paragraph-properties fo:margin-top="0.101cm" fo:margin-bottom="0.101cm" loext:contextual-spacing="false" fo:line-height="150%" fo:text-align="start" style:justify-single-word="false" fo:orphans="0" fo:widows="0" fo:background-color="transparent" style:text-autospace="none" style:writing-mode="lr-tb"/>
      <style:text-properties style:font-name="Arial" fo:font-size="10.5pt" fo:font-weight="normal" officeooo:rsid="003c4da4" officeooo:paragraph-rsid="00378c47" style:font-size-asian="10.5pt" style:font-weight-asian="normal" style:font-size-complex="10.5pt" style:font-weight-complex="normal"/>
    </style:style>
    <style:style style:name="P299" style:family="paragraph" style:parent-style-name="Standard" style:list-style-name="WW8Num1">
      <loext:graphic-properties draw:fill="none"/>
      <style:paragraph-properties fo:margin-top="0.101cm" fo:margin-bottom="0.101cm" loext:contextual-spacing="false" fo:line-height="100%" fo:orphans="0" fo:widows="0" fo:background-color="transparent" style:text-autospace="none" style:writing-mode="lr-tb"/>
      <style:text-properties style:font-name="Arial" fo:font-size="10.5pt" fo:font-weight="normal" officeooo:paragraph-rsid="003b3084" style:font-size-asian="10.5pt" style:font-weight-asian="normal" style:font-size-complex="10.5pt" style:font-weight-complex="normal"/>
    </style:style>
    <style:style style:name="P300"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ab-stops>
          <style:tab-stop style:position="2.258cm"/>
          <style:tab-stop style:position="3.493cm"/>
          <style:tab-stop style:position="5.891cm"/>
          <style:tab-stop style:position="6.985cm"/>
        </style:tab-stops>
      </style:paragraph-properties>
      <style:text-properties fo:color="#1a1a1a" style:font-name="Arial" fo:font-size="10.5pt" fo:font-weight="normal" officeooo:rsid="00152ff6" officeooo:paragraph-rsid="0035dfef" style:font-size-asian="10.5pt" style:font-weight-asian="normal" style:font-size-complex="10.5pt" style:font-weight-complex="normal"/>
    </style:style>
    <style:style style:name="P301"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fo:color="#1a1a1a" style:font-name="Arial" fo:font-size="10.5pt" fo:font-weight="normal" officeooo:rsid="00152ff6" officeooo:paragraph-rsid="0035dfef" style:font-size-asian="10.5pt" style:font-weight-asian="normal" style:font-size-complex="10.5pt" style:font-weight-complex="normal"/>
    </style:style>
    <style:style style:name="P302"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fo:color="#1a1a1a" style:font-name="Arial" fo:font-size="10.5pt" fo:font-weight="normal" officeooo:rsid="0037d081" officeooo:paragraph-rsid="0035dfef" style:font-size-asian="10.5pt" style:font-weight-asian="normal" style:font-size-complex="10.5pt" style:font-weight-complex="normal"/>
    </style:style>
    <style:style style:name="P303"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fo:color="#1a1a1a" style:font-name="Arial" fo:font-size="10.5pt" fo:font-weight="normal" officeooo:rsid="00152ff6" officeooo:paragraph-rsid="0039d6cb" style:font-size-asian="10.5pt" style:font-weight-asian="normal" style:font-name-complex="Arial" style:font-size-complex="10.5pt" style:font-weight-complex="normal"/>
    </style:style>
    <style:style style:name="P304"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fo:color="#1a1a1a" style:font-name="Arial" fo:font-size="10.5pt" fo:font-weight="normal" officeooo:rsid="00152ff6" officeooo:paragraph-rsid="003a7446" style:font-size-asian="10.5pt" style:font-weight-asian="normal" style:font-name-complex="Arial" style:font-size-complex="10.5pt" style:font-weight-complex="normal"/>
    </style:style>
    <style:style style:name="P305"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fo:color="#1a1a1a" style:font-name="Arial" fo:font-size="10.5pt" fo:font-weight="normal" officeooo:rsid="00152ff6" officeooo:paragraph-rsid="003b3084" style:font-size-asian="10.5pt" style:font-weight-asian="normal" style:font-name-complex="Arial" style:font-size-complex="10.5pt" style:font-weight-complex="normal"/>
    </style:style>
    <style:style style:name="P306" style:family="paragraph" style:parent-style-name="Standard" style:list-style-name="WW8Num1">
      <loext:graphic-properties draw:fill="none"/>
      <style:paragraph-properties fo:margin-top="0.101cm" fo:margin-bottom="0.101cm" loext:contextual-spacing="false" fo:line-height="149%" fo:orphans="0" fo:widows="0" fo:background-color="transparent" style:text-autospace="none" style:writing-mode="lr-tb"/>
      <style:text-properties fo:color="#1a1a1a" style:font-name="Arial" fo:font-size="10.5pt" fo:font-weight="normal" officeooo:rsid="001d25fa" officeooo:paragraph-rsid="003b3084" style:font-size-asian="10.5pt" style:font-weight-asian="normal" style:font-name-complex="Arial" style:font-size-complex="10.5pt" style:font-weight-complex="normal"/>
    </style:style>
    <style:style style:name="P307" style:family="paragraph" style:parent-style-name="Standard" style:list-style-name="WW8Num1">
      <loext:graphic-properties draw:fill="none"/>
      <style:paragraph-properties fo:margin-top="0.109cm" fo:margin-bottom="0.101cm" loext:contextual-spacing="false" fo:line-height="149%" fo:orphans="0" fo:widows="0" fo:background-color="transparent" style:text-autospace="none" style:writing-mode="lr-tb"/>
      <style:text-properties fo:color="#1a1a1a" style:font-name="Arial" fo:font-size="10.5pt" fo:font-weight="normal" officeooo:rsid="00152ff6" officeooo:paragraph-rsid="0035dfef" style:font-size-asian="10.5pt" style:font-weight-asian="normal" style:font-size-complex="10.5pt" style:font-weight-complex="normal"/>
    </style:style>
    <style:style style:name="P308" style:family="paragraph" style:parent-style-name="Standard" style:list-style-name="WW8Num1">
      <loext:graphic-properties draw:fill="none"/>
      <style:paragraph-properties fo:margin-top="0.109cm" fo:margin-bottom="0.101cm" loext:contextual-spacing="false" fo:line-height="151%" fo:orphans="0" fo:widows="0" fo:background-color="transparent" style:text-autospace="none" style:writing-mode="lr-tb"/>
      <style:text-properties fo:color="#1a1a1a" style:font-name="Arial" fo:font-size="10.5pt" fo:font-weight="normal" officeooo:rsid="00413d8b" officeooo:paragraph-rsid="00378c47" style:font-size-asian="10.5pt" style:font-weight-asian="normal" style:font-name-complex="Arial" style:font-size-complex="10.5pt" style:font-weight-complex="normal"/>
    </style:style>
    <style:style style:name="P309" style:family="paragraph" style:parent-style-name="Standard" style:list-style-name="WW8Num1">
      <loext:graphic-properties draw:fill="none"/>
      <style:paragraph-properties fo:margin-top="0.109cm" fo:margin-bottom="0.101cm" loext:contextual-spacing="false" fo:line-height="100%" fo:orphans="0" fo:widows="0" fo:background-color="transparent" style:text-autospace="none" style:writing-mode="lr-tb"/>
      <style:text-properties fo:color="#1a1a1a" style:font-name="Arial" fo:font-size="10.5pt" fo:font-weight="normal" officeooo:rsid="00152ff6" officeooo:paragraph-rsid="0039d6cb" style:font-size-asian="10.5pt" style:font-weight-asian="normal" style:font-name-complex="Arial" style:font-size-complex="10.5pt" style:font-weight-complex="normal"/>
    </style:style>
    <style:style style:name="P310" style:family="paragraph" style:parent-style-name="Standard" style:list-style-name="WW8Num1">
      <loext:graphic-properties draw:fill="none"/>
      <style:paragraph-properties fo:margin-top="0.109cm" fo:margin-bottom="0.101cm" loext:contextual-spacing="false" fo:line-height="151%" fo:orphans="0" fo:widows="0" fo:background-color="transparent" style:text-autospace="none" style:writing-mode="lr-tb"/>
      <style:text-properties fo:color="#1a1a1a" style:font-name="Arial" fo:font-size="10.5pt" fo:font-weight="normal" officeooo:rsid="00152ff6" officeooo:paragraph-rsid="003a7446" style:font-size-asian="10.5pt" style:font-weight-asian="normal" style:font-name-complex="Arial" style:font-size-complex="10.5pt" style:font-weight-complex="normal"/>
    </style:style>
    <style:style style:name="P311" style:family="paragraph" style:parent-style-name="Standard" style:list-style-name="WW8Num1">
      <loext:graphic-properties draw:fill="none"/>
      <style:paragraph-properties fo:margin-top="0.109cm" fo:margin-bottom="0.101cm" loext:contextual-spacing="false" fo:line-height="151%" fo:orphans="0" fo:widows="0" fo:background-color="transparent" style:text-autospace="none" style:writing-mode="lr-tb"/>
      <style:text-properties fo:color="#1a1a1a" style:font-name="Arial" fo:font-size="10.5pt" fo:font-weight="normal" officeooo:rsid="00152ff6" officeooo:paragraph-rsid="003b3084" style:font-size-asian="10.5pt" style:font-weight-asian="normal" style:font-name-complex="Arial" style:font-size-complex="10.5pt" style:font-weight-complex="normal"/>
    </style:style>
    <style:style style:name="P312" style:family="paragraph" style:parent-style-name="Standard" style:list-style-name="WW8Num1">
      <loext:graphic-properties draw:fill="none"/>
      <style:paragraph-properties fo:margin-top="0.109cm" fo:margin-bottom="0.101cm" loext:contextual-spacing="false" fo:line-height="149%" fo:orphans="0" fo:widows="0" fo:background-color="transparent" style:text-autospace="none" style:writing-mode="lr-tb"/>
      <style:text-properties fo:color="#1a1a1a" style:font-name="Arial" fo:font-size="10.5pt" fo:font-weight="normal" officeooo:rsid="00152ff6" officeooo:paragraph-rsid="003b3084" style:font-size-asian="10.5pt" style:font-weight-asian="normal" style:font-name-complex="Arial" style:font-size-complex="10.5pt" style:font-weight-complex="normal"/>
    </style:style>
    <style:style style:name="P313" style:family="paragraph" style:parent-style-name="Standard" style:list-style-name="WW8Num1">
      <loext:graphic-properties draw:fill="none"/>
      <style:paragraph-properties fo:margin-top="0.109cm" fo:margin-bottom="0.101cm" loext:contextual-spacing="false" fo:line-height="151%" fo:orphans="0" fo:widows="0" fo:background-color="transparent" style:text-autospace="none" style:writing-mode="lr-tb"/>
      <style:text-properties fo:color="#000000" style:font-name="Arial" fo:font-size="10.5pt" fo:font-weight="normal" officeooo:rsid="00413d8b" officeooo:paragraph-rsid="00378c47" style:font-size-asian="10.5pt" style:font-weight-asian="normal" style:font-name-complex="Times New Roman" style:font-size-complex="10.5pt" style:font-weight-complex="normal"/>
    </style:style>
    <style:style style:name="P314" style:family="paragraph" style:parent-style-name="Standard" style:list-style-name="WW8Num1">
      <loext:graphic-properties draw:fill="none"/>
      <style:paragraph-properties fo:margin-top="0.152cm" fo:margin-bottom="0.101cm" loext:contextual-spacing="false" fo:line-height="149%" fo:orphans="0" fo:widows="0" fo:background-color="transparent" style:text-autospace="none" style:writing-mode="lr-tb"/>
      <style:text-properties fo:color="#000000" style:font-name="Arial" fo:font-size="10.5pt" fo:font-weight="normal" officeooo:rsid="003c4da4" officeooo:paragraph-rsid="00378c47" style:font-size-asian="10.5pt" style:font-weight-asian="normal" style:font-name-complex="Times New Roman" style:font-size-complex="10.5pt" style:font-weight-complex="normal"/>
    </style:style>
    <style:style style:name="P315" style:family="paragraph" style:parent-style-name="Standard" style:list-style-name="WW8Num1">
      <loext:graphic-properties draw:fill="none"/>
      <style:paragraph-properties fo:margin-top="0.152cm" fo:margin-bottom="0.101cm" loext:contextual-spacing="false" fo:line-height="149%" fo:orphans="0" fo:widows="0" fo:background-color="transparent" style:text-autospace="none" style:writing-mode="lr-tb"/>
      <style:text-properties fo:color="#1a1a1a" style:font-name="Arial" fo:font-size="10.5pt" fo:font-weight="normal" officeooo:rsid="00152ff6" officeooo:paragraph-rsid="003b3084" style:font-size-asian="10.5pt" style:font-weight-asian="normal" style:font-name-complex="Arial" style:font-size-complex="10.5pt" style:font-weight-complex="normal"/>
    </style:style>
    <style:style style:name="P316" style:family="paragraph" style:parent-style-name="Standard" style:list-style-name="WW8Num1">
      <style:paragraph-properties fo:margin-top="0.116cm" fo:margin-bottom="0.101cm" loext:contextual-spacing="false" fo:line-height="100%" fo:orphans="0" fo:widows="0" style:text-autospace="none"/>
      <style:text-properties fo:color="#000000" style:font-name="Arial" fo:font-size="10.5pt" fo:font-weight="normal" officeooo:rsid="00413d8b" officeooo:paragraph-rsid="00378c47" style:font-size-asian="10.5pt" style:font-weight-asian="normal" style:font-name-complex="Times New Roman" style:font-size-complex="10.5pt" style:font-weight-complex="normal"/>
    </style:style>
    <style:style style:name="P317" style:family="paragraph" style:parent-style-name="Standard" style:list-style-name="WW8Num1">
      <style:paragraph-properties fo:margin-top="0.116cm" fo:margin-bottom="0.101cm" loext:contextual-spacing="false" fo:line-height="100%" fo:orphans="0" fo:widows="0" style:text-autospace="none"/>
      <style:text-properties fo:color="#000000" style:font-name="Arial" fo:font-size="10.5pt" fo:font-weight="normal" officeooo:rsid="001b05be" officeooo:paragraph-rsid="0039d6cb" style:font-size-asian="10.5pt" style:font-weight-asian="normal" style:font-name-complex="Times New Roman" style:font-size-complex="10.5pt" style:font-weight-complex="normal"/>
    </style:style>
    <style:style style:name="P318" style:family="paragraph" style:parent-style-name="Standard" style:list-style-name="WW8Num1">
      <loext:graphic-properties draw:fill="none"/>
      <style:paragraph-properties fo:margin-top="0.116cm" fo:margin-bottom="0.101cm" loext:contextual-spacing="false" fo:line-height="149%" fo:orphans="0" fo:widows="0" fo:background-color="transparent" style:text-autospace="none" style:writing-mode="lr-tb"/>
      <style:text-properties fo:color="#1a1a1a" style:font-name="Arial" fo:font-size="10.5pt" fo:font-weight="normal" officeooo:rsid="00152ff6" officeooo:paragraph-rsid="0039d6cb" style:font-size-asian="10.5pt" style:font-weight-asian="normal" style:font-name-complex="Arial" style:font-size-complex="10.5pt" style:font-weight-complex="normal"/>
    </style:style>
    <style:style style:name="P319" style:family="paragraph" style:parent-style-name="Standard" style:list-style-name="WW8Num1">
      <loext:graphic-properties draw:fill="none"/>
      <style:paragraph-properties fo:margin-top="0.116cm" fo:margin-bottom="0.101cm" loext:contextual-spacing="false" fo:line-height="100%" fo:orphans="0" fo:widows="0" fo:background-color="transparent" style:text-autospace="none" style:writing-mode="lr-tb"/>
      <style:text-properties fo:color="#1a1a1a" style:font-name="Arial" fo:font-size="10.5pt" fo:font-weight="normal" officeooo:rsid="00152ff6" officeooo:paragraph-rsid="003a7446" style:font-size-asian="10.5pt" style:font-weight-asian="normal" style:font-name-complex="Arial" style:font-size-complex="10.5pt" style:font-weight-complex="normal"/>
    </style:style>
    <style:style style:name="P320" style:family="paragraph" style:parent-style-name="Standard" style:list-style-name="WW8Num1">
      <loext:graphic-properties draw:fill="none"/>
      <style:paragraph-properties fo:margin-top="0.116cm" fo:margin-bottom="0.101cm" loext:contextual-spacing="false" fo:line-height="100%" fo:orphans="0" fo:widows="0" fo:background-color="transparent" style:text-autospace="none" style:writing-mode="lr-tb"/>
      <style:text-properties fo:color="#1a1a1a" style:font-name="Arial" fo:font-size="10.5pt" fo:font-weight="normal" officeooo:rsid="00152ff6" officeooo:paragraph-rsid="003b3084" style:font-size-asian="10.5pt" style:font-weight-asian="normal" style:font-name-complex="Arial" style:font-size-complex="10.5pt" style:font-weight-complex="normal"/>
    </style:style>
    <style:style style:name="P321" style:family="paragraph" style:parent-style-name="Standard" style:list-style-name="WW8Num1">
      <loext:graphic-properties draw:fill="none"/>
      <style:paragraph-properties fo:margin-top="0.116cm" fo:margin-bottom="0.101cm" loext:contextual-spacing="false" fo:line-height="149%" fo:orphans="0" fo:widows="0" fo:background-color="transparent" style:text-autospace="none" style:writing-mode="lr-tb"/>
      <style:text-properties officeooo:paragraph-rsid="0039d6cb"/>
    </style:style>
    <style:style style:name="P322" style:family="paragraph" style:parent-style-name="Standard" style:list-style-name="WW8Num1">
      <style:paragraph-properties fo:margin-top="0.217cm" fo:margin-bottom="0.201cm" loext:contextual-spacing="false" fo:line-height="100%" fo:orphans="0" fo:widows="0" style:text-autospace="none"/>
      <style:text-properties fo:color="#000000" style:font-name="Arial" fo:font-size="10.5pt" fo:font-weight="normal" officeooo:rsid="001e46ca" officeooo:paragraph-rsid="003b3084" style:font-size-asian="10.5pt" style:font-weight-asian="normal" style:font-name-complex="Times New Roman" style:font-size-complex="10.5pt" style:font-weight-complex="normal"/>
    </style:style>
    <style:style style:name="P323" style:family="paragraph" style:parent-style-name="Standard" style:list-style-name="L46">
      <style:paragraph-properties fo:line-height="150%" fo:text-align="justify" style:justify-single-word="false" style:writing-mode="page"/>
      <style:text-properties style:text-position="4% 100%" style:font-name="Arial" fo:font-size="12pt" fo:letter-spacing="0.004cm" fo:font-weight="normal" officeooo:rsid="00203684" officeooo:paragraph-rsid="003b3084" style:font-size-asian="12pt" style:font-weight-asian="normal" style:font-name-complex="Arial" style:font-size-complex="12pt" style:font-weight-complex="normal"/>
    </style:style>
    <style:style style:name="P324" style:family="paragraph" style:parent-style-name="Standard" style:list-style-name="L47">
      <style:paragraph-properties fo:line-height="150%" fo:text-align="justify" style:justify-single-word="false" style:writing-mode="page"/>
      <style:text-properties style:text-position="4% 100%" style:font-name="Arial" fo:font-size="12pt" fo:letter-spacing="0.004cm" fo:font-weight="normal" officeooo:rsid="00203684" officeooo:paragraph-rsid="003b3084" style:font-size-asian="12pt" style:font-weight-asian="normal" style:font-name-complex="Arial" style:font-size-complex="12pt" style:font-weight-complex="normal"/>
    </style:style>
    <style:style style:name="P325" style:family="paragraph" style:parent-style-name="Standard" style:list-style-name="L48">
      <style:paragraph-properties fo:line-height="150%" fo:text-align="justify" style:justify-single-word="false" style:writing-mode="page"/>
      <style:text-properties style:text-position="4% 100%" style:font-name="Arial" fo:font-size="12pt" fo:letter-spacing="0.004cm" fo:font-weight="normal" officeooo:rsid="00203684" officeooo:paragraph-rsid="003b3084" style:font-size-asian="12pt" style:font-weight-asian="normal" style:font-name-complex="Arial" style:font-size-complex="12pt" style:font-weight-complex="normal"/>
    </style:style>
    <style:style style:name="P326" style:family="paragraph" style:parent-style-name="Standard" style:list-style-name="L49">
      <style:paragraph-properties fo:line-height="150%" fo:text-align="justify" style:justify-single-word="false" style:writing-mode="page"/>
      <style:text-properties style:text-position="4% 100%" style:font-name="Arial" fo:font-size="12pt" fo:letter-spacing="0.004cm" fo:font-weight="normal" officeooo:rsid="00203684" officeooo:paragraph-rsid="003b3084" style:font-size-asian="12pt" style:font-weight-asian="normal" style:font-name-complex="Arial" style:font-size-complex="12pt" style:font-weight-complex="normal"/>
    </style:style>
    <style:style style:name="P327" style:family="paragraph" style:parent-style-name="Standard" style:list-style-name="L50">
      <style:paragraph-properties fo:line-height="150%" fo:text-align="justify" style:justify-single-word="false" style:writing-mode="page"/>
      <style:text-properties style:text-position="4% 100%" style:font-name="Arial" fo:font-size="12pt" fo:letter-spacing="0.004cm" fo:font-weight="normal" officeooo:rsid="00203684" officeooo:paragraph-rsid="003b3084" style:font-size-asian="12pt" style:font-weight-asian="normal" style:font-name-complex="Arial" style:font-size-complex="12pt" style:font-weight-complex="normal"/>
    </style:style>
    <style:style style:name="P328" style:family="paragraph" style:parent-style-name="Standard" style:list-style-name="L51">
      <style:paragraph-properties fo:line-height="150%" fo:text-align="justify" style:justify-single-word="false" style:writing-mode="page"/>
      <style:text-properties style:text-position="4% 100%" style:font-name="Arial" fo:font-size="12pt" fo:letter-spacing="0.004cm" fo:font-weight="normal" officeooo:rsid="00203684" officeooo:paragraph-rsid="003b3084" style:font-size-asian="12pt" style:font-weight-asian="normal" style:font-name-complex="Arial" style:font-size-complex="12pt" style:font-weight-complex="normal"/>
    </style:style>
    <style:style style:name="P329" style:family="paragraph" style:parent-style-name="Standard" style:list-style-name="L51">
      <loext:graphic-properties draw:fill="none"/>
      <style:paragraph-properties fo:margin-left="0.101cm" fo:margin-right="0cm" fo:margin-top="0cm" fo:margin-bottom="0cm" loext:contextual-spacing="false" fo:line-height="150%" fo:text-align="justify" style:justify-single-word="false" fo:orphans="0" fo:widows="0" fo:text-indent="0cm" style:auto-text-indent="false" fo:background-color="transparent" style:text-autospace="none" style:writing-mode="page"/>
      <style:text-properties style:font-name="Arial" fo:font-size="12pt" officeooo:paragraph-rsid="003b3084" style:font-size-asian="12pt" style:font-size-complex="12pt"/>
    </style:style>
    <style:style style:name="P330" style:family="paragraph" style:parent-style-name="Standard" style:list-style-name="L53">
      <style:paragraph-properties fo:margin-left="0cm" fo:margin-right="0.27cm" fo:margin-top="0cm" fo:margin-bottom="0.15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fo:font-size="12pt" officeooo:paragraph-rsid="002f438d" style:font-size-asian="12pt" style:font-name-complex="Arial" style:font-size-complex="12pt"/>
    </style:style>
    <style:style style:name="P331" style:family="paragraph" style:parent-style-name="Standard" style:list-style-name="L53">
      <style:paragraph-properties fo:margin-left="0cm" fo:margin-right="0.27cm" fo:margin-top="0cm" fo:margin-bottom="0cm" loext:contextual-spacing="false" fo:line-height="150%" fo:text-align="justify" style:justify-single-word="false" fo:orphans="0" fo:widows="0" fo:text-indent="0cm" style:auto-text-indent="false" style:text-autospace="none" style:writing-mode="lr-tb">
        <style:tab-stops>
          <style:tab-stop style:position="1.517cm"/>
        </style:tab-stops>
      </style:paragraph-properties>
      <style:text-properties style:font-name="Arial" fo:font-size="12pt" officeooo:paragraph-rsid="002f438d" style:font-size-asian="12pt" style:font-name-complex="Arial" style:font-size-complex="12pt"/>
    </style:style>
    <style:style style:name="P332" style:family="paragraph" style:parent-style-name="Standard" style:list-style-name="WW8Num4">
      <style:paragraph-properties fo:margin-left="1.27cm" fo:margin-right="0cm" fo:margin-top="0cm" fo:margin-bottom="0.15cm" loext:contextual-spacing="false" fo:line-height="150%" fo:text-align="justify" style:justify-single-word="false" fo:orphans="0" fo:widows="0" fo:hyphenation-ladder-count="no-limit" fo:text-indent="-0.635cm" style:auto-text-indent="false" style:writing-mode="lr-tb">
        <style:tab-stops>
          <style:tab-stop style:position="3.81cm"/>
        </style:tab-stops>
      </style:paragraph-properties>
      <style:text-properties style:use-window-font-color="true" style:font-name="Arial" fo:font-size="12pt" fo:language="es" fo:country="ES" fo:font-weight="bold" officeooo:paragraph-rsid="002f438d" style:font-name-asian="Times New Roman" style:font-size-asian="12pt" style:language-asian="zxx" style:country-asian="none" style:font-weight-asian="bold" style:font-name-complex="Arial" style:font-size-complex="12pt" style:language-complex="ar" style:country-complex="SA" style:font-weight-complex="bold" fo:hyphenate="false" fo:hyphenation-remain-char-count="2" fo:hyphenation-push-char-count="2"/>
    </style:style>
    <style:style style:name="P333" style:family="paragraph" style:parent-style-name="Standard" style:list-style-name="WW8Num4">
      <style:paragraph-properties fo:margin-left="1.27cm" fo:margin-right="0cm" fo:margin-top="0cm" fo:margin-bottom="0.15cm" loext:contextual-spacing="false" fo:line-height="150%" fo:text-align="justify" style:justify-single-word="false" fo:orphans="0" fo:widows="0" fo:hyphenation-ladder-count="no-limit" fo:text-indent="-0.635cm" style:auto-text-indent="false" style:writing-mode="lr-tb">
        <style:tab-stops>
          <style:tab-stop style:position="3.81cm"/>
        </style:tab-stops>
      </style:paragraph-properties>
      <style:text-properties style:font-name="Arial" fo:font-size="12pt" officeooo:paragraph-rsid="002f438d" style:font-size-asian="12pt" style:font-size-complex="12pt" fo:hyphenate="false" fo:hyphenation-remain-char-count="2" fo:hyphenation-push-char-count="2"/>
    </style:style>
    <style:style style:name="P334" style:family="paragraph" style:parent-style-name="Standard" style:list-style-name="WW8Num4">
      <style:paragraph-properties fo:margin-left="0.635cm" fo:margin-right="0cm" fo:margin-top="0cm" fo:margin-bottom="0.15cm" loext:contextual-spacing="false" fo:line-height="150%" fo:text-align="justify" style:justify-single-word="false" fo:orphans="0" fo:widows="0" fo:hyphenation-ladder-count="no-limit" fo:text-indent="0cm" style:auto-text-indent="false" style:writing-mode="lr-tb">
        <style:tab-stops>
          <style:tab-stop style:position="3.81cm"/>
        </style:tab-stops>
      </style:paragraph-properties>
      <style:text-properties style:use-window-font-color="true" style:font-name="Arial" fo:font-size="12pt" fo:language="es" fo:country="ES" fo:font-weight="normal" officeooo:paragraph-rsid="002f438d" style:font-name-asian="Times New Roman" style:font-size-asian="12pt" style:language-asian="zxx" style:country-asian="none" style:font-weight-asian="normal" style:font-name-complex="Arial" style:font-size-complex="12pt" style:language-complex="ar" style:country-complex="SA" style:font-weight-complex="normal" fo:hyphenate="false" fo:hyphenation-remain-char-count="2" fo:hyphenation-push-char-count="2"/>
    </style:style>
    <style:style style:name="P335" style:family="paragraph" style:parent-style-name="Standard" style:list-style-name="WW8Num18">
      <style:paragraph-properties fo:margin-top="0cm" fo:margin-bottom="0.15cm" loext:contextual-spacing="false" fo:line-height="150%" fo:text-align="justify" style:justify-single-word="false" fo:orphans="0" fo:widows="0" fo:hyphenation-ladder-count="no-limit" style:writing-mode="lr-tb">
        <style:tab-stops>
          <style:tab-stop style:position="1.552cm"/>
        </style:tab-stops>
      </style:paragraph-properties>
      <style:text-properties style:font-name="Arial" fo:font-size="12pt" officeooo:paragraph-rsid="002f438d" style:font-size-asian="12pt" style:font-size-complex="12pt" fo:hyphenate="false" fo:hyphenation-remain-char-count="2" fo:hyphenation-push-char-count="2"/>
    </style:style>
    <style:style style:name="P336" style:family="paragraph" style:parent-style-name="Standard" style:list-style-name="L54">
      <loext:graphic-properties draw:fill="none"/>
      <style:paragraph-properties fo:margin-top="0cm" fo:margin-bottom="0.15cm" loext:contextual-spacing="false" fo:line-height="150%" fo:text-align="justify" style:justify-single-word="false" fo:orphans="0" fo:widows="0" fo:background-color="transparent" style:text-autospace="none" style:writing-mode="lr-tb">
        <style:tab-stops>
          <style:tab-stop style:position="1.085cm"/>
        </style:tab-stops>
      </style:paragraph-properties>
      <style:text-properties style:font-name="Arial" fo:font-size="12pt" officeooo:paragraph-rsid="002f438d" style:font-size-asian="12pt" style:font-size-complex="12pt"/>
    </style:style>
    <style:style style:name="P337" style:family="paragraph" style:parent-style-name="Standard" style:list-style-name="L54">
      <loext:graphic-properties draw:fill="none"/>
      <style:paragraph-properties fo:margin-top="0cm" fo:margin-bottom="0.15cm" loext:contextual-spacing="false" fo:line-height="150%" fo:text-align="justify" style:justify-single-word="false" fo:orphans="0" fo:widows="0" fo:background-color="transparent" style:text-autospace="none" style:writing-mode="lr-tb">
        <style:tab-stops>
          <style:tab-stop style:position="1.085cm"/>
        </style:tab-stops>
      </style:paragraph-properties>
      <style:text-properties style:font-name="Arial" fo:font-size="12pt" officeooo:paragraph-rsid="002f438d" style:font-size-asian="12pt" style:font-name-complex="Arial" style:font-size-complex="12pt"/>
    </style:style>
    <style:style style:name="P338" style:family="paragraph" style:parent-style-name="Standard" style:list-style-name="L55">
      <style:paragraph-properties fo:margin-top="0cm" fo:margin-bottom="0.15cm" loext:contextual-spacing="false" fo:line-height="150%" fo:text-align="justify" style:justify-single-word="false" fo:orphans="0" fo:widows="0" style:text-autospace="none" style:writing-mode="lr-tb"/>
      <style:text-properties style:font-name="Arial" officeooo:paragraph-rsid="002f438d"/>
    </style:style>
    <style:style style:name="P339" style:family="paragraph" style:parent-style-name="Standard" style:list-style-name="L54" style:master-page-name="">
      <loext:graphic-properties draw:fill="none"/>
      <style:paragraph-properties fo:margin-top="0cm" fo:margin-bottom="0.15cm" loext:contextual-spacing="false" fo:line-height="150%" fo:text-align="justify" style:justify-single-word="false" fo:orphans="0" fo:widows="0" style:page-number="auto" fo:background-color="transparent" style:text-autospace="none" style:writing-mode="lr-tb">
        <style:tab-stops>
          <style:tab-stop style:position="1.085cm"/>
        </style:tab-stops>
      </style:paragraph-properties>
      <style:text-properties style:font-name="Arial" fo:font-size="12pt" officeooo:paragraph-rsid="002f438d" style:font-size-asian="12pt" style:font-size-complex="12pt"/>
    </style:style>
    <style:style style:name="P340" style:family="paragraph" style:parent-style-name="Standard" style:list-style-name="WW8Num18" style:master-page-name="">
      <loext:graphic-properties draw:fill="none"/>
      <style:paragraph-properties fo:margin-left="0.801cm" fo:margin-right="0cm" fo:margin-top="0cm" fo:margin-bottom="0.15cm" loext:contextual-spacing="false" fo:line-height="150%" fo:text-align="justify" style:justify-single-word="false" fo:orphans="0" fo:widows="0" fo:hyphenation-ladder-count="no-limit" fo:text-indent="0cm" style:auto-text-indent="false" style:page-number="auto" fo:background-color="transparent" style:text-autospace="none" style:writing-mode="lr-tb">
        <style:tab-stops>
          <style:tab-stop style:position="1.552cm"/>
        </style:tab-stops>
      </style:paragraph-properties>
      <style:text-properties style:font-name="Arial" fo:font-size="12pt" officeooo:paragraph-rsid="002f438d" style:font-size-asian="12pt" style:font-size-complex="12pt" fo:hyphenate="false" fo:hyphenation-remain-char-count="2" fo:hyphenation-push-char-count="2"/>
    </style:style>
    <style:style style:name="P341" style:family="paragraph" style:parent-style-name="subtitulo2" style:list-style-name="L41">
      <style:paragraph-properties fo:line-height="150%" fo:text-align="justify" style:justify-single-word="false"/>
      <style:text-properties style:font-name="Arial" fo:font-size="12pt" fo:font-weight="normal" officeooo:paragraph-rsid="002df56f" style:font-size-asian="12pt" style:font-weight-asian="normal" style:font-name-complex="Arial" style:font-size-complex="12pt" style:font-weight-complex="normal"/>
    </style:style>
    <style:style style:name="P342" style:family="paragraph" style:parent-style-name="subtitulo2" style:list-style-name="L41">
      <style:paragraph-properties fo:line-height="150%" fo:text-align="justify" style:justify-single-word="false"/>
      <style:text-properties style:font-name="Arial" fo:font-size="12pt" officeooo:paragraph-rsid="002df56f" style:font-size-asian="12pt" style:font-size-complex="12pt"/>
    </style:style>
    <style:style style:name="P343" style:family="paragraph" style:parent-style-name="Text_20_body">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fo:color="#000000" style:font-name="Arial" fo:font-size="12pt" fo:font-weight="bold" officeooo:rsid="00317b03" officeooo:paragraph-rsid="00317b03" style:font-size-asian="12pt" style:font-weight-asian="bold" style:font-name-complex="Times New Roman" style:font-size-complex="12pt" style:font-weight-complex="bold"/>
    </style:style>
    <style:style style:name="P344" style:family="paragraph" style:parent-style-name="Text_20_body">
      <loext:graphic-properties draw:fill="none"/>
      <style:paragraph-properties fo:margin-left="0.28cm" fo:margin-right="0cm" fo:margin-top="0cm" fo:margin-bottom="0cm" loext:contextual-spacing="false" fo:text-align="justify" style:justify-single-word="false" fo:text-indent="0cm" style:auto-text-indent="false" fo:background-color="transparent" style:writing-mode="lr-tb"/>
      <style:text-properties style:font-name="Arial" fo:font-size="12pt" style:font-size-asian="12pt" style:font-size-complex="12pt"/>
    </style:style>
    <style:style style:name="P345" style:family="paragraph" style:parent-style-name="Text_20_body">
      <loext:graphic-properties draw:fill="none"/>
      <style:paragraph-properties fo:margin-left="0.28cm" fo:margin-right="0cm" fo:margin-top="0cm" fo:margin-bottom="0cm" loext:contextual-spacing="false" fo:line-height="100%" fo:text-align="justify" style:justify-single-word="false" fo:text-indent="0cm" style:auto-text-indent="false" fo:background-color="transparent" style:writing-mode="lr-tb"/>
      <style:text-properties fo:color="#000000" style:font-name="Arial" fo:font-size="12pt" fo:font-weight="bold" officeooo:rsid="001bed04" style:font-size-asian="12pt" style:font-weight-asian="bold" style:font-name-complex="Times New Roman" style:font-size-complex="12pt" style:font-weight-complex="bold"/>
    </style:style>
    <style:style style:name="P346" style:family="paragraph" style:parent-style-name="Text_20_body" style:list-style-name="L52">
      <style:paragraph-properties fo:margin-top="0cm" fo:margin-bottom="0.15cm" loext:contextual-spacing="false" fo:line-height="150%" fo:orphans="0" fo:widows="0" style:text-autospace="none" style:writing-mode="lr-tb"/>
      <style:text-properties style:font-name="Arial" officeooo:paragraph-rsid="002f438d"/>
    </style:style>
    <style:style style:name="P347" style:family="paragraph" style:parent-style-name="Text_20_body" style:list-style-name="L52">
      <style:paragraph-properties fo:margin-top="0cm" fo:margin-bottom="0.15cm" loext:contextual-spacing="false" fo:line-height="150%" fo:text-align="justify" style:justify-single-word="false" fo:orphans="0" fo:widows="0" style:text-autospace="none" style:writing-mode="lr-tb"/>
      <style:text-properties style:font-name="Arial" officeooo:paragraph-rsid="002f438d"/>
    </style:style>
    <style:style style:name="P348" style:family="paragraph">
      <loext:graphic-properties draw:fill="none"/>
      <style:paragraph-properties fo:text-align="center"/>
    </style:style>
    <style:style style:name="P349" style:family="paragraph">
      <style:paragraph-properties fo:margin-top="0cm" fo:margin-bottom="0cm" style:line-height-at-least="1.588cm" style:writing-mode="lr-tb"/>
    </style:style>
    <style:style style:name="P350" style:family="paragraph">
      <style:paragraph-properties fo:margin-top="0cm" fo:margin-bottom="0cm" fo:line-height="100%" style:text-autospace="none" style:writing-mode="lr-tb"/>
    </style:style>
    <style:style style:name="P351" style:family="paragraph">
      <loext:graphic-properties draw:fill="none" draw:fill-color="#ffffff"/>
      <style:paragraph-properties fo:margin-top="0cm" fo:margin-bottom="0cm" style:line-height-at-least="1.588cm" style:writing-mode="lr-tb"/>
    </style:style>
    <style:style style:name="P352" style:family="paragraph">
      <loext:graphic-properties draw:fill="none" draw:fill-color="#ffffff"/>
      <style:paragraph-properties style:writing-mode="lr-tb"/>
    </style:style>
    <style:style style:name="T1" style:family="text">
      <style:text-properties style:font-name="Arial"/>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style:font-name="Arial" fo:font-size="10pt" fo:font-weight="bold" officeooo:rsid="001a1fb6" style:font-size-asian="10pt" style:font-weight-asian="bold" style:font-name-complex="Arial" style:font-size-complex="10pt" style:font-weight-complex="bold"/>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officeooo:rsid="001a1fb6" style:font-size-asian="10pt" style:font-name-complex="Arial" style:font-size-complex="10pt"/>
    </style:style>
    <style:style style:name="T6" style:family="text">
      <style:text-properties style:font-name="Arial" fo:font-size="10pt" officeooo:rsid="003f815a" style:font-size-asian="10pt" style:font-name-complex="Arial" style:font-size-complex="10pt"/>
    </style:style>
    <style:style style:name="T7" style:family="text">
      <style:text-properties style:font-name="Arial" fo:font-size="9.5pt" fo:letter-spacing="0.004cm" fo:font-weight="normal" officeooo:rsid="001a1fb6" style:font-size-asian="9.5pt" style:font-weight-asian="normal" style:font-name-complex="Arial" style:font-size-complex="9.5pt" style:font-weight-complex="normal"/>
    </style:style>
    <style:style style:name="T8" style:family="text">
      <style:text-properties style:font-name="Arial" fo:font-size="9.5pt" fo:letter-spacing="0.004cm" fo:font-weight="normal" officeooo:rsid="001a1fb6" style:font-size-asian="9.5pt" style:font-weight-asian="normal" style:font-name-complex="Arial" style:font-size-complex="9.5pt" style:font-weight-complex="normal" style:text-scale="103%"/>
    </style:style>
    <style:style style:name="T9" style:family="text">
      <style:text-properties style:font-name="Arial" fo:font-size="9.5pt" fo:letter-spacing="0.004cm" fo:font-weight="bold" style:font-size-asian="9.5pt" style:font-weight-asian="bold" style:font-name-complex="Arial" style:font-size-complex="9.5pt" style:font-weight-complex="bold"/>
    </style:style>
    <style:style style:name="T10" style:family="text">
      <style:text-properties style:font-name="Arial" fo:font-size="9.5pt" fo:letter-spacing="0.004cm" fo:font-weight="bold" style:font-size-asian="9.5pt" style:font-weight-asian="bold" style:font-name-complex="Arial" style:font-size-complex="9.5pt" style:font-weight-complex="bold" style:text-scale="103%"/>
    </style:style>
    <style:style style:name="T11" style:family="text">
      <style:text-properties style:font-name="Arial" fo:font-size="9.5pt" fo:letter-spacing="0.004cm" style:font-size-asian="9.5pt" style:font-name-complex="Arial" style:font-size-complex="9.5pt"/>
    </style:style>
    <style:style style:name="T12" style:family="text">
      <style:text-properties style:font-name="Arial" fo:font-size="9.5pt" fo:letter-spacing="0.004cm" style:font-size-asian="9.5pt" style:font-name-complex="Arial" style:font-size-complex="9.5pt" style:text-scale="103%"/>
    </style:style>
    <style:style style:name="T13" style:family="text">
      <style:text-properties style:font-name="Arial" fo:font-size="9.5pt" fo:font-weight="normal" officeooo:rsid="001a1fb6" style:font-size-asian="9.5pt" style:font-weight-asian="normal" style:font-name-complex="Arial" style:font-size-complex="9.5pt" style:font-weight-complex="normal"/>
    </style:style>
    <style:style style:name="T14" style:family="text">
      <style:text-properties style:font-name="Arial" fo:font-size="9.5pt" fo:letter-spacing="0.03cm" fo:font-weight="normal" officeooo:rsid="001a1fb6" style:font-size-asian="9.5pt" style:font-weight-asian="normal" style:font-name-complex="Arial" style:font-size-complex="9.5pt" style:font-weight-complex="normal"/>
    </style:style>
    <style:style style:name="T15" style:family="text">
      <style:text-properties style:font-name="Arial" fo:font-size="9.5pt" fo:letter-spacing="0.03cm" style:font-size-asian="9.5pt" style:font-name-complex="Arial" style:font-size-complex="9.5pt"/>
    </style:style>
    <style:style style:name="T16" style:family="text">
      <style:text-properties style:font-name="Arial" fo:font-size="9.5pt" fo:letter-spacing="0.002cm" fo:font-weight="normal" officeooo:rsid="001a1fb6" style:font-size-asian="9.5pt" style:font-weight-asian="normal" style:font-name-complex="Arial" style:font-size-complex="9.5pt" style:font-weight-complex="normal"/>
    </style:style>
    <style:style style:name="T17" style:family="text">
      <style:text-properties style:font-name="Arial" fo:font-size="9.5pt" fo:letter-spacing="0.002cm" fo:font-weight="bold" style:font-size-asian="9.5pt" style:font-weight-asian="bold" style:font-name-complex="Arial" style:font-size-complex="9.5pt" style:font-weight-complex="bold"/>
    </style:style>
    <style:style style:name="T18" style:family="text">
      <style:text-properties style:font-name="Arial" fo:font-size="9.5pt" fo:letter-spacing="0.002cm" fo:font-weight="bold" style:font-size-asian="9.5pt" style:font-weight-asian="bold" style:font-name-complex="Arial" style:font-size-complex="9.5pt" style:font-weight-complex="bold" style:text-scale="103%"/>
    </style:style>
    <style:style style:name="T19" style:family="text">
      <style:text-properties style:font-name="Arial" fo:font-size="9.5pt" fo:letter-spacing="0.002cm" style:font-size-asian="9.5pt" style:font-name-complex="Arial" style:font-size-complex="9.5pt"/>
    </style:style>
    <style:style style:name="T20" style:family="text">
      <style:text-properties style:font-name="Arial" fo:font-size="9.5pt" fo:letter-spacing="0.002cm" style:font-size-asian="9.5pt" style:font-name-complex="Arial" style:font-size-complex="9.5pt" style:text-scale="103%"/>
    </style:style>
    <style:style style:name="T21" style:family="text">
      <style:text-properties style:font-name="Arial" fo:font-size="9.5pt" fo:letter-spacing="0.019cm" fo:font-weight="normal" officeooo:rsid="001a1fb6" style:font-size-asian="9.5pt" style:font-weight-asian="normal" style:font-name-complex="Arial" style:font-size-complex="9.5pt" style:font-weight-complex="normal"/>
    </style:style>
    <style:style style:name="T22" style:family="text">
      <style:text-properties style:font-name="Arial" fo:font-size="9.5pt" fo:letter-spacing="0.019cm" style:font-size-asian="9.5pt" style:font-name-complex="Arial" style:font-size-complex="9.5pt"/>
    </style:style>
    <style:style style:name="T23" style:family="text">
      <style:text-properties style:font-name="Arial" fo:font-size="9.5pt" fo:letter-spacing="0.021cm" fo:font-weight="normal" officeooo:rsid="001a1fb6" style:font-size-asian="9.5pt" style:font-weight-asian="normal" style:font-name-complex="Arial" style:font-size-complex="9.5pt" style:font-weight-complex="normal"/>
    </style:style>
    <style:style style:name="T24" style:family="text">
      <style:text-properties style:font-name="Arial" fo:font-size="9.5pt" fo:letter-spacing="0.021cm" style:font-size-asian="9.5pt" style:font-name-complex="Arial" style:font-size-complex="9.5pt"/>
    </style:style>
    <style:style style:name="T25" style:family="text">
      <style:text-properties style:font-name="Arial" fo:font-size="9.5pt" fo:letter-spacing="0.021cm" fo:font-weight="bold" style:font-size-asian="9.5pt" style:font-weight-asian="bold" style:font-name-complex="Arial" style:font-size-complex="9.5pt" style:font-weight-complex="bold"/>
    </style:style>
    <style:style style:name="T26" style:family="text">
      <style:text-properties style:font-name="Arial" fo:font-size="9.5pt" fo:letter-spacing="0.011cm" fo:font-weight="normal" officeooo:rsid="001a1fb6" style:font-size-asian="9.5pt" style:font-weight-asian="normal" style:font-name-complex="Arial" style:font-size-complex="9.5pt" style:font-weight-complex="normal"/>
    </style:style>
    <style:style style:name="T27" style:family="text">
      <style:text-properties style:font-name="Arial" fo:font-size="9.5pt" fo:letter-spacing="0.011cm" fo:font-weight="bold" style:font-size-asian="9.5pt" style:font-weight-asian="bold" style:font-name-complex="Arial" style:font-size-complex="9.5pt" style:font-weight-complex="bold"/>
    </style:style>
    <style:style style:name="T28" style:family="text">
      <style:text-properties style:font-name="Arial" fo:font-size="9.5pt" fo:letter-spacing="0.011cm" style:font-size-asian="9.5pt" style:font-name-complex="Arial" style:font-size-complex="9.5pt"/>
    </style:style>
    <style:style style:name="T29" style:family="text">
      <style:text-properties style:font-name="Arial" fo:font-size="9.5pt" fo:font-weight="bold" style:font-size-asian="9.5pt" style:font-weight-asian="bold" style:font-name-complex="Arial" style:font-size-complex="9.5pt" style:font-weight-complex="bold"/>
    </style:style>
    <style:style style:name="T30" style:family="text">
      <style:text-properties style:font-name="Arial" fo:font-size="9.5pt" fo:font-weight="bold" style:font-size-asian="9.5pt" style:font-weight-asian="bold" style:font-name-complex="Arial" style:font-size-complex="9.5pt" style:font-weight-complex="bold" style:text-scale="103%"/>
    </style:style>
    <style:style style:name="T31" style:family="text">
      <style:text-properties style:font-name="Arial" fo:font-size="9.5pt" fo:letter-spacing="0.012cm" fo:font-weight="bold" style:font-size-asian="9.5pt" style:font-weight-asian="bold" style:font-name-complex="Arial" style:font-size-complex="9.5pt" style:font-weight-complex="bold"/>
    </style:style>
    <style:style style:name="T32" style:family="text">
      <style:text-properties style:font-name="Arial" fo:font-size="9.5pt" fo:letter-spacing="0.014cm" fo:font-weight="bold" style:font-size-asian="9.5pt" style:font-weight-asian="bold" style:font-name-complex="Arial" style:font-size-complex="9.5pt" style:font-weight-complex="bold"/>
    </style:style>
    <style:style style:name="T33" style:family="text">
      <style:text-properties style:font-name="Arial" fo:font-size="9.5pt" fo:letter-spacing="0.014cm" style:font-size-asian="9.5pt" style:font-name-complex="Arial" style:font-size-complex="9.5pt"/>
    </style:style>
    <style:style style:name="T34" style:family="text">
      <style:text-properties style:font-name="Arial" fo:font-size="9.5pt" fo:letter-spacing="0.005cm" fo:font-weight="bold" style:font-size-asian="9.5pt" style:font-weight-asian="bold" style:font-name-complex="Arial" style:font-size-complex="9.5pt" style:font-weight-complex="bold"/>
    </style:style>
    <style:style style:name="T35" style:family="text">
      <style:text-properties style:font-name="Arial" fo:font-size="9.5pt" fo:letter-spacing="0.005cm" fo:font-weight="bold" style:font-size-asian="9.5pt" style:font-weight-asian="bold" style:font-name-complex="Arial" style:font-size-complex="9.5pt" style:font-weight-complex="bold" style:text-scale="103%"/>
    </style:style>
    <style:style style:name="T36" style:family="text">
      <style:text-properties style:font-name="Arial" fo:font-size="9.5pt" fo:letter-spacing="0.005cm" style:font-size-asian="9.5pt" style:font-name-complex="Arial" style:font-size-complex="9.5pt"/>
    </style:style>
    <style:style style:name="T37" style:family="text">
      <style:text-properties style:font-name="Arial" fo:font-size="9.5pt" fo:letter-spacing="0.016cm" fo:font-weight="bold" style:font-size-asian="9.5pt" style:font-weight-asian="bold" style:font-name-complex="Arial" style:font-size-complex="9.5pt" style:font-weight-complex="bold"/>
    </style:style>
    <style:style style:name="T38" style:family="text">
      <style:text-properties style:font-name="Arial" fo:font-size="9.5pt" fo:letter-spacing="0.016cm" style:font-size-asian="9.5pt" style:font-name-complex="Arial" style:font-size-complex="9.5pt"/>
    </style:style>
    <style:style style:name="T39" style:family="text">
      <style:text-properties style:font-name="Arial" fo:font-size="9.5pt" fo:letter-spacing="0.009cm" fo:font-weight="bold" style:font-size-asian="9.5pt" style:font-weight-asian="bold" style:font-name-complex="Arial" style:font-size-complex="9.5pt" style:font-weight-complex="bold"/>
    </style:style>
    <style:style style:name="T40" style:family="text">
      <style:text-properties style:font-name="Arial" fo:font-size="9.5pt" fo:letter-spacing="0.009cm" style:font-size-asian="9.5pt" style:font-name-complex="Arial" style:font-size-complex="9.5pt"/>
    </style:style>
    <style:style style:name="T41" style:family="text">
      <style:text-properties style:font-name="Arial" fo:font-size="9.5pt" style:font-size-asian="9.5pt" style:font-name-complex="Arial" style:font-size-complex="9.5pt"/>
    </style:style>
    <style:style style:name="T42" style:family="text">
      <style:text-properties style:font-name="Arial" fo:font-size="9.5pt" style:font-size-asian="9.5pt" style:font-name-complex="Arial" style:font-size-complex="9.5pt" style:text-scale="103%"/>
    </style:style>
    <style:style style:name="T43" style:family="text">
      <style:text-properties style:font-name="Arial" fo:font-size="9.5pt" fo:letter-spacing="0.007cm" style:font-size-asian="9.5pt" style:font-name-complex="Arial" style:font-size-complex="9.5pt"/>
    </style:style>
    <style:style style:name="T44" style:family="text">
      <style:text-properties style:font-name="Arial" fo:font-size="9.5pt" fo:letter-spacing="0.007cm" fo:font-weight="bold" style:font-size-asian="9.5pt" style:font-weight-asian="bold" style:font-name-complex="Arial" style:font-size-complex="9.5pt" style:font-weight-complex="bold"/>
    </style:style>
    <style:style style:name="T45" style:family="text">
      <style:text-properties style:font-name="Arial" fo:font-size="12pt" style:font-size-asian="12pt" style:font-name-complex="Arial" style:font-size-complex="12pt"/>
    </style:style>
    <style:style style:name="T46" style:family="text">
      <style:text-properties style:font-name="Arial" fo:font-size="12pt" officeooo:rsid="00531c6c" style:font-size-asian="12pt" style:font-name-complex="Arial" style:font-size-complex="12pt"/>
    </style:style>
    <style:style style:name="T47" style:family="text">
      <style:text-properties style:font-name="Arial" fo:font-size="12pt" officeooo:rsid="00525361" style:font-size-asian="12pt" style:font-name-complex="Arial" style:font-size-complex="12pt"/>
    </style:style>
    <style:style style:name="T48" style:family="text">
      <style:text-properties style:font-name="Arial" fo:font-size="12pt" style:font-size-asian="12pt" style:font-size-complex="12pt"/>
    </style:style>
    <style:style style:name="T49" style:family="text">
      <style:text-properties style:font-name="Arial" fo:font-size="12pt" fo:letter-spacing="0.018cm" style:font-size-asian="12pt" style:font-name-complex="Arial" style:font-size-complex="12pt"/>
    </style:style>
    <style:style style:name="T50" style:family="text">
      <style:text-properties style:font-name="Arial" fo:font-size="12pt" fo:letter-spacing="0.018cm" officeooo:rsid="004b542f" style:font-size-asian="12pt" style:font-name-complex="Arial" style:font-size-complex="12pt"/>
    </style:style>
    <style:style style:name="T51" style:family="text">
      <style:text-properties style:font-name="Arial" fo:font-size="12pt" fo:letter-spacing="-0.019cm" style:font-size-asian="12pt" style:font-name-complex="Arial" style:font-size-complex="12pt"/>
    </style:style>
    <style:style style:name="T52" style:family="text">
      <style:text-properties style:font-name="Arial" fo:font-size="12pt" fo:letter-spacing="-0.019cm" fo:font-weight="bold" style:font-size-asian="12pt" style:font-weight-asian="bold" style:font-name-complex="Arial" style:font-size-complex="12pt" style:font-weight-complex="bold"/>
    </style:style>
    <style:style style:name="T53" style:family="text">
      <style:text-properties style:font-name="Arial" fo:font-size="12pt" style:font-name-asian="Arial" style:font-size-asian="12pt" style:font-name-complex="Arial" style:font-size-complex="12pt"/>
    </style:style>
    <style:style style:name="T54" style:family="text">
      <style:text-properties style:font-name="Arial" fo:font-size="12pt" fo:font-weight="bold" style:font-size-asian="12pt" style:font-weight-asian="bold" style:font-name-complex="Arial" style:font-size-complex="12pt" style:font-weight-complex="bold"/>
    </style:style>
    <style:style style:name="T55" style:family="text">
      <style:text-properties style:font-name="Arial" fo:font-size="12pt" fo:font-weight="bold" officeooo:rsid="00231523" style:font-size-asian="12pt" style:font-weight-asian="bold" style:font-name-complex="Arial" style:font-size-complex="12pt" style:font-weight-complex="bold"/>
    </style:style>
    <style:style style:name="T56" style:family="text">
      <style:text-properties style:font-name="Arial" fo:font-size="12pt" fo:font-weight="bold" officeooo:rsid="00232363" style:font-size-asian="12pt" style:font-weight-asian="bold" style:font-name-complex="Arial" style:font-size-complex="12pt" style:font-weight-complex="bold"/>
    </style:style>
    <style:style style:name="T57" style:family="text">
      <style:text-properties style:font-name="Arial" fo:font-size="12pt" fo:font-weight="bold" officeooo:rsid="003b3084" style:font-size-asian="12pt" style:font-weight-asian="bold" style:font-name-complex="Arial" style:font-size-complex="12pt" style:font-weight-complex="bold"/>
    </style:style>
    <style:style style:name="T58" style:family="text">
      <style:text-properties style:font-name="Arial" fo:font-size="12pt" fo:letter-spacing="0.028cm" style:font-size-asian="12pt" style:font-name-complex="Arial" style:font-size-complex="12pt"/>
    </style:style>
    <style:style style:name="T59" style:family="text">
      <style:text-properties style:font-name="Arial" fo:font-size="12pt" fo:letter-spacing="0.048cm" style:font-size-asian="12pt" style:font-name-complex="Arial" style:font-size-complex="12pt"/>
    </style:style>
    <style:style style:name="T60" style:family="text">
      <style:text-properties style:font-name="Arial" fo:font-size="12pt" fo:letter-spacing="0.039cm" style:font-size-asian="12pt" style:font-name-complex="Arial" style:font-size-complex="12pt"/>
    </style:style>
    <style:style style:name="T61" style:family="text">
      <style:text-properties style:font-name="Arial" fo:font-size="12pt" fo:letter-spacing="0.039cm" officeooo:rsid="00231523" style:font-size-asian="12pt" style:font-name-complex="Arial" style:font-size-complex="12pt"/>
    </style:style>
    <style:style style:name="T62" style:family="text">
      <style:text-properties style:font-name="Arial" fo:font-size="12pt" fo:letter-spacing="0.046cm" style:font-size-asian="12pt" style:font-name-complex="Arial" style:font-size-complex="12pt"/>
    </style:style>
    <style:style style:name="T63" style:family="text">
      <style:text-properties style:font-name="Arial" fo:font-size="12pt" fo:letter-spacing="0.026cm" style:font-size-asian="12pt" style:font-name-complex="Arial" style:font-size-complex="12pt"/>
    </style:style>
    <style:style style:name="T64" style:family="text">
      <style:text-properties style:font-name="Arial" fo:font-size="12pt" fo:letter-spacing="0.065cm" fo:font-weight="bold" style:font-size-asian="12pt" style:font-weight-asian="bold" style:font-name-complex="Arial" style:font-size-complex="12pt" style:font-weight-complex="bold"/>
    </style:style>
    <style:style style:name="T65" style:family="text">
      <style:text-properties style:font-name="Arial" fo:font-size="12pt" fo:letter-spacing="0.065cm" style:font-size-asian="12pt" style:font-name-complex="Arial" style:font-size-complex="12pt"/>
    </style:style>
    <style:style style:name="T66" style:family="text">
      <style:text-properties style:font-name="Arial" fo:font-size="12pt" fo:letter-spacing="0.03cm" style:font-size-asian="12pt" style:font-name-complex="Arial" style:font-size-complex="12pt"/>
    </style:style>
    <style:style style:name="T67" style:family="text">
      <style:text-properties style:font-name="Arial" fo:font-size="12pt" fo:letter-spacing="0.011cm" style:font-size-asian="12pt" style:font-name-complex="Arial" style:font-size-complex="12pt"/>
    </style:style>
    <style:style style:name="T68" style:family="text">
      <style:text-properties style:font-name="Arial" fo:font-size="12pt" fo:letter-spacing="-0.032cm" style:font-size-asian="12pt" style:font-name-complex="Arial" style:font-size-complex="12pt"/>
    </style:style>
    <style:style style:name="T69" style:family="text">
      <style:text-properties style:font-name="Arial" fo:font-size="12pt" fo:font-weight="normal" style:font-size-asian="12pt" style:font-weight-asian="normal" style:font-name-complex="Arial" style:font-size-complex="12pt" style:font-weight-complex="normal"/>
    </style:style>
    <style:style style:name="T70" style:family="text">
      <style:text-properties style:font-name="Arial" fo:font-size="12pt" fo:font-weight="normal" style:font-name-asian="Arial" style:font-size-asian="12pt" style:font-weight-asian="normal" style:font-name-complex="Arial" style:font-size-complex="12pt" style:font-weight-complex="normal"/>
    </style:style>
    <style:style style:name="T71" style:family="text">
      <style:text-properties style:font-name="Arial" officeooo:rsid="003da3d4"/>
    </style:style>
    <style:style style:name="T72" style:family="text">
      <style:text-properties style:use-window-font-color="true" fo:language="es" fo:country="ES" style:font-name-asian="Times New Roman" style:language-asian="zxx" style:country-asian="none" style:font-name-complex="Arial" style:language-complex="ar" style:country-complex="SA"/>
    </style:style>
    <style:style style:name="T73" style:family="text">
      <style:text-properties style:use-window-font-color="true" fo:language="es" fo:country="ES" officeooo:rsid="00531c6c" style:font-name-asian="Times New Roman" style:language-asian="zxx" style:country-asian="none" style:font-name-complex="Arial" style:language-complex="ar" style:country-complex="SA"/>
    </style:style>
    <style:style style:name="T74" style:family="text">
      <style:text-properties style:use-window-font-color="true" fo:language="es" fo:country="ES" fo:font-weight="bold" style:font-name-asian="Times New Roman" style:language-asian="zxx" style:country-asian="none" style:font-weight-asian="bold" style:font-name-complex="Arial" style:language-complex="ar" style:country-complex="SA" style:font-weight-complex="bold"/>
    </style:style>
    <style:style style:name="T75" style:family="text">
      <style:text-properties style:use-window-font-color="true" fo:language="es" fo:country="ES" fo:font-weight="normal" style:font-name-asian="Times New Roman" style:language-asian="zxx" style:country-asian="none" style:font-weight-asian="normal" style:font-name-complex="Arial" style:language-complex="ar" style:country-complex="SA" style:font-weight-complex="normal"/>
    </style:style>
    <style:style style:name="T76"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77" style:family="text">
      <style:text-properties style:use-window-font-color="true" style:font-name="Arial" fo:font-size="12pt" fo:language="es" fo:country="ES" officeooo:rsid="00531c6c" style:font-name-asian="Times New Roman" style:font-size-asian="12pt" style:language-asian="zxx" style:country-asian="none" style:font-name-complex="Arial" style:font-size-complex="12pt" style:language-complex="ar" style:country-complex="SA"/>
    </style:style>
    <style:style style:name="T78" style:family="text">
      <style:text-properties style:use-window-font-color="true" fo:font-size="12pt" fo:language="es" fo:country="ES" style:font-name-asian="Arial" style:font-size-asian="12pt" style:language-asian="zxx" style:country-asian="none" style:font-name-complex="Arial" style:font-size-complex="12pt" style:language-complex="ar" style:country-complex="SA"/>
    </style:style>
    <style:style style:name="T79" style:family="text">
      <style:text-properties style:use-window-font-color="true" fo:font-size="12pt" fo:language="es" fo:country="ES" officeooo:rsid="0022ee88" style:font-name-asian="Arial" style:font-size-asian="12pt" style:language-asian="zxx" style:country-asian="none" style:font-name-complex="Arial" style:font-size-complex="12pt" style:language-complex="ar" style:country-complex="SA"/>
    </style:style>
    <style:style style:name="T80" style:family="text">
      <style:text-properties style:use-window-font-color="true" fo:font-size="12pt" fo:language="es" fo:country="ES" fo:font-weight="bold" style:font-name-asian="Arial" style:font-size-asian="12pt" style:language-asian="zxx" style:country-asian="none" style:font-weight-asian="bold" style:font-name-complex="Arial" style:font-size-complex="12pt" style:language-complex="ar" style:country-complex="SA" style:font-weight-complex="bold"/>
    </style:style>
    <style:style style:name="T81" style:family="text">
      <style:text-properties style:use-window-font-color="true" fo:font-weight="bold" officeooo:rsid="0040c8d4" style:font-weight-asian="bold" style:font-name-complex="Arial" style:font-weight-complex="bold"/>
    </style:style>
    <style:style style:name="T82" style:family="text">
      <style:text-properties style:use-window-font-color="true" fo:letter-spacing="-0.019cm" fo:language="es" fo:country="ES" style:font-name-asian="Times New Roman" style:language-asian="zxx" style:country-asian="none" style:font-name-complex="Arial" style:language-complex="ar" style:country-complex="SA"/>
    </style:style>
    <style:style style:name="T83" style:family="text">
      <style:text-properties style:use-window-font-color="true" style:text-position="4% 100%" fo:letter-spacing="0.004cm" fo:language="es" fo:country="ES" fo:font-weight="bold" officeooo:rsid="00203684" style:font-name-asian="Times New Roman" style:language-asian="zxx" style:country-asian="none" style:font-weight-asian="bold" style:font-name-complex="Arial" style:language-complex="ar" style:country-complex="SA" style:font-weight-complex="bold"/>
    </style:style>
    <style:style style:name="T84" style:family="text">
      <style:text-properties style:use-window-font-color="true" style:text-position="4% 100%" fo:letter-spacing="0.004cm" fo:language="es" fo:country="ES" fo:font-weight="normal" officeooo:rsid="00203684" style:font-name-asian="Times New Roman" style:language-asian="zxx" style:country-asian="none" style:font-weight-asian="normal" style:font-name-complex="Arial" style:language-complex="ar" style:country-complex="SA" style:font-weight-complex="normal"/>
    </style:style>
    <style:style style:name="T85" style:family="text">
      <style:text-properties fo:color="#000000" fo:font-weight="normal" officeooo:rsid="0042a968" style:font-weight-asian="normal" style:font-name-complex="Times New Roman" style:font-weight-complex="normal"/>
    </style:style>
    <style:style style:name="T86" style:family="text">
      <style:text-properties fo:color="#000000" fo:font-weight="normal" officeooo:rsid="00152ff6" style:font-weight-asian="normal" style:font-name-complex="Times New Roman" style:font-weight-complex="normal"/>
    </style:style>
    <style:style style:name="T87" style:family="text">
      <style:text-properties fo:color="#000000" style:font-name-complex="Arial"/>
    </style:style>
    <style:style style:name="T88" style:family="text">
      <style:text-properties fo:color="#000000" officeooo:rsid="002d1020" style:font-name-complex="Arial"/>
    </style:style>
    <style:style style:name="T89" style:family="text">
      <style:text-properties fo:color="#000000" officeooo:rsid="002c41b2" style:font-name-complex="Arial"/>
    </style:style>
    <style:style style:name="T90" style:family="text">
      <style:text-properties fo:color="#000000" fo:letter-spacing="0.056cm" style:font-name-complex="Arial"/>
    </style:style>
    <style:style style:name="T91" style:family="text">
      <style:text-properties fo:color="#000000" fo:letter-spacing="0.074cm" style:font-name-complex="Arial"/>
    </style:style>
    <style:style style:name="T92" style:family="text">
      <style:text-properties fo:color="#000000" fo:letter-spacing="0.076cm" style:font-name-complex="Arial"/>
    </style:style>
    <style:style style:name="T93" style:family="text">
      <style:text-properties fo:color="#000000" fo:letter-spacing="0.004cm" style:font-name-complex="Arial"/>
    </style:style>
    <style:style style:name="T94" style:family="text">
      <style:text-properties fo:color="#000000" fo:letter-spacing="0.002cm" style:font-name-complex="Arial"/>
    </style:style>
    <style:style style:name="T95" style:family="text">
      <style:text-properties fo:color="#000000" fo:letter-spacing="0.044cm" style:font-name-complex="Arial"/>
    </style:style>
    <style:style style:name="T96" style:family="text">
      <style:text-properties fo:color="#000000" style:font-name-complex="Times New Roman"/>
    </style:style>
    <style:style style:name="T97" style:family="text">
      <style:text-properties fo:color="#000000" officeooo:rsid="001b05be" style:font-name-complex="Times New Roman"/>
    </style:style>
    <style:style style:name="T98" style:family="text">
      <style:text-properties fo:color="#000000" officeooo:rsid="0033f64c" style:font-name-complex="Times New Roman"/>
    </style:style>
    <style:style style:name="T99" style:family="text">
      <style:text-properties fo:color="#000000" officeooo:rsid="0038d523" style:font-name-complex="Times New Roman"/>
    </style:style>
    <style:style style:name="T100" style:family="text">
      <style:text-properties fo:color="#000000" officeooo:rsid="0037d081" style:font-name-complex="Times New Roman"/>
    </style:style>
    <style:style style:name="T101" style:family="text">
      <style:text-properties fo:color="#000000" officeooo:rsid="003c4da4" style:font-name-complex="Times New Roman"/>
    </style:style>
    <style:style style:name="T102" style:family="text">
      <style:text-properties fo:color="#000000" officeooo:rsid="0042a968" style:font-name-complex="Times New Roman"/>
    </style:style>
    <style:style style:name="T103" style:family="text">
      <style:text-properties fo:color="#000000" officeooo:rsid="00152ff6" style:font-name-complex="Times New Roman"/>
    </style:style>
    <style:style style:name="T104" style:family="text">
      <style:text-properties fo:color="#000000" officeooo:rsid="00405a5a" style:font-name-complex="Times New Roman"/>
    </style:style>
    <style:style style:name="T105" style:family="text">
      <style:text-properties fo:color="#000000" officeooo:rsid="001d25fa" style:font-name-complex="Times New Roman"/>
    </style:style>
    <style:style style:name="T106" style:family="text">
      <style:text-properties fo:color="#000000" officeooo:rsid="00434036" style:font-name-complex="Times New Roman"/>
    </style:style>
    <style:style style:name="T107" style:family="text">
      <style:text-properties fo:color="#000000" officeooo:rsid="00468ddf" style:font-name-complex="Times New Roman"/>
    </style:style>
    <style:style style:name="T108" style:family="text">
      <style:text-properties fo:color="#000000" officeooo:rsid="001e46ca" style:font-name-complex="Times New Roman"/>
    </style:style>
    <style:style style:name="T109" style:family="text">
      <style:text-properties fo:color="#000000" officeooo:rsid="00485bf1" style:font-name-complex="Times New Roman"/>
    </style:style>
    <style:style style:name="T110" style:family="text">
      <style:text-properties fo:color="#000000" officeooo:rsid="0049d529" style:font-name-complex="Times New Roman"/>
    </style:style>
    <style:style style:name="T111" style:family="text">
      <style:text-properties fo:color="#000000" officeooo:rsid="004a0b59" style:font-name-complex="Times New Roman"/>
    </style:style>
    <style:style style:name="T112" style:family="text">
      <style:text-properties fo:color="#000000" officeooo:rsid="004aa843" style:font-name-complex="Times New Roman"/>
    </style:style>
    <style:style style:name="T113" style:family="text">
      <style:text-properties fo:color="#000000" officeooo:rsid="004c3057" style:font-name-complex="Times New Roman"/>
    </style:style>
    <style:style style:name="T114" style:family="text">
      <style:text-properties fo:color="#000000" style:font-name="Arial" fo:font-size="10.5pt" fo:font-weight="normal" officeooo:rsid="0042a968" style:font-size-asian="10.5pt" style:font-weight-asian="normal" style:font-name-complex="Times New Roman" style:font-size-complex="10.5pt" style:font-weight-complex="normal"/>
    </style:style>
    <style:style style:name="T115" style:family="text">
      <style:text-properties fo:color="#000000" style:font-name="Arial" fo:font-size="10.5pt" fo:font-weight="normal" officeooo:rsid="00152ff6" style:font-size-asian="10.5pt" style:font-weight-asian="normal" style:font-name-complex="Times New Roman" style:font-size-complex="10.5pt" style:font-weight-complex="normal"/>
    </style:style>
    <style:style style:name="T116" style:family="text">
      <style:text-properties fo:color="#000000" style:font-name="Arial" fo:font-size="10.5pt" fo:font-weight="normal" officeooo:rsid="0034c7cc" style:font-size-asian="10.5pt" style:font-weight-asian="normal" style:font-name-complex="Times New Roman" style:font-size-complex="10.5pt" style:font-weight-complex="normal"/>
    </style:style>
    <style:style style:name="T117" style:family="text">
      <style:text-properties fo:color="#000000" style:font-name="Arial" fo:font-size="12pt" fo:font-weight="bold" style:font-size-asian="12pt" style:font-weight-asian="bold" style:font-name-complex="Times New Roman" style:font-size-complex="12pt" style:font-weight-complex="bold"/>
    </style:style>
    <style:style style:name="T118" style:family="text">
      <style:text-properties fo:color="#000000" style:font-name="Arial" fo:font-size="12pt" fo:font-weight="bold" officeooo:rsid="00317b03" style:font-size-asian="12pt" style:font-weight-asian="bold" style:font-name-complex="Times New Roman" style:font-size-complex="12pt" style:font-weight-complex="bold"/>
    </style:style>
    <style:style style:name="T119" style:family="text">
      <style:text-properties fo:color="#000000" style:font-name="Arial" fo:font-size="12pt" fo:letter-spacing="-0.018cm" fo:font-weight="bold" officeooo:rsid="00317b03" style:font-size-asian="12pt" style:font-weight-asian="bold" style:font-name-complex="Times New Roman" style:font-size-complex="12pt" style:font-weight-complex="bold"/>
    </style:style>
    <style:style style:name="T120" style:family="text">
      <style:text-properties fo:color="#000000" style:font-name="Arial" fo:font-size="12pt" fo:letter-spacing="-0.018cm" style:font-size-asian="12pt" style:font-name-complex="Times New Roman" style:font-size-complex="12pt"/>
    </style:style>
    <style:style style:name="T121" style:family="text">
      <style:text-properties fo:color="#000000" style:font-name="Arial" fo:font-size="12pt" fo:font-weight="normal" style:font-size-asian="12pt" style:font-weight-asian="normal" style:font-name-complex="Times New Roman" style:font-size-complex="12pt" style:font-weight-complex="normal"/>
    </style:style>
    <style:style style:name="T122" style:family="text">
      <style:text-properties fo:color="#000000" style:font-name="Arial" fo:font-size="12pt" fo:font-weight="normal" officeooo:rsid="00317b03" style:font-size-asian="12pt" style:font-weight-asian="normal" style:font-name-complex="Times New Roman" style:font-size-complex="12pt" style:font-weight-complex="normal"/>
    </style:style>
    <style:style style:name="T123" style:family="text">
      <style:text-properties fo:color="#000000" style:font-name="Arial" fo:font-size="12pt" fo:letter-spacing="0.034cm" fo:font-weight="normal" style:font-size-asian="12pt" style:font-weight-asian="normal" style:font-name-complex="Times New Roman" style:font-size-complex="12pt" style:font-weight-complex="normal"/>
    </style:style>
    <style:style style:name="T124" style:family="text">
      <style:text-properties fo:color="#000000" style:font-name="Arial" fo:font-size="12pt" fo:letter-spacing="0.004cm" fo:font-weight="normal" style:font-size-asian="12pt" style:font-weight-asian="normal" style:font-name-complex="Times New Roman" style:font-size-complex="12pt" style:font-weight-complex="normal"/>
    </style:style>
    <style:style style:name="T125" style:family="text">
      <style:text-properties fo:color="#000000" style:font-name="Arial" fo:font-size="12pt" style:font-size-asian="12pt" style:font-name-complex="Times New Roman" style:font-size-complex="12pt"/>
    </style:style>
    <style:style style:name="T126" style:family="text">
      <style:text-properties fo:color="#000000" style:font-name="Arial" fo:font-size="12pt" officeooo:rsid="00317b03" style:font-size-asian="12pt" style:font-name-complex="Times New Roman" style:font-size-complex="12pt"/>
    </style:style>
    <style:style style:name="T127" style:family="text">
      <style:text-properties fo:color="#000000" style:font-name="Arial" fo:font-size="12pt" officeooo:rsid="00345d3f" style:font-size-asian="12pt" style:font-name-complex="Times New Roman" style:font-size-complex="12pt"/>
    </style:style>
    <style:style style:name="T128" style:family="text">
      <style:text-properties fo:color="#000000" style:font-name="Arial" fo:font-size="12pt" fo:letter-spacing="0.064cm" style:font-size-asian="12pt" style:font-name-complex="Times New Roman" style:font-size-complex="12pt"/>
    </style:style>
    <style:style style:name="T129" style:family="text">
      <style:text-properties fo:color="#000000" style:font-name="Arial" fo:font-size="12pt" fo:letter-spacing="0.081cm" style:font-size-asian="12pt" style:font-name-complex="Times New Roman" style:font-size-complex="12pt"/>
    </style:style>
    <style:style style:name="T130" style:family="text">
      <style:text-properties fo:color="#000000" style:font-name="Arial" fo:font-size="12pt" fo:letter-spacing="0.018cm" fo:font-weight="normal" style:font-size-asian="12pt" style:font-weight-asian="normal" style:font-name-complex="Times New Roman" style:font-size-complex="12pt" style:font-weight-complex="normal"/>
    </style:style>
    <style:style style:name="T131" style:family="text">
      <style:text-properties fo:color="#000000" style:font-name="Arial" fo:font-size="12pt" fo:letter-spacing="0.018cm" style:font-size-asian="12pt" style:font-name-complex="Times New Roman" style:font-size-complex="12pt"/>
    </style:style>
    <style:style style:name="T132" style:family="text">
      <style:text-properties fo:color="#000000" style:font-name="Arial" fo:font-size="12pt" fo:letter-spacing="0.042cm" fo:font-weight="normal" style:font-size-asian="12pt" style:font-weight-asian="normal" style:font-name-complex="Times New Roman" style:font-size-complex="12pt" style:font-weight-complex="normal"/>
    </style:style>
    <style:style style:name="T133" style:family="text">
      <style:text-properties fo:color="#000000" style:font-name="Arial" fo:font-size="12pt" fo:letter-spacing="0.042cm" style:font-size-asian="12pt" style:font-name-complex="Times New Roman" style:font-size-complex="12pt"/>
    </style:style>
    <style:style style:name="T134" style:family="text">
      <style:text-properties fo:color="#000000" style:font-name="Arial" fo:font-size="12pt" fo:letter-spacing="0.011cm" fo:font-weight="normal" style:font-size-asian="12pt" style:font-weight-asian="normal" style:font-name-complex="Times New Roman" style:font-size-complex="12pt" style:font-weight-complex="normal"/>
    </style:style>
    <style:style style:name="T135" style:family="text">
      <style:text-properties fo:color="#000000" style:font-name="Arial" fo:font-size="12pt" fo:letter-spacing="0.079cm" fo:font-weight="normal" style:font-size-asian="12pt" style:font-weight-asian="normal" style:font-name-complex="Times New Roman" style:font-size-complex="12pt" style:font-weight-complex="normal"/>
    </style:style>
    <style:style style:name="T136" style:family="text">
      <style:text-properties fo:color="#000000" style:font-name="Arial" fo:font-size="12pt" fo:letter-spacing="0.005cm" style:font-size-asian="12pt" style:font-name-complex="Times New Roman" style:font-size-complex="12pt"/>
    </style:style>
    <style:style style:name="T137" style:family="text">
      <style:text-properties fo:color="#000000" style:font-name="Arial" fo:font-size="12pt" fo:letter-spacing="0.041cm" style:font-size-asian="12pt" style:font-name-complex="Times New Roman" style:font-size-complex="12pt"/>
    </style:style>
    <style:style style:name="T138" style:family="text">
      <style:text-properties fo:color="#000000" style:font-name="Arial" fo:font-size="12pt" fo:letter-spacing="0.03cm" style:font-size-asian="12pt" style:font-name-complex="Times New Roman" style:font-size-complex="12pt"/>
    </style:style>
    <style:style style:name="T139" style:family="text">
      <style:text-properties fo:color="#000000" style:font-name="Arial" fo:font-size="12pt" fo:letter-spacing="0.051cm" style:font-size-asian="12pt" style:font-name-complex="Times New Roman" style:font-size-complex="12pt"/>
    </style:style>
    <style:style style:name="T140" style:family="text">
      <style:text-properties fo:color="#000000" style:font-name="Arial" fo:font-size="12pt" fo:letter-spacing="0.021cm" style:font-size-asian="12pt" style:font-name-complex="Times New Roman" style:font-size-complex="12pt"/>
    </style:style>
    <style:style style:name="T141" style:family="text">
      <style:text-properties fo:color="#000000" style:font-name="Arial" fo:font-size="12pt" fo:letter-spacing="0.019cm" style:font-size-asian="12pt" style:font-name-complex="Times New Roman" style:font-size-complex="12pt"/>
    </style:style>
    <style:style style:name="T142" style:family="text">
      <style:text-properties fo:color="#000000" style:font-name="Arial" fo:font-size="12pt" fo:letter-spacing="0.074cm" style:font-size-asian="12pt" style:font-name-complex="Times New Roman" style:font-size-complex="12pt"/>
    </style:style>
    <style:style style:name="T143" style:family="text">
      <style:text-properties fo:color="#000000" style:font-name="Arial" fo:font-size="12pt" fo:letter-spacing="0.049cm" fo:font-weight="normal" style:font-size-asian="12pt" style:font-weight-asian="normal" style:font-name-complex="Times New Roman" style:font-size-complex="12pt" style:font-weight-complex="normal"/>
    </style:style>
    <style:style style:name="T144" style:family="text">
      <style:text-properties fo:color="#000000" style:font-name="Arial" fo:font-size="12pt" fo:letter-spacing="0.049cm" style:font-size-asian="12pt" style:font-name-complex="Times New Roman" style:font-size-complex="12pt"/>
    </style:style>
    <style:style style:name="T145" style:family="text">
      <style:text-properties fo:color="#000000" style:font-name="Arial" fo:font-size="12pt" fo:letter-spacing="0.085cm" style:font-size-asian="12pt" style:font-name-complex="Times New Roman" style:font-size-complex="12pt"/>
    </style:style>
    <style:style style:name="T146" style:family="text">
      <style:text-properties fo:color="#000000" style:font-name="Arial" fo:font-size="12pt" fo:letter-spacing="0.085cm" fo:font-weight="bold" style:font-size-asian="12pt" style:font-weight-asian="bold" style:font-name-complex="Times New Roman" style:font-size-complex="12pt" style:font-weight-complex="bold"/>
    </style:style>
    <style:style style:name="T147" style:family="text">
      <style:text-properties fo:color="#000000" style:font-name="Arial" fo:font-size="12pt" fo:letter-spacing="0.095cm" style:font-size-asian="12pt" style:font-name-complex="Times New Roman" style:font-size-complex="12pt"/>
    </style:style>
    <style:style style:name="T148" style:family="text">
      <style:text-properties fo:color="#000000" style:font-name="Arial" fo:font-size="12pt" fo:letter-spacing="0.048cm" style:font-size-asian="12pt" style:font-name-complex="Times New Roman" style:font-size-complex="12pt"/>
    </style:style>
    <style:style style:name="T149" style:family="text">
      <style:text-properties fo:color="#000000" style:font-name="Arial" fo:font-size="12pt" fo:letter-spacing="-0.011cm" style:font-size-asian="12pt" style:font-name-complex="Times New Roman" style:font-size-complex="12pt"/>
    </style:style>
    <style:style style:name="T150" style:family="text">
      <style:text-properties fo:color="#000000" style:font-name="Arial" fo:font-size="12pt" fo:letter-spacing="0.007cm" style:font-size-asian="12pt" style:font-name-complex="Times New Roman" style:font-size-complex="12pt"/>
    </style:style>
    <style:style style:name="T151" style:family="text">
      <style:text-properties fo:color="#000000" style:font-name="Arial" fo:font-size="12pt" fo:letter-spacing="0.009cm" style:font-size-asian="12pt" style:font-name-complex="Times New Roman" style:font-size-complex="12pt"/>
    </style:style>
    <style:style style:name="T152" style:family="text">
      <style:text-properties fo:color="#000000" style:font-name="Arial" fo:font-size="12pt" fo:letter-spacing="0.026cm" style:font-size-asian="12pt" style:font-name-complex="Times New Roman" style:font-size-complex="12pt"/>
    </style:style>
    <style:style style:name="T153" style:family="text">
      <style:text-properties fo:color="#000000" style:font-name="Arial" fo:font-size="12pt" fo:letter-spacing="0.025cm" style:font-size-asian="12pt" style:font-name-complex="Times New Roman" style:font-size-complex="12pt"/>
    </style:style>
    <style:style style:name="T154" style:family="text">
      <style:text-properties fo:color="#000000" style:font-name="Arial" fo:font-size="12pt" fo:letter-spacing="0.032cm" style:font-size-asian="12pt" style:font-name-complex="Times New Roman" style:font-size-complex="12pt"/>
    </style:style>
    <style:style style:name="T155" style:family="text">
      <style:text-properties fo:color="#000000" style:font-name="Arial" fo:font-size="12pt" fo:letter-spacing="0.002cm" fo:font-weight="bold" style:font-size-asian="12pt" style:font-weight-asian="bold" style:font-name-complex="Times New Roman" style:font-size-complex="12pt" style:font-weight-complex="bold"/>
    </style:style>
    <style:style style:name="T156" style:family="text">
      <style:text-properties fo:color="#000000" style:font-name="Arial" fo:font-size="12pt" fo:letter-spacing="0.037cm" style:font-size-asian="12pt" style:font-name-complex="Times New Roman" style:font-size-complex="12pt"/>
    </style:style>
    <style:style style:name="T157" style:family="text">
      <style:text-properties fo:color="#000000" style:font-name="Arial" fo:font-size="12pt" fo:letter-spacing="0.067cm" fo:font-weight="bold" style:font-size-asian="12pt" style:font-weight-asian="bold" style:font-name-complex="Times New Roman" style:font-size-complex="12pt" style:font-weight-complex="bold"/>
    </style:style>
    <style:style style:name="T158" style:family="text">
      <style:text-properties fo:color="#000000" style:font-name="Arial" fo:font-size="12pt" fo:letter-spacing="0.067cm" style:font-size-asian="12pt" style:font-name-complex="Times New Roman" style:font-size-complex="12pt"/>
    </style:style>
    <style:style style:name="T159" style:family="text">
      <style:text-properties fo:color="#000000" style:font-name="Arial" fo:font-size="12pt" fo:letter-spacing="0.028cm" style:font-size-asian="12pt" style:font-name-complex="Times New Roman" style:font-size-complex="12pt"/>
    </style:style>
    <style:style style:name="T160" style:family="text">
      <style:text-properties fo:color="#000000" style:font-name="Arial" fo:font-size="12pt" fo:letter-spacing="0.044cm" style:font-size-asian="12pt" style:font-name-complex="Times New Roman" style:font-size-complex="12pt"/>
    </style:style>
    <style:style style:name="T161" style:family="text">
      <style:text-properties fo:color="#000000" style:font-name="Arial" fo:font-size="10pt" style:font-size-asian="10pt" style:font-name-complex="Times New Roman" style:font-size-complex="10pt"/>
    </style:style>
    <style:style style:name="T162" style:family="text">
      <style:text-properties fo:color="#000000" fo:letter-spacing="0.095cm" style:font-name-complex="Arial"/>
    </style:style>
    <style:style style:name="T163" style:family="text">
      <style:text-properties fo:color="#000000" fo:letter-spacing="0.018cm" style:font-name-complex="Arial"/>
    </style:style>
    <style:style style:name="T164" style:family="text">
      <style:text-properties fo:color="#000000" fo:letter-spacing="0.055cm" style:font-name-complex="Arial"/>
    </style:style>
    <style:style style:name="T165" style:family="text">
      <style:text-properties fo:color="#000000" fo:letter-spacing="0.055cm" officeooo:rsid="002d1020" style:font-name-complex="Arial"/>
    </style:style>
    <style:style style:name="T166" style:family="text">
      <style:text-properties fo:color="#000000" fo:letter-spacing="0.092cm" style:font-name-complex="Arial"/>
    </style:style>
    <style:style style:name="T167" style:family="text">
      <style:text-properties fo:color="#000000" fo:font-size="12pt" style:font-size-asian="12pt" style:font-name-complex="Times New Roman" style:font-size-complex="12pt"/>
    </style:style>
    <style:style style:name="T168" style:family="text">
      <style:text-properties fo:color="#000000" fo:font-size="12pt" officeooo:rsid="002db0a4" style:font-size-asian="12pt" style:font-name-complex="Times New Roman" style:font-size-complex="12pt"/>
    </style:style>
    <style:style style:name="T169" style:family="text">
      <style:text-properties fo:color="#000000" fo:font-size="12pt" officeooo:rsid="001b5a97" style:font-size-asian="12pt" style:font-name-complex="Times New Roman" style:font-size-complex="12pt"/>
    </style:style>
    <style:style style:name="T170" style:family="text">
      <style:text-properties fo:color="#000000" fo:font-size="12pt" officeooo:rsid="0032dc47" style:font-size-asian="12pt" style:font-name-complex="Times New Roman" style:font-size-complex="12pt"/>
    </style:style>
    <style:style style:name="T171" style:family="text">
      <style:text-properties fo:color="#000000" fo:font-size="12pt" officeooo:rsid="00337b62" style:font-size-asian="12pt" style:font-name-complex="Times New Roman" style:font-size-complex="12pt"/>
    </style:style>
    <style:style style:name="T172" style:family="text">
      <style:text-properties fo:color="#000000" fo:font-size="12pt" officeooo:rsid="0039d6cb" style:font-size-asian="12pt" style:font-name-complex="Times New Roman" style:font-size-complex="12pt"/>
    </style:style>
    <style:style style:name="T173" style:family="text">
      <style:text-properties fo:color="#000000" fo:font-size="12pt" officeooo:rsid="003b3084" style:font-size-asian="12pt" style:font-name-complex="Times New Roman" style:font-size-complex="12pt"/>
    </style:style>
    <style:style style:name="T174" style:family="text">
      <style:text-properties fo:color="#000000" fo:font-size="12pt" fo:letter-spacing="0.018cm" style:font-size-asian="12pt" style:font-name-complex="Times New Roman" style:font-size-complex="12pt"/>
    </style:style>
    <style:style style:name="T175" style:family="text">
      <style:text-properties fo:color="#000000" fo:font-size="12pt" fo:letter-spacing="0.035cm" style:font-size-asian="12pt" style:font-name-complex="Times New Roman" style:font-size-complex="12pt"/>
    </style:style>
    <style:style style:name="T176" style:family="text">
      <style:text-properties fo:color="#000000" fo:font-size="12pt" fo:letter-spacing="0.014cm" style:font-size-asian="12pt" style:font-name-complex="Times New Roman" style:font-size-complex="12pt"/>
    </style:style>
    <style:style style:name="T177" style:family="text">
      <style:text-properties fo:color="#000000" fo:font-size="12pt" fo:letter-spacing="0.016cm" style:font-size-asian="12pt" style:font-name-complex="Times New Roman" style:font-size-complex="12pt"/>
    </style:style>
    <style:style style:name="T178" style:family="text">
      <style:text-properties fo:color="#000000" fo:font-size="12pt" fo:letter-spacing="0.042cm" style:font-size-asian="12pt" style:font-name-complex="Times New Roman" style:font-size-complex="12pt"/>
    </style:style>
    <style:style style:name="T179" style:family="text">
      <style:text-properties fo:color="#000000" fo:font-size="12pt" fo:font-weight="bold" style:font-size-asian="12pt" style:font-weight-asian="bold" style:font-name-complex="Times New Roman" style:font-size-complex="12pt" style:font-weight-complex="bold"/>
    </style:style>
    <style:style style:name="T180" style:family="text">
      <style:text-properties fo:color="#000000" fo:font-size="12pt" fo:letter-spacing="-0.018cm" fo:font-weight="bold" style:font-size-asian="12pt" style:font-weight-asian="bold" style:font-name-complex="Times New Roman" style:font-size-complex="12pt" style:font-weight-complex="bold"/>
    </style:style>
    <style:style style:name="T181" style:family="text">
      <style:text-properties fo:color="#000000" fo:font-size="12pt" fo:letter-spacing="-0.018cm" style:font-size-asian="12pt" style:font-name-complex="Times New Roman" style:font-size-complex="12pt"/>
    </style:style>
    <style:style style:name="T182" style:family="text">
      <style:text-properties fo:color="#000000" fo:font-size="12pt" fo:letter-spacing="0.004cm" style:font-size-asian="12pt" style:font-name-complex="Times New Roman" style:font-size-complex="12pt"/>
    </style:style>
    <style:style style:name="T183" style:family="text">
      <style:text-properties fo:color="#000000" fo:font-size="12pt" fo:letter-spacing="0.004cm" officeooo:rsid="0032dc47" style:font-size-asian="12pt" style:font-name-complex="Times New Roman" style:font-size-complex="12pt"/>
    </style:style>
    <style:style style:name="T184" style:family="text">
      <style:text-properties fo:color="#000000" fo:font-size="12pt" fo:letter-spacing="0.021cm" style:font-size-asian="12pt" style:font-name-complex="Times New Roman" style:font-size-complex="12pt"/>
    </style:style>
    <style:style style:name="T185" style:family="text">
      <style:text-properties fo:color="#000000" fo:font-size="12pt" fo:letter-spacing="0.021cm" officeooo:rsid="002db0a4" style:font-size-asian="12pt" style:font-name-complex="Times New Roman" style:font-size-complex="12pt"/>
    </style:style>
    <style:style style:name="T186" style:family="text">
      <style:text-properties fo:color="#000000" fo:font-size="12pt" fo:letter-spacing="0.026cm" style:font-size-asian="12pt" style:font-name-complex="Times New Roman" style:font-size-complex="12pt"/>
    </style:style>
    <style:style style:name="T187" style:family="text">
      <style:text-properties fo:color="#000000" fo:font-size="12pt" fo:letter-spacing="0.06cm" style:font-size-asian="12pt" style:font-name-complex="Times New Roman" style:font-size-complex="12pt"/>
    </style:style>
    <style:style style:name="T188" style:family="text">
      <style:text-properties fo:color="#000000" fo:font-size="12pt" fo:letter-spacing="0.032cm" style:font-size-asian="12pt" style:font-name-complex="Times New Roman" style:font-size-complex="12pt"/>
    </style:style>
    <style:style style:name="T189" style:family="text">
      <style:text-properties fo:color="#000000" fo:font-size="12pt" fo:letter-spacing="0.019cm" style:font-size-asian="12pt" style:font-name-complex="Times New Roman" style:font-size-complex="12pt"/>
    </style:style>
    <style:style style:name="T190" style:family="text">
      <style:text-properties fo:color="#000000" fo:font-size="12pt" fo:letter-spacing="0.025cm" style:font-size-asian="12pt" style:font-name-complex="Times New Roman" style:font-size-complex="12pt"/>
    </style:style>
    <style:style style:name="T191" style:family="text">
      <style:text-properties fo:color="#000000" fo:font-size="12pt" fo:letter-spacing="0.025cm" officeooo:rsid="002db0a4" style:font-size-asian="12pt" style:font-name-complex="Times New Roman" style:font-size-complex="12pt"/>
    </style:style>
    <style:style style:name="T192" style:family="text">
      <style:text-properties fo:color="#000000" fo:font-size="12pt" fo:letter-spacing="0.011cm" style:font-size-asian="12pt" style:font-name-complex="Times New Roman" style:font-size-complex="12pt"/>
    </style:style>
    <style:style style:name="T193" style:family="text">
      <style:text-properties fo:color="#000000" fo:font-size="12pt" fo:letter-spacing="0.011cm" officeooo:rsid="001b5a97" style:font-size-asian="12pt" style:font-name-complex="Times New Roman" style:font-size-complex="12pt"/>
    </style:style>
    <style:style style:name="T194" style:family="text">
      <style:text-properties fo:color="#000000" fo:font-size="12pt" fo:letter-spacing="0.048cm" style:font-size-asian="12pt" style:font-name-complex="Times New Roman" style:font-size-complex="12pt"/>
    </style:style>
    <style:style style:name="T195" style:family="text">
      <style:text-properties fo:color="#000000" fo:font-size="12pt" fo:letter-spacing="0.007cm" style:font-size-asian="12pt" style:font-name-complex="Times New Roman" style:font-size-complex="12pt"/>
    </style:style>
    <style:style style:name="T196" style:family="text">
      <style:text-properties fo:color="#000000" fo:font-size="12pt" fo:letter-spacing="-0.012cm" style:font-size-asian="12pt" style:font-name-complex="Times New Roman" style:font-size-complex="12pt"/>
    </style:style>
    <style:style style:name="T197" style:family="text">
      <style:text-properties fo:color="#000000" fo:font-size="12pt" fo:letter-spacing="0.005cm" style:font-size-asian="12pt" style:font-name-complex="Times New Roman" style:font-size-complex="12pt"/>
    </style:style>
    <style:style style:name="T198" style:family="text">
      <style:text-properties fo:color="#000000" fo:font-size="12pt" fo:letter-spacing="0.005cm" officeooo:rsid="002db0a4" style:font-size-asian="12pt" style:font-name-complex="Times New Roman" style:font-size-complex="12pt"/>
    </style:style>
    <style:style style:name="T199" style:family="text">
      <style:text-properties fo:color="#000000" fo:font-size="12pt" fo:letter-spacing="0.037cm" style:font-size-asian="12pt" style:font-name-complex="Times New Roman" style:font-size-complex="12pt"/>
    </style:style>
    <style:style style:name="T200" style:family="text">
      <style:text-properties fo:color="#000000" fo:font-size="12pt" fo:letter-spacing="0.037cm" officeooo:rsid="002db0a4" style:font-size-asian="12pt" style:font-name-complex="Times New Roman" style:font-size-complex="12pt"/>
    </style:style>
    <style:style style:name="T201" style:family="text">
      <style:text-properties fo:color="#000000" fo:font-size="12pt" fo:letter-spacing="0.03cm" style:font-size-asian="12pt" style:font-name-complex="Times New Roman" style:font-size-complex="12pt"/>
    </style:style>
    <style:style style:name="T202" style:family="text">
      <style:text-properties fo:color="#000000" fo:font-size="12pt" fo:letter-spacing="0.03cm" fo:font-weight="bold" style:font-size-asian="12pt" style:font-weight-asian="bold" style:font-name-complex="Times New Roman" style:font-size-complex="12pt" style:font-weight-complex="bold"/>
    </style:style>
    <style:style style:name="T203" style:family="text">
      <style:text-properties fo:color="#000000" fo:font-size="12pt" fo:letter-spacing="0.002cm" style:font-size-asian="12pt" style:font-name-complex="Times New Roman" style:font-size-complex="12pt"/>
    </style:style>
    <style:style style:name="T204" style:family="text">
      <style:text-properties fo:color="#000000" fo:font-size="12pt" fo:letter-spacing="-0.014cm" style:font-size-asian="12pt" style:font-name-complex="Times New Roman" style:font-size-complex="12pt"/>
    </style:style>
    <style:style style:name="T205" style:family="text">
      <style:text-properties fo:color="#000000" fo:font-size="12pt" fo:letter-spacing="0.095cm" style:font-size-asian="12pt" style:font-name-complex="Times New Roman" style:font-size-complex="12pt"/>
    </style:style>
    <style:style style:name="T206" style:family="text">
      <style:text-properties fo:color="#000000" fo:font-size="12pt" fo:letter-spacing="0.072cm" style:font-size-asian="12pt" style:font-name-complex="Times New Roman" style:font-size-complex="12pt"/>
    </style:style>
    <style:style style:name="T207" style:family="text">
      <style:text-properties fo:color="#000000" fo:font-size="12pt" fo:font-weight="normal" officeooo:rsid="00378c47" style:font-size-asian="12pt" style:font-weight-asian="normal" style:font-name-complex="Times New Roman" style:font-size-complex="12pt" style:font-weight-complex="normal"/>
    </style:style>
    <style:style style:name="T208" style:family="text">
      <style:text-properties fo:color="#000000" fo:font-size="12pt" fo:font-weight="normal" officeooo:rsid="003938b7" style:font-size-asian="12pt" style:font-weight-asian="normal" style:font-name-complex="Times New Roman" style:font-size-complex="12pt" style:font-weight-complex="normal"/>
    </style:style>
    <style:style style:name="T209" style:family="text">
      <style:text-properties fo:color="#000000" fo:font-size="12pt" fo:font-weight="normal" officeooo:rsid="0039d6cb" style:font-size-asian="12pt" style:font-weight-asian="normal" style:font-name-complex="Times New Roman" style:font-size-complex="12pt" style:font-weight-complex="normal"/>
    </style:style>
    <style:style style:name="T210" style:family="text">
      <style:text-properties fo:color="#000000" fo:font-size="10pt" style:font-size-asian="10pt" style:font-name-complex="Times New Roman" style:font-size-complex="10pt"/>
    </style:style>
    <style:style style:name="T211" style:family="text">
      <style:text-properties fo:color="#000000" fo:font-weight="bold" style:font-weight-asian="bold" style:font-name-complex="Times New Roman" style:font-weight-complex="bold"/>
    </style:style>
    <style:style style:name="T212" style:family="text">
      <style:text-properties fo:color="#000000" fo:letter-spacing="-0.018cm" fo:font-weight="bold" style:font-weight-asian="bold" style:font-name-complex="Times New Roman" style:font-weight-complex="bold"/>
    </style:style>
    <style:style style:name="T213" style:family="text">
      <style:text-properties fo:color="#000000" fo:letter-spacing="-0.018cm" style:font-name-complex="Times New Roman"/>
    </style:style>
    <style:style style:name="T214" style:family="text">
      <style:text-properties fo:color="#000000" fo:letter-spacing="-0.018cm" officeooo:rsid="001d25fa" style:font-name-complex="Times New Roman"/>
    </style:style>
    <style:style style:name="T215" style:family="text">
      <style:text-properties fo:color="#000000" fo:letter-spacing="-0.018cm" officeooo:rsid="0042a968" style:font-name-complex="Times New Roman"/>
    </style:style>
    <style:style style:name="T216" style:family="text">
      <style:text-properties fo:color="#000000" fo:letter-spacing="-0.018cm" officeooo:rsid="00434036" style:font-name-complex="Times New Roman"/>
    </style:style>
    <style:style style:name="T217" style:family="text">
      <style:text-properties fo:color="#000000" fo:letter-spacing="-0.018cm" officeooo:rsid="00468ddf" style:font-name-complex="Times New Roman"/>
    </style:style>
    <style:style style:name="T218" style:family="text">
      <style:text-properties fo:color="#000000" fo:letter-spacing="-0.018cm" officeooo:rsid="001e46ca" style:font-name-complex="Times New Roman"/>
    </style:style>
    <style:style style:name="T219" style:family="text">
      <style:text-properties fo:color="#000000" fo:letter-spacing="-0.018cm" officeooo:rsid="004aa843" style:font-name-complex="Times New Roman"/>
    </style:style>
    <style:style style:name="T220" style:family="text">
      <style:text-properties fo:color="#000000" fo:letter-spacing="-0.018cm" officeooo:rsid="004c3057" style:font-name-complex="Times New Roman"/>
    </style:style>
    <style:style style:name="T221" style:family="text">
      <style:text-properties fo:color="#000000" fo:letter-spacing="-0.018cm" fo:font-weight="normal" officeooo:rsid="00152ff6" style:font-weight-asian="normal" style:font-name-complex="Times New Roman" style:font-weight-complex="normal"/>
    </style:style>
    <style:style style:name="T222" style:family="text">
      <style:text-properties fo:color="#000000" style:text-position="-4% 100%" style:font-name="Arial" fo:font-size="12pt" style:text-underline-style="none" fo:font-weight="bold" officeooo:rsid="00320911" style:font-size-asian="12pt" style:font-weight-asian="bold" style:font-name-complex="Arial" style:font-size-complex="12pt" style:font-weight-complex="bold"/>
    </style:style>
    <style:style style:name="T223" style:family="text">
      <style:text-properties fo:color="#000000" style:text-position="-4% 100%" style:font-name="Arial" fo:font-size="12pt" style:text-underline-style="none" fo:font-weight="bold" officeooo:rsid="000ff10d" style:font-size-asian="12pt" style:font-weight-asian="bold" style:font-name-complex="Arial" style:font-size-complex="12pt" style:font-weight-complex="bold"/>
    </style:style>
    <style:style style:name="T224" style:family="text">
      <style:text-properties fo:color="#000000" style:text-position="-4% 100%" style:font-name="Arial" fo:font-size="12pt" style:text-underline-style="none" officeooo:rsid="000ff10d" style:font-size-asian="12pt" style:font-name-complex="Arial" style:font-size-complex="12pt"/>
    </style:style>
    <style:style style:name="T225" style:family="text">
      <style:text-properties officeooo:rsid="001d85da"/>
    </style:style>
    <style:style style:name="T226" style:family="text">
      <style:text-properties style:font-name-complex="Arial"/>
    </style:style>
    <style:style style:name="T227" style:family="text">
      <style:text-properties style:font-name-complex="Arial" style:font-style-complex="italic"/>
    </style:style>
    <style:style style:name="T228" style:family="text">
      <style:text-properties officeooo:rsid="002c3ff8" style:font-name-complex="Arial"/>
    </style:style>
    <style:style style:name="T229" style:family="text">
      <style:text-properties officeooo:rsid="0022b41b" style:font-name-complex="Arial"/>
    </style:style>
    <style:style style:name="T230" style:family="text">
      <style:text-properties officeooo:rsid="0082f75e" style:font-name-complex="Arial"/>
    </style:style>
    <style:style style:name="T231" style:family="text">
      <style:text-properties officeooo:rsid="003ed1e8" style:font-name-complex="Arial"/>
    </style:style>
    <style:style style:name="T232" style:family="text">
      <style:text-properties officeooo:rsid="003d162e" style:font-name-complex="Arial"/>
    </style:style>
    <style:style style:name="T233" style:family="text">
      <style:text-properties officeooo:rsid="00857f28" style:font-name-complex="Arial"/>
    </style:style>
    <style:style style:name="T234" style:family="text">
      <style:text-properties officeooo:rsid="00264868" style:font-name-complex="Arial"/>
    </style:style>
    <style:style style:name="T235" style:family="text">
      <style:text-properties officeooo:rsid="002609ec" style:font-name-complex="Arial"/>
    </style:style>
    <style:style style:name="T236" style:family="text">
      <style:text-properties officeooo:rsid="00531c6c" style:font-name-complex="Arial"/>
    </style:style>
    <style:style style:name="T237" style:family="text">
      <style:text-properties fo:letter-spacing="0.065cm" style:font-name-complex="Arial"/>
    </style:style>
    <style:style style:name="T238" style:family="text">
      <style:text-properties fo:letter-spacing="0.03cm" style:font-name-complex="Arial"/>
    </style:style>
    <style:style style:name="T239" style:family="text">
      <style:text-properties fo:letter-spacing="0.03cm" officeooo:rsid="00531c6c" style:font-name-complex="Arial"/>
    </style:style>
    <style:style style:name="T240" style:family="text">
      <style:text-properties fo:letter-spacing="0.026cm" style:font-name-complex="Arial"/>
    </style:style>
    <style:style style:name="T241" style:family="text">
      <style:text-properties fo:letter-spacing="0.026cm" style:text-underline-style="none" style:font-name-complex="Arial"/>
    </style:style>
    <style:style style:name="T242" style:family="text">
      <style:text-properties fo:letter-spacing="0.046cm" style:text-underline-style="none" style:font-name-complex="Arial"/>
    </style:style>
    <style:style style:name="T243" style:family="text">
      <style:text-properties style:font-name-asian="Arial"/>
    </style:style>
    <style:style style:name="T244" style:family="text">
      <style:text-properties fo:letter-spacing="-0.032cm" style:font-name-complex="Arial"/>
    </style:style>
    <style:style style:name="T245" style:family="text">
      <style:text-properties fo:letter-spacing="0.018cm" style:font-name-complex="Arial"/>
    </style:style>
    <style:style style:name="T246" style:family="text">
      <style:text-properties fo:letter-spacing="0.018cm" officeooo:rsid="00531c6c" style:font-name-complex="Arial"/>
    </style:style>
    <style:style style:name="T247" style:family="text">
      <style:text-properties fo:letter-spacing="0.048cm" style:font-name-complex="Arial"/>
    </style:style>
    <style:style style:name="T248" style:family="text">
      <style:text-properties fo:letter-spacing="0.048cm" officeooo:rsid="00264868" style:font-name-complex="Arial"/>
    </style:style>
    <style:style style:name="T249" style:family="text">
      <style:text-properties fo:letter-spacing="0.048cm" officeooo:rsid="00264d62" style:font-name-complex="Arial"/>
    </style:style>
    <style:style style:name="T250" style:family="text">
      <style:text-properties fo:letter-spacing="0.048cm" style:text-underline-style="none" style:font-name-complex="Arial"/>
    </style:style>
    <style:style style:name="T251" style:family="text">
      <style:text-properties fo:font-weight="normal" style:font-weight-asian="normal" style:font-name-complex="Arial" style:font-weight-complex="normal"/>
    </style:style>
    <style:style style:name="T252" style:family="text">
      <style:text-properties fo:font-weight="normal" officeooo:rsid="003ed1e8" style:font-weight-asian="normal" style:font-name-complex="Arial" style:font-weight-complex="normal"/>
    </style:style>
    <style:style style:name="T253" style:family="text">
      <style:text-properties fo:font-weight="normal" officeooo:rsid="0084980d" style:font-weight-asian="normal" style:font-name-complex="Arial" style:font-weight-complex="normal"/>
    </style:style>
    <style:style style:name="T254" style:family="text">
      <style:text-properties fo:font-weight="normal" officeooo:rsid="0023ff54" style:font-weight-asian="normal" style:font-name-complex="Arial" style:font-weight-complex="normal"/>
    </style:style>
    <style:style style:name="T255" style:family="text">
      <style:text-properties fo:font-weight="normal" officeooo:rsid="0022b41b" style:font-weight-asian="normal" style:font-name-complex="Arial" style:font-weight-complex="normal"/>
    </style:style>
    <style:style style:name="T256" style:family="text">
      <style:text-properties fo:font-weight="bold" style:font-weight-asian="bold" style:font-name-complex="Arial" style:font-weight-complex="bold"/>
    </style:style>
    <style:style style:name="T257" style:family="text">
      <style:text-properties fo:font-weight="bold" style:font-weight-asian="bold" style:font-name-complex="Arial" style:font-weight-complex="bold" style:text-scale="102%"/>
    </style:style>
    <style:style style:name="T258" style:family="text">
      <style:text-properties fo:font-weight="bold" style:font-weight-asian="bold" style:font-weight-complex="bold"/>
    </style:style>
    <style:style style:name="T259" style:family="text">
      <style:text-properties fo:letter-spacing="-0.019cm" style:font-name-complex="Arial"/>
    </style:style>
    <style:style style:name="T260" style:family="text">
      <style:text-properties fo:letter-spacing="-0.004cm" style:font-name-complex="Arial"/>
    </style:style>
    <style:style style:name="T261" style:family="text">
      <style:text-properties fo:letter-spacing="0.016cm" style:font-name-complex="Arial"/>
    </style:style>
    <style:style style:name="T262" style:family="text">
      <style:text-properties fo:letter-spacing="0.016cm" officeooo:rsid="00531c6c" style:font-name-complex="Arial"/>
    </style:style>
    <style:style style:name="T263" style:family="text">
      <style:text-properties fo:letter-spacing="-0.016cm" style:font-name-complex="Arial"/>
    </style:style>
    <style:style style:name="T264" style:family="text">
      <style:text-properties fo:letter-spacing="0.004cm" style:font-name-complex="Arial"/>
    </style:style>
    <style:style style:name="T265" style:family="text">
      <style:text-properties fo:letter-spacing="0.004cm" style:font-name-complex="Arial" style:text-scale="102%"/>
    </style:style>
    <style:style style:name="T266" style:family="text">
      <style:text-properties fo:letter-spacing="0.004cm" officeooo:rsid="0032d248" style:font-name-complex="Arial" style:text-scale="102%"/>
    </style:style>
    <style:style style:name="T267" style:family="text">
      <style:text-properties fo:letter-spacing="0.004cm" officeooo:rsid="00531c6c" style:font-name-complex="Arial"/>
    </style:style>
    <style:style style:name="T268" style:family="text">
      <style:text-properties fo:letter-spacing="0.004cm" fo:language="es" fo:country="ES" fo:font-style="italic" style:font-style-asian="italic" style:font-style-complex="italic"/>
    </style:style>
    <style:style style:name="T269" style:family="text">
      <style:text-properties fo:letter-spacing="0.004cm" fo:language="es" fo:country="ES" fo:font-style="italic" officeooo:rsid="000901a0" style:font-style-asian="italic" style:font-style-complex="italic"/>
    </style:style>
    <style:style style:name="T270" style:family="text">
      <style:text-properties fo:letter-spacing="0.004cm" fo:font-weight="bold" style:font-weight-asian="bold" style:font-name-complex="Arial" style:font-weight-complex="bold"/>
    </style:style>
    <style:style style:name="T271" style:family="text">
      <style:text-properties fo:letter-spacing="0.004cm" fo:font-weight="bold" style:font-weight-asian="bold" style:font-name-complex="Arial" style:font-weight-complex="bold" style:text-scale="102%"/>
    </style:style>
    <style:style style:name="T272" style:family="text">
      <style:text-properties fo:letter-spacing="0.004cm" fo:font-weight="bold" officeooo:rsid="00170bff" style:font-weight-asian="bold" style:font-name-complex="Arial" style:font-weight-complex="bold" style:text-scale="102%"/>
    </style:style>
    <style:style style:name="T273" style:family="text">
      <style:text-properties fo:letter-spacing="0.004cm" fo:font-weight="normal" officeooo:rsid="0032d248" style:font-weight-asian="normal" style:font-name-complex="Arial" style:font-weight-complex="normal" style:text-scale="102%"/>
    </style:style>
    <style:style style:name="T274" style:family="text">
      <style:text-properties fo:letter-spacing="0.023cm" style:font-name-complex="Arial"/>
    </style:style>
    <style:style style:name="T275" style:family="text">
      <style:text-properties fo:letter-spacing="0.062cm" style:font-name-complex="Arial"/>
    </style:style>
    <style:style style:name="T276" style:family="text">
      <style:text-properties fo:letter-spacing="0.037cm" style:font-name-complex="Arial"/>
    </style:style>
    <style:style style:name="T277" style:family="text">
      <style:text-properties fo:letter-spacing="0.014cm"/>
    </style:style>
    <style:style style:name="T278" style:family="text">
      <style:text-properties fo:letter-spacing="0.014cm" style:font-name-complex="Arial"/>
    </style:style>
    <style:style style:name="T279" style:family="text">
      <style:text-properties fo:letter-spacing="0.041cm" style:font-name-complex="Arial"/>
    </style:style>
    <style:style style:name="T280" style:family="text">
      <style:text-properties fo:letter-spacing="0.034cm" style:font-name-complex="Arial"/>
    </style:style>
    <style:style style:name="T281" style:family="text">
      <style:text-properties fo:letter-spacing="0.09cm" style:font-name-complex="Arial"/>
    </style:style>
    <style:style style:name="T282" style:family="text">
      <style:text-properties fo:language="es" fo:country="ES" style:font-name-complex="Arial"/>
    </style:style>
    <style:style style:name="T283" style:family="text">
      <style:text-properties fo:language="es" fo:country="ES" fo:font-weight="bold" style:font-weight-asian="bold" style:font-name-complex="Arial" style:font-weight-complex="bold"/>
    </style:style>
    <style:style style:name="T284" style:family="text">
      <style:text-properties fo:font-style="italic" style:font-style-asian="italic" style:font-name-complex="Arial" style:font-style-complex="italic"/>
    </style:style>
    <style:style style:name="T285" style:family="text">
      <style:text-properties fo:font-style="italic" style:font-style-asian="italic" style:font-name-complex="Times-Italic" style:font-style-complex="italic"/>
    </style:style>
    <style:style style:name="T286" style:family="text">
      <style:text-properties fo:letter-spacing="-0.005cm"/>
    </style:style>
    <style:style style:name="T287" style:family="text">
      <style:text-properties fo:letter-spacing="0.071cm" style:text-underline-style="none" style:font-name-complex="Arial"/>
    </style:style>
    <style:style style:name="T288" style:family="text">
      <style:text-properties fo:letter-spacing="0.071cm" style:text-underline-style="none" officeooo:rsid="0021b36c" style:font-name-complex="Arial"/>
    </style:style>
    <style:style style:name="T289" style:family="text">
      <style:text-properties fo:letter-spacing="0.012cm" style:font-name-complex="Arial"/>
    </style:style>
    <style:style style:name="T290" style:family="text">
      <style:text-properties fo:letter-spacing="0.032cm" style:font-name-complex="Arial"/>
    </style:style>
    <style:style style:name="T291" style:family="text">
      <style:text-properties fo:letter-spacing="0.032cm" officeooo:rsid="002609ec" style:font-name-complex="Arial"/>
    </style:style>
    <style:style style:name="T292" style:family="text">
      <style:text-properties fo:letter-spacing="0.002cm" style:font-name-complex="Arial" style:text-scale="102%"/>
    </style:style>
    <style:style style:name="T293" style:family="text">
      <style:text-properties fo:letter-spacing="0.002cm" fo:font-weight="bold" style:font-weight-asian="bold" style:font-name-complex="Arial" style:font-weight-complex="bold"/>
    </style:style>
    <style:style style:name="T294" style:family="text">
      <style:text-properties fo:letter-spacing="0.002cm" fo:font-weight="bold" style:font-weight-asian="bold" style:font-name-complex="Arial" style:font-weight-complex="bold" style:text-scale="102%"/>
    </style:style>
    <style:style style:name="T295" style:family="text">
      <style:text-properties fo:letter-spacing="0.002cm" fo:font-weight="bold" officeooo:rsid="00170bff" style:font-weight-asian="bold" style:font-name-complex="Arial" style:font-weight-complex="bold" style:text-scale="102%"/>
    </style:style>
    <style:style style:name="T296" style:family="text">
      <style:text-properties officeooo:rsid="0087fa9e"/>
    </style:style>
    <style:style style:name="T297" style:family="text">
      <style:text-properties officeooo:rsid="0040c8d4"/>
    </style:style>
    <style:style style:name="T298" style:family="text">
      <style:text-properties officeooo:rsid="002166b9"/>
    </style:style>
    <style:style style:name="T299" style:family="text">
      <style:text-properties officeooo:rsid="0082e3a7"/>
    </style:style>
    <style:style style:name="T300" style:family="text">
      <style:text-properties officeooo:rsid="003d162e"/>
    </style:style>
    <style:style style:name="T301" style:family="text">
      <style:text-properties officeooo:rsid="003ed1e8"/>
    </style:style>
    <style:style style:name="T302" style:family="text">
      <style:text-properties officeooo:rsid="0084980d"/>
    </style:style>
    <style:style style:name="T303" style:family="text">
      <style:text-properties officeooo:rsid="00857f28"/>
    </style:style>
    <style:style style:name="T304" style:family="text">
      <style:text-properties officeooo:rsid="0085a2ab"/>
    </style:style>
    <style:style style:name="T305" style:family="text">
      <style:text-properties fo:font-size="12pt" style:font-size-asian="12pt" style:font-name-complex="Arial" style:font-size-complex="12pt"/>
    </style:style>
    <style:style style:name="T306" style:family="text">
      <style:text-properties fo:font-size="12pt" officeooo:rsid="00304cbb" style:font-size-asian="12pt" style:font-name-complex="Arial" style:font-size-complex="12pt"/>
    </style:style>
    <style:style style:name="T307" style:family="text">
      <style:text-properties fo:font-size="12pt" officeooo:rsid="00320911" style:font-size-asian="12pt" style:font-name-complex="Arial" style:font-size-complex="12pt"/>
    </style:style>
    <style:style style:name="T308" style:family="text">
      <style:text-properties fo:font-size="12pt" officeooo:rsid="0020b496" style:font-size-asian="12pt" style:font-name-complex="Arial" style:font-size-complex="12pt"/>
    </style:style>
    <style:style style:name="T309" style:family="text">
      <style:text-properties fo:font-size="12pt" officeooo:rsid="0023f845" style:font-size-asian="12pt" style:font-name-complex="Arial" style:font-size-complex="12pt"/>
    </style:style>
    <style:style style:name="T310" style:family="text">
      <style:text-properties fo:font-size="12pt" officeooo:rsid="002849eb" style:font-size-asian="12pt" style:font-name-complex="Arial" style:font-size-complex="12pt"/>
    </style:style>
    <style:style style:name="T311" style:family="text">
      <style:text-properties fo:font-size="12pt" officeooo:rsid="0023ff54" style:font-size-asian="12pt" style:font-name-complex="Arial" style:font-size-complex="12pt"/>
    </style:style>
    <style:style style:name="T312" style:family="text">
      <style:text-properties fo:font-size="12pt" officeooo:rsid="002522f1" style:font-size-asian="12pt" style:font-name-complex="Arial" style:font-size-complex="12pt"/>
    </style:style>
    <style:style style:name="T313" style:family="text">
      <style:text-properties fo:font-size="12pt" officeooo:rsid="00293a72" style:font-size-asian="12pt" style:font-name-complex="Arial" style:font-size-complex="12pt"/>
    </style:style>
    <style:style style:name="T314" style:family="text">
      <style:text-properties fo:font-size="12pt" officeooo:rsid="002b65b0" style:font-size-asian="12pt" style:font-name-complex="Arial" style:font-size-complex="12pt"/>
    </style:style>
    <style:style style:name="T315" style:family="text">
      <style:text-properties fo:font-size="12pt" officeooo:rsid="002a2e46" style:font-size-asian="12pt" style:font-name-complex="Arial" style:font-size-complex="12pt"/>
    </style:style>
    <style:style style:name="T316" style:family="text">
      <style:text-properties fo:font-size="12pt" officeooo:rsid="002c41b2" style:font-size-asian="12pt" style:font-name-complex="Arial" style:font-size-complex="12pt"/>
    </style:style>
    <style:style style:name="T317" style:family="text">
      <style:text-properties fo:font-size="12pt" style:font-size-asian="12pt" style:font-name-complex="Times New Roman" style:font-size-complex="12pt"/>
    </style:style>
    <style:style style:name="T318" style:family="text">
      <style:text-properties fo:font-size="12pt" style:font-size-asian="12pt" style:font-size-complex="12pt"/>
    </style:style>
    <style:style style:name="T319" style:family="text">
      <style:text-properties fo:font-size="12pt" officeooo:rsid="00320911" style:font-size-asian="12pt" style:font-size-complex="12pt"/>
    </style:style>
    <style:style style:name="T320" style:family="text">
      <style:text-properties fo:font-size="12pt" fo:letter-spacing="-0.019cm" style:font-size-asian="12pt" style:font-name-complex="Arial" style:font-size-complex="12pt"/>
    </style:style>
    <style:style style:name="T321" style:family="text">
      <style:text-properties fo:font-size="12pt" fo:letter-spacing="-0.019cm" style:font-size-asian="12pt" style:font-size-complex="12pt"/>
    </style:style>
    <style:style style:name="T322" style:family="text">
      <style:text-properties fo:font-size="12pt" fo:letter-spacing="-0.019cm" fo:font-weight="bold" style:font-size-asian="12pt" style:font-weight-asian="bold" style:font-size-complex="12pt" style:font-weight-complex="bold"/>
    </style:style>
    <style:style style:name="T323" style:family="text">
      <style:text-properties fo:font-size="12pt" style:font-name-asian="Arial" style:font-size-asian="12pt" style:font-name-complex="Arial" style:font-size-complex="12pt"/>
    </style:style>
    <style:style style:name="T324" style:family="text">
      <style:text-properties fo:font-size="12pt" fo:font-weight="bold" style:font-size-asian="12pt" style:font-weight-asian="bold" style:font-name-complex="Arial" style:font-size-complex="12pt" style:font-weight-complex="bold"/>
    </style:style>
    <style:style style:name="T325" style:family="text">
      <style:text-properties fo:font-size="12pt" fo:font-weight="bold" style:font-size-asian="12pt" style:font-weight-asian="bold" style:font-size-complex="12pt" style:font-weight-complex="bold"/>
    </style:style>
    <style:style style:name="T326" style:family="text">
      <style:text-properties fo:font-size="12pt" fo:font-weight="bold" officeooo:rsid="00304cbb" style:font-size-asian="12pt" style:font-weight-asian="bold" style:font-size-complex="12pt" style:font-weight-complex="bold"/>
    </style:style>
    <style:style style:name="T327" style:family="text">
      <style:text-properties fo:font-size="12pt" fo:font-weight="bold" officeooo:rsid="00320911" style:font-size-asian="12pt" style:font-weight-asian="bold" style:font-size-complex="12pt" style:font-weight-complex="bold"/>
    </style:style>
    <style:style style:name="T328" style:family="text">
      <style:text-properties fo:font-size="12pt" fo:letter-spacing="0.009cm" style:font-size-asian="12pt" style:font-name-complex="Arial" style:font-size-complex="12pt"/>
    </style:style>
    <style:style style:name="T329" style:family="text">
      <style:text-properties fo:font-size="12pt" fo:letter-spacing="0.009cm" style:font-size-asian="12pt" style:font-name-complex="Times New Roman" style:font-size-complex="12pt"/>
    </style:style>
    <style:style style:name="T330" style:family="text">
      <style:text-properties fo:font-size="12pt" fo:letter-spacing="-0.026cm" style:font-size-asian="12pt" style:font-name-complex="Arial" style:font-size-complex="12pt"/>
    </style:style>
    <style:style style:name="T331" style:family="text">
      <style:text-properties fo:font-size="12pt" fo:letter-spacing="0.071cm" style:font-size-asian="12pt" style:font-name-complex="Arial" style:font-size-complex="12pt"/>
    </style:style>
    <style:style style:name="T332" style:family="text">
      <style:text-properties fo:font-size="12pt" fo:letter-spacing="0.016cm" style:font-size-asian="12pt" style:font-name-complex="Arial" style:font-size-complex="12pt"/>
    </style:style>
    <style:style style:name="T333" style:family="text">
      <style:text-properties fo:font-size="12pt" fo:letter-spacing="0.016cm" style:font-size-asian="12pt" style:font-name-complex="Times New Roman" style:font-size-complex="12pt"/>
    </style:style>
    <style:style style:name="T334" style:family="text">
      <style:text-properties fo:font-size="12pt" fo:letter-spacing="0.016cm" fo:font-weight="bold" style:font-size-asian="12pt" style:font-weight-asian="bold" style:font-name-complex="Arial" style:font-size-complex="12pt" style:font-weight-complex="bold"/>
    </style:style>
    <style:style style:name="T335" style:family="text">
      <style:text-properties fo:font-size="12pt" fo:letter-spacing="0.035cm" style:font-size-asian="12pt" style:font-name-complex="Arial" style:font-size-complex="12pt"/>
    </style:style>
    <style:style style:name="T336" style:family="text">
      <style:text-properties fo:font-size="12pt" fo:letter-spacing="0.035cm" style:font-size-asian="12pt" style:font-name-complex="Times New Roman" style:font-size-complex="12pt"/>
    </style:style>
    <style:style style:name="T337" style:family="text">
      <style:text-properties fo:font-size="12pt" fo:letter-spacing="-0.016cm" style:font-size-asian="12pt" style:font-name-complex="Arial" style:font-size-complex="12pt"/>
    </style:style>
    <style:style style:name="T338" style:family="text">
      <style:text-properties fo:font-size="12pt" fo:letter-spacing="0.081cm" style:font-size-asian="12pt" style:font-name-complex="Arial" style:font-size-complex="12pt"/>
    </style:style>
    <style:style style:name="T339" style:family="text">
      <style:text-properties fo:font-size="12pt" fo:letter-spacing="-0.005cm" style:font-size-asian="12pt" style:font-name-complex="Arial" style:font-size-complex="12pt"/>
    </style:style>
    <style:style style:name="T340" style:family="text">
      <style:text-properties fo:font-size="12pt" fo:letter-spacing="-0.005cm" officeooo:rsid="00293a72" style:font-size-asian="12pt" style:font-name-complex="Arial" style:font-size-complex="12pt"/>
    </style:style>
    <style:style style:name="T341" style:family="text">
      <style:text-properties fo:font-size="12pt" fo:letter-spacing="0.014cm" style:font-size-asian="12pt" style:font-name-complex="Arial" style:font-size-complex="12pt"/>
    </style:style>
    <style:style style:name="T342" style:family="text">
      <style:text-properties fo:font-size="12pt" fo:letter-spacing="0.014cm" officeooo:rsid="00293a72" style:font-size-asian="12pt" style:font-name-complex="Arial" style:font-size-complex="12pt"/>
    </style:style>
    <style:style style:name="T343" style:family="text">
      <style:text-properties fo:font-size="12pt" fo:letter-spacing="0.034cm" style:font-size-asian="12pt" style:font-name-complex="Arial" style:font-size-complex="12pt"/>
    </style:style>
    <style:style style:name="T344" style:family="text">
      <style:text-properties fo:font-size="12pt" fo:letter-spacing="0.053cm" style:font-size-asian="12pt" style:font-name-complex="Arial" style:font-size-complex="12pt"/>
    </style:style>
    <style:style style:name="T345" style:family="text">
      <style:text-properties fo:font-size="12pt" fo:letter-spacing="0.085cm" style:font-size-asian="12pt" style:font-name-complex="Arial" style:font-size-complex="12pt"/>
    </style:style>
    <style:style style:name="T346" style:family="text">
      <style:text-properties fo:font-size="12pt" fo:letter-spacing="0.028cm" officeooo:rsid="00235fc9" style:font-size-asian="12pt" style:font-name-complex="Arial" style:font-size-complex="12pt"/>
    </style:style>
    <style:style style:name="T347" style:family="text">
      <style:text-properties fo:font-size="12pt" fo:letter-spacing="0.028cm" style:font-size-asian="12pt" style:font-name-complex="Times New Roman" style:font-size-complex="12pt"/>
    </style:style>
    <style:style style:name="T348" style:family="text">
      <style:text-properties fo:font-size="12pt" fo:letter-spacing="0.048cm" style:font-size-asian="12pt" style:font-name-complex="Arial" style:font-size-complex="12pt"/>
    </style:style>
    <style:style style:name="T349" style:family="text">
      <style:text-properties fo:font-size="12pt" fo:letter-spacing="0.048cm" style:font-size-asian="12pt" style:font-name-complex="Times New Roman" style:font-size-complex="12pt"/>
    </style:style>
    <style:style style:name="T350" style:family="text">
      <style:text-properties fo:font-size="12pt" fo:letter-spacing="0.039cm" style:font-size-asian="12pt" style:font-name-complex="Arial" style:font-size-complex="12pt"/>
    </style:style>
    <style:style style:name="T351" style:family="text">
      <style:text-properties fo:font-size="12pt" fo:letter-spacing="0.039cm" style:font-size-asian="12pt" style:font-name-complex="Times New Roman" style:font-size-complex="12pt"/>
    </style:style>
    <style:style style:name="T352" style:family="text">
      <style:text-properties fo:font-size="12pt" fo:letter-spacing="0.039cm" officeooo:rsid="002db0a4" style:font-size-asian="12pt" style:font-name-complex="Times New Roman" style:font-size-complex="12pt"/>
    </style:style>
    <style:style style:name="T353" style:family="text">
      <style:text-properties fo:font-size="12pt" fo:letter-spacing="0.041cm" style:font-size-asian="12pt" style:font-name-complex="Arial" style:font-size-complex="12pt"/>
    </style:style>
    <style:style style:name="T354" style:family="text">
      <style:text-properties fo:font-size="12pt" fo:letter-spacing="0.041cm" style:font-size-asian="12pt" style:font-name-complex="Times New Roman" style:font-size-complex="12pt"/>
    </style:style>
    <style:style style:name="T355" style:family="text">
      <style:text-properties fo:font-size="12pt" fo:letter-spacing="0.046cm" style:font-size-asian="12pt" style:font-name-complex="Arial" style:font-size-complex="12pt"/>
    </style:style>
    <style:style style:name="T356" style:family="text">
      <style:text-properties fo:font-size="12pt" fo:letter-spacing="0.111cm" style:font-size-asian="12pt" style:font-name-complex="Arial" style:font-size-complex="12pt"/>
    </style:style>
    <style:style style:name="T357" style:family="text">
      <style:text-properties fo:font-size="12pt" fo:letter-spacing="0.026cm" style:font-size-asian="12pt" style:font-name-complex="Arial" style:font-size-complex="12pt"/>
    </style:style>
    <style:style style:name="T358" style:family="text">
      <style:text-properties fo:font-size="12pt" fo:letter-spacing="0.026cm" officeooo:rsid="002c41b2" style:font-size-asian="12pt" style:font-name-complex="Arial" style:font-size-complex="12pt"/>
    </style:style>
    <style:style style:name="T359" style:family="text">
      <style:text-properties fo:font-size="12pt" fo:letter-spacing="0.026cm" style:font-size-asian="12pt" style:font-name-complex="Times New Roman" style:font-size-complex="12pt"/>
    </style:style>
    <style:style style:name="T360" style:family="text">
      <style:text-properties fo:font-size="12pt" fo:letter-spacing="0.004cm" style:font-size-asian="12pt" style:font-name-complex="Arial" style:font-size-complex="12pt"/>
    </style:style>
    <style:style style:name="T361" style:family="text">
      <style:text-properties fo:font-size="12pt" fo:letter-spacing="0.004cm" style:font-size-asian="12pt" style:font-name-complex="Times New Roman" style:font-size-complex="12pt"/>
    </style:style>
    <style:style style:name="T362" style:family="text">
      <style:text-properties fo:font-size="12pt" fo:letter-spacing="0.042cm" style:font-size-asian="12pt" style:font-name-complex="Arial" style:font-size-complex="12pt"/>
    </style:style>
    <style:style style:name="T363" style:family="text">
      <style:text-properties fo:font-size="12pt" fo:letter-spacing="0.042cm" style:font-size-asian="12pt" style:font-name-complex="Times New Roman" style:font-size-complex="12pt"/>
    </style:style>
    <style:style style:name="T364" style:family="text">
      <style:text-properties fo:font-size="12pt" fo:letter-spacing="0.002cm" style:font-size-asian="12pt" style:font-name-complex="Arial" style:font-size-complex="12pt"/>
    </style:style>
    <style:style style:name="T365" style:family="text">
      <style:text-properties fo:font-size="12pt" fo:letter-spacing="0.002cm" style:font-size-asian="12pt" style:font-name-complex="Times New Roman" style:font-size-complex="12pt"/>
    </style:style>
    <style:style style:name="T366" style:family="text">
      <style:text-properties fo:font-size="12pt" fo:letter-spacing="0.032cm" style:font-size-asian="12pt" style:font-name-complex="Times New Roman" style:font-size-complex="12pt"/>
    </style:style>
    <style:style style:name="T367" style:family="text">
      <style:text-properties fo:font-size="12pt" fo:letter-spacing="0.049cm" style:font-size-asian="12pt" style:font-name-complex="Times New Roman" style:font-size-complex="12pt"/>
    </style:style>
    <style:style style:name="T368" style:family="text">
      <style:text-properties fo:font-size="12pt" fo:letter-spacing="0.051cm" style:font-size-asian="12pt" style:font-name-complex="Times New Roman" style:font-size-complex="12pt"/>
    </style:style>
    <style:style style:name="T369" style:family="text">
      <style:text-properties fo:font-size="12pt" fo:letter-spacing="0.058cm" style:font-size-asian="12pt" style:font-name-complex="Times New Roman" style:font-size-complex="12pt"/>
    </style:style>
    <style:style style:name="T370" style:family="text">
      <style:text-properties fo:font-size="12pt" fo:letter-spacing="0.088cm" style:font-size-asian="12pt" style:font-name-complex="Times New Roman" style:font-size-complex="12pt"/>
    </style:style>
    <style:style style:name="T371" style:family="text">
      <style:text-properties fo:font-size="12pt" fo:letter-spacing="0.018cm" style:font-size-asian="12pt" style:font-name-complex="Times New Roman" style:font-size-complex="12pt"/>
    </style:style>
    <style:style style:name="T372" style:family="text">
      <style:text-properties fo:font-size="12pt" fo:letter-spacing="0.06cm" style:font-size-asian="12pt" style:font-name-complex="Times New Roman" style:font-size-complex="12pt"/>
    </style:style>
    <style:style style:name="T373" style:family="text">
      <style:text-properties fo:font-size="12pt" fo:letter-spacing="0.044cm" style:font-size-asian="12pt" style:font-name-complex="Times New Roman" style:font-size-complex="12pt"/>
    </style:style>
    <style:style style:name="T374" style:family="text">
      <style:text-properties fo:font-size="12pt" fo:letter-spacing="0.025cm" style:font-size-asian="12pt" style:font-name-complex="Times New Roman" style:font-size-complex="12pt"/>
    </style:style>
    <style:style style:name="T375" style:family="text">
      <style:text-properties fo:font-size="12pt" fo:letter-spacing="0.019cm" style:font-size-asian="12pt" style:font-name-complex="Times New Roman" style:font-size-complex="12pt"/>
    </style:style>
    <style:style style:name="T376" style:family="text">
      <style:text-properties fo:font-size="12pt" fo:letter-spacing="0.055cm" style:font-size-asian="12pt" style:font-name-complex="Times New Roman" style:font-size-complex="12pt"/>
    </style:style>
    <style:style style:name="T377" style:family="text">
      <style:text-properties fo:font-size="12pt" fo:letter-spacing="0.072cm" style:font-size-asian="12pt" style:font-name-complex="Times New Roman" style:font-size-complex="12pt"/>
    </style:style>
    <style:style style:name="T378" style:family="text">
      <style:text-properties fo:font-size="12pt" fo:letter-spacing="0.005cm" style:font-size-asian="12pt" style:font-name-complex="Times New Roman" style:font-size-complex="12pt"/>
    </style:style>
    <style:style style:name="T379" style:family="text">
      <style:text-properties fo:font-size="12pt" fo:letter-spacing="-0.012cm" style:font-size-asian="12pt" style:font-name-complex="Times New Roman" style:font-size-complex="12pt"/>
    </style:style>
    <style:style style:name="T380" style:family="text">
      <style:text-properties fo:font-size="12pt" fo:letter-spacing="0.007cm" style:font-size-asian="12pt" style:font-name-complex="Times New Roman" style:font-size-complex="12pt"/>
    </style:style>
    <style:style style:name="T381" style:family="text">
      <style:text-properties fo:font-size="12pt" fo:letter-spacing="0.021cm" style:font-size-asian="12pt" style:font-name-complex="Times New Roman" style:font-size-complex="12pt"/>
    </style:style>
    <style:style style:name="T382" style:family="text">
      <style:text-properties fo:font-size="12pt" fo:letter-spacing="-0.034cm" style:font-size-asian="12pt" style:font-name-complex="Times New Roman" style:font-size-complex="12pt"/>
    </style:style>
    <style:style style:name="T383" style:family="text">
      <style:text-properties fo:font-size="12pt" fo:letter-spacing="0.065cm" style:font-size-asian="12pt" style:font-name-complex="Times New Roman" style:font-size-complex="12pt"/>
    </style:style>
    <style:style style:name="T384" style:family="text">
      <style:text-properties fo:font-size="12pt" fo:letter-spacing="-0.011cm" style:font-size-asian="12pt" style:font-name-complex="Times New Roman" style:font-size-complex="12pt"/>
    </style:style>
    <style:style style:name="T385" style:family="text">
      <style:text-properties fo:font-size="12pt" fo:letter-spacing="0.037cm" style:font-size-asian="12pt" style:font-name-complex="Times New Roman" style:font-size-complex="12pt"/>
    </style:style>
    <style:style style:name="T386" style:family="text">
      <style:text-properties fo:font-size="12pt" fo:letter-spacing="0.076cm" style:font-size-asian="12pt" style:font-name-complex="Times New Roman" style:font-size-complex="12pt"/>
    </style:style>
    <style:style style:name="T387" style:family="text">
      <style:text-properties fo:font-size="12pt" fo:letter-spacing="0.012cm" style:font-size-asian="12pt" style:font-name-complex="Times New Roman" style:font-size-complex="12pt"/>
    </style:style>
    <style:style style:name="T388" style:family="text">
      <style:text-properties fo:font-size="12pt" fo:letter-spacing="-0.009cm" style:font-size-asian="12pt" style:font-name-complex="Times New Roman" style:font-size-complex="12pt"/>
    </style:style>
    <style:style style:name="T389" style:family="text">
      <style:text-properties fo:font-size="12pt" fo:letter-spacing="-0.018cm" style:font-size-asian="12pt" style:font-name-complex="Times New Roman" style:font-size-complex="12pt"/>
    </style:style>
    <style:style style:name="T390" style:family="text">
      <style:text-properties fo:font-size="12pt" fo:letter-spacing="-0.018cm" style:font-size-asian="12pt" style:font-size-complex="12pt"/>
    </style:style>
    <style:style style:name="T391" style:family="text">
      <style:text-properties fo:font-size="12pt" fo:letter-spacing="-0.018cm" fo:font-weight="bold" style:font-size-asian="12pt" style:font-weight-asian="bold" style:font-size-complex="12pt" style:font-weight-complex="bold"/>
    </style:style>
    <style:style style:name="T392" style:family="text">
      <style:text-properties fo:font-size="12pt" fo:letter-spacing="0.023cm" style:font-size-asian="12pt" style:font-name-complex="Times New Roman" style:font-size-complex="12pt"/>
    </style:style>
    <style:style style:name="T393" style:family="text">
      <style:text-properties officeooo:rsid="0033f64c"/>
    </style:style>
    <style:style style:name="T394" style:family="text">
      <style:text-properties officeooo:rsid="0020b496"/>
    </style:style>
    <style:style style:name="T395" style:family="text">
      <style:text-properties officeooo:rsid="001c26f2"/>
    </style:style>
    <style:style style:name="T396" style:family="text">
      <style:text-properties officeooo:rsid="0023f845"/>
    </style:style>
    <style:style style:name="T397" style:family="text">
      <style:text-properties officeooo:rsid="0021b36c"/>
    </style:style>
    <style:style style:name="T398" style:family="text">
      <style:text-properties style:text-underline-style="none" style:font-name-complex="Arial"/>
    </style:style>
    <style:style style:name="T399" style:family="text">
      <style:text-properties style:text-underline-style="none" officeooo:rsid="0021b36c" style:font-name-complex="Arial"/>
    </style:style>
    <style:style style:name="T400" style:family="text">
      <style:text-properties fo:letter-spacing="0.069cm" style:text-underline-style="none" style:font-name-complex="Arial"/>
    </style:style>
    <style:style style:name="T401" style:family="text">
      <style:text-properties officeooo:rsid="0023ff54"/>
    </style:style>
    <style:style style:name="T402" style:family="text">
      <style:text-properties fo:letter-spacing="0.005cm" fo:font-weight="bold" style:font-weight-asian="bold" style:font-name-complex="Arial" style:font-weight-complex="bold"/>
    </style:style>
    <style:style style:name="T403" style:family="text">
      <style:text-properties fo:letter-spacing="0.025cm" fo:font-weight="bold" style:font-weight-asian="bold" style:font-name-complex="Arial" style:font-weight-complex="bold"/>
    </style:style>
    <style:style style:name="T404" style:family="text">
      <style:text-properties fo:font-size="13pt" style:font-size-asian="13pt" style:font-name-complex="Times New Roman" style:font-size-complex="13pt"/>
    </style:style>
    <style:style style:name="T405" style:family="text">
      <style:text-properties fo:font-size="10pt" style:font-size-asian="10pt" style:font-name-complex="Times New Roman" style:font-size-complex="10pt"/>
    </style:style>
    <style:style style:name="T406" style:family="text">
      <style:text-properties fo:color="#1a1a1a" fo:font-size="12pt" officeooo:rsid="00152ff6" style:font-size-asian="12pt" style:font-name-complex="Arial" style:font-size-complex="12pt"/>
    </style:style>
    <style:style style:name="T407" style:family="text">
      <style:text-properties fo:color="#1a1a1a" fo:font-size="12pt" officeooo:rsid="00304cbb" style:font-size-asian="12pt" style:font-name-complex="Arial" style:font-size-complex="12pt"/>
    </style:style>
    <style:style style:name="T408" style:family="text">
      <style:text-properties fo:color="#1a1a1a" fo:font-size="12pt" officeooo:rsid="00320911" style:font-size-asian="12pt" style:font-name-complex="Arial" style:font-size-complex="12pt"/>
    </style:style>
    <style:style style:name="T409" style:family="text">
      <style:text-properties fo:color="#1a1a1a" fo:font-size="12pt" fo:letter-spacing="-0.019cm" officeooo:rsid="00152ff6" style:font-size-asian="12pt" style:font-name-complex="Arial" style:font-size-complex="12pt"/>
    </style:style>
    <style:style style:name="T410" style:family="text">
      <style:text-properties fo:color="#1a1a1a" style:font-name="Arial" fo:font-size="10.5pt" fo:font-weight="normal" officeooo:rsid="003e29b0" style:font-size-asian="10.5pt" style:font-weight-asian="normal" style:font-name-complex="Arial" style:font-size-complex="10.5pt" style:font-weight-complex="normal"/>
    </style:style>
    <style:style style:name="T411" style:family="text">
      <style:text-properties officeooo:rsid="0042a968"/>
    </style:style>
    <style:style style:name="T412" style:family="text">
      <style:text-properties fo:letter-spacing="-0.018cm"/>
    </style:style>
    <style:style style:name="T413" style:family="text">
      <style:text-properties officeooo:rsid="00468ddf"/>
    </style:style>
    <style:style style:name="T414" style:family="text">
      <style:text-properties officeooo:rsid="003b3084"/>
    </style:style>
    <style:style style:name="T415"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fr2"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55cm" fo:text-indent="-0.635cm" fo:margin-left="1.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85cm" fo:text-indent="-0.635cm" fo:margin-left="2.1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55cm" fo:text-indent="-0.635cm" fo:margin-left="1.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85cm" fo:text-indent="-0.635cm" fo:margin-left="2.1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55cm" fo:text-indent="-0.635cm" fo:margin-left="1.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85cm" fo:text-indent="-0.635cm" fo:margin-left="2.1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5cm" fo:text-indent="-0.635cm" fo:margin-left="1.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85cm" fo:text-indent="-0.635cm" fo:margin-left="2.1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55cm" fo:text-indent="-0.635cm" fo:margin-left="1.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85cm" fo:text-indent="-0.635cm" fo:margin-left="2.1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horizontal-align="justify" draw:textarea-vertical-align="middle" draw:auto-grow-height="false" fo:min-height="9.423cm" fo:min-width="15.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background"/>
    </style:style>
    <style:style style:name="gr4" style:family="graphic">
      <style:graphic-properties draw:stroke="solid" svg:stroke-width="0.037cm" svg:stroke-color="#000000" draw:stroke-linejoin="round" svg:stroke-linecap="square" draw:fill="none" draw:fill-color="#ffffff" draw:textarea-horizontal-align="left" draw:textarea-vertical-align="top" draw:auto-grow-height="false" fo:min-height="0cm" fo:min-width="16.222cm" fo:padding-top="0.229cm" fo:padding-bottom="0.229cm" fo:padding-left="0.441cm" fo:padding-right="0.441cm" fo:wrap-option="wrap" draw:shadow-color="#808080" style:run-through="background"/>
    </style:style>
    <style:style style:name="gr5" style:family="graphic">
      <style:graphic-properties draw:stroke="solid" svg:stroke-width="0.037cm" svg:stroke-color="#000000" draw:stroke-linejoin="round" svg:stroke-linecap="square" draw:fill="none" draw:fill-color="#ffffff" draw:textarea-horizontal-align="left" draw:textarea-vertical-align="top" draw:auto-grow-height="false" fo:min-height="1.235cm" fo:min-width="0cm" fo:padding-top="0.229cm" fo:padding-bottom="0.229cm" fo:padding-left="0.441cm" fo:padding-right="0.441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
      <text:p text:style-name="P23"/>
      <text:p text:style-name="P23"/>
      <text:p text:style-name="P79"/>
      <text:p text:style-name="P78"/>
      <text:p text:style-name="P78"/>
      <text:p text:style-name="P78"><draw:custom-shape text:anchor-type="paragraph" draw:z-index="0" draw:style-name="gr1" draw:text-style-name="P348" svg:width="15.579cm" svg:height="9.423cm" svg:x="0.012cm" svg:y="0.57cm"><text:p/><draw:enhanced-geometry svg:viewBox="0 0 21600 21600" draw:mirror-horizontal="false" draw:mirror-vertical="false" draw:type="rectangle" draw:enhanced-path="M 0 0 L 21600 0 21600 21600 0 21600 0 0 Z N"/></draw:custom-shape></text:p>
      <text:p text:style-name="P78"/>
      <text:p text:style-name="P115"><text:span text:style-name="T270">PROGRA</text:span><text:span text:style-name="T402">M</text:span><text:span text:style-name="T270">AC</text:span><text:span text:style-name="T293">I</text:span><text:span text:style-name="T270">Ó</text:span><text:span text:style-name="T256">N</text:span><text:span text:style-name="T403"> </text:span><text:span text:style-name="T271">D</text:span><text:span text:style-name="T294">I</text:span><text:span text:style-name="T271">DÁCT</text:span><text:span text:style-name="T294">I</text:span><text:span text:style-name="T271">C</text:span><text:span text:style-name="T257">A</text:span></text:p>
      <text:p text:style-name="P216"/>
      <text:p text:style-name="P155"><text:span text:style-name="T269">A</text:span><text:span text:style-name="T268">PLICACIONES WEB</text:span></text:p>
      <text:p text:style-name="P116"><text:span text:style-name="T258">Ciclo Formativo:</text:span> </text:p>
      <text:p text:style-name="P104">Grado Medio en Sistemas Microinformáticos y Redes</text:p>
      <text:p text:style-name="P249"/>
      <text:p text:style-name="P105"><text:span text:style-name="T271">Cu</text:span><text:span text:style-name="T294">r</text:span><text:span text:style-name="T271">so</text:span><text:span text:style-name="T257">: </text:span><text:span text:style-name="T265">201</text:span><text:span text:style-name="T266">7</text:span><text:span text:style-name="T292">-</text:span><text:span text:style-name="T265">201</text:span><text:span text:style-name="T266">8</text:span></text:p>
      <text:p text:style-name="P157"/>
      <text:p text:style-name="P77"><text:span text:style-name="T272">P</text:span><text:span text:style-name="T295">r</text:span><text:span text:style-name="T272">o</text:span><text:span text:style-name="T295">f</text:span><text:span text:style-name="T272">eso</text:span><text:span text:style-name="T295">r</text:span><text:span text:style-name="T272">: </text:span><text:span text:style-name="T273">Francisco Félix Atoche Bethencourt</text:span></text:p>
      <text:p text:style-name="P26"/>
      <text:p text:style-name="P158"/>
      <text:p text:style-name="P159"/>
      <text:p text:style-name="P25"/>
      <text:p text:style-name="P25"/>
      <text:p text:style-name="P25"/>
      <text:p text:style-name="P25"/>
      <text:p text:style-name="P25"/>
      <text:p text:style-name="P25"/>
      <text:p text:style-name="P25"/>
      <text:p text:style-name="P25"/>
      <text:p text:style-name="P25"/>
      <text:p text:style-name="P25"/>
      <text:p text:style-name="P25"/>
      <text:p text:style-name="P22"/>
      <text:p text:style-name="P22"/>
      <text:p text:style-name="P22"/>
      <text:p text:style-name="P22"/>
      <text:p text:style-name="P22"/>
      <text:p text:style-name="P22"/>
      <text:p text:style-name="P22"/>
      <text:p text:style-name="P22"/>
      <text:p text:style-name="P22"/>
      <text:p text:style-name="P22"/>
      <text:p text:style-name="P22"/>
      <text:table-of-content text:style-name="Sect1" text:protected="true" text:name="Sumario1">
        <text:table-of-content-source text:outline-level="10" text:use-outline-level="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3"/>
          </text:index-source-styles>
          <text:index-source-styles text:outline-level="2">
            <text:index-source-style text:style-name="Heading_20_5"/>
          </text:index-source-styles>
          <text:index-source-styles text:outline-level="3">
            <text:index-source-style text:style-name="Heading_20_7"/>
          </text:index-source-styles>
        </text:table-of-content-source>
        <text:index-body>
          <text:index-title text:style-name="Sect1" text:name="Sumario1_Head">
            <text:p text:style-name="P200"><text:soft-page-break/>Índice de contenidos</text:p>
          </text:index-title>
          <text:p text:style-name="P201"><text:a xlink:type="simple" xlink:href="#__RefHeading___Toc34137_87245982" text:style-name="Index_20_Link" text:visited-style-name="Index_20_Link"><text:span text:style-name="T48">1. INTRODUCCIÓN<text:tab/>3</text:span></text:a></text:p>
          <text:p text:style-name="P201"><text:a xlink:type="simple" xlink:href="#__RefHeading___Toc34139_87245982" text:style-name="Index_20_Link" text:visited-style-name="Index_20_Link"><text:span text:style-name="T48">2. NORMATIVA LEGAL<text:tab/>4</text:span></text:a></text:p>
          <text:p text:style-name="P201"><text:a xlink:type="simple" xlink:href="#__RefHeading___Toc34141_87245982" text:style-name="Index_20_Link" text:visited-style-name="Index_20_Link"><text:span text:style-name="T48">3. CARACTERÍSTICAS DEL GRUPO<text:tab/>6</text:span></text:a></text:p>
          <text:p text:style-name="P201"><text:a xlink:type="simple" xlink:href="#__RefHeading___Toc34143_87245982" text:style-name="Index_20_Link" text:visited-style-name="Index_20_Link"><text:span text:style-name="T48">4. INTERDISCIPLINARIEDAD<text:tab/>7</text:span></text:a></text:p>
          <text:p text:style-name="P201"><text:a xlink:type="simple" xlink:href="#__RefHeading___Toc34145_87245982" text:style-name="Index_20_Link" text:visited-style-name="Index_20_Link"><text:span text:style-name="T48">5. CAPACIDADES TERMINALES / RESULTADOS DE APRENDIZAJES<text:tab/>8</text:span></text:a></text:p>
          <text:p text:style-name="P199"><text:a xlink:type="simple" xlink:href="#__RefHeading___Toc49460_277128256" text:style-name="Index_20_Link" text:visited-style-name="Index_20_Link"><text:span text:style-name="T48">5.1. Objetivos comunes del ciclo formativo<text:tab/>8</text:span></text:a></text:p>
          <text:p text:style-name="P199"><text:a xlink:type="simple" xlink:href="#__RefHeading___Toc34149_87245982" text:style-name="Index_20_Link" text:visited-style-name="Index_20_Link"><text:span text:style-name="T48">5.2. Objetivos específicos del módulo<text:tab/>10</text:span></text:a></text:p>
          <text:p text:style-name="P199"><text:a xlink:type="simple" xlink:href="#__RefHeading___Toc34151_87245982" text:style-name="Index_20_Link" text:visited-style-name="Index_20_Link"><text:span text:style-name="T48">5.3 Competencias generales del titulo<text:tab/>10</text:span></text:a></text:p>
          <text:p text:style-name="P199"><text:a xlink:type="simple" xlink:href="#__RefHeading___Toc34153_87245982" text:style-name="Index_20_Link" text:visited-style-name="Index_20_Link"><text:span text:style-name="T48">5.4 Resultados de aprendizaje<text:tab/>11</text:span></text:a></text:p>
          <text:p text:style-name="P199"><text:a xlink:type="simple" xlink:href="#__RefHeading___Toc23655_277128256" text:style-name="Index_20_Link" text:visited-style-name="Index_20_Link"><text:span text:style-name="T48">5.5 Concreción de objetivos y acciones contemplados en el Plan de Mejora<text:tab/>11</text:span></text:a></text:p>
          <text:p text:style-name="P201"><text:a xlink:type="simple" xlink:href="#__RefHeading___Toc34159_87245982" text:style-name="Index_20_Link" text:visited-style-name="Index_20_Link"><text:span text:style-name="T48">6. CONTENIDOS<text:tab/>21</text:span></text:a></text:p>
          <text:p text:style-name="P199"><text:a xlink:type="simple" xlink:href="#__RefHeading___Toc34161_87245982" text:style-name="Index_20_Link" text:visited-style-name="Index_20_Link"><text:span text:style-name="T48">6.1. Contenido organizador<text:tab/>21</text:span></text:a></text:p>
          <text:p text:style-name="P201"><text:a xlink:type="simple" xlink:href="#__RefHeading___Toc34163_87245982" text:style-name="Index_20_Link" text:visited-style-name="Index_20_Link"><text:span text:style-name="T48">7. UNIDADES DE TRABAJO<text:tab/>21</text:span></text:a></text:p>
          <text:p text:style-name="P201"><text:a xlink:type="simple" xlink:href="#__RefHeading___Toc34165_87245982" text:style-name="Index_20_Link" text:visited-style-name="Index_20_Link"><text:span text:style-name="T48">8. METODOLOGÍA<text:tab/>30</text:span></text:a></text:p>
          <text:p text:style-name="P201"><text:a xlink:type="simple" xlink:href="#__RefHeading___Toc49465_277128256" text:style-name="Index_20_Link" text:visited-style-name="Index_20_Link"><text:span text:style-name="T48">9. MATERIALES Y RECURSOS<text:tab/>30</text:span></text:a></text:p>
          <text:p text:style-name="P199"><text:a xlink:type="simple" xlink:href="#__RefHeading___Toc49462_277128256" text:style-name="Index_20_Link" text:visited-style-name="Index_20_Link"><text:span text:style-name="T48">9.1. Recursos didácticos<text:tab/>30</text:span></text:a></text:p>
          <text:p text:style-name="P199"><text:a xlink:type="simple" xlink:href="#__RefHeading___Toc20111_87245982" text:style-name="Index_20_Link" text:visited-style-name="Index_20_Link"><text:span text:style-name="T48">9.2. Recursos tecnológicos<text:tab/>31</text:span></text:a></text:p>
          <text:p text:style-name="P199"><text:a xlink:type="simple" xlink:href="#__RefHeading___Toc20113_8724598225" text:style-name="Index_20_Link" text:visited-style-name="Index_20_Link"><text:span text:style-name="T48">9.3. Recursos bibliográficos<text:tab/>32</text:span></text:a></text:p>
          <text:p text:style-name="P201"><text:a xlink:type="simple" xlink:href="#__RefHeading___Toc34167_87245982" text:style-name="Index_20_Link" text:visited-style-name="Index_20_Link"><text:span text:style-name="T48">10. CRITERIOS DE CALIFICACIÓN<text:tab/>35</text:span></text:a></text:p>
          <text:p text:style-name="P201"><text:a xlink:type="simple" xlink:href="#__RefHeading___Toc13690_975754029" text:style-name="Index_20_Link" text:visited-style-name="Index_20_Link"><text:span text:style-name="T48">11. ATENCIÓN A LA DIVERSIDAD<text:tab/>40</text:span></text:a></text:p>
          <text:p text:style-name="P201"><text:a xlink:type="simple" xlink:href="#__RefHeading___Toc34171_87245982" text:style-name="Index_20_Link" text:visited-style-name="Index_20_Link"><text:span text:style-name="T48">12. ACTIVIDADES COMPLEMENTARIAS Y EXTRAESCOLARES<text:tab/>41</text:span></text:a></text:p>
        </text:index-body>
      </text:table-of-content>
      <text:p text:style-name="P160"/>
      <text:p text:style-name="P160"/>
      <text:p text:style-name="P160"><text:soft-page-break/></text:p>
      <text:p text:style-name="P160"/>
      <text:h text:style-name="P217" text:outline-level="3"><text:bookmark-start text:name="__RefHeading___Toc34137_87245982"/>1. I<text:span text:style-name="T225">NTRODUCCIÓN</text:span><text:bookmark-end text:name="__RefHeading___Toc34137_87245982"/></text:h>
      <text:p text:style-name="P161"/>
      <text:p text:style-name="P184"><text:span text:style-name="T317">El</text:span><text:span text:style-name="T366"> </text:span><text:span text:style-name="T317">extraordinario</text:span><text:span text:style-name="T367"> </text:span><text:span text:style-name="T317">crecimiento</text:span><text:span text:style-name="T367"> </text:span><text:span text:style-name="T317">de</text:span><text:span text:style-name="T367"> </text:span><text:span text:style-name="T317">Internet</text:span><text:span text:style-name="T367"> </text:span><text:span text:style-name="T317">ha</text:span><text:span text:style-name="T367"> </text:span><text:span text:style-name="T317">permitido</text:span><text:span text:style-name="T367"> </text:span><text:span text:style-name="T317">interconectar</text:span><text:span text:style-name="T367"> </text:span><text:span text:style-name="T317">millones</text:span><text:span text:style-name="T368"> </text:span><text:span text:style-name="T317">de ordenadores y ha hecho posible aumentar de forma extraordinaria el desarrollo de aplicaciones</text:span><text:span text:style-name="T369"> </text:span><text:span text:style-name="T317">informáticas</text:span><text:span text:style-name="T369"> </text:span><text:span text:style-name="T317">para</text:span><text:span text:style-name="T369"> </text:span><text:span text:style-name="T317">la gestión</text:span><text:span text:style-name="T369"> </text:span><text:span text:style-name="T317">de</text:span><text:span text:style-name="T369"> </text:span><text:span text:style-name="T317">Sistemas</text:span><text:span text:style-name="T369"> </text:span><text:span text:style-name="T317">de</text:span><text:span text:style-name="T369"> </text:span><text:span text:style-name="T317">Información</text:span><text:span text:style-name="T369"> </text:span><text:span text:style-name="T317">fuera</text:span><text:span text:style-name="T369"> </text:span><text:span text:style-name="T317">del</text:span><text:span text:style-name="T369"> </text:span><text:span text:style-name="T317">ámbito interno de las empresas, hecho impensable hace sólo unos pocos años.</text:span></text:p>
      <text:p text:style-name="P186"><text:span text:style-name="T317">Una</text:span><text:span text:style-name="T370"> </text:span><text:span text:style-name="T317">serie de avances en el campo de las comunicaciones, motivados por la necesidad de intercambiar información, hicieron posible que diferentes tipos de ordenadores</text:span><text:span text:style-name="T333"> </text:span><text:span text:style-name="T317">se</text:span><text:span text:style-name="T333"> </text:span><text:span text:style-name="T317">pudieran</text:span><text:span text:style-name="T333"> </text:span><text:span text:style-name="T317">interconectar.</text:span><text:span text:style-name="T333"> </text:span><text:span text:style-name="T317">Así,</text:span><text:span text:style-name="T333"> </text:span><text:span text:style-name="T317">la</text:span><text:span text:style-name="T333"> </text:span><text:span text:style-name="T317">creación</text:span><text:span text:style-name="T333"> </text:span><text:span text:style-name="T317">del</text:span><text:span text:style-name="T333"> </text:span><text:span text:style-name="T317">protocolo</text:span><text:span text:style-name="T333"> </text:span><text:span text:style-name="T317">TCP/IP,</text:span><text:span text:style-name="T333"> </text:span><text:span text:style-name="T317">que</text:span><text:span text:style-name="T333"> </text:span><text:span text:style-name="T317">permite asignar</text:span><text:span text:style-name="T359"> </text:span><text:span text:style-name="T317">a</text:span><text:span text:style-name="T359"> </text:span><text:span text:style-name="T317">cualquier</text:span><text:span text:style-name="T359"> </text:span><text:span text:style-name="T317">ordenador</text:span><text:span text:style-name="T359"> </text:span><text:span text:style-name="T317">de</text:span><text:span text:style-name="T359"> </text:span><text:span text:style-name="T317">la</text:span><text:span text:style-name="T359"> </text:span><text:span text:style-name="T317">red</text:span><text:span text:style-name="T359"> </text:span><text:span text:style-name="T317">un</text:span><text:span text:style-name="T359"> </text:span><text:span text:style-name="T317">nombre</text:span><text:span text:style-name="T359"> </text:span><text:span text:style-name="T317">único,</text:span><text:span text:style-name="T359"> </text:span><text:span text:style-name="T317">dirección</text:span><text:span text:style-name="T359"> </text:span><text:span text:style-name="T317">IP,</text:span><text:span text:style-name="T359"> </text:span><text:span text:style-name="T317">propició</text:span><text:span text:style-name="T359"> </text:span><text:span text:style-name="T317">las</text:span><text:span text:style-name="T359"> </text:span><text:span text:style-name="T317">bases para</text:span><text:span text:style-name="T351"> </text:span><text:span text:style-name="T317">la</text:span><text:span text:style-name="T351"> </text:span><text:span text:style-name="T317">comunicación</text:span><text:span text:style-name="T351"> </text:span><text:span text:style-name="T317">de</text:span><text:span text:style-name="T351"> </text:span><text:span text:style-name="T317">máquinas</text:span><text:span text:style-name="T351"> </text:span><text:span text:style-name="T317">heterogéneas,</text:span><text:span text:style-name="T351"> </text:span><text:span text:style-name="T317">creando</text:span><text:span text:style-name="T351"> </text:span><text:span text:style-name="T317">lo</text:span><text:span text:style-name="T351"> </text:span><text:span text:style-name="T317">que</text:span><text:span text:style-name="T351"> </text:span><text:span text:style-name="T317">sería</text:span><text:span text:style-name="T351"> </text:span><text:span text:style-name="T317">la</text:span><text:span text:style-name="T351"> </text:span><text:span text:style-name="T317">red</text:span><text:span text:style-name="T351"> </text:span><text:span text:style-name="T317">Internet:</text:span><text:span text:style-name="T351"> </text:span><text:span text:style-name="T317">un gran conjunto de diferentes redes conectadas entre sí.</text:span></text:p>
      <text:p text:style-name="P187"><text:span text:style-name="T317">Era</text:span><text:span text:style-name="T371"> </text:span><text:span text:style-name="T317">necesario</text:span><text:span text:style-name="T336"> </text:span><text:span text:style-name="T317">un</text:span><text:span text:style-name="T336"> </text:span><text:span text:style-name="T317">método</text:span><text:span text:style-name="T336"> </text:span><text:span text:style-name="T317">que</text:span><text:span text:style-name="T336"> </text:span><text:span text:style-name="T317">permitiera</text:span><text:span text:style-name="T336"> </text:span><text:span text:style-name="T317">la</text:span><text:span text:style-name="T336"> </text:span><text:span text:style-name="T317">transmisión</text:span><text:span text:style-name="T336"> </text:span><text:span text:style-name="T317">de</text:span><text:span text:style-name="T336"> </text:span><text:span text:style-name="T317">los</text:span><text:span text:style-name="T336"> </text:span><text:span text:style-name="T317">trabajos</text:span><text:span text:style-name="T336"> </text:span><text:span text:style-name="T317">científicos al</text:span><text:span text:style-name="T347"> </text:span><text:span text:style-name="T317">resto</text:span><text:span text:style-name="T347"> </text:span><text:span text:style-name="T317">de</text:span><text:span text:style-name="T347"> </text:span><text:span text:style-name="T317">la</text:span><text:span text:style-name="T347"> </text:span><text:span text:style-name="T317">comunidad.</text:span><text:span text:style-name="T347"> </text:span><text:span text:style-name="T317">Así</text:span><text:span text:style-name="T347"> </text:span><text:span text:style-name="T317">nació</text:span><text:span text:style-name="T347"> </text:span><text:span text:style-name="T317">el</text:span><text:span text:style-name="T347"> </text:span><text:span text:style-name="T317">proyecto</text:span><text:span text:style-name="T347"> </text:span><text:span text:style-name="T317">de</text:span><text:span text:style-name="T347"> </text:span><text:span text:style-name="T317">la</text:span><text:span text:style-name="T347"> </text:span><text:span text:style-name="T317">World</text:span><text:span text:style-name="T347"> </text:span><text:span text:style-name="T317">Wide</text:span><text:span text:style-name="T347"> </text:span><text:span text:style-name="T317">Web.La</text:span><text:span text:style-name="T347"> </text:span><text:span text:style-name="T317">invención</text:span><text:span text:style-name="T347"> </text:span><text:span text:style-name="T317">por Tim</text:span><text:span text:style-name="T372"> </text:span><text:span text:style-name="T317">Berners</text:span><text:span text:style-name="T372"> </text:span><text:span text:style-name="T317">Lee</text:span><text:span text:style-name="T372"> </text:span><text:span text:style-name="T317">en</text:span><text:span text:style-name="T372"> </text:span><text:span text:style-name="T317">el</text:span><text:span text:style-name="T372"> </text:span><text:span text:style-name="T317">CERN de</text:span><text:span text:style-name="T372"> </text:span><text:span text:style-name="T317">un</text:span><text:span text:style-name="T372"> </text:span><text:span text:style-name="T317">lenguaje</text:span><text:span text:style-name="T372"> </text:span><text:span text:style-name="T317">de</text:span><text:span text:style-name="T372"> </text:span><text:span text:style-name="T317">códigos</text:span><text:span text:style-name="T372"> </text:span><text:span text:style-name="T317">para</text:span><text:span text:style-name="T372"> </text:span><text:span text:style-name="T317">la</text:span><text:span text:style-name="T372"> </text:span><text:span text:style-name="T317">representación</text:span><text:span text:style-name="T372"> </text:span><text:span text:style-name="T317">de</text:span><text:span text:style-name="T372"> </text:span><text:span text:style-name="T317">la información,</text:span><text:span text:style-name="T373"> </text:span><text:span text:style-name="T317">HTML,</text:span><text:span text:style-name="T373"> </text:span><text:span text:style-name="T317">y</text:span><text:span text:style-name="T373"> </text:span><text:span text:style-name="T317">de</text:span><text:span text:style-name="T373"> </text:span><text:span text:style-name="T317">un</text:span><text:span text:style-name="T373"> </text:span><text:span text:style-name="T317">protocolo</text:span><text:span text:style-name="T373"> </text:span><text:span text:style-name="T317">de</text:span><text:span text:style-name="T373"> </text:span><text:span text:style-name="T317">nivel de</text:span><text:span text:style-name="T373"> </text:span><text:span text:style-name="T317">aplicación</text:span><text:span text:style-name="T373"> </text:span><text:span text:style-name="T317">HTTP</text:span><text:span text:style-name="T373"> </text:span><text:span text:style-name="T317">que</text:span><text:span text:style-name="T373"> </text:span><text:span text:style-name="T317">permitiera</text:span><text:span text:style-name="T373"> </text:span><text:span text:style-name="T317">la transmisión</text:span><text:span text:style-name="T366"> </text:span><text:span text:style-name="T317">de</text:span><text:span text:style-name="T366"> </text:span><text:span text:style-name="T317">los</text:span><text:span text:style-name="T366"> </text:span><text:span text:style-name="T317">documentos</text:span><text:span text:style-name="T366"> </text:span><text:span text:style-name="T317">codificados</text:span><text:span text:style-name="T366"> </text:span><text:span text:style-name="T317">HTML</text:span><text:span text:style-name="T366"> </text:span><text:span text:style-name="T317">a</text:span><text:span text:style-name="T366"> </text:span><text:span text:style-name="T317">través</text:span><text:span text:style-name="T366"> </text:span><text:span text:style-name="T317">de</text:span><text:span text:style-name="T366"> </text:span><text:span text:style-name="T317">Internet,</text:span><text:span text:style-name="T366"> </text:span><text:span text:style-name="T317">ha</text:span><text:span text:style-name="T366"> </text:span><text:span text:style-name="T317">revolucionado el</text:span><text:span text:style-name="T374"> </text:span><text:span text:style-name="T317">mundo</text:span><text:span text:style-name="T374"> </text:span><text:span text:style-name="T317">,</text:span><text:span text:style-name="T374"> </text:span><text:span text:style-name="T317">haciendo</text:span><text:span text:style-name="T374"> </text:span><text:span text:style-name="T317">posible</text:span><text:span text:style-name="T374"> </text:span><text:span text:style-name="T317">el</text:span><text:span text:style-name="T374"> </text:span><text:span text:style-name="T317">estado</text:span><text:span text:style-name="T374"> </text:span><text:span text:style-name="T317">actual</text:span><text:span text:style-name="T374"> </text:span><text:span text:style-name="T317">de</text:span><text:span text:style-name="T374"> </text:span><text:span text:style-name="T317">Internet,</text:span><text:span text:style-name="T374"> </text:span><text:span text:style-name="T317">cuya</text:span><text:span text:style-name="T374"> </text:span><text:span text:style-name="T317">evolución</text:span><text:span text:style-name="T374"> </text:span><text:span text:style-name="T317">y</text:span><text:span text:style-name="T374"> </text:span><text:span text:style-name="T317">crecimiento</text:span><text:span text:style-name="T374"> </text:span><text:span text:style-name="T317">es aun impredecible.</text:span></text:p>
      <text:p text:style-name="P186"><text:span text:style-name="T317">Este</text:span><text:span text:style-name="T365"> </text:span><text:span text:style-name="T317">acontecimiento</text:span><text:span text:style-name="T375"> </text:span><text:span text:style-name="T317">ha</text:span><text:span text:style-name="T375"> </text:span><text:span text:style-name="T317">permitido</text:span><text:span text:style-name="T375"> </text:span><text:span text:style-name="T317">intercambiar</text:span><text:span text:style-name="T375"> </text:span><text:span text:style-name="T317">información</text:span><text:span text:style-name="T375"> </text:span><text:span text:style-name="T317">codificada</text:span><text:span text:style-name="T375"> </text:span><text:span text:style-name="T317">en</text:span><text:span text:style-name="T375"> </text:span><text:span text:style-name="T317">lenguaje HTML, mediante</text:span><text:span text:style-name="T354"> </text:span><text:span text:style-name="T317">la</text:span><text:span text:style-name="T354"> </text:span><text:span text:style-name="T317">ubicación</text:span><text:span text:style-name="T363"> </text:span><text:span text:style-name="T317">de</text:span><text:span text:style-name="T354"> </text:span><text:span text:style-name="T317">páginas</text:span><text:span text:style-name="T363"> </text:span><text:span text:style-name="T317">codificadas</text:span><text:span text:style-name="T363"> </text:span><text:span text:style-name="T317">en</text:span><text:span text:style-name="T363"> </text:span><text:span text:style-name="T317">este</text:span><text:span text:style-name="T354"> </text:span><text:span text:style-name="T317">lenguaje</text:span><text:span text:style-name="T354"> </text:span><text:span text:style-name="T317">en</text:span><text:span text:style-name="T363"> </text:span><text:span text:style-name="T317">determinados puntos</text:span><text:span text:style-name="T372"> </text:span><text:span text:style-name="T317">de</text:span><text:span text:style-name="T372"> </text:span><text:span text:style-name="T317">la</text:span><text:span text:style-name="T372"> </text:span><text:span text:style-name="T317">red</text:span><text:span text:style-name="T372"> </text:span><text:span text:style-name="T317">Internet de</text:span><text:span text:style-name="T372"> </text:span><text:span text:style-name="T317">forma</text:span><text:span text:style-name="T372"> </text:span><text:span text:style-name="T317">que</text:span><text:span text:style-name="T372"> </text:span><text:span text:style-name="T317">cualquier</text:span><text:span text:style-name="T372"> </text:span><text:span text:style-name="T317">ordenador</text:span><text:span text:style-name="T372"> </text:span><text:span text:style-name="T317">conectado</text:span><text:span text:style-name="T372"> </text:span><text:span text:style-name="T317">a</text:span><text:span text:style-name="T369"> </text:span><text:span text:style-name="T317">la</text:span><text:span text:style-name="T369"> </text:span><text:span text:style-name="T317">Red</text:span><text:span text:style-name="T369"> </text:span><text:span text:style-name="T317">podrá acceder</text:span><text:span text:style-name="T366"> </text:span><text:span text:style-name="T317">a</text:span><text:span text:style-name="T366"> </text:span><text:span text:style-name="T317">dicha</text:span><text:span text:style-name="T366"> </text:span><text:span text:style-name="T317">información</text:span><text:span text:style-name="T366"> </text:span><text:span text:style-name="T317">conociendo</text:span><text:span text:style-name="T366"> </text:span><text:span text:style-name="T317">su</text:span><text:span text:style-name="T366"> </text:span><text:span text:style-name="T317">dirección</text:span><text:span text:style-name="T366"> </text:span><text:span text:style-name="T317">WEB.</text:span><text:span text:style-name="T366"> </text:span><text:span text:style-name="T317">A</text:span><text:span text:style-name="T366"> </text:span><text:span text:style-name="T317">partir</text:span><text:span text:style-name="T366"> </text:span><text:span text:style-name="T317">de</text:span><text:span text:style-name="T366"> </text:span><text:span text:style-name="T317">esta</text:span><text:span text:style-name="T366"> </text:span><text:span text:style-name="T317">situación,</text:span><text:span text:style-name="T366"> </text:span><text:span text:style-name="T317">la información disponible ha ido evolucionando desde un conjunto de páginas hasta la disponibilidad de aplicaciones y servicios </text:span><text:soft-page-break/><text:span text:style-name="T317">informáticos, que han propiciado un espectacular aumento de los negocios desarrollados dentro de la Red de Internet.</text:span></text:p>
      <text:p text:style-name="P185"><text:span text:style-name="T317">En</text:span><text:span text:style-name="T376"> </text:span><text:span text:style-name="T317">el</text:span><text:span text:style-name="T377"> </text:span><text:span text:style-name="T317">marco</text:span><text:span text:style-name="T377"> </text:span><text:span text:style-name="T317">operativo</text:span><text:span text:style-name="T377"> </text:span><text:span text:style-name="T317">que</text:span><text:span text:style-name="T377"> </text:span><text:span text:style-name="T317">establece</text:span><text:span text:style-name="T377"> </text:span><text:span text:style-name="T317">la</text:span><text:span text:style-name="T377"> </text:span><text:span text:style-name="T317">WWW</text:span><text:span text:style-name="T377"> </text:span><text:span text:style-name="T317">(HTTP,</text:span><text:span text:style-name="T377"> </text:span><text:span text:style-name="T317">HTML</text:span><text:span text:style-name="T377"> </text:span><text:span text:style-name="T317">Y</text:span><text:span text:style-name="T377"> </text:span><text:span text:style-name="T317">TCP/IP)</text:span><text:span text:style-name="T377"> </text:span><text:span text:style-name="T317">los servicios</text:span><text:span text:style-name="T378"> </text:span><text:span text:style-name="T317">Web</text:span><text:span text:style-name="T378"> </text:span><text:span text:style-name="T317">están</text:span><text:span text:style-name="T378"> </text:span><text:span text:style-name="T317">restringidos</text:span><text:span text:style-name="T378"> </text:span><text:span text:style-name="T317">a</text:span><text:span text:style-name="T378"> </text:span><text:span text:style-name="T317">estas</text:span><text:span text:style-name="T378"> </text:span><text:span text:style-name="T317">tecnologías,</text:span><text:span text:style-name="T378"> </text:span><text:span text:style-name="T317">de</text:span><text:span text:style-name="T378"> </text:span><text:span text:style-name="T317">forma</text:span><text:span text:style-name="T378"> </text:span><text:span text:style-name="T317">que</text:span><text:span text:style-name="T378"> </text:span><text:span text:style-name="T317">la</text:span><text:span text:style-name="T378"> </text:span><text:span text:style-name="T317">información</text:span><text:span text:style-name="T378"> </text:span><text:span text:style-name="T317">utilizada en</text:span><text:span text:style-name="T379"> </text:span><text:span text:style-name="T317">las</text:span><text:span text:style-name="T378"> </text:span><text:span text:style-name="T317">mismas</text:span><text:span text:style-name="T378"> </text:span><text:span text:style-name="T317">está</text:span><text:span text:style-name="T378"> </text:span><text:span text:style-name="T317">elaborada</text:span><text:span text:style-name="T378"> </text:span><text:span text:style-name="T317">mediante</text:span><text:span text:style-name="T378"> </text:span><text:span text:style-name="T317">el</text:span><text:span text:style-name="T378"> </text:span><text:span text:style-name="T317">lenguaje</text:span><text:span text:style-name="T378"> </text:span><text:span text:style-name="T317">HTML.</text:span><text:span text:style-name="T378"> </text:span><text:span text:style-name="T317">Hay</text:span><text:span text:style-name="T380"> </text:span><text:span text:style-name="T317">que</text:span><text:span text:style-name="T378"> </text:span><text:span text:style-name="T317">tener</text:span><text:span text:style-name="T378"> </text:span><text:span text:style-name="T317">en</text:span><text:span text:style-name="T378"> </text:span><text:span text:style-name="T317">cuenta</text:span><text:span text:style-name="T378"> </text:span><text:span text:style-name="T317">que</text:span><text:span text:style-name="T378"> </text:span><text:span text:style-name="T317">en el</text:span><text:span text:style-name="T375"> </text:span><text:span text:style-name="T317">lado</text:span><text:span text:style-name="T375"> </text:span><text:span text:style-name="T317">del</text:span><text:span text:style-name="T375"> </text:span><text:span text:style-name="T317">servidor</text:span><text:span text:style-name="T375"> </text:span><text:span text:style-name="T317">(y</text:span><text:span text:style-name="T375"> </text:span><text:span text:style-name="T317">también</text:span><text:span text:style-name="T375"> </text:span><text:span text:style-name="T317">en</text:span><text:span text:style-name="T375"> </text:span><text:span text:style-name="T317">el</text:span><text:span text:style-name="T375"> </text:span><text:span text:style-name="T317">del</text:span><text:span text:style-name="T375"> </text:span><text:span text:style-name="T317">cliente)</text:span><text:span text:style-name="T375"> </text:span><text:span text:style-name="T317">se</text:span><text:span text:style-name="T375"> </text:span><text:span text:style-name="T317">pueden</text:span><text:span text:style-name="T375"> </text:span><text:span text:style-name="T317">ejecutar</text:span><text:span text:style-name="T375"> </text:span><text:span text:style-name="T317">programas</text:span><text:span text:style-name="T375"> </text:span><text:span text:style-name="T317">escritos</text:span><text:span text:style-name="T375"> </text:span><text:span text:style-name="T317">en otros</text:span><text:span text:style-name="T351"> </text:span><text:span text:style-name="T317">lenguajes</text:span><text:span text:style-name="T351"> </text:span><text:span text:style-name="T317">(Java, CSS, JavaScript, PHP, </text:span><text:span text:style-name="T352">etc</text:span><text:span text:style-name="T317">)</text:span><text:span text:style-name="T351"> </text:span><text:span text:style-name="T317">de</text:span><text:span text:style-name="T351"> </text:span><text:span text:style-name="T317">forma</text:span><text:span text:style-name="T351"> </text:span><text:span text:style-name="T317">que</text:span><text:span text:style-name="T351"> </text:span><text:span text:style-name="T317">el</text:span><text:span text:style-name="T351"> </text:span><text:span text:style-name="T317">conjunto</text:span><text:span text:style-name="T351"> </text:span><text:span text:style-name="T317">de</text:span><text:span text:style-name="T351"> </text:span><text:span text:style-name="T317">todos</text:span><text:span text:style-name="T351"> </text:span><text:span text:style-name="T317">los programas y documentos HTML constituyen el servicio Web.</text:span></text:p>
      <text:p text:style-name="P186"><text:span text:style-name="T317">Hay</text:span><text:span text:style-name="T381"> </text:span><text:span text:style-name="T317">que</text:span><text:span text:style-name="T351"> </text:span><text:span text:style-name="T317">tener</text:span><text:span text:style-name="T351"> </text:span><text:span text:style-name="T317">en</text:span><text:span text:style-name="T351"> </text:span><text:span text:style-name="T317">cuenta</text:span><text:span text:style-name="T351"> </text:span><text:span text:style-name="T317">además</text:span><text:span text:style-name="T351"> </text:span><text:span text:style-name="T317">que la</text:span><text:span text:style-name="T351"> </text:span><text:span text:style-name="T317">información</text:span><text:span text:style-name="T351"> </text:span><text:span text:style-name="T317">utilizada</text:span><text:span text:style-name="T351"> </text:span><text:span text:style-name="T317">por</text:span><text:span text:style-name="T351"> </text:span><text:span text:style-name="T317">los</text:span><text:span text:style-name="T351"> </text:span><text:span text:style-name="T317">servicios Web y transmitidos por toda la Red, es información multimedia, propiciando un determinado tipo de</text:span><text:span text:style-name="T382"> </text:span><text:span text:style-name="T317">aplicaciones Web entre los cuales destacan los Gestores de Contenidos,</text:span><text:span text:style-name="T329"> </text:span><text:span text:style-name="T317">las</text:span><text:span text:style-name="T329"> </text:span><text:span text:style-name="T317">Wikis,</text:span><text:span text:style-name="T329"> </text:span><text:span text:style-name="T317">Moodles,</text:span><text:span text:style-name="T329"> </text:span><text:span text:style-name="T317">las</text:span><text:span text:style-name="T329"> </text:span><text:span text:style-name="T317">redes</text:span><text:span text:style-name="T329"> </text:span><text:span text:style-name="T317">Sociales</text:span><text:span text:style-name="T329"> </text:span><text:span text:style-name="T317">y</text:span><text:span text:style-name="T329"> </text:span><text:span text:style-name="T317">un</text:span><text:span text:style-name="T329"> </text:span><text:span text:style-name="T317">largo</text:span><text:span text:style-name="T329"> </text:span><text:span text:style-name="T317">etcétera</text:span><text:span text:style-name="T329"> </text:span><text:span text:style-name="T317">de</text:span><text:span text:style-name="T329"> </text:span><text:span text:style-name="T317">plataformas con las que los alumnos deberán familiarizarse.</text:span></text:p>
      <text:p text:style-name="P167"/>
      <text:h text:style-name="P217" text:outline-level="3"><text:bookmark-start text:name="__RefHeading___Toc34139_87245982"/>2. N<text:span text:style-name="T225">ORMATIVA LEGAL</text:span><text:bookmark-end text:name="__RefHeading___Toc34139_87245982"/></text:h>
      <text:p text:style-name="P23"/>
      <text:p text:style-name="P141"><text:span text:style-name="T404"><text:tab/></text:span><text:span text:style-name="T317">La</text:span><text:span text:style-name="T349"> </text:span><text:span text:style-name="T317">formación</text:span><text:span text:style-name="T383"> </text:span><text:span text:style-name="T317">profesional</text:span><text:span text:style-name="T383"> </text:span><text:span text:style-name="T317">está</text:span><text:span text:style-name="T383"> </text:span><text:span text:style-name="T317">orientada</text:span><text:span text:style-name="T383"> </text:span><text:span text:style-name="T317">tanto</text:span><text:span text:style-name="T383"> </text:span><text:span text:style-name="T317">al</text:span><text:span text:style-name="T383"> </text:span><text:span text:style-name="T317">desarrollo</text:span><text:span text:style-name="T383"> </text:span><text:span text:style-name="T317">y</text:span><text:span text:style-name="T383"> </text:span><text:span text:style-name="T317">satisfacción</text:span><text:span text:style-name="T383"> </text:span><text:span text:style-name="T317">personal</text:span><text:span text:style-name="T383"> </text:span><text:span text:style-name="T317">del alumno</text:span><text:span text:style-name="T351"> </text:span><text:span text:style-name="T317">como</text:span><text:span text:style-name="T351"> </text:span><text:span text:style-name="T317">a</text:span><text:span text:style-name="T351"> </text:span><text:span text:style-name="T317">la</text:span><text:span text:style-name="T351"> </text:span><text:span text:style-name="T317">obtención</text:span><text:span text:style-name="T351"> </text:span><text:span text:style-name="T317">de</text:span><text:span text:style-name="T351"> </text:span><text:span text:style-name="T317">unos</text:span><text:span text:style-name="T351"> </text:span><text:span text:style-name="T317">conocimientos</text:span><text:span text:style-name="T351"> </text:span><text:span text:style-name="T317">de</text:span><text:span text:style-name="T351"> </text:span><text:span text:style-name="T317">tipo</text:span><text:span text:style-name="T351"> </text:span><text:span text:style-name="T317">técnico</text:span><text:span text:style-name="T351"> </text:span><text:span text:style-name="T317">y/o</text:span><text:span text:style-name="T351"> </text:span><text:span text:style-name="T317">humanístico</text:span><text:span text:style-name="T351"> </text:span><text:span text:style-name="T317">que han de ser preparatorios para el mundo laboral o la Universidad.</text:span></text:p>
      <text:p text:style-name="P86"><text:span text:style-name="T405"><text:tab/></text:span><text:span text:style-name="T317">La</text:span><text:span text:style-name="T384"> </text:span><text:span text:style-name="T317">reforma</text:span><text:span text:style-name="T380"> </text:span><text:span text:style-name="T317">educativa</text:span><text:span text:style-name="T380"> </text:span><text:span text:style-name="T317">promulgada</text:span><text:span text:style-name="T380"> </text:span><text:span text:style-name="T317">por</text:span><text:span text:style-name="T380"> </text:span><text:span text:style-name="T317">la</text:span><text:span text:style-name="T380"> </text:span><text:span text:style-name="T317">L.O.G.S.E.</text:span><text:span text:style-name="T380"> </text:span><text:span text:style-name="T317">(Ley</text:span><text:span text:style-name="T380"> </text:span><text:span text:style-name="T317">Orgánica</text:span><text:span text:style-name="T380"> </text:span><text:span text:style-name="T317">de</text:span><text:span text:style-name="T380"> </text:span><text:span text:style-name="T317">Ordenación</text:span><text:span text:style-name="T380"> </text:span><text:span text:style-name="T317">general del</text:span><text:span text:style-name="T385"> </text:span><text:span text:style-name="T317">Sistema</text:span><text:span text:style-name="T385"> </text:span><text:span text:style-name="T317">Educativo)</text:span><text:span text:style-name="T385"> </text:span><text:span text:style-name="T317">supuso</text:span><text:span text:style-name="T385"> </text:span><text:span text:style-name="T317">un</text:span><text:span text:style-name="T385"> </text:span><text:span text:style-name="T317">cambio</text:span><text:span text:style-name="T385"> </text:span><text:span text:style-name="T317">radical</text:span><text:span text:style-name="T385"> </text:span><text:span text:style-name="T317">en</text:span><text:span text:style-name="T385"> </text:span><text:span text:style-name="T317">el</text:span><text:span text:style-name="T385"> </text:span><text:span text:style-name="T317">sistema</text:span><text:span text:style-name="T385"> </text:span><text:span text:style-name="T317">educativo</text:span><text:span text:style-name="T385"> </text:span><text:span text:style-name="T317">existente</text:span><text:span text:style-name="T385"> </text:span><text:span text:style-name="T317">hasta entonces.</text:span><text:span text:style-name="T368"> </text:span><text:span text:style-name="T317">La</text:span><text:span text:style-name="T368"> </text:span><text:span text:style-name="T317">Formación Profesional</text:span><text:span text:style-name="T368"> </text:span><text:span text:style-name="T317">tradicional</text:span><text:span text:style-name="T368"> </text:span><text:span text:style-name="T317">pasó</text:span><text:span text:style-name="T368"> </text:span><text:span text:style-name="T317">a</text:span><text:span text:style-name="T368"> </text:span><text:span text:style-name="T317">denominarse</text:span><text:span text:style-name="T368"> </text:span><text:span text:style-name="T317">Ciclos</text:span><text:span text:style-name="T368"> </text:span><text:span text:style-name="T317">Formativos, quedando</text:span><text:span text:style-name="T366"> </text:span><text:span text:style-name="T317">estructurada</text:span><text:span text:style-name="T366"> </text:span><text:span text:style-name="T317">en</text:span><text:span text:style-name="T366"> </text:span><text:span text:style-name="T317">familias</text:span><text:span text:style-name="T366"> </text:span><text:span text:style-name="T317">y</text:span><text:span text:style-name="T366"> </text:span><text:span text:style-name="T317">niveles.</text:span><text:span text:style-name="T366"> </text:span><text:span text:style-name="T317">Así,</text:span><text:span text:style-name="T366"> </text:span><text:span text:style-name="T317">los</text:span><text:span text:style-name="T366"> </text:span><text:span text:style-name="T317">Ciclos</text:span><text:span text:style-name="T366"> </text:span><text:span text:style-name="T317">Formativos</text:span><text:span text:style-name="T366"> </text:span><text:span text:style-name="T317">de</text:span><text:span text:style-name="T366"> </text:span><text:span text:style-name="T317">Grado</text:span><text:span text:style-name="T366"> </text:span><text:span text:style-name="T317">Medio permiten obtener el título de Técnico, mientras que los Ciclos Formativos de Grado Superior permiten obtener el título de Técnico Superior.</text:span></text:p>
      <text:p text:style-name="P82"><text:span text:style-name="T405"><text:tab/></text:span><text:span text:style-name="T317">Posteriormente, la L.O.E. (Ley Orgánica de la Educación) estableció una </text:span><text:soft-page-break/><text:span text:style-name="T317">nueva ordenación</text:span><text:span text:style-name="T386"> </text:span><text:span text:style-name="T317">de los</text:span><text:span text:style-name="T386"> </text:span><text:span text:style-name="T317">ciclos</text:span><text:span text:style-name="T386"> </text:span><text:span text:style-name="T317">formativos,</text:span><text:span text:style-name="T386"> </text:span><text:span text:style-name="T317">estableciendo</text:span><text:span text:style-name="T386"> </text:span><text:span text:style-name="T317">el</text:span><text:span text:style-name="T386"> </text:span><text:span text:style-name="T317">nuevo</text:span><text:span text:style-name="T386"> </text:span><text:span text:style-name="T317">catálogo</text:span><text:span text:style-name="T386"> </text:span><text:span text:style-name="T317">de</text:span><text:span text:style-name="T386"> </text:span><text:span text:style-name="T317">la</text:span><text:span text:style-name="T386"> </text:span><text:span text:style-name="T317">formación profesional,</text:span><text:span text:style-name="T361"> </text:span><text:span text:style-name="T317">las</text:span><text:span text:style-name="T361"> </text:span><text:span text:style-name="T317">unidades</text:span><text:span text:style-name="T361"> </text:span><text:span text:style-name="T317">de</text:span><text:span text:style-name="T361"> </text:span><text:span text:style-name="T317">competencia</text:span><text:span text:style-name="T361"> </text:span><text:span text:style-name="T317">y</text:span><text:span text:style-name="T361"> </text:span><text:span text:style-name="T317">los</text:span><text:span text:style-name="T361"> </text:span><text:span text:style-name="T317">módulos</text:span><text:span text:style-name="T361"> </text:span><text:span text:style-name="T317">formativos</text:span><text:span text:style-name="T361"> </text:span><text:span text:style-name="T317">asociados</text:span><text:span text:style-name="T361"> </text:span><text:span text:style-name="T317">del</text:span><text:span text:style-name="T361"> </text:span><text:span text:style-name="T317">Catálogo Modular</text:span><text:span text:style-name="T354"> </text:span><text:span text:style-name="T317">de</text:span><text:span text:style-name="T354"> </text:span><text:span text:style-name="T317">Formación</text:span><text:span text:style-name="T354"> </text:span><text:span text:style-name="T317">Profesional.</text:span><text:span text:style-name="T354"> </text:span><text:span text:style-name="T317">Este</text:span><text:span text:style-name="T354"> </text:span><text:span text:style-name="T317">nuevo</text:span><text:span text:style-name="T354"> </text:span><text:span text:style-name="T317">marco</text:span><text:span text:style-name="T354"> </text:span><text:span text:style-name="T317">formativo</text:span><text:span text:style-name="T354"> </text:span><text:span text:style-name="T317">no</text:span><text:span text:style-name="T354"> </text:span><text:span text:style-name="T317">hace</text:span><text:span text:style-name="T354"> </text:span><text:span text:style-name="T317">sino</text:span><text:span text:style-name="T354"> </text:span><text:span text:style-name="T317">acercar</text:span><text:span text:style-name="T354"> </text:span><text:span text:style-name="T317">la formación profesional a las necesidades actuales de la sociedad del conocimiento, donde la movilidad</text:span><text:span text:style-name="T387"> </text:span><text:span text:style-name="T317">laboral,</text:span><text:span text:style-name="T387"> </text:span><text:span text:style-name="T317">las</text:span><text:span text:style-name="T387"> </text:span><text:span text:style-name="T317">nuevas</text:span><text:span text:style-name="T387"> </text:span><text:span text:style-name="T317">tecnologías,</text:span><text:span text:style-name="T387"> </text:span><text:span text:style-name="T317">la</text:span><text:span text:style-name="T387"> </text:span><text:span text:style-name="T317">cohesión</text:span><text:span text:style-name="T387"> </text:span><text:span text:style-name="T317">e</text:span><text:span text:style-name="T387"> </text:span><text:span text:style-name="T317">inserción</text:span><text:span text:style-name="T387"> </text:span><text:span text:style-name="T317">laboral</text:span><text:span text:style-name="T387"> </text:span><text:span text:style-name="T317">exigen</text:span><text:span text:style-name="T387"> </text:span><text:span text:style-name="T317">un</text:span><text:span text:style-name="T387"> </text:span><text:span text:style-name="T317">nuevo planteamiento</text:span><text:span text:style-name="T351"> </text:span><text:span text:style-name="T317">del</text:span><text:span text:style-name="T351"> </text:span><text:span text:style-name="T317">mercado</text:span><text:span text:style-name="T351"> </text:span><text:span text:style-name="T317">laboral.</text:span><text:span text:style-name="T351"> </text:span><text:span text:style-name="T317">Así</text:span><text:span text:style-name="T351"> </text:span><text:span text:style-name="T317">pues</text:span><text:span text:style-name="T351"> </text:span><text:span text:style-name="T317">se</text:span><text:span text:style-name="T351"> </text:span><text:span text:style-name="T317">pretende</text:span><text:span text:style-name="T351"> </text:span><text:span text:style-name="T317">proporcionar</text:span><text:span text:style-name="T351"> </text:span><text:span text:style-name="T317">a</text:span><text:span text:style-name="T351"> </text:span><text:span text:style-name="T317">las personas</text:span><text:span text:style-name="T351"> </text:span><text:span text:style-name="T317">la formación requerida por el sistema productivo y de acercar los títulos de formación profesional</text:span><text:span text:style-name="T388"> </text:span><text:span text:style-name="T317">a</text:span><text:span text:style-name="T329"> </text:span><text:span text:style-name="T317">la</text:span><text:span text:style-name="T329"> </text:span><text:span text:style-name="T317">realidad</text:span><text:span text:style-name="T329"> </text:span><text:span text:style-name="T317">del</text:span><text:span text:style-name="T329"> </text:span><text:span text:style-name="T317">mercado</text:span><text:span text:style-name="T329"> </text:span><text:span text:style-name="T317">laboral.</text:span><text:span text:style-name="T329"> </text:span><text:span text:style-name="T317">Los</text:span><text:span text:style-name="T329"> </text:span><text:span text:style-name="T317">Ciclos</text:span><text:span text:style-name="T329"> </text:span><text:span text:style-name="T317">Formativos</text:span><text:span text:style-name="T329"> </text:span><text:span text:style-name="T317">ofertados</text:span><text:span text:style-name="T329"> </text:span><text:span text:style-name="T317">por</text:span><text:span text:style-name="T329"> </text:span><text:span text:style-name="T317">la</text:span><text:span text:style-name="T329"> </text:span><text:span text:style-name="T317">LOE están</text:span><text:span text:style-name="T389"> </text:span><text:span text:style-name="T317">separados por familias, siendo una de ellas la Informática y Comunicaciones.</text:span></text:p>
      <text:p text:style-name="P162"/>
      <text:p text:style-name="P82"><text:span text:style-name="T317">Durante</text:span><text:span text:style-name="T378"> </text:span><text:span text:style-name="T317">el</text:span><text:span text:style-name="T392"> </text:span><text:span text:style-name="T317">curso</text:span><text:span text:style-name="T392"> </text:span><text:span text:style-name="T317">2011/2012</text:span><text:span text:style-name="T392"> </text:span><text:span text:style-name="T317">se</text:span><text:span text:style-name="T392"> </text:span><text:span text:style-name="T317">implantan</text:span><text:span text:style-name="T392"> </text:span><text:span text:style-name="T317">de</text:span><text:span text:style-name="T392"> </text:span><text:span text:style-name="T317">forma</text:span><text:span text:style-name="T392"> </text:span><text:span text:style-name="T317">completa</text:span><text:span text:style-name="T392"> </text:span><text:span text:style-name="T317">los</text:span><text:span text:style-name="T392"> </text:span><text:span text:style-name="T317">ciclos</text:span><text:span text:style-name="T392"> </text:span><text:span text:style-name="T317">formativos</text:span><text:span text:style-name="T392"> </text:span><text:span text:style-name="T317">L.O.E. y</text:span><text:span text:style-name="T333"> </text:span><text:span text:style-name="T317">se</text:span><text:span text:style-name="T333"> </text:span><text:span text:style-name="T317">proporciona</text:span><text:span text:style-name="T333"> </text:span><text:span text:style-name="T317">mecanismos</text:span><text:span text:style-name="T333"> </text:span><text:span text:style-name="T317">de</text:span><text:span text:style-name="T333"> </text:span><text:span text:style-name="T317">recuperación</text:span><text:span text:style-name="T333"> </text:span><text:span text:style-name="T317">a</text:span><text:span text:style-name="T333"> </text:span><text:span text:style-name="T317">las</text:span><text:span text:style-name="T333"> </text:span><text:span text:style-name="T317">antiguas</text:span><text:span text:style-name="T333"> </text:span><text:span text:style-name="T317">enseñanzas</text:span><text:span text:style-name="T333"> </text:span><text:span text:style-name="T317">L.O.G.S.E.</text:span><text:span text:style-name="T333"> </text:span><text:span text:style-name="T317">Dado el</text:span><text:span text:style-name="T373"> </text:span><text:span text:style-name="T317">extraordinario</text:span><text:span text:style-name="T373"> </text:span><text:span text:style-name="T317">auge de</text:span><text:span text:style-name="T373"> </text:span><text:span text:style-name="T317">la</text:span><text:span text:style-name="T373"> </text:span><text:span text:style-name="T317">informática,</text:span><text:span text:style-name="T373"> </text:span><text:span text:style-name="T317">y</text:span><text:span text:style-name="T373"> </text:span><text:span text:style-name="T317">su</text:span><text:span text:style-name="T373"> </text:span><text:span text:style-name="T317">gran</text:span><text:span text:style-name="T373"> </text:span><text:span text:style-name="T317">implantación</text:span><text:span text:style-name="T373"> </text:span><text:span text:style-name="T317">en</text:span><text:span text:style-name="T373"> </text:span><text:span text:style-name="T317">la</text:span><text:span text:style-name="T373"> </text:span><text:span text:style-name="T317">gran</text:span><text:span text:style-name="T373"> </text:span><text:span text:style-name="T317">mayoría</text:span><text:span text:style-name="T373"> </text:span><text:span text:style-name="T317">de trabajos</text:span><text:span text:style-name="T392"> </text:span><text:span text:style-name="T317">actualmente,</text:span><text:span text:style-name="T392"> </text:span><text:span text:style-name="T317">no</text:span><text:span text:style-name="T392"> </text:span><text:span text:style-name="T317">es</text:span><text:span text:style-name="T392"> </text:span><text:span text:style-name="T317">de</text:span><text:span text:style-name="T392"> </text:span><text:span text:style-name="T317">extrañar</text:span><text:span text:style-name="T392"> </text:span><text:span text:style-name="T317">que</text:span><text:span text:style-name="T392"> </text:span><text:span text:style-name="T317">estos</text:span><text:span text:style-name="T374"> </text:span><text:span text:style-name="T317">ciclos</text:span><text:span text:style-name="T392"> </text:span><text:span text:style-name="T317">formativos</text:span><text:span text:style-name="T392"> </text:span><text:span text:style-name="T317">sean</text:span><text:span text:style-name="T392"> </text:span><text:span text:style-name="T317">considerados</text:span><text:span text:style-name="T392"> </text:span><text:span text:style-name="T317">por los alumnos como una buena alternativa profesional para su futuro.</text:span></text:p>
      <text:p text:style-name="P24"/>
      <text:p text:style-name="P82"><text:span text:style-name="T317">Para</text:span><text:span text:style-name="T378"> </text:span><text:span text:style-name="T317">la</text:span><text:span text:style-name="T392"> </text:span><text:span text:style-name="T317">inserción</text:span><text:span text:style-name="T392"> </text:span><text:span text:style-name="T317">de</text:span><text:span text:style-name="T392"> </text:span><text:span text:style-name="T317">los</text:span><text:span text:style-name="T392"> </text:span><text:span text:style-name="T317">alumnos</text:span><text:span text:style-name="T392"> </text:span><text:span text:style-name="T317">en</text:span><text:span text:style-name="T392"> </text:span><text:span text:style-name="T317">el</text:span><text:span text:style-name="T392"> </text:span><text:span text:style-name="T317">mundo</text:span><text:span text:style-name="T392"> </text:span><text:span text:style-name="T317">laboral</text:span><text:span text:style-name="T392"> </text:span><text:span text:style-name="T317">de</text:span><text:span text:style-name="T392"> </text:span><text:span text:style-name="T317">modo</text:span><text:span text:style-name="T392"> </text:span><text:span text:style-name="T317">rápido</text:span><text:span text:style-name="T392"> </text:span><text:span text:style-name="T317">y</text:span><text:span text:style-name="T392"> </text:span><text:span text:style-name="T317">eficaz,</text:span><text:span text:style-name="T392"> </text:span><text:span text:style-name="T317">el</text:span><text:span text:style-name="T392"> </text:span><text:span text:style-name="T317">alumno debe</text:span><text:span text:style-name="T374"> </text:span><text:span text:style-name="T317">aprender</text:span><text:span text:style-name="T374"> </text:span><text:span text:style-name="T317">las</text:span><text:span text:style-name="T374"> </text:span><text:span text:style-name="T317">técnicas</text:span><text:span text:style-name="T374"> </text:span><text:span text:style-name="T317">y</text:span><text:span text:style-name="T374"> </text:span><text:span text:style-name="T317">métodos</text:span><text:span text:style-name="T374"> </text:span><text:span text:style-name="T317">más</text:span><text:span text:style-name="T374"> </text:span><text:span text:style-name="T317">adecuados</text:span><text:span text:style-name="T374"> </text:span><text:span text:style-name="T317">que</text:span><text:span text:style-name="T374"> </text:span><text:span text:style-name="T317">garanticen</text:span><text:span text:style-name="T374"> </text:span><text:span text:style-name="T317">la</text:span><text:span text:style-name="T374"> </text:span><text:span text:style-name="T317">adquisición</text:span><text:span text:style-name="T374"> </text:span><text:span text:style-name="T317">de</text:span><text:span text:style-name="T374"> </text:span><text:span text:style-name="T317">los conocimientos y destrezas para desenvolverse en el sector informático.</text:span></text:p>
      <text:p text:style-name="P24"/>
      <text:p text:style-name="P108"><text:span text:style-name="T317">La</text:span><text:span text:style-name="T389"> </text:span><text:span text:style-name="T317">legislación en la que se basa esta programación didáctica es la siguiente:</text:span></text:p>
      <text:p text:style-name="P271"/>
      <text:list xml:id="list5275164836565781457" text:style-name="L33">
        <text:list-item>
          <text:p text:style-name="P231">Ley 5/2002, de 19 de junio, donde se establece el sistema integral de la formación profesional.</text:p>
        </text:list-item>
        <text:list-item>
          <text:p text:style-name="P230"><text:span text:style-name="T317">Ley Orgánica 2/2006, de 3 de mayo, donde se regula la Formación </text:span><text:soft-page-break/><text:span text:style-name="T317">Profesional en el sistema educativo, organizándola en ciclos formativos de grado medio y grado superior.</text:span></text:p>
        </text:list-item>
        <text:list-item>
          <text:p text:style-name="P231">Real Decreto 1538/2006, de 15 de diciembre, por el que se establece la ordenación general de la formación profesional del sistema educativo, incluyendo los aspectos básicos de la evaluación y efectos de los títulos de formación profesional.</text:p>
        </text:list-item>
        <text:list-item>
          <text:p text:style-name="P231">Real Decreto 1691/2007, de 14 de diciembre, por el que se establece el título de Técnico en Sistemas Microinformáticos y Redes y se fijan sus enseñanzas mínimas (B.O.E. de 17 de enero del 2008).</text:p>
        </text:list-item>
        <text:list-item>
          <text:p text:style-name="P231">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231">Propuesta de Decreto de la Consejería de Educación del Gobierno de Canarias pendientes de aprobación y publicación en BOC donde se da Información genérica sobre los nuevos currículos LOE de FP en Canarias:</text:p>
          <text:p text:style-name="P231"/>
          <text:list>
            <text:list-item>
              <text:p text:style-name="P282">Horarios de los módulos</text:p>
            </text:list-item>
            <text:list-item>
              <text:p text:style-name="P283">Información genérica de Funcionamiento</text:p>
            </text:list-item>
            <text:list-item>
              <text:p text:style-name="P283">Documentos Institucionales</text:p>
            </text:list-item>
            <text:list-item>
              <text:p text:style-name="P283">Información sobre Transitopriedad LOGSE-LOE</text:p>
            </text:list-item>
            <text:list-item>
              <text:p text:style-name="P283">Información Genérica sobre los nuevos Títulos y Currículos LOE de FP en el MEC</text:p>
            </text:list-item>
          </text:list>
        </text:list-item>
      </text:list>
      <text:p text:style-name="P29"/>
      <text:h text:style-name="P218" text:outline-level="3"><text:bookmark-start text:name="__RefHeading___Toc34141_87245982"/><text:span text:style-name="T211">3.</text:span><text:span text:style-name="T212"> </text:span><text:span text:style-name="T211">CARACTERÍSTICAS DEL GRUPO</text:span><text:bookmark-end text:name="__RefHeading___Toc34141_87245982"/></text:h>
      <text:p text:style-name="P30"/>
      <text:p text:style-name="P82"><text:span text:style-name="T210"><text:tab/></text:span><text:span text:style-name="T167">La</text:span><text:span text:style-name="T182"> </text:span><text:span text:style-name="T167">presente</text:span><text:span text:style-name="T184"> </text:span><text:span text:style-name="T185">p</text:span><text:span text:style-name="T167">rogramación</text:span><text:span text:style-name="T184"> </text:span><text:span text:style-name="T167">va</text:span><text:span text:style-name="T184"> </text:span><text:span text:style-name="T167">dirigida</text:span><text:span text:style-name="T184"> </text:span><text:span text:style-name="T167">al</text:span><text:span text:style-name="T184"> </text:span><text:span text:style-name="T167">alumnado</text:span><text:span text:style-name="T184"> </text:span><text:span text:style-name="T167">de Aplicaciones</text:span><text:span text:style-name="T184"> </text:span><text:span text:style-name="T167">Web,</text:span><text:span text:style-name="T184"> </text:span><text:span text:style-name="T167">módulo</text:span><text:span text:style-name="T184"> </text:span><text:span text:style-name="T167">de</text:span><text:span text:style-name="T184"> </text:span><text:span text:style-name="T167">105 horas</text:span><text:span text:style-name="T186"> </text:span><text:span text:style-name="T167">con</text:span><text:span text:style-name="T186"> </text:span><text:span text:style-name="T167">5</text:span><text:span text:style-name="T186"> </text:span><text:span text:style-name="T167">horas</text:span><text:span text:style-name="T186"> </text:span><text:span text:style-name="T167">semanales</text:span><text:span text:style-name="T186"> </text:span><text:span text:style-name="T167">repartidas en</text:span><text:span text:style-name="T186"> </text:span><text:span text:style-name="T167">los</text:span><text:span text:style-name="T186"> </text:span><text:span text:style-name="T167">dos</text:span><text:span text:style-name="T186"> </text:span><text:span text:style-name="T167">primeros</text:span><text:span text:style-name="T186"> </text:span><text:soft-page-break/><text:span text:style-name="T167">trimestres</text:span><text:span text:style-name="T186"> </text:span><text:span text:style-name="T167">del</text:span><text:span text:style-name="T186"> </text:span><text:span text:style-name="T167">segundo</text:span><text:span text:style-name="T186"> </text:span><text:span text:style-name="T167">curso del </text:span><text:span text:style-name="T168">c</text:span><text:span text:style-name="T167">iclo.</text:span></text:p>
      <text:p text:style-name="P140"><text:span text:style-name="T167">El</text:span><text:span text:style-name="T181"> </text:span><text:span text:style-name="T167">grupo está formado por 1</text:span><text:span text:style-name="T168">4</text:span><text:span text:style-name="T167"> alumnos </text:span><text:span text:style-name="T168">de los cuales:</text:span></text:p>
      <text:list xml:id="list221051791459405150" text:style-name="L34">
        <text:list-item>
          <text:p text:style-name="P288"><text:span text:style-name="T167">La</text:span><text:span text:style-name="T187"> </text:span><text:span text:style-name="T167">mayoría</text:span><text:span text:style-name="T187"> </text:span><text:span text:style-name="T167">de</text:span><text:span text:style-name="T187"> </text:span><text:span text:style-name="T167">los</text:span><text:span text:style-name="T187"> </text:span><text:span text:style-name="T167">alumnos</text:span><text:span text:style-name="T187"> </text:span><text:span text:style-name="T167">no</text:span><text:span text:style-name="T187"> </text:span><text:span text:style-name="T167">residen</text:span><text:span text:style-name="T187"> </text:span><text:span text:style-name="T167">en</text:span><text:span text:style-name="T187"> </text:span><text:span text:style-name="T167">el</text:span><text:span text:style-name="T187"> </text:span><text:span text:style-name="T167">municipio</text:span><text:span text:style-name="T187"> </text:span><text:span text:style-name="T167">y</text:span><text:span text:style-name="T187"> </text:span><text:span text:style-name="T167">se</text:span><text:span text:style-name="T187"> </text:span><text:span text:style-name="T167">desplazan</text:span><text:span text:style-name="T187"> </text:span><text:span text:style-name="T167">al</text:span><text:span text:style-name="T187"> </text:span><text:span text:style-name="T167">Centro</text:span><text:span text:style-name="T187"> </text:span><text:span text:style-name="T167">en transporte público o mediante vehículo propio.</text:span></text:p>
        </text:list-item>
        <text:list-item>
          <text:p text:style-name="P288"><text:span text:style-name="T167">Los</text:span><text:span text:style-name="T178"> </text:span><text:span text:style-name="T167">conocimientos</text:span><text:span text:style-name="T178"> </text:span><text:span text:style-name="T167">previos</text:span><text:span text:style-name="T178"> </text:span><text:span text:style-name="T167">de</text:span><text:span text:style-name="T178"> </text:span><text:span text:style-name="T167">los</text:span><text:span text:style-name="T178"> </text:span><text:span text:style-name="T167">alumnos</text:span><text:span text:style-name="T178"> </text:span><text:span text:style-name="T167">sobre</text:span><text:span text:style-name="T178"> </text:span><text:span text:style-name="T167">el</text:span><text:span text:style-name="T178"> </text:span><text:span text:style-name="T167">módulo</text:span><text:span text:style-name="T178"> </text:span><text:span text:style-name="T167">y</text:span><text:span text:style-name="T178"> </text:span><text:span text:style-name="T167">el</text:span><text:span text:style-name="T178"> </text:span><text:span text:style-name="T167">ciclo</text:span><text:span text:style-name="T178"> </text:span><text:span text:style-name="T167">en</text:span><text:span text:style-name="T178"> </text:span><text:span text:style-name="T167">general</text:span><text:span text:style-name="T178"> </text:span><text:span text:style-name="T167">son diversos,</text:span><text:span text:style-name="T188"> </text:span><text:span text:style-name="T167">observándose</text:span><text:span text:style-name="T188"> </text:span><text:span text:style-name="T167">bajo</text:span><text:span text:style-name="T188"> </text:span><text:span text:style-name="T167">nivel</text:span><text:span text:style-name="T188"> </text:span><text:span text:style-name="T167">de</text:span><text:span text:style-name="T188"> </text:span><text:span text:style-name="T167">conocimientos</text:span><text:span text:style-name="T188"> </text:span><text:span text:style-name="T167">relacionados</text:span><text:span text:style-name="T188"> </text:span><text:span text:style-name="T167">con</text:span><text:span text:style-name="T188"> </text:span><text:span text:style-name="T167">el</text:span><text:span text:style-name="T188"> </text:span><text:span text:style-name="T167">módulo</text:span><text:span text:style-name="T188"> </text:span><text:span text:style-name="T167">de</text:span><text:span text:style-name="T188"> </text:span><text:span text:style-name="T167">redes de</text:span><text:span text:style-name="T189"> </text:span><text:span text:style-name="T167">área</text:span><text:span text:style-name="T189"> </text:span><text:span text:style-name="T167">local,</text:span><text:span text:style-name="T189"> </text:span><text:span text:style-name="T167">muchos</text:span><text:span text:style-name="T189"> </text:span><text:span text:style-name="T167">de</text:span><text:span text:style-name="T189"> </text:span><text:span text:style-name="T167">cuyos</text:span><text:span text:style-name="T189"> </text:span><text:span text:style-name="T167">contenidos</text:span><text:span text:style-name="T189"> </text:span><text:span text:style-name="T167">son</text:span><text:span text:style-name="T189"> </text:span><text:span text:style-name="T167">prerrequisitos</text:span><text:span text:style-name="T189"> </text:span><text:span text:style-name="T167">para</text:span><text:span text:style-name="T189"> </text:span><text:span text:style-name="T167">el</text:span><text:span text:style-name="T189"> </text:span><text:span text:style-name="T167">presente</text:span><text:span text:style-name="T189"> </text:span><text:span text:style-name="T167">módulo.</text:span><text:span text:style-name="T189"> </text:span><text:span text:style-name="T167">La edad</text:span><text:span text:style-name="T190"> </text:span><text:span text:style-name="T167">media</text:span><text:span text:style-name="T190"> </text:span><text:span text:style-name="T167">de</text:span><text:span text:style-name="T190"> </text:span><text:span text:style-name="T167">la</text:span><text:span text:style-name="T190"> </text:span><text:span text:style-name="T167">mayoría</text:span><text:span text:style-name="T190"> </text:span><text:span text:style-name="T167">de</text:span><text:span text:style-name="T190"> </text:span><text:span text:style-name="T167">los</text:span><text:span text:style-name="T190"> </text:span><text:span text:style-name="T167">alumnos</text:span><text:span text:style-name="T190"> </text:span><text:span text:style-name="T167">está</text:span><text:span text:style-name="T190"> </text:span><text:span text:style-name="T167">comprendida</text:span><text:span text:style-name="T190"> </text:span><text:span text:style-name="T167">entre</text:span><text:span text:style-name="T190"> </text:span><text:span text:style-name="T167">los</text:span><text:span text:style-name="T190"> </text:span><text:span text:style-name="T167">17</text:span><text:span text:style-name="T190"> </text:span><text:span text:style-name="T167">y</text:span><text:span text:style-name="T190"> </text:span><text:span text:style-name="T191">27</text:span><text:span text:style-name="T190"> </text:span><text:span text:style-name="T167">años</text:span><text:span text:style-name="T190"> </text:span><text:span text:style-name="T167">por</text:span><text:span text:style-name="T190"> </text:span><text:span text:style-name="T167">lo que</text:span><text:span text:style-name="T192"> </text:span><text:span text:style-name="T193">el</text:span><text:span text:style-name="T192"> </text:span><text:span text:style-name="T167">desarrollo</text:span><text:span text:style-name="T192"> </text:span><text:span text:style-name="T167">psicoeducativo </text:span><text:span text:style-name="T169">de la mayoría</text:span><text:span text:style-name="T192"> </text:span><text:span text:style-name="T167">se</text:span><text:span text:style-name="T192"> </text:span><text:span text:style-name="T167">corresponde</text:span><text:span text:style-name="T192"> </text:span><text:span text:style-name="T167">al</text:span><text:span text:style-name="T192"> </text:span><text:span text:style-name="T167">final</text:span><text:span text:style-name="T192"> </text:span><text:span text:style-name="T167">de</text:span><text:span text:style-name="T192"> </text:span><text:span text:style-name="T167">la</text:span><text:span text:style-name="T192"> </text:span><text:span text:style-name="T167">juventud</text:span><text:span text:style-name="T192"> </text:span><text:span text:style-name="T167">e</text:span><text:span text:style-name="T192"> </text:span><text:span text:style-name="T167">inicio</text:span><text:span text:style-name="T192"> </text:span><text:span text:style-name="T167">de</text:span><text:span text:style-name="T192"> </text:span><text:span text:style-name="T167">la</text:span><text:span text:style-name="T192"> </text:span><text:span text:style-name="T167">etapa adulta.</text:span></text:p>
        </text:list-item>
        <text:list-item>
          <text:p text:style-name="P288"><text:span text:style-name="T167">De</text:span><text:span text:style-name="T190"> </text:span><text:span text:style-name="T167">entre</text:span><text:span text:style-name="T178"> </text:span><text:span text:style-name="T167">los</text:span><text:span text:style-name="T178"> </text:span><text:span text:style-name="T167">alumnos</text:span><text:span text:style-name="T178"> </text:span><text:span text:style-name="T167">existe</text:span><text:span text:style-name="T178"> </text:span><text:span text:style-name="T167">un</text:span><text:span text:style-name="T178"> </text:span><text:span text:style-name="T167">grupo</text:span><text:span text:style-name="T178"> </text:span><text:span text:style-name="T167">que</text:span><text:span text:style-name="T178"> </text:span><text:span text:style-name="T167">muestra</text:span><text:span text:style-name="T178"> </text:span><text:span text:style-name="T167">grandes</text:span><text:span text:style-name="T178"> </text:span><text:span text:style-name="T167">capacidades</text:span><text:span text:style-name="T178"> </text:span><text:span text:style-name="T167">lógicas</text:span><text:span text:style-name="T178"> </text:span><text:span text:style-name="T167">e</text:span><text:span text:style-name="T178"> </text:span><text:span text:style-name="T167">interés por</text:span><text:span text:style-name="T194"> </text:span><text:span text:style-name="T167">los</text:span><text:span text:style-name="T194"> </text:span><text:span text:style-name="T167">módulos.</text:span><text:span text:style-name="T192"> </text:span><text:span text:style-name="T167">Dentro</text:span><text:span text:style-name="T192"> </text:span><text:span text:style-name="T167">de</text:span><text:span text:style-name="T192"> </text:span><text:span text:style-name="T167">los</text:span><text:span text:style-name="T192"> </text:span><text:span text:style-name="T167">alumnos</text:span><text:span text:style-name="T192"> </text:span><text:span text:style-name="T167">se</text:span><text:span text:style-name="T192"> </text:span><text:span text:style-name="T167">observa</text:span><text:span text:style-name="T192"> </text:span><text:span text:style-name="T167">un</text:span><text:span text:style-name="T192"> </text:span><text:span text:style-name="T167">grupo</text:span><text:span text:style-name="T192"> </text:span><text:span text:style-name="T167">que</text:span><text:span text:style-name="T192"> </text:span><text:span text:style-name="T167">han</text:span><text:span text:style-name="T192"> </text:span><text:span text:style-name="T167">pasado</text:span><text:span text:style-name="T192"> </text:span><text:span text:style-name="T167">a</text:span><text:span text:style-name="T192"> </text:span><text:span text:style-name="T167">segundo</text:span><text:span text:style-name="T192"> </text:span><text:span text:style-name="T167">curso</text:span><text:span text:style-name="T192"> </text:span><text:span text:style-name="T167">con gran</text:span><text:span text:style-name="T195"> </text:span><text:span text:style-name="T167">dificultad</text:span><text:span text:style-name="T195"> </text:span><text:span text:style-name="T167">y</text:span><text:span text:style-name="T195"> </text:span><text:span text:style-name="T167">esfuerzo</text:span><text:span text:style-name="T195"> </text:span><text:span text:style-name="T167">por</text:span><text:span text:style-name="T195"> </text:span><text:span text:style-name="T167">su</text:span><text:span text:style-name="T195"> </text:span><text:span text:style-name="T167">parte,</text:span><text:span text:style-name="T195"> </text:span><text:span text:style-name="T167">pero</text:span><text:span text:style-name="T195"> </text:span><text:span text:style-name="T167">que</text:span><text:span text:style-name="T195"> </text:span><text:span text:style-name="T167">carecen</text:span><text:span text:style-name="T195"> </text:span><text:span text:style-name="T167">de</text:span><text:span text:style-name="T195"> </text:span><text:span text:style-name="T167">destreza</text:span><text:span text:style-name="T195"> </text:span><text:span text:style-name="T167">a</text:span><text:span text:style-name="T195"> </text:span><text:span text:style-name="T167">la</text:span><text:span text:style-name="T195"> </text:span><text:span text:style-name="T167">hora</text:span><text:span text:style-name="T195"> </text:span><text:span text:style-name="T167">de</text:span><text:span text:style-name="T195"> </text:span><text:span text:style-name="T167">organizar sus materiales y presentan carencias en técnicas de estudio.</text:span></text:p>
        </text:list-item>
      </text:list>
      <text:p text:style-name="P31"/>
      <text:h text:style-name="P218" text:outline-level="3"><text:bookmark-start text:name="__RefHeading___Toc34143_87245982"/><text:span text:style-name="T211">4.</text:span><text:span text:style-name="T212"> </text:span><text:span text:style-name="T211">INTERDISCIPLINARIEDAD</text:span><text:bookmark-end text:name="__RefHeading___Toc34143_87245982"/></text:h>
      <text:p text:style-name="P165"/>
      <text:p text:style-name="P83"><text:span text:style-name="T168"><text:tab/>Consideramos como prerrequisito la superación de l</text:span><text:span text:style-name="T167">os módulos de primer curso </text:span><text:span text:style-name="T168">que se detallan a continuación</text:span><text:span text:style-name="T167">:</text:span></text:p>
      <text:p text:style-name="P272"/>
      <text:list xml:id="list3323085257795057024" text:style-name="L35">
        <text:list-item>
          <text:p text:style-name="P234">Redes de área local</text:p>
        </text:list-item>
        <text:list-item>
          <text:p text:style-name="P234">Sistemas operativos monopuesto.</text:p>
        </text:list-item>
        <text:list-item>
          <text:p text:style-name="P234">Aplicaciones ofimáticas.</text:p>
        </text:list-item>
      </text:list>
      <text:p text:style-name="P54"/>
      <text:p text:style-name="P82"><text:span text:style-name="T167">Además,</text:span><text:span text:style-name="T196"> </text:span><text:span text:style-name="T167">ha</text:span><text:span text:style-name="T197"> </text:span><text:span text:style-name="T167">de</text:span><text:span text:style-name="T197"> </text:span><text:span text:style-name="T167">existir</text:span><text:span text:style-name="T197"> </text:span><text:span text:style-name="T167">una</text:span><text:span text:style-name="T197"> </text:span><text:span text:style-name="T167">coordinación</text:span><text:span text:style-name="T197"> </text:span><text:span text:style-name="T167">a</text:span><text:span text:style-name="T197"> </text:span><text:span text:style-name="T167">la</text:span><text:span text:style-name="T197"> </text:span><text:span text:style-name="T167">hora</text:span><text:span text:style-name="T197"> </text:span><text:span text:style-name="T167">de</text:span><text:span text:style-name="T197"> </text:span><text:span text:style-name="T167">impartir</text:span><text:span text:style-name="T197"> </text:span><text:span text:style-name="T167">el</text:span><text:span text:style-name="T197"> </text:span><text:span text:style-name="T167">módulo</text:span><text:span text:style-name="T197"> </text:span><text:span text:style-name="T167">con</text:span><text:span text:style-name="T197"> </text:span><text:span text:style-name="T198"><text:s/></text:span><text:span text:style-name="T200">“</text:span><text:span text:style-name="T167">Servicios</text:span><text:span text:style-name="T199"> </text:span><text:span text:style-name="T167">en</text:span><text:span text:style-name="T199"> </text:span><text:span text:style-name="T200">r</text:span><text:span text:style-name="T167">ed”</text:span><text:span text:style-name="T199"> </text:span><text:span text:style-name="T167">para</text:span><text:span text:style-name="T199"> </text:span><text:span text:style-name="T167">evitar</text:span><text:span text:style-name="T199"> </text:span><text:span text:style-name="T167">que</text:span><text:span text:style-name="T199"> </text:span><text:span text:style-name="T167">se</text:span><text:span text:style-name="T199"> </text:span><text:span text:style-name="T167">solapen</text:span><text:span text:style-name="T199"> </text:span><text:span text:style-name="T167">y</text:span><text:span text:style-name="T199"> </text:span><text:span text:style-name="T167">se</text:span><text:span text:style-name="T199"> </text:span><text:span text:style-name="T167">repitan</text:span><text:span text:style-name="T199"> </text:span><text:span text:style-name="T167">los</text:span><text:span text:style-name="T199"> </text:span><text:span text:style-name="T167">contenidos impartidos y para sincronizar la impartición de los mismos.</text:span></text:p>
      <text:p text:style-name="P166"/>
      <text:h text:style-name="P219" text:outline-level="3"><text:bookmark-start text:name="__RefHeading___Toc34145_87245982"/><text:soft-page-break/><text:span text:style-name="T211">5.</text:span><text:span text:style-name="T212"> </text:span><text:span text:style-name="T211">CAPACIDADES TERMINALES / RESULTADOS DE APRENDIZAJES</text:span><text:bookmark-end text:name="__RefHeading___Toc34145_87245982"/></text:h>
      <text:p text:style-name="P165"/>
      <text:p text:style-name="P80"><text:span text:style-name="T161"><text:tab/></text:span><text:span text:style-name="T125">Son</text:span><text:span text:style-name="T128"> </text:span><text:span text:style-name="T125">objetivos</text:span><text:span text:style-name="T129"> </text:span><text:span text:style-name="T125">comunes</text:span><text:span text:style-name="T129"> </text:span><text:span text:style-name="T125">los</text:span><text:span text:style-name="T129"> </text:span><text:span text:style-name="T125">descritos</text:span><text:span text:style-name="T129"> </text:span><text:span text:style-name="T125">en</text:span><text:span text:style-name="T129"> </text:span><text:span text:style-name="T125">el</text:span><text:span text:style-name="T129"> </text:span><text:span text:style-name="T125">Proyecto</text:span><text:span text:style-name="T129"> </text:span><text:span text:style-name="T125">educativo</text:span><text:span text:style-name="T129"> </text:span><text:span text:style-name="T125">del</text:span><text:span text:style-name="T129"> </text:span><text:span text:style-name="T125">centro,</text:span><text:span text:style-name="T129"> </text:span><text:span text:style-name="T125">en</text:span><text:span text:style-name="T129"> </text:span><text:span text:style-name="T125">los</text:span><text:span text:style-name="T129"> </text:span><text:span text:style-name="T125">que respecta a la convivencia, integración, trabajo en equipo y respeto mutuo entre los integrantes de la comunidad docente.</text:span></text:p>
      <text:p text:style-name="P250"/>
      <text:h text:style-name="P209" text:outline-level="5"><text:bookmark-start text:name="__RefHeading___Toc49460_277128256"/><text:span text:style-name="T118">5.1.</text:span><text:span text:style-name="T119"> </text:span><text:span text:style-name="T118">Objetivos comunes del ciclo formativo</text:span><text:bookmark-end text:name="__RefHeading___Toc49460_277128256"/></text:h>
      <text:p text:style-name="P343"/>
      <text:p text:style-name="P93"><text:span text:style-name="T122"><text:tab/>Los o</text:span><text:span text:style-name="T121">bjetivos comunes para este ciclo formativo son los descritos en el Real Decreto 1691/2007:</text:span></text:p>
      <text:list xml:id="list4748131885971687193" text:style-name="L36">
        <text:list-item>
          <text:p text:style-name="P245"><text:span text:style-name="T121">Organizar</text:span><text:span text:style-name="T123"> </text:span><text:span text:style-name="T121">los</text:span><text:span text:style-name="T123"> </text:span><text:span text:style-name="T121">componentes</text:span><text:span text:style-name="T123"> </text:span><text:span text:style-name="T121">físicos</text:span><text:span text:style-name="T123"> </text:span><text:span text:style-name="T121">y</text:span><text:span text:style-name="T123"> </text:span><text:span text:style-name="T121">lógicos</text:span><text:span text:style-name="T123"> </text:span><text:span text:style-name="T121">que</text:span><text:span text:style-name="T123"> </text:span><text:span text:style-name="T121">forman</text:span><text:span text:style-name="T123"> </text:span><text:span text:style-name="T121">un</text:span><text:span text:style-name="T123"> </text:span><text:span text:style-name="T121">sistema</text:span><text:span text:style-name="T123"> </text:span><text:span text:style-name="T121">microinformático, interpretando</text:span><text:span text:style-name="T124"> </text:span><text:span text:style-name="T121">su</text:span><text:span text:style-name="T124"> </text:span><text:span text:style-name="T121">documentación</text:span><text:span text:style-name="T124"> </text:span><text:span text:style-name="T121">técnica,</text:span><text:span text:style-name="T124"> </text:span><text:span text:style-name="T121">para</text:span><text:span text:style-name="T124"> </text:span><text:span text:style-name="T121">aplicar</text:span><text:span text:style-name="T124"> </text:span><text:span text:style-name="T121">los</text:span><text:span text:style-name="T124"> </text:span><text:span text:style-name="T121">medios</text:span><text:span text:style-name="T124"> </text:span><text:span text:style-name="T121">y</text:span><text:span text:style-name="T124"> </text:span><text:span text:style-name="T121">métodos</text:span><text:span text:style-name="T124"> </text:span><text:span text:style-name="T121">adecuados</text:span><text:span text:style-name="T124"> </text:span><text:span text:style-name="T121">a</text:span><text:span text:style-name="T124"> </text:span><text:span text:style-name="T121">su instalación, montaje y mantenimiento.</text:span></text:p>
        </text:list-item>
        <text:list-item>
          <text:p text:style-name="P245"><text:span text:style-name="T121">Identificar,</text:span><text:span text:style-name="T130"> </text:span><text:span text:style-name="T121">ensamblar</text:span><text:span text:style-name="T130"> </text:span><text:span text:style-name="T121">y</text:span><text:span text:style-name="T130"> </text:span><text:span text:style-name="T121">conectar</text:span><text:span text:style-name="T130"> </text:span><text:span text:style-name="T121">componentes</text:span><text:span text:style-name="T130"> </text:span><text:span text:style-name="T121">y</text:span><text:span text:style-name="T130"> </text:span><text:span text:style-name="T121">periféricos</text:span><text:span text:style-name="T130"> </text:span><text:span text:style-name="T121">utilizando</text:span><text:span text:style-name="T130"> </text:span><text:span text:style-name="T121">las</text:span><text:span text:style-name="T130"> </text:span><text:span text:style-name="T121">herramientas adecuadas, aplicando</text:span><text:span text:style-name="T132"> </text:span><text:span text:style-name="T121">procedimientos,</text:span><text:span text:style-name="T132"> </text:span><text:span text:style-name="T121">normas</text:span><text:span text:style-name="T132"> </text:span><text:span text:style-name="T121">y</text:span><text:span text:style-name="T132"> </text:span><text:span text:style-name="T121">protocolos</text:span><text:span text:style-name="T132"> </text:span><text:span text:style-name="T121">de</text:span><text:span text:style-name="T132"> </text:span><text:span text:style-name="T121">calidad</text:span><text:span text:style-name="T132"> </text:span><text:span text:style-name="T121">y</text:span><text:span text:style-name="T132"> </text:span><text:span text:style-name="T121">seguridad,</text:span><text:span text:style-name="T132"> </text:span><text:span text:style-name="T121">para montar y configurar ordenadores y periféricos.</text:span></text:p>
        </text:list-item>
        <text:list-item>
          <text:p text:style-name="P242">Reconocer y ejecutar los procedimientos de instalación de sistemas operativos y programas de aplicación, aplicando protocolos de calidad, para instalar y configurar sistemas microinformáticos.</text:p>
        </text:list-item>
        <text:list-item>
          <text:p text:style-name="P245"><text:span text:style-name="T121">Representar</text:span><text:span text:style-name="T134"> </text:span><text:span text:style-name="T121">la</text:span><text:span text:style-name="T134"> </text:span><text:span text:style-name="T121">posición</text:span><text:span text:style-name="T134"> </text:span><text:span text:style-name="T121">de</text:span><text:span text:style-name="T134"> </text:span><text:span text:style-name="T121">los</text:span><text:span text:style-name="T134"> </text:span><text:span text:style-name="T121">equipos,</text:span><text:span text:style-name="T134"> </text:span><text:span text:style-name="T121">líneas</text:span><text:span text:style-name="T134"> </text:span><text:span text:style-name="T121">de</text:span><text:span text:style-name="T134"> </text:span><text:span text:style-name="T121">transmisión</text:span><text:span text:style-name="T134"> </text:span><text:span text:style-name="T121">y</text:span><text:span text:style-name="T134"> </text:span><text:span text:style-name="T121">demás</text:span><text:span text:style-name="T134"> </text:span><text:span text:style-name="T121">elementos</text:span><text:span text:style-name="T134"> </text:span><text:span text:style-name="T121">de</text:span><text:span text:style-name="T134"> </text:span><text:span text:style-name="T121">una red</text:span><text:span text:style-name="T135"> </text:span><text:span text:style-name="T121">local, analizando</text:span><text:span text:style-name="T135"> </text:span><text:span text:style-name="T121">la</text:span><text:span text:style-name="T135"> </text:span><text:span text:style-name="T121">morfología,</text:span><text:span text:style-name="T135"> </text:span><text:span text:style-name="T121">condiciones</text:span><text:span text:style-name="T135"> </text:span><text:span text:style-name="T121">y</text:span><text:span text:style-name="T135"> </text:span><text:span text:style-name="T121">características</text:span><text:span text:style-name="T135"> </text:span><text:span text:style-name="T121">del</text:span><text:span text:style-name="T135"> </text:span><text:span text:style-name="T121">despliegue,</text:span><text:span text:style-name="T135"> </text:span><text:span text:style-name="T121">para replantear el cableado y la electrónica de la red.</text:span></text:p>
        </text:list-item>
        <text:list-item>
          <text:p text:style-name="P245"><text:span text:style-name="T125">Ubicar</text:span><text:span text:style-name="T129"> </text:span><text:span text:style-name="T125">y</text:span><text:span text:style-name="T129"> </text:span><text:span text:style-name="T125">fijar</text:span><text:span text:style-name="T129"> </text:span><text:span text:style-name="T125">equipos,</text:span><text:span text:style-name="T129"> </text:span><text:span text:style-name="T125">líneas,</text:span><text:span text:style-name="T129"> </text:span><text:span text:style-name="T125">canalizaciones</text:span><text:span text:style-name="T129"> </text:span><text:span text:style-name="T125">y</text:span><text:span text:style-name="T129"> </text:span><text:span text:style-name="T125">demás</text:span><text:span text:style-name="T129"> </text:span><text:span text:style-name="T125">elementos</text:span><text:span text:style-name="T129"> </text:span><text:span text:style-name="T125">de</text:span><text:span text:style-name="T129"> </text:span><text:span text:style-name="T125">una</text:span><text:span text:style-name="T129"> </text:span><text:span text:style-name="T125">red</text:span><text:span text:style-name="T129"> </text:span><text:span text:style-name="T125">local cableada, inalámbrica o mixta, aplicando procedimientos de montaje y protocolos de calidad y seguridad, para instalar y configurar redes locales.</text:span></text:p>
        </text:list-item>
        <text:list-item>
          <text:p text:style-name="P245"><text:span text:style-name="T125">Interconectar</text:span><text:span text:style-name="T136"> </text:span><text:span text:style-name="T125">equipos</text:span><text:span text:style-name="T136"> </text:span><text:span text:style-name="T125">informáticos,</text:span><text:span text:style-name="T136"> </text:span><text:span text:style-name="T125">dispositivos</text:span><text:span text:style-name="T136"> </text:span><text:span text:style-name="T125">de</text:span><text:span text:style-name="T136"> </text:span><text:span text:style-name="T125">red</text:span><text:span text:style-name="T136"> </text:span><text:span text:style-name="T125">local</text:span><text:span text:style-name="T136"> </text:span><text:span text:style-name="T125">y</text:span><text:span text:style-name="T136"> </text:span><text:span text:style-name="T125">de</text:span><text:span text:style-name="T136"> </text:span><text:span text:style-name="T125">conexión</text:span><text:span text:style-name="T136"> </text:span><text:soft-page-break/><text:span text:style-name="T125">con</text:span><text:span text:style-name="T136"> </text:span><text:span text:style-name="T125">redes</text:span><text:span text:style-name="T136"> </text:span><text:span text:style-name="T125">de área extensa, ejecutando los procedimientos para instalar y configurar redes locale</text:span><text:span text:style-name="T126">s.</text:span></text:p>
        </text:list-item>
        <text:list-item>
          <text:p text:style-name="P245"><text:span text:style-name="T126">L</text:span><text:span text:style-name="T125">ocalizar</text:span><text:span text:style-name="T137"> </text:span><text:span text:style-name="T125">y</text:span><text:span text:style-name="T137"> </text:span><text:span text:style-name="T125">reparar</text:span><text:span text:style-name="T137"> </text:span><text:span text:style-name="T125">averías</text:span><text:span text:style-name="T137"> </text:span><text:span text:style-name="T125">y</text:span><text:span text:style-name="T137"> </text:span><text:span text:style-name="T125">disfunciones</text:span><text:span text:style-name="T137"> </text:span><text:span text:style-name="T125">en</text:span><text:span text:style-name="T137"> </text:span><text:span text:style-name="T125">los</text:span><text:span text:style-name="T137"> </text:span><text:span text:style-name="T125">componentes</text:span><text:span text:style-name="T137"> </text:span><text:span text:style-name="T125">físicos</text:span><text:span text:style-name="T133"> </text:span><text:span text:style-name="T125">y</text:span><text:span text:style-name="T137"> </text:span><text:span text:style-name="T125">lógicos</text:span><text:span text:style-name="T137"> </text:span><text:span text:style-name="T125">para mantener sistemas microinformáticos y redes locales.</text:span></text:p>
        </text:list-item>
        <text:list-item>
          <text:p text:style-name="P239">Sustituir y ajustar componentes físicos y lógicos para<text:tab/>mantener sistemas microinformáticos y redes locales.</text:p>
        </text:list-item>
        <text:list-item>
          <text:p text:style-name="P235">Interpretar y seleccionar información para elaborar documentación técnica y administrativa.</text:p>
        </text:list-item>
        <text:list-item>
          <text:p text:style-name="P245"><text:span text:style-name="T125">Valorar</text:span><text:span text:style-name="T138"> </text:span><text:span text:style-name="T125">el</text:span><text:span text:style-name="T138"> </text:span><text:span text:style-name="T125">coste</text:span><text:span text:style-name="T138"> </text:span><text:span text:style-name="T125">de</text:span><text:span text:style-name="T138"> </text:span><text:span text:style-name="T125">los</text:span><text:span text:style-name="T138"> </text:span><text:span text:style-name="T125">componentes</text:span><text:span text:style-name="T138"> </text:span><text:span text:style-name="T125">físicos,</text:span><text:span text:style-name="T138"> </text:span><text:span text:style-name="T125">lógicos</text:span><text:span text:style-name="T138"> </text:span><text:span text:style-name="T125">y</text:span><text:span text:style-name="T138"> </text:span><text:span text:style-name="T125">la</text:span><text:span text:style-name="T138"> </text:span><text:span text:style-name="T125">mano</text:span><text:span text:style-name="T138"> </text:span><text:span text:style-name="T125">de</text:span><text:span text:style-name="T138"> </text:span><text:span text:style-name="T125">obra,</text:span><text:span text:style-name="T138"> </text:span><text:span text:style-name="T125">para</text:span><text:span text:style-name="T138"> </text:span><text:span text:style-name="T125">elaborar presupuestos.</text:span></text:p>
        </text:list-item>
        <text:list-item>
          <text:p text:style-name="P245"><text:span text:style-name="T125">Reconocer</text:span><text:span text:style-name="T139"> </text:span><text:span text:style-name="T125">características</text:span><text:span text:style-name="T139"> </text:span><text:span text:style-name="T125">y</text:span><text:span text:style-name="T139"> </text:span><text:span text:style-name="T125">posibilidades</text:span><text:span text:style-name="T139"> </text:span><text:span text:style-name="T125">de</text:span><text:span text:style-name="T139"> </text:span><text:span text:style-name="T125">los</text:span><text:span text:style-name="T139"> </text:span><text:span text:style-name="T125">componentes</text:span><text:span text:style-name="T139"> </text:span><text:span text:style-name="T125">físicos</text:span><text:span text:style-name="T139"> </text:span><text:span text:style-name="T125">y</text:span><text:span text:style-name="T139"> </text:span><text:span text:style-name="T125">lógicos,</text:span><text:span text:style-name="T139"> </text:span><text:span text:style-name="T125">para asesorar y asistir a clientes.</text:span></text:p>
        </text:list-item>
        <text:list-item>
          <text:p text:style-name="P245"><text:span text:style-name="T125">Detectar</text:span><text:span text:style-name="T140"> </text:span><text:span text:style-name="T125">y</text:span><text:span text:style-name="T140"> </text:span><text:span text:style-name="T125">analizar</text:span><text:span text:style-name="T140"> </text:span><text:span text:style-name="T125">cambios</text:span><text:span text:style-name="T140"> </text:span><text:span text:style-name="T125">tecnológicos</text:span><text:span text:style-name="T140"> </text:span><text:span text:style-name="T125">para</text:span><text:span text:style-name="T140"> </text:span><text:span text:style-name="T125">elegir</text:span><text:span text:style-name="T140"> </text:span><text:span text:style-name="T125">nuevas</text:span><text:span text:style-name="T140"> </text:span><text:span text:style-name="T125">alternativas</text:span><text:span text:style-name="T140"> </text:span><text:span text:style-name="T125">y</text:span><text:span text:style-name="T140"> </text:span><text:span text:style-name="T125">mantenerse actualizado dentro del sector.</text:span></text:p>
        </text:list-item>
        <text:list-item>
          <text:p text:style-name="P245"><text:span text:style-name="T125">Reconocer</text:span><text:span text:style-name="T141"> </text:span><text:span text:style-name="T125">y</text:span><text:span text:style-name="T141"> </text:span><text:span text:style-name="T125">valorar</text:span><text:span text:style-name="T141"> </text:span><text:span text:style-name="T125">incidencias,</text:span><text:span text:style-name="T141"> </text:span><text:span text:style-name="T125">determinando</text:span><text:span text:style-name="T141"> </text:span><text:span text:style-name="T125">sus</text:span><text:span text:style-name="T141"> </text:span><text:span text:style-name="T125">causas</text:span><text:span text:style-name="T141"> </text:span><text:span text:style-name="T125">y</text:span><text:span text:style-name="T141"> </text:span><text:span text:style-name="T125">describiendo</text:span><text:span text:style-name="T141"> </text:span><text:span text:style-name="T125">las</text:span><text:span text:style-name="T141"> </text:span><text:span text:style-name="T125">acciones correctoras para resolverlas.</text:span></text:p>
        </text:list-item>
        <text:list-item>
          <text:p text:style-name="P245"><text:span text:style-name="T125">Analizar</text:span><text:span text:style-name="T142"> </text:span><text:span text:style-name="T125">y</text:span><text:span text:style-name="T142"> </text:span><text:span text:style-name="T125">describir</text:span><text:span text:style-name="T142"> </text:span><text:span text:style-name="T125">procedimientos</text:span><text:span text:style-name="T142"> </text:span><text:span text:style-name="T125">de</text:span><text:span text:style-name="T142"> </text:span><text:span text:style-name="T125">calidad,</text:span><text:span text:style-name="T142"> </text:span><text:span text:style-name="T125">prevención</text:span><text:span text:style-name="T142"> </text:span><text:span text:style-name="T125">de</text:span><text:span text:style-name="T142"> </text:span><text:span text:style-name="T125">riesgos</text:span><text:span text:style-name="T142"> </text:span><text:span text:style-name="T125">laborales</text:span><text:span text:style-name="T142"> </text:span><text:span text:style-name="T125">y medioambientales,</text:span><text:span text:style-name="T131"> </text:span><text:span text:style-name="T125">señalando</text:span><text:span text:style-name="T131"> </text:span><text:span text:style-name="T125">las</text:span><text:span text:style-name="T131"> </text:span><text:span text:style-name="T125">acciones</text:span><text:span text:style-name="T131"> </text:span><text:span text:style-name="T125">a</text:span><text:span text:style-name="T131"> </text:span><text:span text:style-name="T125">realizar</text:span><text:span text:style-name="T131"> </text:span><text:span text:style-name="T125">en</text:span><text:span text:style-name="T131"> </text:span><text:span text:style-name="T125">los</text:span><text:span text:style-name="T131"> </text:span><text:span text:style-name="T125">casos</text:span><text:span text:style-name="T131"> </text:span><text:span text:style-name="T125">definidos</text:span><text:span text:style-name="T131"> </text:span><text:span text:style-name="T125">para</text:span><text:span text:style-name="T131"> </text:span><text:span text:style-name="T125">actuar de acuerdo con las normas estandarizadas.</text:span></text:p>
        </text:list-item>
        <text:list-item>
          <text:p text:style-name="P235">Valorar las actividades de trabajo en un proceso productivo, identificando su aportación al proceso global para conseguir los objetivos de la producción.</text:p>
        </text:list-item>
        <text:list-item>
          <text:p text:style-name="P245"><text:span text:style-name="T125">Identificar</text:span><text:span text:style-name="T131"> </text:span><text:span text:style-name="T125">y</text:span><text:span text:style-name="T131"> </text:span><text:span text:style-name="T125">valorar</text:span><text:span text:style-name="T131"> </text:span><text:span text:style-name="T125">las</text:span><text:span text:style-name="T131"> </text:span><text:span text:style-name="T125">oportunidades</text:span><text:span text:style-name="T131"> </text:span><text:span text:style-name="T125">de</text:span><text:span text:style-name="T131"> </text:span><text:span text:style-name="T125">aprendizaje</text:span><text:span text:style-name="T131"> </text:span><text:span text:style-name="T125">y</text:span><text:span text:style-name="T131"> </text:span><text:span text:style-name="T125">empleo,</text:span><text:span text:style-name="T131"> </text:span><text:span text:style-name="T125">analizando</text:span><text:span text:style-name="T131"> </text:span><text:span text:style-name="T125">las</text:span><text:span text:style-name="T131"> </text:span><text:span text:style-name="T125">ofertas y demandas del mercado laboral para gestionar su carrera profesional.</text:span></text:p>
        </text:list-item>
        <text:list-item>
          <text:p text:style-name="P245"><text:span text:style-name="T125">Reconocer</text:span><text:span text:style-name="T128"> </text:span><text:span text:style-name="T125">las</text:span><text:span text:style-name="T128"> </text:span><text:span text:style-name="T125">oportunidades</text:span><text:span text:style-name="T128"> </text:span><text:span text:style-name="T125">de</text:span><text:span text:style-name="T128"> </text:span><text:span text:style-name="T125">negocio,</text:span><text:span text:style-name="T128"> </text:span><text:span text:style-name="T125">identificando</text:span><text:span text:style-name="T128"> </text:span><text:span text:style-name="T125">y</text:span><text:span text:style-name="T128"> </text:span><text:span text:style-name="T125">analizando</text:span><text:span text:style-name="T128"> </text:span><text:span text:style-name="T125">demandas</text:span><text:span text:style-name="T128"> </text:span><text:span text:style-name="T125">del mercado para crear y gestionar una pequeña empresa.</text:span></text:p>
        </text:list-item>
        <text:list-item>
          <text:p text:style-name="P245"><text:span text:style-name="T121">Reconocer</text:span><text:span text:style-name="T143"> </text:span><text:span text:style-name="T121">sus</text:span><text:span text:style-name="T143"> </text:span><text:span text:style-name="T121">derechos</text:span><text:span text:style-name="T143"> </text:span><text:span text:style-name="T121">y</text:span><text:span text:style-name="T143"> </text:span><text:span text:style-name="T121">deberes</text:span><text:span text:style-name="T143"> </text:span><text:span text:style-name="T121">como</text:span><text:span text:style-name="T143"> </text:span><text:span text:style-name="T121">agente</text:span><text:span text:style-name="T143"> </text:span><text:span text:style-name="T121">activo</text:span><text:span text:style-name="T143"> </text:span><text:span text:style-name="T121">en</text:span><text:span text:style-name="T143"> </text:span><text:span text:style-name="T121">la</text:span><text:span text:style-name="T143"> </text:span><text:span text:style-name="T121">sociedad,</text:span><text:span text:style-name="T143"> </text:span><text:span text:style-name="T121">analizando</text:span><text:span text:style-name="T143"> </text:span><text:span text:style-name="T121">el marco legal que regula las condiciones sociales y laborales para participar como ciudadano democrático.</text:span></text:p>
        </text:list-item>
      </text:list>
      <text:p text:style-name="P55"><text:soft-page-break/></text:p>
      <text:h text:style-name="P210" text:outline-level="5"><text:bookmark-start text:name="__RefHeading___Toc34149_87245982"/><text:span text:style-name="T179">5.2.</text:span><text:span text:style-name="T180"> </text:span><text:span text:style-name="T179">Objetivos específicos del módulo</text:span><text:bookmark-end text:name="__RefHeading___Toc34149_87245982"/></text:h>
      <text:p text:style-name="P251"/>
      <text:p text:style-name="P91"><text:span text:style-name="T167"><text:tab/>Como</text:span><text:span text:style-name="T189"> </text:span><text:span text:style-name="T167">objetivos</text:span><text:span text:style-name="T199"> </text:span><text:span text:style-name="T167">específicos</text:span><text:span text:style-name="T199"> </text:span><text:span text:style-name="T167">de</text:span><text:span text:style-name="T199"> </text:span><text:span text:style-name="T167">este</text:span><text:span text:style-name="T199"> </text:span><text:span text:style-name="T167">modulo</text:span><text:span text:style-name="T199"> </text:span><text:span text:style-name="T167">podemos</text:span><text:span text:style-name="T199"> </text:span><text:span text:style-name="T167">seleccionar</text:span><text:span text:style-name="T199"> </text:span><text:span text:style-name="T167">los</text:span><text:span text:style-name="T199"> </text:span><text:span text:style-name="T167">siguientes</text:span><text:span text:style-name="T199"> </text:span><text:span text:style-name="T167">objetivos generales: 1, 3, 9, 12,13 y 14 descritos en el punto anterior.</text:span></text:p>
      <text:p text:style-name="P41"/>
      <text:p text:style-name="P41"/>
      <text:p text:style-name="P65"/>
      <text:h text:style-name="P210" text:outline-level="5"><text:bookmark-start text:name="__RefHeading___Toc34151_87245982"/><text:span text:style-name="T179">5.3</text:span><text:span text:style-name="T180"> </text:span><text:span text:style-name="T179">Competencias generales del titulo</text:span><text:bookmark-end text:name="__RefHeading___Toc34151_87245982"/></text:h>
      <text:p text:style-name="P68"/>
      <text:p text:style-name="P274"><text:tab/></text:p>
      <text:p text:style-name="P52"><text:span text:style-name="T167"><text:tab/>La</text:span><text:span text:style-name="T204"> </text:span><text:span text:style-name="T167">formación</text:span><text:span text:style-name="T182"> </text:span><text:span text:style-name="T167">del</text:span><text:span text:style-name="T182"> </text:span><text:span text:style-name="T167">módulo</text:span><text:span text:style-name="T182"> </text:span><text:span text:style-name="T167">contribuye</text:span><text:span text:style-name="T182"> </text:span><text:span text:style-name="T167">a</text:span><text:span text:style-name="T182"> </text:span><text:span text:style-name="T167">alcanzar</text:span><text:span text:style-name="T182"> </text:span><text:span text:style-name="T167">las</text:span><text:span text:style-name="T182"> </text:span><text:span text:style-name="T167">competencias</text:span><text:span text:style-name="T182"> </text:span><text:span text:style-name="T183">del título </text:span><text:span text:style-name="T167">a),</text:span><text:span text:style-name="T182"> </text:span><text:span text:style-name="T167">c),</text:span><text:span text:style-name="T182"> </text:span><text:span text:style-name="T167">f),</text:span><text:span text:style-name="T182"> </text:span><text:span text:style-name="T167">i),</text:span><text:span text:style-name="T182"> </text:span><text:span text:style-name="T167">j),</text:span><text:span text:style-name="T182"> </text:span><text:span text:style-name="T167">m),</text:span><text:span text:style-name="T182"> </text:span><text:span text:style-name="T167">n),</text:span><text:span text:style-name="T182"> </text:span><text:span text:style-name="T167">ñ), q) y r) </text:span><text:span text:style-name="T170">que se detallan a continuación:</text:span></text:p>
      <text:p text:style-name="P275"/>
      <text:list xml:id="list7344226074096028424" text:style-name="L37">
        <text:list-item>
          <text:p text:style-name="P289"><text:span text:style-name="T117">a)</text:span><text:span text:style-name="T125"> Determinar la logística asociada a las operaciones de instalación, configuración y mantenimiento de sistemas</text:span><text:span text:style-name="T145"> </text:span><text:span text:style-name="T125">microinformáticos,</text:span><text:span text:style-name="T145"> </text:span><text:span text:style-name="T125">interpretando</text:span><text:span text:style-name="T145"> </text:span><text:span text:style-name="T125">la</text:span><text:span text:style-name="T145"> </text:span><text:span text:style-name="T125">documentación</text:span><text:span text:style-name="T145"> </text:span><text:span text:style-name="T125">técnica asociada y organizando los recursos necesarios.</text:span></text:p>
        </text:list-item>
        <text:list-item>
          <text:p text:style-name="P289"><text:span text:style-name="T117">c)</text:span><text:span text:style-name="T125"> Instalar</text:span><text:span text:style-name="T131"> </text:span><text:span text:style-name="T125">y</text:span><text:span text:style-name="T131"> </text:span><text:span text:style-name="T125">configurar</text:span><text:span text:style-name="T131"> </text:span><text:span text:style-name="T125">software</text:span><text:span text:style-name="T131"> </text:span><text:span text:style-name="T125">básico</text:span><text:span text:style-name="T131"> </text:span><text:span text:style-name="T125">y</text:span><text:span text:style-name="T131"> </text:span><text:span text:style-name="T125">de</text:span><text:span text:style-name="T131"> </text:span><text:span text:style-name="T125">aplicación,</text:span><text:span text:style-name="T131"> </text:span><text:span text:style-name="T125">asegurando</text:span><text:span text:style-name="T131"> </text:span><text:span text:style-name="T125">su</text:span><text:span text:style-name="T131"> </text:span><text:span text:style-name="T125">funcionamiento</text:span><text:span text:style-name="T131"> </text:span><text:span text:style-name="T125">en condiciones de calidad y seguridad.</text:span></text:p>
        </text:list-item>
        <text:list-item>
          <text:p text:style-name="P289"><text:span text:style-name="T117">f)</text:span><text:span text:style-name="T147"> </text:span><text:span text:style-name="T125">Instalar, configurar y mantener servicios multiusuario, aplicaciones y dispositivos compartidos</text:span><text:span text:style-name="T148"> </text:span><text:span text:style-name="T125">en un</text:span><text:span text:style-name="T148"> </text:span><text:span text:style-name="T125">entorno</text:span><text:span text:style-name="T148"> </text:span><text:span text:style-name="T125">de</text:span><text:span text:style-name="T148"> </text:span><text:span text:style-name="T125">red</text:span><text:span text:style-name="T148"> </text:span><text:span text:style-name="T125">local,</text:span><text:span text:style-name="T148"> </text:span><text:span text:style-name="T125">atendiendo</text:span><text:span text:style-name="T148"> </text:span><text:span text:style-name="T125">a</text:span><text:span text:style-name="T148"> </text:span><text:span text:style-name="T125">las</text:span><text:span text:style-name="T148"> </text:span><text:span text:style-name="T125">necesidades</text:span><text:span text:style-name="T148"> </text:span><text:span text:style-name="T125">y</text:span><text:span text:style-name="T148"> </text:span><text:span text:style-name="T125">requerimientos especificados.</text:span></text:p>
        </text:list-item>
        <text:list-item>
          <text:p text:style-name="P289"><text:span text:style-name="T117">i)</text:span><text:span text:style-name="T149"> </text:span><text:span text:style-name="T125">Ejecutar</text:span><text:span text:style-name="T150"> </text:span><text:span text:style-name="T125">procedimientos</text:span><text:span text:style-name="T150"> </text:span><text:span text:style-name="T125">establecidos</text:span><text:span text:style-name="T150"> </text:span><text:span text:style-name="T125">de</text:span><text:span text:style-name="T150"> </text:span><text:span text:style-name="T125">recuperación</text:span><text:span text:style-name="T150"> </text:span><text:span text:style-name="T125">de</text:span><text:span text:style-name="T150"> </text:span><text:span text:style-name="T125">datos</text:span><text:span text:style-name="T150"> </text:span><text:span text:style-name="T125">y</text:span><text:span text:style-name="T150"> </text:span><text:span text:style-name="T125">aplicaciones</text:span><text:span text:style-name="T150"> </text:span><text:span text:style-name="T125">ante</text:span><text:span text:style-name="T150"> </text:span><text:span text:style-name="T125">fallos y</text:span><text:span text:style-name="T128"> </text:span><text:span text:style-name="T125">pérdidas</text:span><text:span text:style-name="T128"> </text:span><text:span text:style-name="T125">de datos</text:span><text:span text:style-name="T128"> </text:span><text:span text:style-name="T125">en</text:span><text:span text:style-name="T128"> </text:span><text:span text:style-name="T125">el</text:span><text:span text:style-name="T128"> </text:span><text:span text:style-name="T125">sistema,</text:span><text:span text:style-name="T128"> </text:span><text:span text:style-name="T125">para</text:span><text:span text:style-name="T128"> </text:span><text:span text:style-name="T125">garantizar</text:span><text:span text:style-name="T128"> </text:span><text:span text:style-name="T125">la</text:span><text:span text:style-name="T128"> </text:span><text:span text:style-name="T125">integridad</text:span><text:span text:style-name="T128"> </text:span><text:span text:style-name="T125">y</text:span><text:span text:style-name="T128"> </text:span><text:span text:style-name="T125">disponibilidad</text:span><text:span text:style-name="T128"> </text:span><text:span text:style-name="T125">de</text:span><text:span text:style-name="T128"> </text:span><text:span text:style-name="T125">la información.</text:span></text:p>
        </text:list-item>
        <text:list-item>
          <text:p text:style-name="P289"><text:span text:style-name="T117">j)</text:span><text:span text:style-name="T151"> </text:span><text:span text:style-name="T125">Elaborar</text:span><text:span text:style-name="T152"> </text:span><text:span text:style-name="T125">documentación</text:span><text:span text:style-name="T152"> </text:span><text:span text:style-name="T125">técnica</text:span><text:span text:style-name="T152"> </text:span><text:span text:style-name="T125">y</text:span><text:span text:style-name="T152"> </text:span><text:span text:style-name="T125">administrativa</text:span><text:span text:style-name="T152"> </text:span><text:span text:style-name="T125">del</text:span><text:span text:style-name="T152"> </text:span><text:span text:style-name="T125">sistema,</text:span><text:span text:style-name="T152"> </text:span><text:span text:style-name="T125">cumpliendo</text:span><text:span text:style-name="T152"> </text:span><text:span text:style-name="T125">las</text:span><text:span text:style-name="T152"> </text:span><text:span text:style-name="T125">normas</text:span><text:span text:style-name="T152"> </text:span><text:span text:style-name="T125">y reglamentación del sector, para su mantenimiento y la asistencia al cliente.</text:span></text:p>
        </text:list-item>
        <text:list-item>
          <text:p text:style-name="P289"><text:span text:style-name="T117">m)</text:span><text:span text:style-name="T150"> </text:span><text:span text:style-name="T125">Organizar</text:span><text:span text:style-name="T153"> </text:span><text:span text:style-name="T125">y</text:span><text:span text:style-name="T153"> </text:span><text:span text:style-name="T125">desarrollar</text:span><text:span text:style-name="T153"> </text:span><text:span text:style-name="T125">el</text:span><text:span text:style-name="T153"> </text:span><text:span text:style-name="T125">trabajo</text:span><text:span text:style-name="T153"> </text:span><text:span text:style-name="T125">asignado</text:span><text:span text:style-name="T153"> </text:span><text:span text:style-name="T125">manteniendo</text:span><text:span text:style-name="T153"> </text:span><text:span text:style-name="T125">unas</text:span><text:span text:style-name="T153"> </text:span><text:span text:style-name="T125">relaciones</text:span><text:span text:style-name="T153"> </text:span><text:span text:style-name="T125">profesionales adecuadas en el entorno de trabajo.</text:span></text:p>
        </text:list-item>
        <text:list-item>
          <text:p text:style-name="P289"><text:soft-page-break/><text:span text:style-name="T117">n)</text:span><text:span text:style-name="T154"> </text:span><text:span text:style-name="T125">Mantener</text:span><text:span text:style-name="T144"> </text:span><text:span text:style-name="T125">un</text:span><text:span text:style-name="T144"> </text:span><text:span text:style-name="T125">espíritu</text:span><text:span text:style-name="T144"> </text:span><text:span text:style-name="T125">constante</text:span><text:span text:style-name="T144"> </text:span><text:span text:style-name="T125">de</text:span><text:span text:style-name="T144"> </text:span><text:span text:style-name="T125">innovación</text:span><text:span text:style-name="T144"> </text:span><text:span text:style-name="T125">y</text:span><text:span text:style-name="T144"> </text:span><text:span text:style-name="T125">actualización</text:span><text:span text:style-name="T144"> </text:span><text:span text:style-name="T125">en</text:span><text:span text:style-name="T144"> </text:span><text:span text:style-name="T125">el</text:span><text:span text:style-name="T144"> </text:span><text:span text:style-name="T125">ámbito</text:span><text:span text:style-name="T144"> </text:span><text:span text:style-name="T125">del</text:span><text:span text:style-name="T144"> </text:span><text:span text:style-name="T125">sector informático.</text:span></text:p>
        </text:list-item>
        <text:list-item>
          <text:p text:style-name="P289"><text:span text:style-name="T117">ñ)</text:span><text:span text:style-name="T138"> </text:span><text:span text:style-name="T125">Utilizar</text:span><text:span text:style-name="T148"> </text:span><text:span text:style-name="T125">los</text:span><text:span text:style-name="T148"> </text:span><text:span text:style-name="T125">medios</text:span><text:span text:style-name="T148"> </text:span><text:span text:style-name="T125">de</text:span><text:span text:style-name="T148"> </text:span><text:span text:style-name="T125">consulta</text:span><text:span text:style-name="T148"> </text:span><text:span text:style-name="T125">disponibles,</text:span><text:span text:style-name="T148"> </text:span><text:span text:style-name="T125">seleccionando</text:span><text:span text:style-name="T148"> </text:span><text:span text:style-name="T125">el</text:span><text:span text:style-name="T148"> </text:span><text:span text:style-name="T125">más</text:span><text:span text:style-name="T148"> </text:span><text:span text:style-name="T125">adecuado</text:span><text:span text:style-name="T148"> </text:span><text:span text:style-name="T125">en</text:span><text:span text:style-name="T148"> </text:span><text:span text:style-name="T125">cada caso, para resolver en tiempo razonable supuestos no conocidos y dudas profesionales.</text:span></text:p>
        </text:list-item>
        <text:list-item>
          <text:p text:style-name="P289"><text:span text:style-name="T117">q)</text:span><text:span text:style-name="T155"> </text:span><text:span text:style-name="T125">Adaptarse</text:span><text:span text:style-name="T141"> </text:span><text:span text:style-name="T125">a</text:span><text:span text:style-name="T141"> </text:span><text:span text:style-name="T125">diferentes</text:span><text:span text:style-name="T141"> </text:span><text:span text:style-name="T125">puestos</text:span><text:span text:style-name="T141"> </text:span><text:span text:style-name="T125">de</text:span><text:span text:style-name="T141"> </text:span><text:span text:style-name="T125">trabajo</text:span><text:span text:style-name="T141"> </text:span><text:span text:style-name="T125">y</text:span><text:span text:style-name="T141"> </text:span><text:span text:style-name="T125">nuevas</text:span><text:span text:style-name="T141"> </text:span><text:span text:style-name="T125">situaciones</text:span><text:span text:style-name="T141"> </text:span><text:span text:style-name="T125">laborales</text:span><text:span text:style-name="T141"> </text:span><text:span text:style-name="T125">originados</text:span><text:span text:style-name="T141"> </text:span><text:span text:style-name="T125">por cambios tecnológicos y organizativos en los procesos productivos.</text:span></text:p>
        </text:list-item>
        <text:list-item>
          <text:p text:style-name="P289"><text:span text:style-name="T117">r)</text:span><text:span text:style-name="T125"> Resolver problemas y tomar decisiones individuales siguiendo las normas y procedimientos establecidos definidos dentro del ámbito de su competencia.</text:span></text:p>
        </text:list-item>
      </text:list>
      <text:p text:style-name="P41"/>
      <text:p text:style-name="P55"/>
      <text:h text:style-name="P212" text:outline-level="5"><text:bookmark-start text:name="__RefHeading___Toc34153_87245982"/>5.4 Resultados de aprendizaje<text:bookmark-end text:name="__RefHeading___Toc34153_87245982"/></text:h>
      <text:p text:style-name="P344"/>
      <text:list xml:id="list1102145992966523331" text:style-name="L38">
        <text:list-item>
          <text:p text:style-name="P247"><text:span text:style-name="T125">Instala</text:span><text:span text:style-name="T156"> </text:span><text:span text:style-name="T125">gestores</text:span><text:span text:style-name="T156"> </text:span><text:span text:style-name="T125">de</text:span><text:span text:style-name="T156"> </text:span><text:span text:style-name="T125">contenidos,</text:span><text:span text:style-name="T156"> </text:span><text:span text:style-name="T125">identificando</text:span><text:span text:style-name="T156"> </text:span><text:span text:style-name="T125">sus</text:span><text:span text:style-name="T156"> </text:span><text:span text:style-name="T125">aplicaciones</text:span><text:span text:style-name="T156"> </text:span><text:span text:style-name="T125">y</text:span><text:span text:style-name="T156"> </text:span><text:span text:style-name="T125">configurándolos</text:span><text:span text:style-name="T156"> </text:span><text:span text:style-name="T125">según requerimientos.</text:span></text:p>
        </text:list-item>
        <text:list-item>
          <text:p text:style-name="P240">Instala sistemas de gestión de aprendizaje a distancia, describiendo la estructura del sitio y la jerarquía de directorios generada.</text:p>
        </text:list-item>
        <text:list-item>
          <text:p text:style-name="P240">Instala servicios de gestión de archivos Web, identificando sus aplicaciones y verificando su integridad.</text:p>
        </text:list-item>
        <text:list-item>
          <text:p text:style-name="P247"><text:span text:style-name="T125">Instala</text:span><text:span text:style-name="T137"> </text:span><text:span text:style-name="T125">aplicaciones</text:span><text:span text:style-name="T137"> </text:span><text:span text:style-name="T125">de</text:span><text:span text:style-name="T137"> </text:span><text:span text:style-name="T125">ofimática</text:span><text:span text:style-name="T137"> </text:span><text:span text:style-name="T125">Web,</text:span><text:span text:style-name="T137"> </text:span><text:span text:style-name="T125">describiendo</text:span><text:span text:style-name="T137"> </text:span><text:span text:style-name="T125">sus</text:span><text:span text:style-name="T137"> </text:span><text:span text:style-name="T125">características</text:span><text:span text:style-name="T137"> </text:span><text:span text:style-name="T125">y</text:span><text:span text:style-name="T137"> </text:span><text:span text:style-name="T125">entornos</text:span><text:span text:style-name="T137"> </text:span><text:span text:style-name="T125">de uso.</text:span></text:p>
        </text:list-item>
        <text:list-item>
          <text:p text:style-name="P247"><text:span text:style-name="T125">Instala</text:span><text:span text:style-name="T137"> </text:span><text:span text:style-name="T125">aplicaciones</text:span><text:span text:style-name="T137"> </text:span><text:span text:style-name="T125">Web</text:span><text:span text:style-name="T137"> </text:span><text:span text:style-name="T125">de</text:span><text:span text:style-name="T137"> </text:span><text:span text:style-name="T125">escritorio,</text:span><text:span text:style-name="T137"> </text:span><text:span text:style-name="T125">describiendo</text:span><text:span text:style-name="T137"> </text:span><text:span text:style-name="T125">sus</text:span><text:span text:style-name="T137"> </text:span><text:span text:style-name="T125">características</text:span><text:span text:style-name="T137"> </text:span><text:span text:style-name="T125">y</text:span><text:span text:style-name="T137"> </text:span><text:span text:style-name="T125">entornos</text:span><text:span text:style-name="T137"> </text:span><text:span text:style-name="T125">de uso.</text:span></text:p>
        </text:list-item>
      </text:list>
      <text:h text:style-name="P214" text:outline-level="5"/>
      <text:h text:style-name="P211" text:outline-level="5"><text:bookmark-start text:name="__RefHeading___Toc23655_277128256"/><text:span text:style-name="T117">5.5</text:span><text:span text:style-name="T157"> </text:span><text:span text:style-name="T117">Concreción</text:span><text:span text:style-name="T146"> </text:span><text:span text:style-name="T117">de</text:span><text:span text:style-name="T146"> </text:span><text:span text:style-name="T117">objetivos</text:span><text:span text:style-name="T146"> </text:span><text:span text:style-name="T117">y</text:span><text:span text:style-name="T146"> </text:span><text:span text:style-name="T117">acciones</text:span><text:span text:style-name="T146"> </text:span><text:span text:style-name="T117">contemplados</text:span><text:span text:style-name="T146"> </text:span><text:span text:style-name="T117">en</text:span><text:span text:style-name="T146"> </text:span><text:span text:style-name="T117">el</text:span><text:span text:style-name="T146"> </text:span><text:span text:style-name="T117">Plan</text:span><text:span text:style-name="T146"> </text:span><text:span text:style-name="T117">de</text:span><text:span text:style-name="T146"> </text:span><text:span text:style-name="T117">Mejora</text:span><text:bookmark-end text:name="__RefHeading___Toc23655_277128256"/></text:h>
      <text:p text:style-name="P345"/>
      <text:p text:style-name="P13"><text:soft-page-break/><text:span text:style-name="T298"><text:tab/>A partir de los objetivos prioritarios de l</text:span>a Consejería de Educación para este curso 201<text:span text:style-name="T299">7</text:span>-1<text:span text:style-name="T299">8, expuestos en la Resolución que establece las instrucciones de comienzo del curso, y como se ha dicho anteriormente, priorizando el primero de esos objetivos, en nuestro centro se propone este plan de mejora que contempla las siguientes medidas</text:span>.</text:p>
      <text:p text:style-name="P206"><text:bookmark-start text:name="__RefHeading___Toc402357391"/><text:span text:style-name="T300">3.2.1</text:span>. Mejora del absentismo y abandono escolar<text:bookmark-end text:name="__RefHeading___Toc402357391"/></text:p>
      <text:list xml:id="list2512967177299264031" text:style-name="L39">
        <text:list-item>
          <text:p text:style-name="P225"><text:span text:style-name="T226">Para prevenir el absentismo escolar el profesorado pasará lista a primera hora, </text:span><text:span text:style-name="T230">preferiblemente en un dispositivo móvil. En caso contrario, el profesorado tomará nota de las faltas y en el cambio de hora cargaría esas faltas en el Pincel EKADE</text:span><text:span text:style-name="T226">. </text:span><text:span text:style-name="T230">En caso de ausencia del profesorado l</text:span><text:span text:style-name="T226">os profesores de guardia de esa hora </text:span><text:span text:style-name="T230">serán los encargados de pasar lista de ese grupo</text:span><text:span text:style-name="T226">. Luego, en una de las sesiones siguientes, algún miembro del equipo directivo, hará un envío de SMS a las familia del alumnado que no haya asistido a primera hora al centro (y no haya sido comunicada al centro tal circunstancia por algún miembro de la familia). </text:span></text:p>
        </text:list-item>
        <text:list-item>
          <text:p text:style-name="P227">Los tutores/as mensualmente registran las faltas del alumnado y contactan con la familia y el alumnado para analizar las causas que generan estas faltas.</text:p>
        </text:list-item>
        <text:list-item>
          <text:p text:style-name="P227">En caso de absentismo escolar la Jefatura de estudio contacta con los servicios sociales municipales con el objetivo de:</text:p>
        </text:list-item>
        <text:list-item>
          <text:p text:style-name="P227">Analizar las causas que generan estas conductas absentistas.</text:p>
        </text:list-item>
        <text:list-item>
          <text:p text:style-name="P227">Colaborar entre los distintos servicios del sector para garantizar la incorporación del alumnado absentista.</text:p>
        </text:list-item>
        <text:list-item>
          <text:p text:style-name="P227">Realizar entrevistas individuales con el alumno, profesores y familia.</text:p>
        </text:list-item>
        <text:list-item>
          <text:p text:style-name="P227">Orientar sobre medidas de atención al alumnado absentista.</text:p>
        </text:list-item>
      </text:list>
      <text:p text:style-name="P27"><text:soft-page-break/></text:p>
      <text:p text:style-name="P117">En estos últimos cursos hemos querido intensificar nuestra relación con los servicios sociales correspondientes a aquellos alumnos absentistas. Se realizarán reuniones colectivas de distrito con los jefes de estudio de los centros educativos y representantes de los servicios sociales de los municipios.</text:p>
      <text:p text:style-name="P117">En cuanto al abandono escolar en nuestro centro, principalmente se da en el primer curso del CFGM que por distintas razones prefieren dejar de estudiar, una vez comprueban que el ciclo cursado no les atrae lo suficiente. Como principal medida para atajar esto, los docentes del ciclo formativo informarán claramente a los alumnos matriculados de las características del mismo, dejándoles claro que están estudiando para ser profesionales informáticos.</text:p>
      <text:p text:style-name="P117">La medida, que para la consecución de estos dos objetivos, debe ser prioritaria es profundizar en la relación familias – centro, con acciones como:</text:p>
      <text:list xml:id="list1376845225579416297" text:style-name="L40">
        <text:list-item>
          <text:p text:style-name="P226"><text:span text:style-name="T226">A principio de curso el equipo directivo convocará mediante una circular a todos los padres <text:s/>y madres. En esta primera reunión los tutores/as les proporcionarán información de carácter general sobre el funcionamiento y organización del centro, características del grupo y del nivel educativ</text:span><text:span text:style-name="T231">o.</text:span><text:span text:style-name="T226"> En 1º de ESO esta reunión se organizará en el salón de actos contando con la presencia no sólo del/la tutores/as del grupo sino también del departamento de orientación y el equipo directivo del centro. En el segundo trimestre se convocarán nuevamente reuniones grupales con las familias del alumnado, fundamentalmente 4º de ESO y 2º de Bachillerato, para proporcionar información académica-profesional.</text:span></text:p>
        </text:list-item>
        <text:list-item>
          <text:p text:style-name="P228">Semanal o quincenalmente los tutores reciben individualmente a las familias del alumnado para informarles de su marcha académica, del rendimiento y de las dificultades encontradas. Se intercambia información y se establecen pautas de actuación conjunta. Estas visitas se realizan en horario de <text:soft-page-break/>mañana y/o tarde. Los padres son atendidos bien presencialmente o por vía telefónica. <text:s/></text:p>
        </text:list-item>
        <text:list-item>
          <text:p text:style-name="P226"><text:span text:style-name="T226">Después de cada sesión de evaluación los tutores/as informarán a las familias del rendimiento académico de sus hijos u otro y las decisiones tomadas por el equipo docente mediante el Boletín de </text:span><text:span text:style-name="T232">E</text:span><text:span text:style-name="T226">valuación </text:span><text:span text:style-name="T232">C</text:span><text:span text:style-name="T226">ontinua, al que se adjuntará un informe detallado del absentismo. Si algún padre desea contactar con algún profesor/a el equipo directivo velará para poner los cauces adecuados.</text:span></text:p>
        </text:list-item>
        <text:list-item>
          <text:p text:style-name="P228">El equipo docente registrará las faltas del alumnado a clase e informarán a la familia y a los tutores/as. <text:s/>Los tutores/as llevarán un control exhaustivo del absentismo de los alumnos, contactarán con la familia para informarles, deberán comprobar y aclarar todo lo relacionado con los justificantes que los alumnos entregan, comprobando que las firmas y los motivos de las ausencias son los adecuados.</text:p>
        </text:list-item>
        <text:list-item>
          <text:p text:style-name="P228">El equipo docente y tutor/a registrarán las faltas que afecten a la convivencia del centro, contactarán rápidamente (telefónicamente y por escrito) en caso de producirse alguna falta relacionada con las normas de convivencia o en el caso de verse involucrado el/a alumno/a en algún conflicto. El equipo directivo y/o tutor podrán reclamar la presencia de la familia en el centro.</text:p>
        </text:list-item>
        <text:list-item>
          <text:p text:style-name="P228">Las convocatorias realizadas a los padres se harán preferentemente de forma escrita, dejando constancia de ellas en el registro de salida del centro y según los modelos que proporcionará Jefatura de Estudios.</text:p>
        </text:list-item>
      </text:list>
      <text:p text:style-name="P27"/>
      <text:p text:style-name="P206"><text:span text:style-name="T301">3.</text:span>2.<text:span text:style-name="T301">2</text:span> Mejora del rendimiento escolar</text:p>
      <text:p text:style-name="P206"><text:span text:style-name="T301">1. </text:span>Análisis de puntos fuertes y débiles del rendimiento académico.</text:p>
      <text:p text:style-name="P207"><text:soft-page-break/></text:p>
      <text:p text:style-name="P206"><text:span text:style-name="T251"><text:tab/>Como punto de partida, contamos con las conclusiones de </text:span><text:span text:style-name="T252">la </text:span><text:span text:style-name="T251">Memoria Final del curso 201</text:span><text:span text:style-name="T253">6</text:span><text:span text:style-name="T251">-1</text:span><text:span text:style-name="T253">7</text:span><text:span text:style-name="T251">, y los análisis de resultados del rendimiento escolar de cada evaluación realizada en el centro.</text:span></text:p>
      <text:p text:style-name="P207">Unas de las conclusiones del análisis de resultados de la última evaluación de diagnóstico realizada en el centro, sería según las Competencias evaluadas:</text:p>
      <text:list xml:id="list9111258413640809733" text:style-name="L41">
        <text:list-item>
          <text:p text:style-name="P341">Competencia en comunicación lingüística. Excepto la dimensión ‘Escuchar’, que está en la media de la comunidad, el resto de dimensiones está ligeramente por debajo de la media de centros de Canarias (de 2 a 4% de diferencia).</text:p>
        </text:list-item>
        <text:list-item>
          <text:p text:style-name="P341">Competencia matemática. Los resultados de nuestro centro están en todas las dimensiones por debajo de la media. La mayor diferencia se encuentra en la dimensión de ‘Geometría’, con un 9% inferior a la media regional.</text:p>
        </text:list-item>
        <text:list-item>
          <text:p text:style-name="P342"><text:span text:style-name="T251">Competencia en comunicación lingüística (Inglés). Resultados en todas las dimensiones por debajo de la media de la comunidad. Destaca negativamente la dimensión ‘Hablar’ con un 27% por debajo de la media canaria. Paradójicamente en esta dimensión en la evaluación de </text:span><text:span text:style-name="T255">un curso</text:span><text:span text:style-name="T251"> p</text:span><text:span text:style-name="T255">osterior</text:span><text:span text:style-name="T251"> teníamos un 24% por encima de la media.</text:span></text:p>
        </text:list-item>
      </text:list>
      <text:p text:style-name="P118">Por tanto, mejorar esas dimensiones especialmente alejadas de la media de Canarias, van a ser nuestro principal objetivo para este plan de mejora.</text:p>
      <text:p text:style-name="P123"><text:span text:style-name="T226"><text:tab/>Además, el </text:span><text:span text:style-name="T285">DECRETO 315/2015, de 28 de agosto, por el que se establece la ordenación de la Educación Secundaria Obligatoria y del Bachillerato en la Comunidad Autónoma de Canarias, </text:span><text:span text:style-name="T227">en su artículo 3 señala</text:span><text:span text:style-name="T226"> que los centros educativos potenciarán, de una manera especial, el desarrollo de la Comunicación </text:span><text:soft-page-break/><text:span text:style-name="T226">lingüística y la Competencia matemática y competencias básicas en ciencia y tecnología. </text:span></text:p>
      <text:p text:style-name="P118">Como punto fuerte del centro, cabe destacar la escasa aparición de conflictividad grave. Contamos con equipo de gestión de convivencia, y desde el curso 12-13 hemos incorporado en el centro la figura de mediador escolar.</text:p>
      <text:p text:style-name="P118">Otro punto fuerte (aunque pueda parecer contradictorio) es el porcentaje de alumnos que consiguen superar las distintas materias y promocionar año tras año, que es calificable de bueno. Lo que se ha detectado como mejorable (a través del análisis de la evaluación diagnóstico y de las memorias de los departamentos) es que en los niveles más altos de rendimiento tenemos pocos alumnos, especialmente en matemáticas y lengua.</text:p>
      <text:p text:style-name="P124"><text:span text:style-name="T226">Es obvio, que las medidas de mejora que vamos a tomar, al perseguir una mejora en la adquisición de las competencias </text:span><text:span text:style-name="T228">claves</text:span><text:span text:style-name="T226"> de nuestro alumnado repercutirán (si tienen éxito) positivamente en </text:span><text:span text:style-name="T229">los</text:span><text:span text:style-name="T226"> objetivos prioritarios </text:span><text:span text:style-name="T229">de la consejería</text:span><text:span text:style-name="T226">.</text:span></text:p>
      <text:p text:style-name="P107"/>
      <text:p text:style-name="P126"><text:span text:style-name="T301">2. </text:span>Áreas de mejora</text:p>
      <text:p text:style-name="P106"/>
      <text:p text:style-name="P118"><text:tab/>Las áreas de mejora ya mencionadas serán la mejorar la adquisición de las Competencias Matemática y Lingüística, e ir poco a poco consiguiendo que más alumnos alcancen el nivel de excelencia.</text:p>
      <text:p text:style-name="P118">Como ya se ha dicho, dentro de estas dimensiones nos centraremos en acciones dirigidas a mejorar las dimensiones de “Hablar” (en la Competencia Lingüística) y de “Funciones y Gráficas” (en la competencia matemática).</text:p>
      <text:p text:style-name="P107"/>
      <text:p text:style-name="P126"><text:span text:style-name="T301">3. </text:span>Concreción de objetivos y acciones para el curso 201<text:span text:style-name="T302">7</text:span>-1<text:span text:style-name="T302">8</text:span>.</text:p>
      <text:p text:style-name="P125"><text:soft-page-break/></text:p>
      <text:p text:style-name="P118"><text:tab/>Como se ha analizado, la dimensión ‘Hablar’ es la que tiene peor resultado en la Competencia Lingüística por lo que una medida que propondremos, para que se incluya en las programaciones de los departamentos didácticos del curso 201<text:span text:style-name="T302">7</text:span>-1<text:span text:style-name="T302">8</text:span>, actividades que trabajen esta dimensión. Entre otras:</text:p>
      <text:list xml:id="list9080287048380002656" text:style-name="L42">
        <text:list-item>
          <text:p text:style-name="P229">Debates, de noticias o temas interesantes para el alumno, que esté relacionado con el currículo de la materia.</text:p>
        </text:list-item>
        <text:list-item>
          <text:p text:style-name="P229">Lecturas de textos comprensivos, para fomentar la expresión oral desde todas las materias.</text:p>
        </text:list-item>
        <text:list-item>
          <text:p text:style-name="P229">Comentarios orales de imágenes o gráficos, etc. con la utilización del vocabulario adecuado al tema correspondiente.</text:p>
        </text:list-item>
        <text:list-item>
          <text:p text:style-name="P229">Simulación de situaciones reales, en las que el alumnado tenga que asumir roles de personas que tengan que expresarse de forma oral para realizar solicitudes o demandas.</text:p>
        </text:list-item>
      </text:list>
      <text:p text:style-name="P28"/>
      <text:p text:style-name="P14">En definitiva, realizar actividades en la que el alumnado se acostumbre a “hablar en público” y contribuya a la adquisición de la competencia lingüística. Se hará necesario una planificación previa, así como un acuerdo colectivo de los distintos departamentos para que este tipo de trabajo no sea algo aislado y restringido a un área, sino que se vaya asumiendo desde todas las materias como algo normal.</text:p>
      <text:p text:style-name="P15"><text:span text:style-name="T226">Otra de las competencias relacionadas a mejorar, y que varios departamentos indican, sería la falta de autonomía que muestran muchos de nuestros alumnos. Con el tipo de actividades que fomenten la expresión oral y el debate, se puede trabajar de forma transversal, también la </text:span><text:span text:style-name="T233">a</text:span><text:span text:style-name="T226">utonomía </text:span><text:span text:style-name="T233">y el 'Sentido de iniciativa y espíritu emprendedor'</text:span><text:span text:style-name="T226">.</text:span></text:p>
      <text:p text:style-name="P118"><text:soft-page-break/>Asimismo, la dimensión de la competencia matemática, “Funciones y gráficas” se puede trabajar desde casi todas las materias, con comentarios, interpretaciones y debates de noticias y textos que utilicen esta forma de expresión. De esta manera podríamos diseñar actividades que además de la dimensión “Hablar”, se usen para manejar aspectos de la competencia matemática desde todas las áreas, y especialmente de las dimensiones de la competencia matemática con peores resultados como son la de “Funciones y gráficas” y la de “Estrategias, habilidades, destrezas y actitudes generales”.</text:p>
      <text:p text:style-name="P118">Uno de los problemas de fondo, consideramos que es que a los alumnos les cuesta hacer una lectura comprensiva de un texto. Por tanto, otra de las medidas que tomaremos el próximo curso, será intentar potenciar las actividades que trabajen la comprensión lectora, para ir profundizando en la competencia lingüística, algo que se hace fundamental para todas las materias.</text:p>
      <text:p text:style-name="P118">Desde algunos departamentos, se sugiere que a la hora de diseñar tareas y de evaluar debería primar lo cognitivo sobre lo memorístico, y que las actividades que se diseñen deberían fomentar el uso del razonamiento lógico. Varios departamentos coinciden, que para poder trabajar de esa forma, los currículos oficiales de las materias deben ser modificados y adaptados, de forma que se disminuyan los contenidos y se pueda profundizar en procedimientos y tareas que contribuyan a la adquisición de las competencias, tratando así de conseguir el fin último que no es otro que el de formar a personas competentes. </text:p>
      <text:p text:style-name="P118">Otro de los aspectos que tenemos que mejorar, es la preparación de actividades que ayuden a fomentar la excelencia en aquellos alumnos que no presentan dificultades. Tanto en lengua como en inglés, pero especialmente en matemáticas, se debe contribuir a que los alumnos sean capaces de enfrentarse a situaciones de problemas reales y resolverlos, y no a aplicar recetas aprendidas de forma mecánica. El profesorado debería hacer hincapié en aquellos aspectos de <text:soft-page-break/>profundización de la materia siempre que se tenga posibilidad, y no permitir que los alumnos se conformen con obtener buena nota.</text:p>
      <text:p text:style-name="P118">Todas estas propuestas concluirán con la inclusión de actividades concretas en las programaciones didácticas de los distintos departamentos, conocidas por todo el profesorado y llevadas a la práctica desde todas las materias, con un seguimiento y evaluación global de las actividades y medidas. </text:p>
      <text:p text:style-name="P118">Otra actuación, que realizaremos en el presente curso, destinada a la mejora de los resultados académicos, es la aplicación de los créditos horarios aprobados para este centro en el presente curso, en la medida de <text:span text:style-name="T303">apoyar al alumnado en desventaja educativa o riesgo de abandono escolar, con prioridad de actuación en primer curso de ESO. Para esto, dedicaremos unas horas de apoyo en los grupos de 1ºESO en las materias de LCL y Matemáticas. Además, en el presente curso por tener disponibilidad horaria, añadiremos unas horas de apoyo de matemáticas en 2ºESO.</text:span></text:p>
      <text:p text:style-name="P124"><text:span text:style-name="T226">Destinaremos también unas horas </text:span><text:span text:style-name="T229">también</text:span><text:span text:style-name="T226"> para la aplicación y desarrollo por parte del departamento de EF, de l</text:span><text:span text:style-name="T229">os</text:span><text:span text:style-name="T226"> proyecto de “Desayunos saludables”, cuyos principales destinatarios serán los alumnos de los primeros cursos de la ESO, </text:span><text:span text:style-name="T229">y el “Desafío 200” destinado a todo el alumnado</text:span><text:span text:style-name="T226">. En el artículo 4 del </text:span><text:span text:style-name="T285">DECRETO 315/2015, de 28 de agosto, por el que se establece la ordenación de la Educación Secundaria Obligatoria y del Bachillerato en la Comunidad Autónoma de Canarias, </text:span><text:span text:style-name="T227">se dice que </text:span><text:span text:style-name="T226">se adoptarán medidas para que la actividad física y la dieta equilibrada formen parte del comportamiento juvenil.</text:span></text:p>
      <text:p text:style-name="P119">Potenciaremos el uso de las tecnologías en el centro (desde final del curso 2015-16 contamos con un proyector y ordenador portátil asignado a cada aula). Contamos con un aula virtual en la web cuyo uso y aprovechamiento será fomentado.</text:p>
      <text:p text:style-name="P119"><text:soft-page-break/>Para favorecer el clima de convivencia del centro, (además de las medidas llevadas a cabo por el equipo de gestión de la convivencia) vamos a <text:span text:style-name="T304">continuar con la</text:span> actualización y mejora del Plan de convivencia.</text:p>
      <text:p text:style-name="P120">Otra de las prioridades será mantener la vías de comunicación con los padres a través de las tutorías y seguimiento diario en la web de los alumnos por parte de los padres.</text:p>
      <text:p text:style-name="P121">Como novedad en el presente curso, la consejería de educación ha dotado a los centros con una hora lectiva para dedicarla a acciones para <text:s/>fomentar y potenciar la integración de los contenidos relacionados con el patrimonio natural y cultural de Canarias en las situaciones de aprendizaje de todas las áreas y etapas educativas. La profesora encargada, propondrá actividades con la colaboración de vicedirección en las que se trabajen estos contenidos.</text:p>
      <text:p text:style-name="P122">Desde los departamentos de ciencias de nuestro centro se realizarán también actividades que fomenten el interés por áreas y conocimientos científicos.</text:p>
      <text:p text:style-name="P122">Se seguirá participando en actividades, proyectos y redes que, entre otros, fomenten el desarrollo sostenible, la solidaridad, buenos hábitos de salud,...</text:p>
      <text:p text:style-name="P127">Se explorará la posibilidad de realizar intercambios con centros del extranjero que contribuyan al aprendizaje de lenguas extranjeras así como del enriquecimiento cultural.</text:p>
      <text:p text:style-name="P84"/>
      <text:p text:style-name="P128"><text:span text:style-name="T81">4. </text:span><text:span text:style-name="T258">Evaluación del proceso de mejora.</text:span></text:p>
      <text:p text:style-name="P168"><text:tab/>Cada <text:span text:style-name="T296">curso</text:span> la C<text:span text:style-name="T297">omisión de Coordinación Pedagógica</text:span> y el equipo directivo realizarán una evaluación de las medidas propuestas como mejora. Su repercusión en la adquisición de las Competencias <text:span text:style-name="T297">Claves</text:span> y en los resultados las evaluaciones, su grado de aplicación en las distintas materias, su idoneidad <text:soft-page-break/>a las características del alumnado.</text:p>
      <text:p text:style-name="P41"/>
      <text:p text:style-name="P41"/>
      <text:h text:style-name="P220" text:outline-level="3"><text:bookmark-start text:name="__RefHeading___Toc34159_87245982"/>6. CONTENIDOS<text:bookmark-end text:name="__RefHeading___Toc34159_87245982"/></text:h>
      <text:p text:style-name="P73"/>
      <text:h text:style-name="P213" text:outline-level="5"><text:bookmark-start text:name="__RefHeading___Toc34161_87245982"/><text:span text:style-name="T179">6.1.</text:span><text:span text:style-name="T180"> </text:span><text:span text:style-name="T179">Contenido organizador</text:span><text:bookmark-end text:name="__RefHeading___Toc34161_87245982"/></text:h>
      <text:p text:style-name="P66"/>
      <text:p text:style-name="P41"/>
      <text:p text:style-name="P51"><text:span text:style-name="T167"><text:tab/>El</text:span><text:span text:style-name="T182"> </text:span><text:span text:style-name="T167">contenido</text:span><text:span text:style-name="T184"> </text:span><text:span text:style-name="T167">organizador</text:span><text:span text:style-name="T184"> </text:span><text:span text:style-name="T167">es</text:span><text:span text:style-name="T184"> </text:span><text:span text:style-name="T167">el</text:span><text:span text:style-name="T184"> </text:span><text:span text:style-name="T167">punto</text:span><text:span text:style-name="T184"> </text:span><text:span text:style-name="T167">de</text:span><text:span text:style-name="T184"> </text:span><text:span text:style-name="T167">partida</text:span><text:span text:style-name="T184"> </text:span><text:span text:style-name="T167">para</text:span><text:span text:style-name="T184"> </text:span><text:span text:style-name="T167">la</text:span><text:span text:style-name="T184"> </text:span><text:span text:style-name="T167">secuenciación</text:span><text:span text:style-name="T184"> </text:span><text:span text:style-name="T167">de</text:span><text:span text:style-name="T184"> </text:span><text:span text:style-name="T167">contenidos</text:span><text:span text:style-name="T184"> </text:span><text:span text:style-name="T167">y la elaboración de unidades de trabajo.</text:span></text:p>
      <text:p text:style-name="P70"><text:span text:style-name="T167">La</text:span><text:span text:style-name="T205"> </text:span><text:span text:style-name="T167">Competencia General del Título consiste en “instalar, configurar y mantener sistemas microinformáticos,</text:span><text:span text:style-name="T187"> </text:span><text:span text:style-name="T167">aislados</text:span><text:span text:style-name="T187"> </text:span><text:span text:style-name="T167">o</text:span><text:span text:style-name="T187"> </text:span><text:span text:style-name="T167">en</text:span><text:span text:style-name="T187"> </text:span><text:span text:style-name="T167">red,</text:span><text:span text:style-name="T187"> </text:span><text:span text:style-name="T167">así</text:span><text:span text:style-name="T187"> </text:span><text:span text:style-name="T167">como</text:span><text:span text:style-name="T187"> </text:span><text:span text:style-name="T167">redes</text:span><text:span text:style-name="T187"> </text:span><text:span text:style-name="T167">locales</text:span><text:span text:style-name="T187"> </text:span><text:span text:style-name="T167">en</text:span><text:span text:style-name="T187"> </text:span><text:span text:style-name="T167">pequeños entornos,</text:span><text:span text:style-name="T203"> </text:span><text:span text:style-name="T167">asegurando</text:span><text:span text:style-name="T203"> </text:span><text:span text:style-name="T167">su</text:span><text:span text:style-name="T203"> </text:span><text:span text:style-name="T167">funcionalidad</text:span><text:span text:style-name="T203"> </text:span><text:span text:style-name="T167">y</text:span><text:span text:style-name="T203"> </text:span><text:span text:style-name="T167">aplicando</text:span><text:span text:style-name="T203"> </text:span><text:span text:style-name="T167">los</text:span><text:span text:style-name="T203"> </text:span><text:span text:style-name="T167">protocolos</text:span><text:span text:style-name="T203"> </text:span><text:span text:style-name="T167">de</text:span><text:span text:style-name="T203"> </text:span><text:span text:style-name="T167">calidad,</text:span><text:span text:style-name="T203"> </text:span><text:span text:style-name="T167">seguridad y</text:span><text:span text:style-name="T174"> </text:span><text:span text:style-name="T167">respeto</text:span><text:span text:style-name="T174"> </text:span><text:span text:style-name="T167">al</text:span><text:span text:style-name="T174"> </text:span><text:span text:style-name="T167">medio</text:span><text:span text:style-name="T174"> </text:span><text:span text:style-name="T167">ambiente</text:span><text:span text:style-name="T174"> </text:span><text:span text:style-name="T167">establecidos.”.</text:span><text:span text:style-name="T174"> </text:span><text:span text:style-name="T167">Está</text:span><text:span text:style-name="T174"> </text:span><text:span text:style-name="T167">formulada</text:span><text:span text:style-name="T174"> </text:span><text:span text:style-name="T167">en</text:span><text:span text:style-name="T174"> </text:span><text:span text:style-name="T167">infinitivo,</text:span><text:span text:style-name="T174"> </text:span><text:span text:style-name="T167">en</text:span><text:span text:style-name="T174"> </text:span><text:span text:style-name="T167">base</text:span><text:span text:style-name="T174"> </text:span><text:span text:style-name="T167">a</text:span><text:span text:style-name="T174"> </text:span><text:span text:style-name="T167">las realizaciones que el alumno debería alcanzar al obtener la titulación.</text:span></text:p>
      <text:p text:style-name="P70"><text:span text:style-name="T167">Por</text:span><text:span text:style-name="T206"> </text:span><text:span text:style-name="T167">lo tanto, el </text:span><text:span text:style-name="T179">contenido organizador </text:span><text:span text:style-name="T167">para la enseñanza del módulo serán los procedimientos.</text:span><text:span text:style-name="T201"> </text:span><text:span text:style-name="T167">El</text:span><text:span text:style-name="T201"> </text:span><text:span text:style-name="T167">resto</text:span><text:span text:style-name="T201"> </text:span><text:span text:style-name="T167">de</text:span><text:span text:style-name="T201"> </text:span><text:span text:style-name="T167">contenidos,</text:span><text:span text:style-name="T201"> </text:span><text:span text:style-name="T167">actitudes</text:span><text:span text:style-name="T201"> </text:span><text:span text:style-name="T167">y</text:span><text:span text:style-name="T201"> </text:span><text:span text:style-name="T167">conceptos,</text:span><text:span text:style-name="T201"> </text:span><text:span text:style-name="T167">harán</text:span><text:span text:style-name="T201"> </text:span><text:span text:style-name="T167">de</text:span><text:span text:style-name="T201"> </text:span><text:span text:style-name="T179">soporte</text:span><text:span text:style-name="T202"> </text:span><text:span text:style-name="T167">en</text:span><text:span text:style-name="T201"> </text:span><text:span text:style-name="T167">el diseño de la programación.</text:span></text:p>
      <text:p text:style-name="P42"/>
      <text:h text:style-name="P222" text:outline-level="3"><text:bookmark-start text:name="__RefHeading___Toc34163_87245982"/><text:span text:style-name="T211">7.</text:span><text:span text:style-name="T212"> </text:span><text:span text:style-name="T211">UNIDADES DE TRABAJO</text:span><text:bookmark-end text:name="__RefHeading___Toc34163_87245982"/></text:h>
      <text:p text:style-name="P252"/>
      <text:p text:style-name="P87"><text:span text:style-name="T167"><text:tab/>La</text:span><text:span text:style-name="T181"> </text:span><text:span text:style-name="T167">organización de los contenidos de la presente programación, queda recogida en la relación secuenciada de unidades de trabajo </text:span><text:span text:style-name="T171">que se detalla a continuación</text:span><text:span text:style-name="T167">:</text:span></text:p>
      <text:p text:style-name="P273"/>
      <text:list xml:id="list1775295618157662985" text:style-name="L43">
        <text:list-item>
          <text:p text:style-name="P246"><text:span text:style-name="T125">UT1:</text:span><text:span text:style-name="T120"> </text:span><text:span text:style-name="T125">Introducción a los lenguajes de </text:span><text:span text:style-name="T127">m</text:span><text:span text:style-name="T125">arcas</text:span></text:p>
        </text:list-item>
        <text:list-item>
          <text:p text:style-name="P246"><text:span text:style-name="T125">UT2:</text:span><text:span text:style-name="T120"> </text:span><text:span text:style-name="T125">Introducción a las </text:span><text:span text:style-name="T127">h</text:span><text:span text:style-name="T125">ojas de </text:span><text:span text:style-name="T127">e</text:span><text:span text:style-name="T125">stilo.</text:span></text:p>
        </text:list-item>
        <text:list-item>
          <text:p text:style-name="P246"><text:span text:style-name="T125">UT3:</text:span><text:span text:style-name="T120"> </text:span><text:span text:style-name="T125">Introducción a los lenguajes de </text:span><text:span text:style-name="T127">s</text:span><text:span text:style-name="T125">cript </text:span><text:span text:style-name="T127">en el lado del c</text:span><text:span text:style-name="T125">liente. </text:span></text:p>
        </text:list-item>
        <text:list-item>
          <text:p text:style-name="P246"><text:span text:style-name="T125">UT4: Montaje de </text:span><text:span text:style-name="T127">s</text:span><text:span text:style-name="T125">ervidores </text:span><text:span text:style-name="T127">w</text:span><text:span text:style-name="T125">eb.</text:span></text:p>
        </text:list-item>
        <text:list-item>
          <text:p text:style-name="P246"><text:soft-page-break/><text:span text:style-name="T125">UT5:</text:span><text:span text:style-name="T120"> </text:span><text:span text:style-name="T125">Introducción a los </text:span><text:span text:style-name="T127">l</text:span><text:span text:style-name="T125">enguajes de </text:span><text:span text:style-name="T127">programación en el lado del servidor</text:span><text:span text:style-name="T125">.</text:span></text:p>
        </text:list-item>
        <text:list-item>
          <text:p text:style-name="P236">UT6: Instalación y manejo de gestores de contenidos.</text:p>
        </text:list-item>
        <text:list-item>
          <text:p text:style-name="P246"><text:span text:style-name="T125">UT7:</text:span><text:span text:style-name="T120"> </text:span><text:span text:style-name="T125">Instalación y manejo de sistemas de aprendizaje a distancia. </text:span></text:p>
        </text:list-item>
        <text:list-item>
          <text:p text:style-name="P246"><text:span text:style-name="T125">UT8: Servicios de gestión de archivos </text:span><text:span text:style-name="T127">w</text:span><text:span text:style-name="T125">eb.</text:span></text:p>
        </text:list-item>
        <text:list-item>
          <text:p text:style-name="P246"><text:span text:style-name="T125">UT9:</text:span><text:span text:style-name="T120"> </text:span><text:span text:style-name="T125">Instalación y manejo de aplicaciones de ofimática </text:span><text:span text:style-name="T127">w</text:span><text:span text:style-name="T125">eb. </text:span></text:p>
        </text:list-item>
        <text:list-item>
          <text:p text:style-name="P246"><text:span text:style-name="T125">UT10: Instalación y manejo de aplicaciones </text:span><text:span text:style-name="T127">w</text:span><text:span text:style-name="T125">eb de escritorio.</text:span></text:p>
        </text:list-item>
      </text:list>
      <text:p text:style-name="P253"/>
      <text:p text:style-name="P94"><text:span text:style-name="T125">A</text:span><text:span text:style-name="T120"> </text:span><text:span text:style-name="T125">continuación, se enumeran los tipos de actividades que se llevarán a cabo en cada unidad. En definitiva, los tipos de actividades a desarrollar en todas las unidades de trabajo serán:</text:span></text:p>
      <text:p text:style-name="P254"/>
      <text:list xml:id="list6267193016032559370" text:style-name="L44">
        <text:list-item>
          <text:p text:style-name="P243">Actividades de introducción y presentación de conceptos</text:p>
          <text:p text:style-name="P243"/>
          <text:list>
            <text:list-item>
              <text:p text:style-name="P237">Introducción de conceptos mediante presentaciones</text:p>
            </text:list-item>
            <text:list-item>
              <text:p text:style-name="P237">Realización de mapas conceptuales</text:p>
            </text:list-item>
          </text:list>
          <text:p text:style-name="P243"/>
        </text:list-item>
        <text:list-item>
          <text:p text:style-name="P243">Actividades de desarrollo de conceptos</text:p>
          <text:p text:style-name="P243"/>
          <text:list>
            <text:list-item>
              <text:p text:style-name="P237">Investigación guiada mediante preguntas. Puesta en común en Google Docs.</text:p>
            </text:list-item>
            <text:list-item>
              <text:p text:style-name="P237">Uso del cuaderno personal online (wiki) para recopilar conceptos de la unidad.</text:p>
            </text:list-item>
            <text:list-item>
              <text:p text:style-name="P237">Inserción de preguntas sobre conceptos en las prácticas guiadas.</text:p>
            </text:list-item>
            <text:list-item>
              <text:p text:style-name="P237">Uso de marcadores sociales para recopilación de información.</text:p>
            </text:list-item>
          </text:list>
          <text:p text:style-name="P243"/>
        </text:list-item>
        <text:list-item>
          <text:p text:style-name="P243">Actividades de desarrollo de procedimientos</text:p>
          <text:p text:style-name="P243"/>
          <text:list>
            <text:list-item>
              <text:p text:style-name="P237">Realización de prácticas guiadas.</text:p>
            </text:list-item>
            <text:list-item>
              <text:p text:style-name="P237">Realización de tareas a partir de tutoriales y manuales.</text:p>
            </text:list-item>
          </text:list>
        </text:list-item>
      </text:list>
      <text:p text:style-name="P69"><text:soft-page-break/></text:p>
      <text:list xml:id="list205302432709812" text:continue-numbering="true" text:style-name="L44">
        <text:list-item>
          <text:p text:style-name="P243">Actividades específicas para el desarrollo de las actitudes</text:p>
          <text:p text:style-name="P243"/>
          <text:list>
            <text:list-item>
              <text:p text:style-name="P237">Secretario para el seguimiento de las actividades realizadas.</text:p>
            </text:list-item>
            <text:list-item>
              <text:p text:style-name="P237">Uso de la red social de microblogging twitter</text:p>
            </text:list-item>
            <text:list-item>
              <text:p text:style-name="P237">Puesta al día del cuaderno personal online</text:p>
            </text:list-item>
          </text:list>
        </text:list-item>
      </text:list>
      <text:p text:style-name="P58"/>
      <text:p text:style-name="P255"/>
      <text:list xml:id="list205301817153980" text:continue-numbering="true" text:style-name="L44">
        <text:list-item>
          <text:p text:style-name="P243">Actividades de evaluación y de recuperación</text:p>
          <text:p text:style-name="P243"/>
          <text:list>
            <text:list-item>
              <text:p text:style-name="P237">Cuestionarios sobre conceptos.</text:p>
            </text:list-item>
            <text:list-item>
              <text:p text:style-name="P237">Supuestos prácticos sobre procedimientos desarrollados en la unidad.</text:p>
            </text:list-item>
            <text:list-item>
              <text:p text:style-name="P237">Pruebas prácticas</text:p>
            </text:list-item>
            <text:list-item>
              <text:p text:style-name="P237">Defensa oral de las prácticas realizadas.</text:p>
            </text:list-item>
          </text:list>
        </text:list-item>
      </text:list>
      <text:p text:style-name="P64"/>
      <text:list xml:id="list205302855172686" text:continue-numbering="true" text:style-name="L44">
        <text:list-item>
          <text:p text:style-name="P244">Actividades de refuerzo</text:p>
          <text:p text:style-name="P244"/>
          <text:list>
            <text:list-item>
              <text:p text:style-name="P238">Uso intensivo del cuaderno online tipo wiki para los alumnos que presentan carencias a la hora de organizarse para estudiar</text:p>
            </text:list-item>
            <text:list-item>
              <text:p text:style-name="P238">Ejercicios para realizar en casa con los fundamentos de la unidad.</text:p>
            </text:list-item>
            <text:list-item>
              <text:p text:style-name="P238">Especial uso de los mapas conceptuales.</text:p>
            </text:list-item>
          </text:list>
        </text:list-item>
      </text:list>
      <text:p text:style-name="P241"/>
      <text:p text:style-name="P58"/>
      <text:list xml:id="list205302867885611" text:continue-numbering="true" text:style-name="L44">
        <text:list-item>
          <text:p text:style-name="P244">Actividades de ampliación</text:p>
          <text:p text:style-name="P244"/>
          <text:list>
            <text:list-item>
              <text:p text:style-name="P238">Prácticas guiadas complementarias para realizar supuestos que profundizan en los contenidos de la actividad.</text:p>
            </text:list-item>
            <text:list-item>
              <text:p text:style-name="P238">Asesoramiento a los compañeros que presentan más dificultad</text:p>
            </text:list-item>
          </text:list>
        </text:list-item>
      </text:list>
      <text:p text:style-name="P253"/>
      <text:p text:style-name="P86"><text:span text:style-name="T167"><text:tab/>A</text:span><text:span text:style-name="T181"> </text:span><text:span text:style-name="T167">continuación, se detallan los elementos curriculares relacionados con cada </text:span><text:soft-page-break/><text:span text:style-name="T167">unidad:</text:span></text:p>
      <text:p text:style-name="P42"/>
      <text:p text:style-name="P42"/>
      <text:p text:style-name="P45"/>
      <table:table table:name="Tabla10" table:style-name="Tabla10">
        <table:table-column table:style-name="Tabla10.A"/>
        <table:table-row table:style-name="Tabla10.1">
          <table:table-cell table:style-name="Tabla10.A1" office:value-type="string">
            <text:list xml:id="list2549285397830932862" text:style-name="WW8Num1">
              <text:list-item>
                <text:p text:style-name="P248"><text:span text:style-name="T305">UNIDAD</text:span><text:span text:style-name="T320"> </text:span><text:span text:style-name="T305">DE TRABAJO Nº 1: I</text:span><text:span text:style-name="T306">ntroducción a los lenguajes de marcas </text:span><text:span text:style-name="T307">HTML</text:span></text:p>
              </text:list-item>
            </text:list>
          </table:table-cell>
        </table:table-row>
      </table:table>
      <text:p text:style-name="P59"/>
      <text:p text:style-name="P47"/>
      <text:p text:style-name="P86"><text:span text:style-name="T179">Criterios</text:span><text:span text:style-name="T180"> </text:span><text:span text:style-name="T179">de evaluación</text:span></text:p>
      <text:p text:style-name="P279"/>
      <table:table table:name="Tabla9" table:style-name="Tabla9">
        <table:table-column table:style-name="Tabla9.A"/>
        <table:table-row table:style-name="Tabla9.1">
          <table:table-cell table:style-name="Tabla9.A1" office:value-type="string">
            <text:list xml:id="list205303250699346" text:continue-numbering="true" text:style-name="WW8Num1">
              <text:list-item>
                <text:p text:style-name="P290"><text:span text:style-name="T97">1. </text:span><text:span text:style-name="T98">Reconocer</text:span><text:span text:style-name="T96"> los principales elementos del funcionamiento de un servicio web.</text:span></text:p>
              </text:list-item>
            </text:list>
          </table:table-cell>
        </table:table-row>
        <table:table-row table:style-name="Tabla9.1">
          <table:table-cell table:style-name="Tabla9.A1" office:value-type="string">
            <text:list xml:id="list205302514718807" text:continue-numbering="true" text:style-name="WW8Num1">
              <text:list-item>
                <text:p text:style-name="P300"><text:span text:style-name="T97">2. </text:span><text:span text:style-name="T98">Conocer</text:span><text:span text:style-name="T96"> los principios de los lenguajes de marcas.</text:span></text:p>
              </text:list-item>
            </text:list>
          </table:table-cell>
        </table:table-row>
        <table:table-row table:style-name="Tabla9.1">
          <table:table-cell table:style-name="Tabla9.A3" office:value-type="string">
            <text:list xml:id="list205302038244160" text:continue-numbering="true" text:style-name="WW8Num1">
              <text:list-item>
                <text:p text:style-name="P307"><text:span text:style-name="T97">3. </text:span><text:span text:style-name="T98">Conocer</text:span><text:span text:style-name="T96"> el lenguaje </text:span><text:span text:style-name="T99">XHTML</text:span><text:span text:style-name="T96">, sus diferencias con HTML y características básicas. </text:span></text:p>
              </text:list-item>
            </text:list>
          </table:table-cell>
        </table:table-row>
        <table:table-row table:style-name="Tabla9.1">
          <table:table-cell table:style-name="Tabla9.A1" office:value-type="string">
            <text:list xml:id="list205302980600841" text:continue-numbering="true" text:style-name="WW8Num1">
              <text:list-item>
                <text:p text:style-name="P307"><text:span text:style-name="T97">4. </text:span><text:span text:style-name="T98">Conocer</text:span><text:span text:style-name="T96"> la relación entre las páginas web y las bases de datos. </text:span></text:p>
              </text:list-item>
            </text:list>
          </table:table-cell>
        </table:table-row>
        <table:table-row table:style-name="Tabla9.1">
          <table:table-cell table:style-name="Tabla9.A3" office:value-type="string">
            <text:p text:style-name="P203"><text:span text:style-name="T393">5. </text:span>Crear páginas web utilizando lenguajes de marcas. </text:p>
          </table:table-cell>
        </table:table-row>
      </table:table>
      <text:p text:style-name="P276"/>
      <text:p text:style-name="P88"><text:span text:style-name="T179">Horas:</text:span><text:span text:style-name="T180"> </text:span><text:span text:style-name="T179">20</text:span></text:p>
      <text:p text:style-name="P151"><text:span text:style-name="T179">Contenidos</text:span><text:span text:style-name="T180"> </text:span><text:span text:style-name="T179">soporte: </text:span><text:span text:style-name="T167">Funcionamiento</text:span><text:span text:style-name="T181"> </text:span><text:span text:style-name="T167">básico de un servicio web. Estructura de la información de un sitio web. Lenguaje HTML. Etiquetas y atributos. </text:span></text:p>
      <text:p text:style-name="P88"><text:span text:style-name="T179">Contenidos organizadores: </text:span><text:span text:style-name="T167">Realización</text:span><text:span text:style-name="T181"> </text:span><text:span text:style-name="T167">de una web básica maquetada con HTML5. Conocimiento</text:span><text:span text:style-name="T181"> </text:span><text:span text:style-name="T167">de las reglas de conversión de HTML a XHTML Validación de documentos en XHTML en W3C</text:span></text:p>
      <text:p text:style-name="P42"/>
      <table:table table:name="Tabla12" table:style-name="Tabla12">
        <table:table-column table:style-name="Tabla12.A"/>
        <table:table-row table:style-name="Tabla12.1">
          <table:table-cell table:style-name="Tabla12.A1" office:value-type="string">
            <text:list xml:id="list205301462911609" text:continue-numbering="true" text:style-name="WW8Num1">
              <text:list-item>
                <text:p text:style-name="P232"><text:span text:style-name="T406">UNIDAD</text:span><text:span text:style-name="T409"> </text:span><text:span text:style-name="T406">DE TRABAJO Nº 2: </text:span><text:span text:style-name="T407">Introducción a las hojas de estilo </text:span><text:span text:style-name="T408">CSS</text:span></text:p>
              </text:list-item>
            </text:list>
          </table:table-cell>
        </table:table-row>
      </table:table>
      <text:p text:style-name="P43"/>
      <text:p text:style-name="P95"><text:span text:style-name="T325">Criterios</text:span><text:span text:style-name="T391"> </text:span><text:span text:style-name="T325">de evaluación</text:span></text:p>
      <text:p text:style-name="P256"/>
      <table:table table:name="Tabla11" table:style-name="Tabla11">
        <table:table-column table:style-name="Tabla11.A"/>
        <table:table-row table:style-name="Tabla11.1">
          <table:table-cell table:style-name="Tabla11.A1" office:value-type="string">
            <text:list xml:id="list205301292183971" text:continue-numbering="true" text:style-name="WW8Num1">
              <text:list-item>
                <text:p text:style-name="P301"><text:span text:style-name="T97">1. </text:span><text:span text:style-name="T100">Conocer los principios de las hojas de estilo y sus clases</text:span></text:p>
              </text:list-item>
            </text:list>
          </table:table-cell>
        </table:table-row>
        <table:table-row table:style-name="Tabla11.1">
          <table:table-cell table:style-name="Tabla11.A2" office:value-type="string">
            <text:list xml:id="list205301844481947" text:continue-numbering="true" text:style-name="WW8Num1">
              <text:list-item>
                <text:p text:style-name="P302">2. Conocer las reglas de estilo.</text:p>
              </text:list-item>
            </text:list>
          </table:table-cell>
        </table:table-row>
        <table:table-row table:style-name="Tabla11.3">
          <table:table-cell table:style-name="Tabla11.A3" office:value-type="string">
            <text:p text:style-name="P188">3. Emplear hojas de estilo internas y externas</text:p>
          </table:table-cell>
        </table:table-row>
        <table:table-row table:style-name="Tabla11.4">
          <table:table-cell table:style-name="Tabla11.A4" office:value-type="string">
            <text:p text:style-name="P189">4. Aplicar estilos de forma local.</text:p>
          </table:table-cell>
        </table:table-row>
      </table:table>
      <text:p text:style-name="P74"/>
      <text:p text:style-name="P255">Horas: 20</text:p>
      <text:p text:style-name="P152"><text:soft-page-break/><text:span text:style-name="T179">Contenidos</text:span><text:span text:style-name="T180"> </text:span><text:span text:style-name="T179">soporte: </text:span><text:span text:style-name="T167">Estructura</text:span><text:span text:style-name="T181"> </text:span><text:span text:style-name="T167">de la información de un sitio web con hojas de estilo. Lenguaje CSS. Reglas de maquetación.</text:span></text:p>
      <text:p text:style-name="P152"><text:span text:style-name="T179">Contenidos</text:span><text:span text:style-name="T180"> </text:span><text:span text:style-name="T179">organizadores: </text:span><text:span text:style-name="T167">Realización</text:span><text:span text:style-name="T181"> </text:span><text:span text:style-name="T167">de una web básica maquetada con CSS3. Conocimiento</text:span><text:span text:style-name="T181"> </text:span><text:span text:style-name="T167">de las reglas de conversión de HTML a XHTML Validación de documentos CSS en W3C</text:span></text:p>
      <text:p text:style-name="P42"/>
      <table:table table:name="Tabla14" table:style-name="Tabla14">
        <table:table-column table:style-name="Tabla14.A"/>
        <table:table-row table:style-name="Tabla14.1">
          <table:table-cell table:style-name="Tabla14.A1" office:value-type="string">
            <text:p text:style-name="P109"><text:span text:style-name="T325">UNIDAD</text:span><text:span text:style-name="T322"> </text:span><text:span text:style-name="T325">DE TRABAJO Nº 3: </text:span><text:span text:style-name="T326">Introducción a Javascript</text:span></text:p>
          </table:table-cell>
        </table:table-row>
      </table:table>
      <text:p text:style-name="P261"/>
      <text:p text:style-name="P148"><text:span text:style-name="T325">Criterios</text:span><text:span text:style-name="T391"> </text:span><text:span text:style-name="T325">de evaluación</text:span></text:p>
      <text:p text:style-name="P99"/>
      <table:table table:name="Tabla13" table:style-name="Tabla13">
        <table:table-column table:style-name="Tabla13.A"/>
        <table:table-row table:style-name="Tabla13.1">
          <table:table-cell table:style-name="Tabla13.A1" office:value-type="string">
            <text:list xml:id="list205302548289793" text:continue-numbering="true" text:style-name="WW8Num1">
              <text:list-item>
                <text:p text:style-name="P295"><text:span text:style-name="T97">1. </text:span><text:span text:style-name="T101">Conocer los principios de los lenguajes de script </text:span><text:span text:style-name="T102">en el lado del cliente</text:span><text:span text:style-name="T101">.</text:span></text:p>
              </text:list-item>
            </text:list>
          </table:table-cell>
        </table:table-row>
        <table:table-row table:style-name="Tabla13.1">
          <table:table-cell table:style-name="Tabla13.A2" office:value-type="string">
            <text:list xml:id="list205302679413292" text:continue-numbering="true" text:style-name="WW8Num1">
              <text:list-item>
                <text:p text:style-name="P298"><text:span text:style-name="T103">2. </text:span><text:span text:style-name="T96">Usar variables, operadores y funciones del lenguaje</text:span></text:p>
              </text:list-item>
            </text:list>
          </table:table-cell>
        </table:table-row>
        <table:table-row table:style-name="Tabla13.1">
          <table:table-cell table:style-name="Tabla13.A2" office:value-type="string">
            <text:list xml:id="list205302170667618" text:continue-numbering="true" text:style-name="WW8Num1">
              <text:list-item>
                <text:p text:style-name="P314">3. Conocer las estructuras de control de flujo.</text:p>
              </text:list-item>
            </text:list>
          </table:table-cell>
        </table:table-row>
        <table:table-row table:style-name="Tabla13.1">
          <table:table-cell table:style-name="Tabla13.A2" office:value-type="string">
            <text:list xml:id="list205301199124858" text:continue-numbering="true" text:style-name="WW8Num1">
              <text:list-item>
                <text:p text:style-name="P314">4. Conocer los eventos y la validación de formularios</text:p>
              </text:list-item>
            </text:list>
          </table:table-cell>
        </table:table-row>
        <table:table-row table:style-name="Tabla13.1">
          <table:table-cell table:style-name="Tabla13.A2" office:value-type="string">
            <text:p text:style-name="P190"><text:span text:style-name="T410">5. Conocer el DOM (Document Object Model)</text:span> </text:p>
          </table:table-cell>
        </table:table-row>
      </table:table>
      <text:p text:style-name="P60"/>
      <text:p text:style-name="P257">Horas: 20</text:p>
      <text:p text:style-name="P153"><text:span text:style-name="T179">Contenidos</text:span><text:span text:style-name="T180"> </text:span><text:span text:style-name="T179">soporte: </text:span><text:span text:style-name="T207">Sintaxis del lenguaje Javascript</text:span><text:span text:style-name="T179"> </text:span></text:p>
      <text:p text:style-name="P153"><text:span text:style-name="T179">Contenidos organizadores: </text:span><text:span text:style-name="T167">Realización</text:span><text:span text:style-name="T181"> </text:span><text:span text:style-name="T167">de scripts básicos de navegador en JavaScript.</text:span></text:p>
      <text:p text:style-name="P154"/>
      <table:table table:name="Tabla16" table:style-name="Tabla16">
        <table:table-column table:style-name="Tabla16.A"/>
        <table:table-row table:style-name="Tabla16.1">
          <table:table-cell table:style-name="Tabla16.A1" office:value-type="string">
            <text:p text:style-name="P109"><text:span text:style-name="T325">UNIDAD</text:span><text:span text:style-name="T322"> </text:span><text:span text:style-name="T325">DE TRABAJO Nº 4: </text:span><text:span text:style-name="T327">Montaje de un servidor web Apache</text:span></text:p>
          </table:table-cell>
        </table:table-row>
      </table:table>
      <text:p text:style-name="P154"/>
      <text:p text:style-name="P149"><text:span text:style-name="T318">Criterios</text:span><text:span text:style-name="T390"> </text:span><text:span text:style-name="T318">de evaluación</text:span></text:p>
      <text:p text:style-name="P262"/>
      <table:table table:name="Tabla15" table:style-name="Tabla15">
        <table:table-column table:style-name="Tabla15.A"/>
        <table:table-row table:style-name="Tabla15.1">
          <table:table-cell table:style-name="Tabla15.A1" office:value-type="string">
            <text:list xml:id="list205302402093312" text:continue-numbering="true" text:style-name="WW8Num1">
              <text:list-item>
                <text:p text:style-name="P291"><text:span text:style-name="T97">1. </text:span><text:span text:style-name="T104">Reconocer</text:span><text:span text:style-name="T96"> los principales elementos de un servi</text:span><text:span text:style-name="T104">dor</text:span><text:span text:style-name="T96"> web. </text:span></text:p>
              </text:list-item>
            </text:list>
          </table:table-cell>
        </table:table-row>
        <table:table-row table:style-name="Tabla15.1">
          <table:table-cell table:style-name="Tabla15.A2" office:value-type="string">
            <text:list xml:id="list205302608369945" text:continue-numbering="true" text:style-name="WW8Num1">
              <text:list-item>
                <text:p text:style-name="P316">2. Instalar servidores web en sistemas Windows y Linux.</text:p>
              </text:list-item>
            </text:list>
          </table:table-cell>
        </table:table-row>
        <table:table-row table:style-name="Tabla15.1">
          <table:table-cell table:style-name="Tabla15.A2" office:value-type="string">
            <text:list xml:id="list205303028004770" text:continue-numbering="true" text:style-name="WW8Num1">
              <text:list-item>
                <text:p text:style-name="P313">3. Conocer el protocolo HTTP.</text:p>
              </text:list-item>
            </text:list>
          </table:table-cell>
        </table:table-row>
        <table:table-row table:style-name="Tabla15.1">
          <table:table-cell table:style-name="Tabla15.A2" office:value-type="string">
            <text:list xml:id="list205301253383432" text:continue-numbering="true" text:style-name="WW8Num1">
              <text:list-item>
                <text:p text:style-name="P308"><text:span text:style-name="T96">4. </text:span><text:span text:style-name="T102">Configurar y publicar</text:span><text:span text:style-name="T96"> páginas web en </text:span><text:span text:style-name="T102">Apache</text:span></text:p>
              </text:list-item>
            </text:list>
          </table:table-cell>
        </table:table-row>
      </table:table>
      <text:p text:style-name="P60"/>
      <text:p text:style-name="P86"><text:span text:style-name="T179">Horas:</text:span><text:span text:style-name="T180"> </text:span><text:span text:style-name="T179">5</text:span></text:p>
      <text:p text:style-name="P69"/>
      <text:p text:style-name="P86"><text:soft-page-break/><text:span text:style-name="T179">Contenidos</text:span><text:span text:style-name="T180"> </text:span><text:span text:style-name="T179">soporte: </text:span><text:span text:style-name="T207">Elementos <text:s/></text:span><text:span text:style-name="T208">principales </text:span><text:span text:style-name="T207">de un servidor web basado en software libre.</text:span></text:p>
      <text:p text:style-name="P151"><text:span text:style-name="T179">Contenidos organizadores: </text:span><text:span text:style-name="T167">Instalación</text:span><text:span text:style-name="T181"> </text:span><text:span text:style-name="T167">y configuración básica de un servidor web con soporte para PHP y MySQL en sistemas operativos libres y propietarios. Ubicación</text:span><text:span text:style-name="T181"> </text:span><text:span text:style-name="T167">en un servidor web de documentos web y recursos para acceder desde el navegador.</text:span></text:p>
      <text:p text:style-name="P48"/>
      <text:p text:style-name="P53"/>
      <table:table table:name="Tabla18" table:style-name="Tabla18">
        <table:table-column table:style-name="Tabla18.A"/>
        <table:table-row table:style-name="Tabla18.1">
          <table:table-cell table:style-name="Tabla18.A1" office:value-type="string">
            <text:p text:style-name="P110"><text:span text:style-name="T318">UNIDAD</text:span><text:span text:style-name="T321"> </text:span><text:span text:style-name="T318">DE TRABAJO Nº 5: </text:span><text:span text:style-name="T319">Introducción a PHP</text:span></text:p>
          </table:table-cell>
        </table:table-row>
      </table:table>
      <text:p text:style-name="P53"/>
      <text:p text:style-name="P258"/>
      <text:p text:style-name="P150"><text:span text:style-name="T318">Criterios</text:span><text:span text:style-name="T390"> </text:span><text:span text:style-name="T318">de evaluación</text:span></text:p>
      <text:p text:style-name="P263"/>
      <table:table table:name="Tabla17" table:style-name="Tabla17">
        <table:table-column table:style-name="Tabla17.A"/>
        <table:table-row table:style-name="Tabla17.1">
          <table:table-cell table:style-name="Tabla17.A1" office:value-type="string">
            <text:list xml:id="list205302626678471" text:continue-numbering="true" text:style-name="WW8Num1">
              <text:list-item>
                <text:p text:style-name="P296">1. Conocer los principios de los lenguajes interpretados en el lado del servidor</text:p>
              </text:list-item>
            </text:list>
          </table:table-cell>
        </table:table-row>
        <table:table-row table:style-name="Tabla17.1">
          <table:table-cell table:style-name="Tabla17.A2" office:value-type="string">
            <text:list xml:id="list205302621201017" text:continue-numbering="true" text:style-name="WW8Num1">
              <text:list-item>
                <text:p text:style-name="P292"><text:span text:style-name="T102">2</text:span><text:span text:style-name="T97">. </text:span><text:span text:style-name="T85">Usar variables, operadores y funciones del lenguaje</text:span></text:p>
              </text:list-item>
            </text:list>
          </table:table-cell>
        </table:table-row>
        <table:table-row table:style-name="Tabla17.1">
          <table:table-cell table:style-name="Tabla17.A2" office:value-type="string">
            <text:list xml:id="list205302239232118" text:continue-numbering="true" text:style-name="WW8Num1">
              <text:list-item>
                <text:p text:style-name="P296">3. Conocer las estructuras de control de flujo.</text:p>
              </text:list-item>
            </text:list>
          </table:table-cell>
        </table:table-row>
        <table:table-row table:style-name="Tabla17.1">
          <table:table-cell table:style-name="Tabla17.A2" office:value-type="string">
            <text:list xml:id="list205303101376475" text:continue-numbering="true" text:style-name="WW8Num1">
              <text:list-item>
                <text:p text:style-name="P317"><text:span text:style-name="T411">4</text:span>. Saber utilizar el control de sesiones de PHP. </text:p>
              </text:list-item>
            </text:list>
          </table:table-cell>
        </table:table-row>
        <table:table-row table:style-name="Tabla17.1">
          <table:table-cell table:style-name="Tabla17.A2" office:value-type="string">
            <text:list xml:id="list205302931564826" text:continue-numbering="true" text:style-name="WW8Num1">
              <text:list-item>
                <text:p text:style-name="P318"><text:span text:style-name="T102">5</text:span><text:span text:style-name="T97">. Acceder a Bases de Datos desde PHP. </text:span></text:p>
              </text:list-item>
            </text:list>
          </table:table-cell>
        </table:table-row>
        <table:table-row table:style-name="Tabla17.1">
          <table:table-cell table:style-name="Tabla17.A2" office:value-type="string">
            <text:list xml:id="list205302726578714" text:continue-numbering="true" text:style-name="WW8Num1">
              <text:list-item>
                <text:p text:style-name="P321"><text:span text:style-name="T114">6</text:span><text:span text:style-name="T115">. Realizar </text:span><text:span text:style-name="T116">páginas w</text:span><text:span text:style-name="T115">ebs </text:span><text:span text:style-name="T116">complejas con</text:span><text:span text:style-name="T115"> PHP</text:span></text:p>
              </text:list-item>
            </text:list>
          </table:table-cell>
        </table:table-row>
      </table:table>
      <text:p text:style-name="P53"/>
      <text:p text:style-name="P142"><text:span text:style-name="T179">Horas:</text:span><text:span text:style-name="T180"> </text:span><text:span text:style-name="T179">15</text:span></text:p>
      <text:p text:style-name="P146"><text:span text:style-name="T179">Contenidos</text:span><text:span text:style-name="T180"> </text:span><text:span text:style-name="T179">soporte: </text:span><text:span text:style-name="T209">Principios y sintaxis del lenguaje de programación orientado al servidor PHP.</text:span></text:p>
      <text:p text:style-name="P146"><text:span text:style-name="T179">Contenidos organizadores: </text:span><text:span text:style-name="T167">Realización</text:span><text:span text:style-name="T181"> </text:span><text:span text:style-name="T167">de scripts básicos de servidor en PHP </text:span><text:span text:style-name="T172">e integración con Javascript</text:span></text:p>
      <text:p text:style-name="P67"/>
      <text:p text:style-name="P42"/>
      <table:table table:name="Tabla20" table:style-name="Tabla20">
        <table:table-column table:style-name="Tabla20.A"/>
        <table:table-row table:style-name="Tabla20.1">
          <table:table-cell table:style-name="Tabla20.A1" office:value-type="string">
            <text:p text:style-name="P113"><text:span text:style-name="T54">UNIDAD</text:span><text:span text:style-name="T52"> </text:span><text:span text:style-name="T54">DE TRABAJO Nº 6: </text:span><text:span text:style-name="T222">Gest</text:span><text:span text:style-name="T223">ores de contenidos</text:span></text:p>
          </table:table-cell>
        </table:table-row>
      </table:table>
      <text:p text:style-name="P46"/>
      <text:p text:style-name="P86"><text:span text:style-name="T179">Criterios</text:span><text:span text:style-name="T180"> </text:span><text:span text:style-name="T179">de evaluación</text:span></text:p>
      <text:p text:style-name="P58"/>
      <table:table table:name="Tabla19" table:style-name="Tabla19">
        <table:table-column table:style-name="Tabla19.A"/>
        <table:table-row table:style-name="Tabla19.1">
          <table:table-cell table:style-name="Tabla19.A1" office:value-type="string">
            <text:list xml:id="list205301838967884" text:continue-numbering="true" text:style-name="WW8Num1">
              <text:list-item>
                <text:p text:style-name="P292"><text:span text:style-name="T105">1. </text:span><text:span text:style-name="T102">Identificar</text:span><text:span text:style-name="T96"> los requerimientos necesarios para instalar gestores de contenidos.</text:span></text:p>
              </text:list-item>
            </text:list>
          </table:table-cell>
        </table:table-row>
        <table:table-row table:style-name="Tabla19.1">
          <table:table-cell table:style-name="Tabla19.A2" office:value-type="string">
            <text:list xml:id="list205303086538871" text:continue-numbering="true" text:style-name="WW8Num1">
              <text:list-item>
                <text:p text:style-name="P309"><text:span text:style-name="T105">2. </text:span><text:span text:style-name="T102">Gestionar</text:span><text:span text:style-name="T96"> usuarios con roles diferentes.</text:span></text:p>
              </text:list-item>
            </text:list>
          </table:table-cell>
        </table:table-row>
        <text:soft-page-break/>
        <table:table-row table:style-name="Tabla19.1">
          <table:table-cell table:style-name="Tabla19.A2" office:value-type="string">
            <text:list xml:id="list205301943214532" text:continue-numbering="true" text:style-name="WW8Num1">
              <text:list-item>
                <text:p text:style-name="P303"><text:span text:style-name="T214">3. </text:span><text:span text:style-name="T215">Personalizar</text:span><text:span text:style-name="T96"> la interfaz del gestor de contenidos. </text:span></text:p>
              </text:list-item>
            </text:list>
          </table:table-cell>
        </table:table-row>
        <table:table-row table:style-name="Tabla19.1">
          <table:table-cell table:style-name="Tabla19.A2" office:value-type="string">
            <text:list xml:id="list205303116206361" text:continue-numbering="true" text:style-name="WW8Num1">
              <text:list-item>
                <text:p text:style-name="P264"><text:span text:style-name="T105">4. </text:span><text:span text:style-name="T102">R</text:span><text:span text:style-name="T96">ealizado pruebas de funcionamiento.</text:span></text:p>
              </text:list-item>
            </text:list>
          </table:table-cell>
        </table:table-row>
        <table:table-row table:style-name="Tabla19.1">
          <table:table-cell table:style-name="Tabla19.A2" office:value-type="string">
            <text:list xml:id="list205301891612080" text:continue-numbering="true" text:style-name="WW8Num1">
              <text:list-item>
                <text:p text:style-name="P266"><text:span text:style-name="T105">5. </text:span><text:span text:style-name="T102">Realizar</text:span><text:span text:style-name="T96"> tareas de actualización de gestor</text:span><text:span text:style-name="T102">es</text:span><text:span text:style-name="T96"> de contenidos </text:span><text:span text:style-name="T102">y</text:span><text:span text:style-name="T96"> seguridad.</text:span></text:p>
              </text:list-item>
            </text:list>
          </table:table-cell>
        </table:table-row>
        <table:table-row table:style-name="Tabla19.1">
          <table:table-cell table:style-name="Tabla19.A2" office:value-type="string">
            <text:list xml:id="list205302362075448" text:continue-numbering="true" text:style-name="WW8Num1">
              <text:list-item>
                <text:p text:style-name="P269"><text:span text:style-name="T105">6. </text:span><text:span text:style-name="T102">Instalar</text:span><text:span text:style-name="T96"> y configura</text:span><text:span text:style-name="T102">r</text:span><text:span text:style-name="T96"> los módulos y menús necesarios.</text:span></text:p>
              </text:list-item>
            </text:list>
          </table:table-cell>
        </table:table-row>
        <table:table-row table:style-name="Tabla19.1">
          <table:table-cell table:style-name="Tabla19.A2" office:value-type="string">
            <text:list xml:id="list205302210819943" text:continue-numbering="true" text:style-name="WW8Num1">
              <text:list-item>
                <text:p text:style-name="P265"><text:span text:style-name="T105">7. </text:span><text:span text:style-name="T102">A</text:span><text:span text:style-name="T96">ctivado y </text:span><text:span text:style-name="T102">configurar</text:span><text:span text:style-name="T96"> los mecanismos de seguridad proporcionados por el propio gestor de contenidos.</text:span></text:p>
              </text:list-item>
            </text:list>
          </table:table-cell>
        </table:table-row>
        <table:table-row table:style-name="Tabla19.1">
          <table:table-cell table:style-name="Tabla19.A2" office:value-type="string">
            <text:list xml:id="list205301725549943" text:continue-numbering="true" text:style-name="WW8Num1">
              <text:list-item>
                <text:p text:style-name="P267"><text:span text:style-name="T105">8. </text:span><text:span text:style-name="T102">Habilitar</text:span><text:span text:style-name="T96"> foros y establec</text:span><text:span text:style-name="T102">er</text:span><text:span text:style-name="T96"> reglas de acceso.</text:span></text:p>
              </text:list-item>
            </text:list>
          </table:table-cell>
        </table:table-row>
        <table:table-row table:style-name="Tabla19.1">
          <table:table-cell table:style-name="Tabla19.A2" office:value-type="string">
            <text:list xml:id="list205301264925967" text:continue-numbering="true" text:style-name="WW8Num1">
              <text:list-item>
                <text:p text:style-name="P268">9. <text:span text:style-name="T411">Realizar</text:span> pruebas de funcionamiento.</text:p>
              </text:list-item>
            </text:list>
          </table:table-cell>
        </table:table-row>
        <table:table-row table:style-name="Tabla19.1">
          <table:table-cell table:style-name="Tabla19.A2" office:value-type="string">
            <text:list xml:id="list205301534115914" text:continue-numbering="true" text:style-name="WW8Num1">
              <text:list-item>
                <text:p text:style-name="P265"><text:span text:style-name="T105">10. </text:span><text:span text:style-name="T102">Realizar</text:span><text:span text:style-name="T96"> copias de seguridad de los contenidos del gestor.</text:span></text:p>
              </text:list-item>
            </text:list>
          </table:table-cell>
        </table:table-row>
      </table:table>
      <text:p text:style-name="P61"/>
      <text:p text:style-name="P58"/>
      <text:p text:style-name="P100"><text:span text:style-name="T325">Horas:</text:span><text:span text:style-name="T391"> </text:span><text:span text:style-name="T325">15</text:span></text:p>
      <text:p text:style-name="P143"><text:span text:style-name="T179">Contenidos</text:span><text:span text:style-name="T180"> </text:span><text:span text:style-name="T179">soporte: </text:span><text:span text:style-name="T167">Definición</text:span><text:span text:style-name="T181"> </text:span><text:span text:style-name="T167">y tipos de gestores de contenidos. CMS tipo Wiki, funciones y características. CMS</text:span><text:span text:style-name="T181"> </text:span><text:span text:style-name="T167">de propósito general. Tipos, arquitectura, funciones y características.</text:span></text:p>
      <text:p text:style-name="P143"><text:span text:style-name="T179">Contenidos</text:span><text:span text:style-name="T180"> </text:span><text:span text:style-name="T179">organizadores: </text:span><text:span text:style-name="T167">Instalación</text:span><text:span text:style-name="T181"> </text:span><text:span text:style-name="T167">de una wiki basada en DokuWiki. Manejo de Dokuwiki. Instalación</text:span><text:span text:style-name="T181"> </text:span><text:span text:style-name="T167">de Joomla Gestión de menús. Gestión de extensiones. Gestión de usuarios. Copia</text:span><text:span text:style-name="T181"> </text:span><text:span text:style-name="T167">de seguridad en Joomla. Actualización de Joomla.</text:span></text:p>
      <text:p text:style-name="P44"/>
      <text:p text:style-name="P44"/>
      <table:table table:name="Tabla22" table:style-name="Tabla22">
        <table:table-column table:style-name="Tabla22.A"/>
        <table:table-row table:style-name="Tabla22.1">
          <table:table-cell table:style-name="Tabla22.A1" office:value-type="string">
            <text:p text:style-name="P112"><text:span text:style-name="T318">UNIDAD</text:span><text:span text:style-name="T321"> </text:span><text:span text:style-name="T318">DE TRABAJO Nº 7: </text:span><text:span text:style-name="T319">Sistemas de aprendizaje a distancia</text:span></text:p>
          </table:table-cell>
        </table:table-row>
      </table:table>
      <text:p text:style-name="P97"/>
      <text:p text:style-name="P97">Criterios<text:span text:style-name="T412"> </text:span>de evaluación</text:p>
      <text:p text:style-name="P97"/>
      <table:table table:name="Tabla21" table:style-name="Tabla21">
        <table:table-column table:style-name="Tabla21.A"/>
        <table:table-row table:style-name="Tabla21.1">
          <table:table-cell table:style-name="Tabla21.A1" office:value-type="string">
            <text:list xml:id="list205301422352249" text:continue-numbering="true" text:style-name="WW8Num1">
              <text:list-item>
                <text:p text:style-name="P293"><text:span text:style-name="T105">1. </text:span><text:span text:style-name="T106">Reconocer</text:span><text:span text:style-name="T96"> la estructura del sitio y la jerarquía de directorios generada. </text:span></text:p>
              </text:list-item>
            </text:list>
          </table:table-cell>
        </table:table-row>
        <table:table-row table:style-name="Tabla21.1">
          <table:table-cell table:style-name="Tabla21.A2" office:value-type="string">
            <text:list xml:id="list205301411469722" text:continue-numbering="true" text:style-name="WW8Num1">
              <text:list-item>
                <text:p text:style-name="P304"><text:span text:style-name="T105">2. </text:span><text:span text:style-name="T106">Realizar</text:span><text:span text:style-name="T96"> modificaciones en la estética o aspecto del sitio.</text:span></text:p>
              </text:list-item>
            </text:list>
          </table:table-cell>
        </table:table-row>
        <table:table-row table:style-name="Tabla21.1">
          <table:table-cell table:style-name="Tabla21.A2" office:value-type="string">
            <text:list xml:id="list205301627751164" text:continue-numbering="true" text:style-name="WW8Num1">
              <text:list-item>
                <text:p text:style-name="P319"><text:span text:style-name="T214">3. </text:span><text:span text:style-name="T216">Manipular</text:span><text:span text:style-name="T96"> y </text:span><text:span text:style-name="T106">generar</text:span><text:span text:style-name="T96"> perfiles personalizados.</text:span></text:p>
              </text:list-item>
            </text:list>
          </table:table-cell>
        </table:table-row>
        <table:table-row table:style-name="Tabla21.1">
          <table:table-cell table:style-name="Tabla21.A2" office:value-type="string">
            <text:list xml:id="list205302385397156" text:continue-numbering="true" text:style-name="WW8Num1">
              <text:list-item>
                <text:p text:style-name="P304"><text:span text:style-name="T105">4. </text:span><text:span text:style-name="T106">Comprobar</text:span><text:span text:style-name="T96"> la funcionalidad de las comunicaciones mediante foros, consultas entre otros.</text:span></text:p>
              </text:list-item>
            </text:list>
          </table:table-cell>
        </table:table-row>
        <table:table-row table:style-name="Tabla21.1">
          <table:table-cell table:style-name="Tabla21.A2" office:value-type="string">
            <text:list xml:id="list205302684009007" text:continue-numbering="true" text:style-name="WW8Num1">
              <text:list-item>
                <text:p text:style-name="P310"><text:span text:style-name="T214">5. </text:span><text:span text:style-name="T216">Importar y exportar</text:span><text:span text:style-name="T96"> contenidos en distintos formatos.</text:span></text:p>
              </text:list-item>
            </text:list>
          </table:table-cell>
        </table:table-row>
        <table:table-row table:style-name="Tabla21.1">
          <table:table-cell table:style-name="Tabla21.A2" office:value-type="string">
            <text:list xml:id="list205303248344949" text:continue-numbering="true" text:style-name="WW8Num1">
              <text:list-item>
                <text:p text:style-name="P310"><text:span text:style-name="T105">6. </text:span><text:span text:style-name="T106">Realizar</text:span><text:span text:style-name="T96"> copias de seguridad y restauraciones.</text:span></text:p>
              </text:list-item>
            </text:list>
          </table:table-cell>
        </table:table-row>
        <table:table-row table:style-name="Tabla21.1">
          <table:table-cell table:style-name="Tabla21.A2" office:value-type="string">
            <text:list xml:id="list205302822318735" text:continue-numbering="true" text:style-name="WW8Num1">
              <text:list-item>
                <text:p text:style-name="P304"><text:span text:style-name="T214">7. </text:span><text:span text:style-name="T216">Realizar</text:span><text:span text:style-name="T96"> informes de acceso y utilización del sitio. </text:span></text:p>
              </text:list-item>
            </text:list>
          </table:table-cell>
        </table:table-row>
        <table:table-row table:style-name="Tabla21.1">
          <table:table-cell table:style-name="Tabla21.A2" office:value-type="string">
            <text:list xml:id="list205302415856051" text:continue-numbering="true" text:style-name="WW8Num1">
              <text:list-item>
                <text:p text:style-name="P304"><text:span text:style-name="T105">8. </text:span><text:span text:style-name="T106">Comprobar</text:span><text:span text:style-name="T96"> la seguridad del sitio.</text:span></text:p>
              </text:list-item>
            </text:list>
          </table:table-cell>
        </table:table-row>
      </table:table>
      <text:p text:style-name="P62"><text:soft-page-break/></text:p>
      <text:p text:style-name="P86"><text:span text:style-name="T179">Horas:</text:span><text:span text:style-name="T180"> </text:span><text:span text:style-name="T179">15</text:span></text:p>
      <text:p text:style-name="P89"><text:span text:style-name="T179">Contenidos</text:span><text:span text:style-name="T180"> </text:span><text:span text:style-name="T179">soporte: </text:span><text:span text:style-name="T167">Definición</text:span><text:span text:style-name="T181"> </text:span><text:span text:style-name="T167">y características de los sistemas de gestión de aprendizaje a distancia.</text:span></text:p>
      <text:p text:style-name="P89"><text:span text:style-name="T179">Contenidos</text:span><text:span text:style-name="T180"> </text:span><text:span text:style-name="T179">organizadores: </text:span><text:span text:style-name="T167">Instalación</text:span><text:span text:style-name="T181"> </text:span><text:span text:style-name="T167">y configuración básica de los LMS. Personalización del entorno en los LMS Creación de categorías y cursos en los LMS. Gestión</text:span><text:span text:style-name="T181"> </text:span><text:span text:style-name="T167">de usuarios y grupos en los LMS Modos de autenticación de usuarios. Instalación y configuración de módulos. Tareas de administración básica.</text:span></text:p>
      <text:p text:style-name="P42"/>
      <text:p text:style-name="P42"/>
      <table:table table:name="Tabla28" table:style-name="Tabla28">
        <table:table-column table:style-name="Tabla28.A"/>
        <table:table-row table:style-name="Tabla28.1">
          <table:table-cell table:style-name="Tabla28.A1" office:value-type="string">
            <text:p text:style-name="P114"><text:span text:style-name="T45">UNIDAD</text:span><text:span text:style-name="T51"> </text:span><text:span text:style-name="T45">DE TRABAJO Nº 8: </text:span><text:span text:style-name="T224">Servicios de gestión de archivos web</text:span></text:p>
          </table:table-cell>
        </table:table-row>
      </table:table>
      <text:p text:style-name="P96"/>
      <text:p text:style-name="P98">Criterios<text:span text:style-name="T412"> </text:span>de evaluación</text:p>
      <text:p text:style-name="P96"/>
      <table:table table:name="Tabla23" table:style-name="Tabla23">
        <table:table-column table:style-name="Tabla23.A"/>
        <table:table-row table:style-name="Tabla23.1">
          <table:table-cell table:style-name="Tabla23.A1" office:value-type="string">
            <text:list xml:id="list205303309377891" text:continue-numbering="true" text:style-name="WW8Num1">
              <text:list-item>
                <text:p text:style-name="P294"><text:span text:style-name="T105">1. </text:span><text:span text:style-name="T107">Dar a conocer</text:span><text:span text:style-name="T96"> la utilidad de un servicio de gestión de archivos web. </text:span><text:span text:style-name="T86"><text:s/></text:span></text:p>
              </text:list-item>
            </text:list>
          </table:table-cell>
        </table:table-row>
        <table:table-row table:style-name="Tabla23.1">
          <table:table-cell table:style-name="Tabla23.A2" office:value-type="string">
            <text:list xml:id="list205302307353978" text:continue-numbering="true" text:style-name="WW8Num1">
              <text:list-item>
                <text:p text:style-name="P305"><text:span text:style-name="T105">2. </text:span><text:span text:style-name="T107">Describir</text:span><text:span text:style-name="T96"> diferentes aplicaciones de gestión de archivos web.</text:span></text:p>
              </text:list-item>
            </text:list>
          </table:table-cell>
        </table:table-row>
        <table:table-row table:style-name="Tabla23.1">
          <table:table-cell table:style-name="Tabla23.A2" office:value-type="string">
            <text:list xml:id="list205302550307995" text:continue-numbering="true" text:style-name="WW8Num1">
              <text:list-item>
                <text:p text:style-name="P320"><text:span text:style-name="T214">3. </text:span><text:span text:style-name="T217">Instalar y <text:s/>adaptar</text:span><text:span text:style-name="T96"> una herramienta de gestión de archivos web.</text:span></text:p>
              </text:list-item>
            </text:list>
          </table:table-cell>
        </table:table-row>
        <table:table-row table:style-name="Tabla23.1">
          <table:table-cell table:style-name="Tabla23.A2" office:value-type="string">
            <text:list xml:id="list205301604487704" text:continue-numbering="true" text:style-name="WW8Num1">
              <text:list-item>
                <text:p text:style-name="P306"><text:span text:style-name="T96">4.</text:span><text:span text:style-name="T213"> </text:span><text:span text:style-name="T217">C</text:span><text:span text:style-name="T96">rea</text:span><text:span text:style-name="T107">r</text:span><text:span text:style-name="T96"> y clasifica</text:span><text:span text:style-name="T107">r</text:span><text:span text:style-name="T96"> cuentas de usuario en función de sus permisos.</text:span></text:p>
              </text:list-item>
            </text:list>
          </table:table-cell>
        </table:table-row>
        <table:table-row table:style-name="Tabla23.1">
          <table:table-cell table:style-name="Tabla23.A2" office:value-type="string">
            <text:list xml:id="list205302124635655" text:continue-numbering="true" text:style-name="WW8Num1">
              <text:list-item>
                <text:p text:style-name="P305"><text:span text:style-name="T108">5. </text:span><text:span text:style-name="T107">G</text:span><text:span text:style-name="T96">estiona</text:span><text:span text:style-name="T107">r</text:span><text:span text:style-name="T96"> archivos y directorios.</text:span></text:p>
              </text:list-item>
            </text:list>
          </table:table-cell>
        </table:table-row>
        <table:table-row table:style-name="Tabla23.1">
          <table:table-cell table:style-name="Tabla23.A2" office:value-type="string">
            <text:list xml:id="list205301728548076" text:continue-numbering="true" text:style-name="WW8Num1">
              <text:list-item>
                <text:p text:style-name="P322">6. <text:span text:style-name="T413">Ut</text:span>iliza<text:span text:style-name="T413">r</text:span> archivos de información adicional.</text:p>
              </text:list-item>
            </text:list>
          </table:table-cell>
        </table:table-row>
        <table:table-row table:style-name="Tabla23.1">
          <table:table-cell table:style-name="Tabla23.A2" office:value-type="string">
            <text:list xml:id="list205301657712992" text:continue-numbering="true" text:style-name="WW8Num1">
              <text:list-item>
                <text:p text:style-name="P305"><text:span text:style-name="T108">7. </text:span><text:span text:style-name="T109">Aplicar</text:span><text:span text:style-name="T96"> criterios de indexación sobre los archivos y directorios.</text:span></text:p>
              </text:list-item>
            </text:list>
          </table:table-cell>
        </table:table-row>
        <table:table-row table:style-name="Tabla23.1">
          <table:table-cell table:style-name="Tabla23.A2" office:value-type="string">
            <text:list xml:id="list205302786061374" text:continue-numbering="true" text:style-name="WW8Num1">
              <text:list-item>
                <text:p text:style-name="P305"><text:span text:style-name="T108">8. </text:span><text:span text:style-name="T109">Comprobar</text:span><text:span text:style-name="T96"> la seguridad del gestor de archivos.</text:span></text:p>
              </text:list-item>
            </text:list>
          </table:table-cell>
        </table:table-row>
      </table:table>
      <text:p text:style-name="P49"/>
      <text:p text:style-name="P86"><text:span text:style-name="T179">Horas:</text:span><text:span text:style-name="T180"> </text:span><text:span text:style-name="T179">10</text:span></text:p>
      <text:p text:style-name="P147"><text:span text:style-name="T179">Contenidos</text:span><text:span text:style-name="T180"> </text:span><text:span text:style-name="T179">soporte: </text:span><text:span text:style-name="T167">Archivos</text:span><text:span text:style-name="T181"> </text:span><text:span text:style-name="T167">en la nube. Servicios</text:span><text:span text:style-name="T181"> </text:span><text:span text:style-name="T167">de alojamiento de archivos en la web. Definición DMS y gestión documental. </text:span></text:p>
      <text:p text:style-name="P147"><text:span text:style-name="T179">Contenidos organizadores: </text:span><text:span text:style-name="T167">Instalación</text:span><text:span text:style-name="T181"> </text:span><text:span text:style-name="T167">y uso de un servicio de archivos.</text:span></text:p>
      <text:p text:style-name="P280"/>
      <text:p text:style-name="P277"/>
      <table:table table:name="Tabla26" table:style-name="Tabla26">
        <table:table-column table:style-name="Tabla26.A"/>
        <table:table-row table:style-name="Tabla26.1">
          <table:table-cell table:style-name="Tabla26.A1" office:value-type="string">
            <text:p text:style-name="P111"><text:span text:style-name="T318">UNIDAD</text:span><text:span text:style-name="T321"> </text:span><text:span text:style-name="T318">DE TRABAJO Nº 9: </text:span><text:span text:style-name="T319">Aplicaciones de ofimática web</text:span></text:p>
          </table:table-cell>
        </table:table-row>
      </table:table>
      <text:p text:style-name="P50"/>
      <text:p text:style-name="P90"><text:soft-page-break/><text:span text:style-name="T179">Criterios</text:span><text:span text:style-name="T180"> </text:span><text:span text:style-name="T179">de evaluación</text:span></text:p>
      <text:p text:style-name="P278"/>
      <table:table table:name="Tabla24" table:style-name="Tabla24">
        <table:table-column table:style-name="Tabla24.A"/>
        <table:table-row table:style-name="Tabla24.1">
          <table:table-cell table:style-name="Tabla24.A1" office:value-type="string">
            <text:list xml:id="list205301436991328" text:continue-numbering="true" text:style-name="WW8Num1">
              <text:list-item>
                <text:p text:style-name="P297"><text:span text:style-name="T108">1. </text:span><text:span text:style-name="T110">Dar a conocer</text:span><text:span text:style-name="T96"> la utilidad de las aplicaciones de ofimática web.</text:span></text:p>
              </text:list-item>
            </text:list>
          </table:table-cell>
        </table:table-row>
        <table:table-row table:style-name="Tabla24.1">
          <table:table-cell table:style-name="Tabla24.A2" office:value-type="string">
            <text:list xml:id="list205301515734113" text:continue-numbering="true" text:style-name="WW8Num1">
              <text:list-item>
                <text:p text:style-name="P299"><text:span text:style-name="T108">2. </text:span><text:span text:style-name="T110">Describir</text:span><text:span text:style-name="T96"> diferentes aplicaciones de ofimática web (</text:span><text:span text:style-name="T111">procesador de </text:span><text:span text:style-name="T96">textos, hoja de cálculo, </text:span><text:span text:style-name="T110">etc.</text:span><text:span text:style-name="T96">).</text:span></text:p>
              </text:list-item>
            </text:list>
          </table:table-cell>
        </table:table-row>
        <table:table-row table:style-name="Tabla24.1">
          <table:table-cell table:style-name="Tabla24.A2" office:value-type="string">
            <text:list xml:id="list205301740135823" text:continue-numbering="true" text:style-name="WW8Num1">
              <text:list-item>
                <text:p text:style-name="P312"><text:span text:style-name="T218">3. </text:span><text:span text:style-name="T219">Instalar </text:span><text:span text:style-name="T96">aplicaciones de ofimática web.</text:span></text:p>
              </text:list-item>
            </text:list>
          </table:table-cell>
        </table:table-row>
        <table:table-row table:style-name="Tabla24.1">
          <table:table-cell table:style-name="Tabla24.A2" office:value-type="string">
            <text:list xml:id="list205301734400362" text:continue-numbering="true" text:style-name="WW8Num1">
              <text:list-item>
                <text:p text:style-name="P312"><text:span text:style-name="T108">4. </text:span><text:span text:style-name="T112">Gestionar</text:span><text:span text:style-name="T96"> las cuentas de usuario.</text:span></text:p>
              </text:list-item>
            </text:list>
          </table:table-cell>
        </table:table-row>
        <table:table-row table:style-name="Tabla24.1">
          <table:table-cell table:style-name="Tabla24.A2" office:value-type="string">
            <text:list xml:id="list205302242129209" text:continue-numbering="true" text:style-name="WW8Num1">
              <text:list-item>
                <text:p text:style-name="P320"><text:span text:style-name="T218">5. </text:span><text:span text:style-name="T219">Aplicar</text:span><text:span text:style-name="T96"> criterios de seguridad en el acceso de los usuarios.</text:span></text:p>
              </text:list-item>
            </text:list>
          </table:table-cell>
        </table:table-row>
        <table:table-row table:style-name="Tabla24.1">
          <table:table-cell table:style-name="Tabla24.A2" office:value-type="string">
            <text:list xml:id="list205301452223622" text:continue-numbering="true" text:style-name="WW8Num1">
              <text:list-item>
                <text:p text:style-name="P315"><text:span text:style-name="T218">6. </text:span><text:span text:style-name="T219">Reconocer </text:span><text:span text:style-name="T96">las prestaciones específicas de cada una de las aplicaciones instaladas.</text:span></text:p>
              </text:list-item>
            </text:list>
          </table:table-cell>
        </table:table-row>
        <table:table-row table:style-name="Tabla24.1">
          <table:table-cell table:style-name="Tabla24.A2" office:value-type="string">
            <text:list xml:id="list205301410558711" text:continue-numbering="true" text:style-name="WW8Num1">
              <text:list-item>
                <text:p text:style-name="P320"><text:span text:style-name="T108">7. </text:span><text:span text:style-name="T112">Utilizar</text:span><text:span text:style-name="T96"> las aplicaciones de forma colaborativa.</text:span></text:p>
              </text:list-item>
            </text:list>
          </table:table-cell>
        </table:table-row>
      </table:table>
      <text:p text:style-name="P278"/>
      <text:p text:style-name="P86"><text:span text:style-name="T179">Horas:</text:span><text:span text:style-name="T180"> </text:span><text:span text:style-name="T179">10</text:span></text:p>
      <text:p text:style-name="P86"><text:span text:style-name="T179">Contenidos</text:span><text:span text:style-name="T180"> </text:span><text:span text:style-name="T179">soporte: </text:span><text:span text:style-name="T167">Tipos</text:span><text:span text:style-name="T181"> </text:span><text:span text:style-name="T167">y características de las aplicaciones de ofimática web</text:span></text:p>
      <text:p text:style-name="P86"><text:span text:style-name="T179">Contenidos</text:span><text:span text:style-name="T180"> </text:span><text:span text:style-name="T179">organizadores: </text:span><text:span text:style-name="T167">Gestión</text:span><text:span text:style-name="T181"> </text:span><text:span text:style-name="T167">de documentos con Google docs. Gestión de documentos con Zoho.</text:span></text:p>
      <text:p text:style-name="P47"/>
      <text:p text:style-name="P63"/>
      <table:table table:name="Tabla27" table:style-name="Tabla27">
        <table:table-column table:style-name="Tabla27.A"/>
        <table:table-row table:style-name="Tabla27.1">
          <table:table-cell table:style-name="Tabla27.A1" office:value-type="string">
            <text:p text:style-name="P111"><text:span text:style-name="T318">UNIDAD</text:span><text:span text:style-name="T321"> </text:span><text:span text:style-name="T318">DE TRABAJO Nº </text:span><text:span text:style-name="T319">10</text:span><text:span text:style-name="T318">: </text:span><text:span text:style-name="T319">Aplicaciones web de escritorio</text:span></text:p>
          </table:table-cell>
        </table:table-row>
      </table:table>
      <text:p text:style-name="P63"/>
      <text:p text:style-name="P90"><text:span text:style-name="T179">Criterios</text:span><text:span text:style-name="T180"> </text:span><text:span text:style-name="T179">de evaluación</text:span></text:p>
      <table:table table:name="Tabla25" table:style-name="Tabla25">
        <table:table-column table:style-name="Tabla25.A"/>
        <table:table-row table:style-name="Tabla25.1">
          <table:table-cell table:style-name="Tabla25.A1" office:value-type="string">
            <text:list xml:id="list205302039729416" text:continue-numbering="true" text:style-name="WW8Num1">
              <text:list-item>
                <text:p text:style-name="P297"><text:span text:style-name="T108">1. </text:span><text:span text:style-name="T113">Conocer </text:span><text:span text:style-name="T96">diferentes aplicaciones web de escritorio. </text:span></text:p>
              </text:list-item>
            </text:list>
          </table:table-cell>
        </table:table-row>
        <table:table-row table:style-name="Tabla25.1">
          <table:table-cell table:style-name="Tabla25.A2" office:value-type="string">
            <text:list xml:id="list205302777253564" text:continue-numbering="true" text:style-name="WW8Num1">
              <text:list-item>
                <text:p text:style-name="P305"><text:span text:style-name="T218">2. </text:span><text:span text:style-name="T220">Instalar</text:span><text:span text:style-name="T96"> aplicaciones para proveer de acceso web al servicio de correo electrónico.</text:span></text:p>
              </text:list-item>
            </text:list>
          </table:table-cell>
        </table:table-row>
        <table:table-row table:style-name="Tabla25.1">
          <table:table-cell table:style-name="Tabla25.A2" office:value-type="string">
            <text:list xml:id="list205301916295591" text:continue-numbering="true" text:style-name="WW8Num1">
              <text:list-item>
                <text:p text:style-name="P312"><text:span text:style-name="T108">3. </text:span><text:span text:style-name="T113">Configurar</text:span><text:span text:style-name="T96"> las aplicaciones para integrarlas con un servidor de correo.</text:span></text:p>
              </text:list-item>
            </text:list>
          </table:table-cell>
        </table:table-row>
        <table:table-row table:style-name="Tabla25.1">
          <table:table-cell table:style-name="Tabla25.A2" office:value-type="string">
            <text:list xml:id="list205303112050442" text:continue-numbering="true" text:style-name="WW8Num1">
              <text:list-item>
                <text:p text:style-name="P312"><text:span text:style-name="T108">4. </text:span><text:span text:style-name="T113">Gestionar</text:span><text:span text:style-name="T96"> las cuentas de usuario.</text:span></text:p>
              </text:list-item>
            </text:list>
          </table:table-cell>
        </table:table-row>
        <table:table-row table:style-name="Tabla25.1">
          <table:table-cell table:style-name="Tabla25.A2" office:value-type="string">
            <text:list xml:id="list205301831030512" text:continue-numbering="true" text:style-name="WW8Num1">
              <text:list-item>
                <text:p text:style-name="P311"><text:span text:style-name="T218">5. </text:span><text:span text:style-name="T220">Verificar</text:span><text:span text:style-name="T96"> el acceso al correo electrónico.</text:span></text:p>
              </text:list-item>
            </text:list>
          </table:table-cell>
        </table:table-row>
        <table:table-row table:style-name="Tabla25.1">
          <table:table-cell table:style-name="Tabla25.A2" office:value-type="string">
            <text:list xml:id="list205303278212991" text:continue-numbering="true" text:style-name="WW8Num1">
              <text:list-item>
                <text:p text:style-name="P311"><text:span text:style-name="T108">6. </text:span><text:span text:style-name="T113">Instalar</text:span><text:span text:style-name="T96"> aplicaciones de calendario web.</text:span></text:p>
              </text:list-item>
            </text:list>
          </table:table-cell>
        </table:table-row>
        <table:table-row table:style-name="Tabla25.1">
          <table:table-cell table:style-name="Tabla25.A2" office:value-type="string">
            <text:list xml:id="list205301278485458" text:continue-numbering="true" text:style-name="WW8Num1">
              <text:list-item>
                <text:p text:style-name="P297"><text:span text:style-name="T108">7. </text:span><text:span text:style-name="T113">Reconocer</text:span><text:span text:style-name="T96"> las prestaciones específicas de las aplicaciones instaladas </text:span><text:span text:style-name="T86">(citas,tareas,</text:span><text:span text:style-name="T221"> </text:span><text:span text:style-name="T86">entre otras).</text:span></text:p>
              </text:list-item>
            </text:list>
          </table:table-cell>
        </table:table-row>
      </table:table>
      <text:p text:style-name="P278"/>
      <text:p text:style-name="P86"><text:span text:style-name="T179">Horas:</text:span><text:span text:style-name="T180"> </text:span><text:span text:style-name="T179">5</text:span></text:p>
      <text:p text:style-name="P90"><text:span text:style-name="T179">Contenidos</text:span><text:span text:style-name="T180"> </text:span><text:span text:style-name="T179">soporte: </text:span><text:span text:style-name="T167">Concepto</text:span><text:span text:style-name="T181"> </text:span><text:span text:style-name="T167">de aplicaciones web de escritorio. Aplicaciones</text:span><text:span text:style-name="T181"> </text:span><text:span text:style-name="T167">de correo web. Aplicaciones de calendario web </text:span></text:p>
      <text:p text:style-name="P90"><text:span text:style-name="T179">Contenidos organizadores: </text:span><text:span text:style-name="T167">Instalación</text:span><text:span text:style-name="T181"> </text:span><text:span text:style-name="T167">de aplicaciones de correo web. Gestión</text:span><text:span text:style-name="T181"> </text:span><text:soft-page-break/><text:span text:style-name="T167">de usuarios en aplicaciones web de escritorio</text:span></text:p>
      <text:h text:style-name="P220" text:outline-level="3"><text:bookmark-start text:name="__RefHeading___Toc34165_87245982"/>8. M<text:span text:style-name="T225">ETODOLOGÍA</text:span><text:bookmark-end text:name="__RefHeading___Toc34165_87245982"/></text:h>
      <text:h text:style-name="P221" text:outline-level="3"/>
      <text:p text:style-name="P75"/>
      <text:p text:style-name="P144"><text:span text:style-name="T167"><text:tab/>La</text:span><text:span text:style-name="T181"> </text:span><text:span text:style-name="T167">metodología de este módulo se fundamentará en los </text:span><text:span text:style-name="T173">a</text:span><text:span text:style-name="T167">spectos </text:span><text:span text:style-name="T173">que se detallan a continuación</text:span><text:span text:style-name="T167">:</text:span></text:p>
      <text:list xml:id="list3431222161262316502" text:style-name="L45">
        <text:list-item>
          <text:p text:style-name="P284"><text:span text:style-name="T125">Para</text:span><text:span text:style-name="T154"> </text:span><text:span text:style-name="T125">la</text:span><text:span text:style-name="T154"> </text:span><text:span text:style-name="T125">explicación</text:span><text:span text:style-name="T154"> </text:span><text:span text:style-name="T125">de</text:span><text:span text:style-name="T154"> </text:span><text:span text:style-name="T125">cada</text:span><text:span text:style-name="T154"> </text:span><text:span text:style-name="T125">Unidad</text:span><text:span text:style-name="T154"> </text:span><text:span text:style-name="T125">de</text:span><text:span text:style-name="T154"> </text:span><text:span text:style-name="T125">Trabajo</text:span><text:span text:style-name="T154"> </text:span><text:span text:style-name="T125">se</text:span><text:span text:style-name="T154"> </text:span><text:span text:style-name="T125">realizará</text:span><text:span text:style-name="T154"> </text:span><text:span text:style-name="T125">una</text:span><text:span text:style-name="T154"> </text:span><text:span text:style-name="T125">exposición teórica de los contenidos de la unidad por parte del profesor.</text:span></text:p>
        </text:list-item>
        <text:list-item>
          <text:p text:style-name="P284"><text:span text:style-name="T125">Posteriormente se realizarán una serie de ejercicios propuestos por el profesor,</text:span><text:span text:style-name="T151"> </text:span><text:span text:style-name="T125">los</text:span><text:span text:style-name="T151"> </text:span><text:span text:style-name="T125">cuales</text:span><text:span text:style-name="T151"> </text:span><text:span text:style-name="T125">serán</text:span><text:span text:style-name="T151"> </text:span><text:span text:style-name="T125">resueltos</text:span><text:span text:style-name="T151"> </text:span><text:span text:style-name="T125">y</text:span><text:span text:style-name="T151"> </text:span><text:span text:style-name="T125">corregidos</text:span><text:span text:style-name="T151"> </text:span><text:span text:style-name="T125">en</text:span><text:span text:style-name="T151"> </text:span><text:span text:style-name="T125">clase.</text:span><text:span text:style-name="T151"> </text:span><text:span text:style-name="T125">El</text:span><text:span text:style-name="T151"> </text:span><text:span text:style-name="T125">objetivo</text:span><text:span text:style-name="T151"> </text:span><text:span text:style-name="T125">de</text:span><text:span text:style-name="T151"> </text:span><text:span text:style-name="T125">estos</text:span><text:span text:style-name="T151"> </text:span><text:span text:style-name="T125">ejercicios</text:span><text:span text:style-name="T151"> </text:span><text:span text:style-name="T125">es llevar</text:span><text:span text:style-name="T129"> </text:span><text:span text:style-name="T125">a</text:span><text:span text:style-name="T129"> </text:span><text:span text:style-name="T125">la</text:span><text:span text:style-name="T129"> </text:span><text:span text:style-name="T125">práctica</text:span><text:span text:style-name="T129"> </text:span><text:span text:style-name="T125">los conceptos</text:span><text:span text:style-name="T129"> </text:span><text:span text:style-name="T125">teóricos</text:span><text:span text:style-name="T129"> </text:span><text:span text:style-name="T125">que</text:span><text:span text:style-name="T129"> </text:span><text:span text:style-name="T125">se</text:span><text:span text:style-name="T129"> </text:span><text:span text:style-name="T125">asimilaron</text:span><text:span text:style-name="T129"> </text:span><text:span text:style-name="T125">en</text:span><text:span text:style-name="T129"> </text:span><text:span text:style-name="T125">la</text:span><text:span text:style-name="T129"> </text:span><text:span text:style-name="T125">exposición</text:span><text:span text:style-name="T129"> </text:span><text:span text:style-name="T125">teórica anterior.</text:span></text:p>
        </text:list-item>
        <text:list-item>
          <text:p text:style-name="P284"><text:span text:style-name="T125">El</text:span><text:span text:style-name="T158"> </text:span><text:span text:style-name="T125">profesor</text:span><text:span text:style-name="T158"> </text:span><text:span text:style-name="T125">resolverá</text:span><text:span text:style-name="T158"> </text:span><text:span text:style-name="T125">todas</text:span><text:span text:style-name="T158"> </text:span><text:span text:style-name="T125">las</text:span><text:span text:style-name="T158"> </text:span><text:span text:style-name="T125">dudas</text:span><text:span text:style-name="T158"> </text:span><text:span text:style-name="T125">que</text:span><text:span text:style-name="T158"> </text:span><text:span text:style-name="T125">puedan</text:span><text:span text:style-name="T158"> </text:span><text:span text:style-name="T125">tener</text:span><text:span text:style-name="T158"> </text:span><text:span text:style-name="T125">los</text:span><text:span text:style-name="T158"> </text:span><text:span text:style-name="T125">alumnos</text:span><text:span text:style-name="T158"> </text:span><text:span text:style-name="T125">del ciclo, tanto teóricas como prácticas.</text:span></text:p>
        </text:list-item>
        <text:list-item>
          <text:p text:style-name="P284"><text:span text:style-name="T125">El</text:span><text:span text:style-name="T139"> </text:span><text:span text:style-name="T125">proyecto</text:span><text:span text:style-name="T139"> </text:span><text:span text:style-name="T125">global</text:span><text:span text:style-name="T139"> </text:span><text:span text:style-name="T125">que</text:span><text:span text:style-name="T139"> </text:span><text:span text:style-name="T125">afianza</text:span><text:span text:style-name="T139"> </text:span><text:span text:style-name="T125">los</text:span><text:span text:style-name="T139"> </text:span><text:span text:style-name="T125">conocimientos</text:span><text:span text:style-name="T139"> </text:span><text:span text:style-name="T125">adquiridos</text:span><text:span text:style-name="T139"> </text:span><text:span text:style-name="T125">se</text:span><text:span text:style-name="T139"> </text:span><text:span text:style-name="T125">encuentra diluido durante el curso, para no separar el aspecto práctico del teórico.</text:span></text:p>
        </text:list-item>
        <text:list-item>
          <text:p text:style-name="P284"><text:span text:style-name="T125">Las</text:span><text:span text:style-name="T139"> </text:span><text:span text:style-name="T125">prácticas</text:span><text:span text:style-name="T139"> </text:span><text:span text:style-name="T125">se</text:span><text:span text:style-name="T139"> </text:span><text:span text:style-name="T125">resolverán</text:span><text:span text:style-name="T139"> </text:span><text:span text:style-name="T125">de</text:span><text:span text:style-name="T139"> </text:span><text:span text:style-name="T125">forma</text:span><text:span text:style-name="T139"> </text:span><text:span text:style-name="T125">individual</text:span><text:span text:style-name="T139"> </text:span><text:span text:style-name="T125">o</text:span><text:span text:style-name="T139"> </text:span><text:span text:style-name="T125">en</text:span><text:span text:style-name="T139"> </text:span><text:span text:style-name="T125">grupo,</text:span><text:span text:style-name="T139"> </text:span><text:span text:style-name="T125">depende</text:span><text:span text:style-name="T139"> </text:span><text:span text:style-name="T125">del número</text:span><text:span text:style-name="T159"> </text:span><text:span text:style-name="T125">de</text:span><text:span text:style-name="T159"> </text:span><text:span text:style-name="T125">alumnos</text:span><text:span text:style-name="T159"> </text:span><text:span text:style-name="T125">que</text:span><text:span text:style-name="T159"> </text:span><text:span text:style-name="T125">haya</text:span><text:span text:style-name="T159"> </text:span><text:span text:style-name="T125">por</text:span><text:span text:style-name="T159"> </text:span><text:span text:style-name="T125">cada</text:span><text:span text:style-name="T159"> </text:span><text:span text:style-name="T125">ordenador,</text:span><text:span text:style-name="T159"> </text:span><text:span text:style-name="T125">de</text:span><text:span text:style-name="T159"> </text:span><text:span text:style-name="T125">todas</text:span><text:span text:style-name="T159"> </text:span><text:span text:style-name="T125">formas</text:span><text:span text:style-name="T159"> </text:span><text:span text:style-name="T125">no</text:span><text:span text:style-name="T159"> </text:span><text:span text:style-name="T125">es</text:span><text:span text:style-name="T159"> </text:span><text:span text:style-name="T125">aconsejable</text:span><text:span text:style-name="T159"> </text:span><text:span text:style-name="T125">que haya más de dos o alumnos por cada equipo informático.</text:span></text:p>
          <text:p text:style-name="P285"/>
        </text:list-item>
      </text:list>
      <text:h text:style-name="Heading_20_3" text:outline-level="3"><text:bookmark-start text:name="__RefHeading___Toc49465_277128256"/><text:span text:style-name="T71">9</text:span><text:span text:style-name="T1">. </text:span>MATERIALES Y RECURSOS<text:bookmark-end text:name="__RefHeading___Toc49465_277128256"/></text:h>
      <text:p text:style-name="P72"/>
      <text:h text:style-name="P215" text:outline-level="5"><text:bookmark-start text:name="__RefHeading___Toc49462_277128256"/><text:span text:style-name="T57">9</text:span><text:span text:style-name="T55">.1. </text:span><text:span text:style-name="T54">Recursos didácticos</text:span><text:bookmark-end text:name="__RefHeading___Toc49462_277128256"/></text:h>
      <text:p text:style-name="P156"/>
      <text:p text:style-name="P191"><text:span text:style-name="T53">•</text:span><text:span text:style-name="T45"><text:tab/></text:span><text:span text:style-name="T54">Aula</text:span><text:span text:style-name="T64"> </text:span><text:span text:style-name="T54">virtual.</text:span><text:span text:style-name="T65"> </text:span><text:span text:style-name="T45">Sitio</text:span><text:span text:style-name="T65"> </text:span><text:span text:style-name="T45">en</text:span><text:span text:style-name="T65"> </text:span><text:span text:style-name="T45">el</text:span><text:span text:style-name="T65"> </text:span><text:span text:style-name="T45">que</text:span><text:span text:style-name="T65"> </text:span><text:span text:style-name="T45">se</text:span><text:span text:style-name="T65"> </text:span><text:span text:style-name="T45">centraliza</text:span><text:span text:style-name="T65"> </text:span><text:span text:style-name="T45">la</text:span><text:span text:style-name="T65"> </text:span><text:span text:style-name="T45">actividad</text:span><text:span text:style-name="T65"> </text:span><text:span text:style-name="T45">diaria</text:span><text:span text:style-name="T65"> </text:span><text:span text:style-name="T45">del</text:span><text:span text:style-name="T65"> </text:span><text:span text:style-name="T45">alumno.</text:span><text:span text:style-name="T65"> </text:span><text:soft-page-break/><text:span text:style-name="T45">En</text:span><text:span text:style-name="T65"> </text:span><text:span text:style-name="T45">él</text:span><text:span text:style-name="T65"> </text:span><text:span text:style-name="T45">se enlazarán </text:span><text:span text:style-name="T66"><text:s/></text:span><text:span text:style-name="T45">los </text:span><text:span text:style-name="T66"><text:s/></text:span><text:span text:style-name="T45">recursos </text:span><text:span text:style-name="T66"><text:s/></text:span><text:span text:style-name="T45">de </text:span><text:span text:style-name="T66"><text:s/></text:span><text:span text:style-name="T45">cada </text:span><text:span text:style-name="T66"><text:s/></text:span><text:span text:style-name="T45">actividad, </text:span><text:span text:style-name="T66"><text:s/></text:span><text:span text:style-name="T45">se </text:span><text:span text:style-name="T66"><text:s/></text:span><text:span text:style-name="T45">colgarán </text:span><text:span text:style-name="T66"><text:s/></text:span><text:span text:style-name="T45">todas </text:span><text:span text:style-name="T66"><text:s/></text:span><text:span text:style-name="T45">las </text:span><text:span text:style-name="T66"><text:s/></text:span><text:span text:style-name="T45">actividades </text:span><text:span text:style-name="T66"><text:s/></text:span><text:span text:style-name="T45">a realizar. </text:span><text:span text:style-name="T67"><text:s/></text:span><text:span text:style-name="T45">Servirá </text:span><text:span text:style-name="T67"><text:s/></text:span><text:span text:style-name="T45">además </text:span><text:span text:style-name="T67"><text:s/></text:span><text:span text:style-name="T45">de </text:span><text:span text:style-name="T67"><text:s/></text:span><text:span text:style-name="T45">cuaderno </text:span><text:span text:style-name="T67"><text:s/></text:span><text:span text:style-name="T45">de </text:span><text:span text:style-name="T67"><text:s/></text:span><text:span text:style-name="T45">aula </text:span><text:span text:style-name="T67"><text:s/></text:span><text:span text:style-name="T45">para </text:span><text:span text:style-name="T67"><text:s/></text:span><text:span text:style-name="T45">reflejar </text:span><text:span text:style-name="T67"><text:s/></text:span><text:span text:style-name="T45">todas </text:span><text:span text:style-name="T67"><text:s/></text:span><text:span text:style-name="T45">las </text:span><text:span text:style-name="T67"><text:s/></text:span><text:span text:style-name="T45">notas </text:span><text:span text:style-name="T67"><text:s/></text:span><text:span text:style-name="T45">del alumno,</text:span><text:span text:style-name="T63"> </text:span><text:span text:style-name="T45">aparecerá</text:span><text:span text:style-name="T63"> </text:span><text:span text:style-name="T45">la</text:span><text:span text:style-name="T63"> </text:span><text:span text:style-name="T45">calificación</text:span><text:span text:style-name="T63"> </text:span><text:span text:style-name="T45">de</text:span><text:span text:style-name="T63"> </text:span><text:span text:style-name="T45">cada</text:span><text:span text:style-name="T63"> </text:span><text:span text:style-name="T45">actividad</text:span><text:span text:style-name="T63"> </text:span><text:span text:style-name="T45">y</text:span><text:span text:style-name="T58"> </text:span><text:span text:style-name="T45">los</text:span><text:span text:style-name="T63"> </text:span><text:span text:style-name="T45">comentarios</text:span><text:span text:style-name="T63"> </text:span><text:span text:style-name="T45">a</text:span><text:span text:style-name="T63"> </text:span><text:span text:style-name="T45">la</text:span><text:span text:style-name="T63"> </text:span><text:span text:style-name="T45">misma.</text:span><text:span text:style-name="T63"> </text:span><text:span text:style-name="T45">El alumno</text:span><text:span text:style-name="T62"> </text:span><text:span text:style-name="T45">sabrá</text:span><text:span text:style-name="T62"> </text:span><text:span text:style-name="T45">las</text:span><text:span text:style-name="T62"> </text:span><text:span text:style-name="T45">actividades</text:span><text:span text:style-name="T62"> </text:span><text:span text:style-name="T45">realizadas</text:span><text:span text:style-name="T62"> </text:span><text:span text:style-name="T45">y</text:span><text:span text:style-name="T62"> </text:span><text:span text:style-name="T45">las</text:span><text:span text:style-name="T62"> </text:span><text:span text:style-name="T45">pendientes</text:span><text:span text:style-name="T62"> </text:span><text:span text:style-name="T45">y</text:span><text:span text:style-name="T62"> </text:span><text:span text:style-name="T45">verá</text:span><text:span text:style-name="T62"> </text:span><text:span text:style-name="T45">las</text:span><text:span text:style-name="T62"> </text:span><text:span text:style-name="T45">calificaciones</text:span><text:span text:style-name="T62"> </text:span><text:span text:style-name="T45">y comentarios.</text:span></text:p>
      <text:p text:style-name="P191"><text:span text:style-name="T53">•</text:span><text:span text:style-name="T45"><text:tab/></text:span><text:span text:style-name="T54">Freemind.</text:span><text:span text:style-name="T60"> </text:span><text:span text:style-name="T45">Para</text:span><text:span text:style-name="T60"> </text:span><text:span text:style-name="T45">la</text:span><text:span text:style-name="T60"> </text:span><text:span text:style-name="T45">realización</text:span><text:span text:style-name="T60"> </text:span><text:span text:style-name="T45">de</text:span><text:span text:style-name="T60"> </text:span><text:span text:style-name="T45">mapas</text:span><text:span text:style-name="T60"> </text:span><text:span text:style-name="T45">conceptuales.</text:span><text:span text:style-name="T60"> </text:span><text:span text:style-name="T45">Lo</text:span><text:span text:style-name="T60"> </text:span><text:span text:style-name="T45">utilizará</text:span><text:span text:style-name="T60"> </text:span><text:span text:style-name="T61">el profesor</text:span><text:span text:style-name="T60"> </text:span><text:span text:style-name="T45">para ilustrar</text:span><text:span text:style-name="T65"> </text:span><text:span text:style-name="T45">los </text:span><text:span text:style-name="T68"><text:s/></text:span><text:span text:style-name="T45">conceptos</text:span><text:span text:style-name="T65"> </text:span><text:span text:style-name="T45">de</text:span><text:span text:style-name="T65"> </text:span><text:span text:style-name="T45">la</text:span><text:span text:style-name="T65"> </text:span><text:span text:style-name="T45">unidad</text:span><text:span text:style-name="T65"> </text:span><text:span text:style-name="T45">y</text:span><text:span text:style-name="T65"> </text:span><text:span text:style-name="T45">los</text:span><text:span text:style-name="T65"> </text:span><text:span text:style-name="T45">alumnos</text:span><text:span text:style-name="T65"> </text:span><text:span text:style-name="T45">para</text:span><text:span text:style-name="T65"> </text:span><text:span text:style-name="T45">prepararse</text:span><text:span text:style-name="T65"> </text:span><text:span text:style-name="T45">su</text:span><text:span text:style-name="T65"> </text:span><text:span text:style-name="T45">material</text:span><text:span text:style-name="T65"> </text:span><text:span text:style-name="T45">de estudio.</text:span></text:p>
      <text:p text:style-name="P191"><text:span text:style-name="T53">•</text:span><text:span text:style-name="T45"><text:tab/></text:span><text:span text:style-name="T54">Wiki.</text:span><text:span text:style-name="T49"> </text:span><text:span text:style-name="T45">Se</text:span><text:span text:style-name="T49"> </text:span><text:span text:style-name="T45">usará</text:span><text:span text:style-name="T49"> </text:span><text:span text:style-name="T45">por</text:span><text:span text:style-name="T49"> </text:span><text:span text:style-name="T50">el</text:span><text:span text:style-name="T49"> </text:span><text:span text:style-name="T45">profesor</text:span><text:span text:style-name="T49"> </text:span><text:span text:style-name="T45">para</text:span><text:span text:style-name="T49"> </text:span><text:span text:style-name="T45">distribuir</text:span><text:span text:style-name="T49"> </text:span><text:span text:style-name="T45">apuntes,</text:span><text:span text:style-name="T49"> </text:span><text:span text:style-name="T45">por</text:span><text:span text:style-name="T49"> </text:span><text:span text:style-name="T45">los</text:span><text:span text:style-name="T49"> </text:span><text:span text:style-name="T45">alumnos</text:span><text:span text:style-name="T49"> </text:span><text:span text:style-name="T45">para</text:span><text:span text:style-name="T49"> </text:span><text:span text:style-name="T45">generar apuntes</text:span><text:span text:style-name="T59"> </text:span><text:span text:style-name="T45">de</text:span><text:span text:style-name="T59"> </text:span><text:span text:style-name="T45">modo</text:span><text:span text:style-name="T59"> </text:span><text:span text:style-name="T45">colaborativo,</text:span><text:span text:style-name="T59"> </text:span><text:span text:style-name="T45">para</text:span><text:span text:style-name="T59"> </text:span><text:span text:style-name="T45">poner</text:span><text:span text:style-name="T59"> </text:span><text:span text:style-name="T45">la</text:span><text:span text:style-name="T59"> </text:span><text:span text:style-name="T45">solución</text:span><text:span text:style-name="T59"> </text:span><text:span text:style-name="T45">a</text:span><text:span text:style-name="T59"> </text:span><text:span text:style-name="T45">las</text:span><text:span text:style-name="T59"> </text:span><text:span text:style-name="T45">actividades</text:span><text:span text:style-name="T59"> </text:span><text:span text:style-name="T45">que</text:span><text:span text:style-name="T59"> </text:span><text:span text:style-name="T45">se</text:span><text:span text:style-name="T59"> </text:span><text:span text:style-name="T45">van realizando.</text:span><text:span text:style-name="T59"> </text:span><text:span text:style-name="T45">Así</text:span><text:span text:style-name="T59"> </text:span><text:span text:style-name="T45">mismo</text:span><text:span text:style-name="T59"> </text:span><text:span text:style-name="T45">cada</text:span><text:span text:style-name="T59"> </text:span><text:span text:style-name="T45">alumno</text:span><text:span text:style-name="T59"> </text:span><text:span text:style-name="T45">tendrá</text:span><text:span text:style-name="T59"> </text:span><text:span text:style-name="T45">un</text:span><text:span text:style-name="T59"> </text:span><text:span text:style-name="T45">wiki</text:span><text:span text:style-name="T59"> </text:span><text:span text:style-name="T45">personal</text:span><text:span text:style-name="T59"> </text:span><text:span text:style-name="T45">que</text:span><text:span text:style-name="T59"> </text:span><text:span text:style-name="T45">hará</text:span><text:span text:style-name="T59"> </text:span><text:span text:style-name="T45">las</text:span><text:span text:style-name="T59"> </text:span><text:span text:style-name="T45">funciones del tradicional cuaderno de clase.</text:span></text:p>
      <text:p text:style-name="P191"><text:span text:style-name="T53">•</text:span><text:span text:style-name="T45"><text:tab/></text:span><text:span text:style-name="T54">Agenda personal. </text:span><text:span text:style-name="T69">Será de obligado uso por parte del alumno. Le permitirá llevar registro de controles y pruebas prácticas y de tareas pendientes para realizar en casa, facilitando la autoorganización y autonomía del alumno.</text:span></text:p>
      <text:p text:style-name="P191"><text:span text:style-name="T70">•</text:span><text:span text:style-name="T69"><text:tab/></text:span><text:span text:style-name="T54">Base de datos</text:span><text:span text:style-name="T69"> de las actividades realizadas en cada sesión. Cada semana uno de los alumnos del grupo es nombrado secretario y se encarga de anotar y dar de alta en la base de datos online lo que se ha hecho y lo leerá en la siguiente sesión de clase al principio de la misma.</text:span></text:p>
      <text:p text:style-name="P191"><text:span text:style-name="T70">•</text:span><text:span text:style-name="T69"><text:tab/></text:span><text:span text:style-name="T54">Epoptes. </text:span><text:span text:style-name="T69">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span></text:p>
      <text:p text:style-name="P191"><text:span text:style-name="T70">•</text:span><text:span text:style-name="T69"><text:tab/></text:span><text:span text:style-name="T54">Etherpad.</text:span><text:span text:style-name="T69"> Servicio de edición simultanea disponible en la red local. Permite crear documentos de forma colaborativa, se utilizará para puesta en común en actividades sobre conceptos.</text:span></text:p>
      <text:p text:style-name="P164"/>
      <text:p text:style-name="P21"/>
      <text:h text:style-name="P208" text:outline-level="5"><text:bookmark-start text:name="__RefHeading___Toc20111_87245982"/><text:soft-page-break/><text:span text:style-name="T57">9</text:span><text:span text:style-name="T54">.</text:span><text:span text:style-name="T55">2.</text:span><text:span text:style-name="T52"> </text:span><text:span text:style-name="T54">Recursos tecnológicos</text:span><text:bookmark-end text:name="__RefHeading___Toc20111_87245982"/></text:h>
      <text:p text:style-name="P156"/>
      <text:p text:style-name="P192"><text:span text:style-name="T226"><text:tab/>El</text:span><text:span text:style-name="T260"> </text:span><text:span text:style-name="T226">departamento</text:span><text:span text:style-name="T261"> </text:span><text:span text:style-name="T226">cuenta</text:span><text:span text:style-name="T261"> </text:span><text:span text:style-name="T226">con </text:span><text:span text:style-name="T236">una línea</text:span><text:span text:style-name="T261"> </text:span><text:span text:style-name="T226">ADSL</text:span><text:span text:style-name="T261"> </text:span><text:span text:style-name="T226">para</text:span><text:span text:style-name="T261"> </text:span><text:span text:style-name="T226">conexión</text:span><text:span text:style-name="T261"> </text:span><text:span text:style-name="T226">a</text:span><text:span text:style-name="T261"> </text:span><text:span text:style-name="T226">Internet.</text:span><text:span text:style-name="T261"> </text:span><text:span text:style-name="T262">Debido al</text:span><text:span text:style-name="T261"> </text:span><text:span text:style-name="T226">poc</text:span><text:span text:style-name="T236">o</text:span><text:span text:style-name="T261"> </text:span><text:span text:style-name="T262">ancho de banda</text:span><text:span text:style-name="T261"> </text:span><text:span text:style-name="T226">para la</text:span><text:span text:style-name="T238"> </text:span><text:span text:style-name="T226">gran</text:span><text:span text:style-name="T238"> </text:span><text:span text:style-name="T226">cantidad</text:span><text:span text:style-name="T238"> </text:span><text:span text:style-name="T226">de</text:span><text:span text:style-name="T238"> </text:span><text:span text:style-name="T226">alumnos</text:span><text:span text:style-name="T238"> </text:span><text:span text:style-name="T226">que</text:span><text:span text:style-name="T238"> </text:span><text:span text:style-name="T226">se</text:span><text:span text:style-name="T238"> </text:span><text:span text:style-name="T226">conectan</text:span><text:span text:style-name="T238"> </text:span><text:span text:style-name="T226">al</text:span><text:span text:style-name="T238"> </text:span><text:span text:style-name="T226">aula </text:span><text:span text:style-name="T236">virtual</text:span><text:span text:style-name="T226">,</text:span><text:span text:style-name="T238"> </text:span><text:span text:style-name="T226">se</text:span><text:span text:style-name="T238"> </text:span><text:span text:style-name="T226">limitará</text:span><text:span text:style-name="T238"> </text:span><text:span text:style-name="T226">en</text:span><text:span text:style-name="T238"> </text:span><text:span text:style-name="T226">lo</text:span><text:span text:style-name="T238"> </text:span><text:span text:style-name="T226">posible</text:span><text:span text:style-name="T238"> </text:span><text:span text:style-name="T226">su</text:span><text:span text:style-name="T238"> </text:span><text:span text:style-name="T226">uso,</text:span><text:span text:style-name="T238"> </text:span><text:span text:style-name="T239">restringiéndose</text:span><text:span text:style-name="T245"> </text:span><text:span text:style-name="T226">el</text:span><text:span text:style-name="T245"> </text:span><text:span text:style-name="T226">acceso</text:span><text:span text:style-name="T245"> </text:span><text:span text:style-name="T226">a</text:span><text:span text:style-name="T245"> </text:span><text:span text:style-name="T226">contenidos</text:span><text:span text:style-name="T245"> </text:span><text:span text:style-name="T226">que</text:span><text:span text:style-name="T245"> </text:span><text:span text:style-name="T226">consuman</text:span><text:span text:style-name="T245"> </text:span><text:span text:style-name="T226">gran</text:span><text:span text:style-name="T245"> </text:span><text:span text:style-name="T226">ancho</text:span><text:span text:style-name="T245"> </text:span><text:span text:style-name="T226">de</text:span><text:span text:style-name="T245"> </text:span><text:span text:style-name="T226">banda</text:span><text:span text:style-name="T245"> </text:span><text:span text:style-name="T226">y</text:span><text:span text:style-name="T245"> </text:span><text:span text:style-name="T246">además, </text:span><text:span text:style-name="T226">se</text:span><text:span text:style-name="T245"> </text:span><text:span text:style-name="T246">procurará instalar</text:span><text:span text:style-name="T245"> </text:span><text:span text:style-name="T226">en local los servicios y recursos utilizados.</text:span></text:p>
      <text:p text:style-name="P192"><text:span text:style-name="T226">El</text:span><text:span text:style-name="T263"> </text:span><text:span text:style-name="T226">software</text:span><text:span text:style-name="T264"> </text:span><text:span text:style-name="T226">instalado</text:span><text:span text:style-name="T264"> </text:span><text:span text:style-name="T226">será</text:span><text:span text:style-name="T264"> </text:span><text:span text:style-name="T226">el</text:span><text:span text:style-name="T264"> </text:span><text:span text:style-name="T226">Sistema</text:span><text:span text:style-name="T264"> </text:span><text:span text:style-name="T226">Operativo</text:span><text:span text:style-name="T264"> </text:span><text:span text:style-name="T267">Ubuntu </text:span><text:span text:style-name="T226">L</text:span><text:span text:style-name="T236">inux</text:span><text:span text:style-name="T226">.</text:span><text:span text:style-name="T264"> </text:span><text:span text:style-name="T226">Habrá</text:span><text:span text:style-name="T264"> </text:span><text:span text:style-name="T226">un</text:span><text:span text:style-name="T264"> </text:span><text:span text:style-name="T226">sistema</text:span><text:span text:style-name="T264"> </text:span><text:span text:style-name="T226">operativo</text:span><text:span text:style-name="T264"> </text:span><text:span text:style-name="T226">propio en cada ordenador y todos ellos estarán conectados a través de una red TCP/IP.</text:span></text:p>
      <text:p text:style-name="P193"><text:span text:style-name="T226">Se </text:span><text:span text:style-name="T274"><text:s/></text:span><text:span text:style-name="T226">dispondrá </text:span><text:span text:style-name="T275"><text:s/></text:span><text:span text:style-name="T226">de </text:span><text:span text:style-name="T275"><text:s/></text:span><text:span text:style-name="T226">un</text:span><text:span text:style-name="T275"> </text:span><text:span text:style-name="T226">p</text:span><text:span text:style-name="T236">royector p</text:span><text:span text:style-name="T226">ara </text:span><text:span text:style-name="T275"><text:s/></text:span><text:span text:style-name="T226">visualizar </text:span><text:span text:style-name="T275"><text:s/></text:span><text:span text:style-name="T226">en </text:span><text:span text:style-name="T275"><text:s/></text:span><text:span text:style-name="T226">la </text:span><text:span text:style-name="T275"><text:s/></text:span><text:span text:style-name="T226">pizarra presentaciones </text:span><text:span text:style-name="T244"><text:s/></text:span><text:span text:style-name="T226">sobre</text:span><text:span text:style-name="T237"> </text:span><text:span text:style-name="T226">contenidos,</text:span><text:span text:style-name="T237"> </text:span><text:span text:style-name="T226">demostración</text:span><text:span text:style-name="T237"> </text:span><text:span text:style-name="T226">de </text:span><text:span text:style-name="T236">l</text:span><text:span text:style-name="T226">as</text:span><text:span text:style-name="T237"> </text:span><text:span text:style-name="T226">tareas</text:span><text:span text:style-name="T237"> </text:span><text:span text:style-name="T226">de administración</text:span><text:span text:style-name="T237"> </text:span><text:span text:style-name="T226">y</text:span><text:span text:style-name="T237"> </text:span><text:span text:style-name="T226">los programas ejecutados desde el ordenador.</text:span></text:p>
      <text:p text:style-name="P194"/>
      <text:h text:style-name="P208" text:outline-level="5"><text:bookmark-start text:name="__RefHeading___Toc20113_8724598225"/><text:span text:style-name="T57">9</text:span><text:span text:style-name="T54">.</text:span><text:span text:style-name="T56">3</text:span><text:span text:style-name="T54">.</text:span><text:span text:style-name="T52"> </text:span><text:span text:style-name="T54">Recursos bibliográficos</text:span><text:bookmark-end text:name="__RefHeading___Toc20113_8724598225"/></text:h>
      <text:p text:style-name="P163"/>
      <text:p text:style-name="P195"><text:span text:style-name="T45"><text:tab/>La</text:span><text:span text:style-name="T51"> </text:span><text:span text:style-name="T45">bibliografía se apoyará fundamentalmente en recursos </text:span><text:span text:style-name="T46">w</text:span><text:span text:style-name="T45">eb que se irán actualizando a lo largo del módulo por los alumnos y </text:span><text:span text:style-name="T47">el</text:span><text:span text:style-name="T45"> profesor. </text:span><text:span text:style-name="T76">La creación de recursos dinámicos </text:span><text:span text:style-name="T77">engloba</text:span><text:span text:style-name="T76"> un área que evoluciona </text:span><text:span text:style-name="T77">muy</text:span><text:span text:style-name="T76"> rápido </text:span><text:span text:style-name="T77">y existen diversas herramientas que permiten crearlos de forma</text:span><text:span text:style-name="T76"> relativamente sencill</text:span><text:span text:style-name="T77">a,</text:span><text:span text:style-name="T76"> </text:span><text:span text:style-name="T77">haciendo</text:span><text:span text:style-name="T76"> uso de Internet.</text:span></text:p>
      <text:p text:style-name="P196"><text:span text:style-name="T72">Se</text:span><text:span text:style-name="T82"> </text:span><text:span text:style-name="T72">utilizarán también los manuales de usuario, de administrador y las ayudas instaladas localmente para cada </text:span><text:span text:style-name="T73">s</text:span><text:span text:style-name="T72">istema </text:span><text:span text:style-name="T73">o</text:span><text:span text:style-name="T72">perativo y las de las aplicaciones software que utilicemos.</text:span></text:p>
      <text:p text:style-name="P197"><text:s/></text:p>
      <text:p text:style-name="P39"><text:bookmark-start text:name="__RefHeading___Toc21741_1053503641"/><text:soft-page-break/>BIBLIOGRAFÍA<text:bookmark-end text:name="__RefHeading___Toc21741_1053503641"/></text:p>
      <text:p text:style-name="P197"><text:s/></text:p>
      <text:p text:style-name="P197">Plataformas de aprendizaje: </text:p>
      <text:list xml:id="list928801793972307420" text:style-name="L46">
        <text:list-item>
          <text:p text:style-name="P323">https://olimpiada-informatica.org/. Olimpiada Informática</text:p>
        </text:list-item>
        <text:list-item>
          <text:p text:style-name="P323">http://www.codecademy.com/ <text:s text:c="2"/>Aprende a programar de forma interactiva</text:p>
        </text:list-item>
        <text:list-item>
          <text:p text:style-name="P323">https://www.jutge.org/ <text:s/>Plataforma virtual <text:s/></text:p>
        </text:list-item>
      </text:list>
      <text:p text:style-name="P197"><text:s/></text:p>
      <text:p text:style-name="P197">Prensa digital: </text:p>
      <text:list xml:id="list2789645134628219606" text:style-name="L47">
        <text:list-item>
          <text:p text:style-name="P324">http://www.kiosco.net/seccion.php?id_seccion=3 . Página web de revistas de informática en España </text:p>
        </text:list-item>
        <text:list-item>
          <text:p text:style-name="P324">http://kiosko.net/ . Página web a través de la cual se accede a todos los periódicos del mundo. </text:p>
        </text:list-item>
      </text:list>
      <text:p text:style-name="P197"/>
      <text:p text:style-name="P197">Seguridad: <text:s/></text:p>
      <text:list xml:id="list3845897978238929300" text:style-name="L48">
        <text:list-item>
          <text:p text:style-name="P325">http://www.virustotal.com/es/ <text:s/>Detección virus on line </text:p>
        </text:list-item>
      </text:list>
      <text:p text:style-name="P197"><text:s/></text:p>
      <text:p text:style-name="P197">Web 2.0 para la comunicación: </text:p>
      <text:list xml:id="list7510124191864074498" text:style-name="L49">
        <text:list-item>
          <text:p text:style-name="P326">VozMe.(genera un archivo mp3 con la locución del texto introducido; voz masculina o femenina; idiomas <text:s/>soportados: catalán, español, inglés, italiano, portugués…)</text:p>
        </text:list-item>
        <text:list-item>
          <text:p text:style-name="P326"><text:soft-page-break/>http://www.synergeia.info/ Aprendizaje compartido <text:s/></text:p>
        </text:list-item>
        <text:list-item>
          <text:p text:style-name="P326">https://www.dropbox.com/es/ <text:s/>Espacio de Almacenamiento. <text:s/>Aplicaciones de Google: (Gmail, Docs, Picassa, YouTube, Drive, Blogger,...) <text:s/></text:p>
        </text:list-item>
      </text:list>
      <text:p text:style-name="P197"><text:s/></text:p>
      <text:p text:style-name="P198">EQUIPAMIENTO INFORMÁTICO:</text:p>
      <text:p text:style-name="P34"/>
      <text:list xml:id="list1986730831454976635" text:style-name="L50">
        <text:list-item>
          <text:p text:style-name="P327">Servidores de aula <text:s/>Pizarra </text:p>
        </text:list-item>
        <text:list-item>
          <text:p text:style-name="P327">Digital Interactiva (PDI) <text:s/></text:p>
        </text:list-item>
        <text:list-item>
          <text:p text:style-name="P327">Router que distribuye a los ordenadores (15 por aula) las peticiones de servicios a Internet. </text:p>
        </text:list-item>
      </text:list>
      <text:p text:style-name="P197"><text:s/></text:p>
      <text:p text:style-name="P198">PROGRAMAS:</text:p>
      <text:p text:style-name="P35"/>
      <text:list xml:id="list7117792771195140834" text:style-name="L51">
        <text:list-item>
          <text:p text:style-name="P328">Entorno operativo Xubuntu última versión.</text:p>
        </text:list-item>
        <text:list-item>
          <text:p text:style-name="P328">Entornos de programación: Dev- C++ </text:p>
        </text:list-item>
        <text:list-item>
          <text:p text:style-name="P328">Paquete integrado LibreOffice.org: Incluye un procesador de textos, hoja de cálculo, base de datos.</text:p>
        </text:list-item>
        <text:list-item>
          <text:p text:style-name="P328">Aplicaciones gráficas (Gimp, InkScape)</text:p>
        </text:list-item>
        <text:list-item>
          <text:p text:style-name="P328">Aplicaciones de comunicación-Internet (Navegador IceWeasel, Chrome, ..)</text:p>
        </text:list-item>
        <text:list-item>
          <text:p text:style-name="P328">Aplicaciones multimedia (Kdenlive, Kino, Brasero, Audacity...) juegos, etc</text:p>
        </text:list-item>
        <text:list-item>
          <text:p text:style-name="P328">Aplicaciones INTERNET Web 2.0. (Liferea, Gftp, Kompozer,...) </text:p>
          <text:p text:style-name="P328"><text:soft-page-break/></text:p>
          <text:p text:style-name="P329"><text:span text:style-name="T83">OTROS RECURSOS:</text:span><text:span text:style-name="T84"> Material elaborado por el profesor, material hardware “no utilizable” para la realización de las prácticas, software de sistema para instalación de sistemas, publicaciones, libros de texto.</text:span></text:p>
        </text:list-item>
      </text:list>
      <text:p text:style-name="P101"/>
      <text:p text:style-name="P40"/>
      <text:h text:style-name="P220" text:outline-level="3"><text:bookmark-start text:name="__RefHeading___Toc34167_87245982"/><text:span text:style-name="T414">10</text:span>. C<text:span text:style-name="T225">RITERIOS</text:span> <text:span text:style-name="T225">DE</text:span> C<text:span text:style-name="T225">ALIFICACIÓN</text:span><text:bookmark-end text:name="__RefHeading___Toc34167_87245982"/></text:h>
      <text:p text:style-name="P202"/>
      <text:p text:style-name="P132"><text:tab/>El sistema de evaluación empleado tiene como objetivo evaluar los contenidos, procedimientos y actitudes que el alumno <text:span text:style-name="T394">debe obtener y además, se debe</text:span> transmitir la idea de la profesionalidad y la autoformación. <text:span text:style-name="T394">Se p</text:span>retende reconducir el proceso de aprendizaje para adaptarse al alumnado utilizando la observación como instrumento esencial.</text:p>
      <text:list xml:id="list2327932204493120909" text:style-name="L52">
        <text:list-item>
          <text:p text:style-name="P346"><text:span text:style-name="T305">La</text:span><text:span text:style-name="T320"> </text:span><text:span text:style-name="T305">calificación del alumno sera entre 0 y 10.</text:span></text:p>
        </text:list-item>
        <text:list-item>
          <text:p text:style-name="P346"><text:span text:style-name="T305">El</text:span><text:span text:style-name="T320"> </text:span><text:span text:style-name="T305">curso se divide en tres trimestres. </text:span></text:p>
        </text:list-item>
        <text:list-item>
          <text:p text:style-name="P347"><text:span text:style-name="T305">La calificación final será la media de la calificación </text:span><text:span text:style-name="T308">obtenida en</text:span><text:span text:style-name="T305"> cada uno de los trimestres.</text:span></text:p>
        </text:list-item>
      </text:list>
      <text:p text:style-name="P33"/>
      <text:p text:style-name="P133"><text:span text:style-name="T305">Al</text:span><text:span text:style-name="T320"> </text:span><text:span text:style-name="T305">final de cada trimestre, se entregará al alumno la calificación final </text:span><text:span text:style-name="T308">obtenida que</text:span><text:span text:style-name="T305"> </text:span><text:span text:style-name="T308">será calculada en base</text:span><text:span text:style-name="T305"> a los siguientes criterios:</text:span></text:p>
      <text:p text:style-name="P103"/>
      <text:p text:style-name="P169"><text:span text:style-name="T323">•</text:span><text:span text:style-name="T305"><text:tab/>Valoración sobre indicadores de tipo </text:span><text:span text:style-name="T324">actitudinal <text:s/></text:span><text:span text:style-name="T305">10 %.</text:span></text:p>
      <text:p text:style-name="P169"><text:span text:style-name="T323">•</text:span><text:span text:style-name="T305"><text:tab/></text:span><text:span text:style-name="T324">Controles </text:span><text:span text:style-name="T305">sobre conceptos y </text:span><text:span text:style-name="T324">pruebas prácticas </text:span><text:span text:style-name="T305">30%.</text:span></text:p>
      <text:p text:style-name="P169"><text:span text:style-name="T323">•</text:span><text:span text:style-name="T305"><text:tab/></text:span><text:span text:style-name="T324">Actividades y tareas </text:span><text:span text:style-name="T305">procedimentales 40%.</text:span></text:p>
      <text:p text:style-name="P169"><text:span text:style-name="T323">•</text:span><text:span text:style-name="T305"><text:tab/>Ejercicios </text:span><text:span text:style-name="T324">conceptuales </text:span><text:span text:style-name="T305">20%</text:span></text:p>
      <text:p text:style-name="P170"/>
      <text:list xml:id="list4872401464440569642" text:style-name="L53">
        <text:list-header>
          <text:p text:style-name="P330"><text:soft-page-break/><text:span text:style-name="T394">Cada una de las</text:span> actividades sobre conceptos y prácticas tendrán un peso distinto en función de su relevancia y/o tiempo previsto para su realización.</text:p>
          <text:p text:style-name="P331"/>
          <text:p text:style-name="P330">Para tener al menos un 5 sobre 10 en el trimestre:</text:p>
        </text:list-header>
      </text:list>
      <text:p text:style-name="P171"/>
      <text:p text:style-name="P172"><text:span text:style-name="T243">•</text:span><text:tab/>Se ha de tener aprobado cada una de las partes (actitudinal, pruebas prácticas, controles y tareas sobre conceptos y prácticas<text:span text:style-name="T395">)</text:span> a partir de <text:span text:style-name="T394">las cuales</text:span> se obtiene la calificación <text:span text:style-name="T394">final</text:span> del trimestre.</text:p>
      <text:p text:style-name="P172"><text:span text:style-name="T243">•</text:span><text:tab/>Se han de aprobar todas las pruebas prácticas y todos los controles sobre conceptos.</text:p>
      <text:p text:style-name="P173"><text:span text:style-name="T243">•</text:span><text:tab/>Se ha<text:span text:style-name="T396">n</text:span> <text:span text:style-name="T397">de entregar y defender si esto último fuera requerido, como mínimo</text:span> <text:span text:style-name="T397">el</text:span> 85% de las tareas sobre conceptos y prácticas.</text:p>
      <text:p text:style-name="P174"/>
      <text:p text:style-name="P175">Con carácter general, las actividades tendrán un plazo de entrega/corrección. Las entregas realizadas fuera de plazo <text:span text:style-name="T397">podrán ser</text:span> penaliza<text:span text:style-name="T397">das</text:span> <text:span text:style-name="T397">con una reducción del</text:span> 50% en la nota de la actividad.</text:p>
      <text:p text:style-name="P135">La calificación obtenida en <text:span text:style-name="T396">las </text:span>pruebas de recuperación se penalizará <text:span text:style-name="T397">con</text:span> un 15% a la hora de incluirla en el c<text:span text:style-name="T396">ómputo</text:span> de la nota, salvo <text:span text:style-name="T396">que se trate de un 5 sobre 10</text:span>, <text:span text:style-name="T397">cuyo valor se mantendrá en cualquier caso.</text:span></text:p>
      <text:p text:style-name="P129"><text:span text:style-name="T305">Para obtener una calificación final de aprobado, </text:span><text:span text:style-name="T309">el alumno debe</text:span><text:span text:style-name="T305"> </text:span><text:span text:style-name="T309">superar</text:span><text:span text:style-name="T305"> todos los trimestres</text:span><text:span text:style-name="T320"> </text:span><text:span text:style-name="T305">que componen el curso.</text:span></text:p>
      <text:p text:style-name="P130"><text:span text:style-name="T398">La</text:span><text:span text:style-name="T250"> </text:span><text:span text:style-name="T398">calificación</text:span><text:span text:style-name="T250"> </text:span><text:span text:style-name="T398">que</text:span><text:span text:style-name="T250"> </text:span><text:span text:style-name="T398">aparecerá</text:span><text:span text:style-name="T250"> </text:span><text:span text:style-name="T398">en</text:span><text:span text:style-name="T250"> </text:span><text:span text:style-name="T398">cada</text:span><text:span text:style-name="T250"> </text:span><text:span text:style-name="T398">una</text:span><text:span text:style-name="T250"> </text:span><text:span text:style-name="T398">de</text:span><text:span text:style-name="T250"> </text:span><text:span text:style-name="T398">las</text:span><text:span text:style-name="T250"> </text:span><text:span text:style-name="T398">evaluaciones</text:span><text:span text:style-name="T250"> </text:span><text:span text:style-name="T398">será</text:span><text:span text:style-name="T250"> </text:span><text:span text:style-name="T398">la</text:span><text:span text:style-name="T250"> </text:span><text:span text:style-name="T398">resultante de</text:span><text:span text:style-name="T242"> </text:span><text:span text:style-name="T398">aplicar</text:span><text:span text:style-name="T242"> </text:span><text:span text:style-name="T398">los</text:span><text:span text:style-name="T242"> </text:span><text:span text:style-name="T398">correspondiente</text:span><text:span text:style-name="T242"> </text:span><text:span text:style-name="T398">porcentajes</text:span><text:span text:style-name="T242"> </text:span><text:span text:style-name="T398">citados</text:span><text:span text:style-name="T242"> </text:span><text:span text:style-name="T398">al</text:span><text:span text:style-name="T242"> </text:span><text:span text:style-name="T398">principio,</text:span><text:span text:style-name="T242"> </text:span><text:span text:style-name="T398">no</text:span><text:span text:style-name="T242"> </text:span><text:span text:style-name="T398">obstante,</text:span><text:span text:style-name="T242"> </text:span><text:span text:style-name="T398">como esta</text:span><text:span text:style-name="T287"> </text:span><text:span text:style-name="T398">calificación</text:span><text:span text:style-name="T287"> </text:span><text:span text:style-name="T398">debe</text:span><text:span text:style-name="T400"> </text:span><text:span text:style-name="T398">ser</text:span><text:span text:style-name="T287"> </text:span><text:span text:style-name="T288">un </text:span><text:span text:style-name="T398">número</text:span><text:span text:style-name="T287"> </text:span><text:span text:style-name="T398">entero </text:span><text:span text:style-name="T399">sin decimales entre</text:span><text:span text:style-name="T287"> </text:span><text:span text:style-name="T398">1</text:span><text:span text:style-name="T287"> </text:span><text:span text:style-name="T288">y</text:span><text:span text:style-name="T287"> </text:span><text:span text:style-name="T398">10,</text:span><text:span text:style-name="T287"> </text:span><text:span text:style-name="T398">la</text:span><text:span text:style-name="T287"> </text:span><text:span text:style-name="T398">nota</text:span><text:span text:style-name="T400"> </text:span><text:span text:style-name="T398">obtenida</text:span><text:span text:style-name="T400"> </text:span><text:span text:style-name="T398">será redondeada</text:span><text:span text:style-name="T241"> </text:span><text:span text:style-name="T398">al</text:span><text:span text:style-name="T241"> </text:span><text:span text:style-name="T398">entero</text:span><text:span text:style-name="T241"> </text:span><text:span text:style-name="T398">más</text:span><text:span text:style-name="T241"> </text:span><text:span text:style-name="T398">próximo,</text:span><text:span text:style-name="T241"> </text:span><text:span text:style-name="T398">excepto</text:span><text:span text:style-name="T241"> </text:span><text:span text:style-name="T398">si</text:span><text:span text:style-name="T241"> </text:span><text:span text:style-name="T398">se</text:span><text:span text:style-name="T241"> </text:span><text:span text:style-name="T398">encuentra</text:span><text:span text:style-name="T241"> </text:span><text:span text:style-name="T398">entre</text:span><text:span text:style-name="T241"> </text:span><text:span text:style-name="T398">4.50</text:span><text:span text:style-name="T241"> </text:span><text:span text:style-name="T398">y</text:span><text:span text:style-name="T241"> </text:span><text:span text:style-name="T398">4.99</text:span><text:span text:style-name="T241"> </text:span><text:span text:style-name="T398">que se considerará un 4.</text:span></text:p>
      <text:p text:style-name="P16"/>
      <text:p text:style-name="P176"><text:soft-page-break/>Instrumentos de evaluación</text:p>
      <text:p text:style-name="P176"/>
      <text:p text:style-name="P131"><text:tab/>Para llevar a cabo la evaluación, se utilizarán indicadores e instrumentos que proporcionen datos y observaciones sobre el avance en el aula.</text:p>
      <text:p text:style-name="P134"><text:span text:style-name="T78">Según </text:span><text:span text:style-name="T79">las </text:span><text:span text:style-name="T78">recomendaciones de la Consejería de Educación para la FPE, en cada actividad de enseñanza, aprendizaje y evaluación se determinan una serie de </text:span><text:span text:style-name="T80">pautas</text:span><text:span text:style-name="T78">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102"/>
      <text:p text:style-name="P204"><text:span text:style-name="T282">Para evaluar los </text:span><text:span text:style-name="T283">conceptos</text:span><text:span text:style-name="T282">:</text:span></text:p>
      <text:p text:style-name="P205"/>
      <text:list xml:id="list2036311393632638834" text:style-name="WW8Num4">
        <text:list-item>
          <text:p text:style-name="P332">Trabajos específicos sobre los contenidos</text:p>
        </text:list-item>
        <text:list-item>
          <text:p text:style-name="P333"><text:span text:style-name="T74">Controles. </text:span><text:span text:style-name="T75">Cuestionarios</text:span><text:span text:style-name="T74"> </text:span><text:span text:style-name="T75"><text:s/>sobre conceptos en plataforma virtual</text:span></text:p>
        </text:list-item>
        <text:list-item>
          <text:p text:style-name="P333"><text:span text:style-name="T74">Pruebas prácticas </text:span><text:span text:style-name="T75">en las que se intercalarán preguntas sobre los conceptos que se están trabajando</text:span></text:p>
          <text:p text:style-name="P334"/>
        </text:list-item>
      </text:list>
      <text:p text:style-name="P179"><text:span text:style-name="T282">Para la evaluación de </text:span><text:span text:style-name="T283">procedimientos: </text:span></text:p>
      <text:p text:style-name="P32"/>
      <text:list xml:id="list3533259271970423409" text:style-name="WW8Num18">
        <text:list-item>
          <text:p text:style-name="P335"><text:span text:style-name="T74">Lista de control de actividades de tipo práctico</text:span><text:span text:style-name="T72">. El alumno entrega el guión de la práctica con cuestiones contestadas y evidencias de realización de la práctica. Se realizarán comentarios sobre la misma y se valorarán aspectos como presentación, orden, meticulosidad en las respuestas, adecuación de lo expuesto a lo solicitado, etc … En este soporte se evalúan también la actitud demostrada en la realización.</text:span></text:p>
        </text:list-item>
        <text:list-item>
          <text:p text:style-name="P335"><text:span text:style-name="T74">Supuestos prácticos </text:span><text:span text:style-name="T75">en las que el alumno contestará por escrito con los </text:span><text:soft-page-break/><text:span text:style-name="T75">pasos necesarios para resolver una situación ficticia.</text:span></text:p>
        </text:list-item>
        <text:list-item>
          <text:p text:style-name="P340"><text:span text:style-name="T74">Pruebas prácticas </text:span><text:span text:style-name="T75">en las que se demostrará el desempeño de tareas y habilidades.</text:span><text:span text:style-name="T72"> </text:span></text:p>
          <text:p text:style-name="P259"/>
        </text:list-item>
      </text:list>
      <text:p text:style-name="P136"><text:span text:style-name="T226">Para</text:span><text:span text:style-name="T259"> </text:span><text:span text:style-name="T226">la evaluación de las </text:span><text:span text:style-name="T256">actitudes </text:span><text:span text:style-name="T254">se tendrán en cuenta los aspectos que se detallan a continuación</text:span><text:span text:style-name="T226">:</text:span></text:p>
      <text:list xml:id="list3209235937252271712" text:style-name="L54">
        <text:list-item>
          <text:p text:style-name="P339"><text:span text:style-name="T284">Asistencia y puntualidad</text:span><text:span text:style-name="T226">.</text:span></text:p>
        </text:list-item>
        <text:list-item>
          <text:p text:style-name="P336"><text:span text:style-name="T284">Participación en las sesiones</text:span><text:span text:style-name="T226">.</text:span></text:p>
        </text:list-item>
        <text:list-item>
          <text:p text:style-name="P336"><text:span text:style-name="T284">Colaboración para el buen funcionamiento de las sesiones</text:span><text:span text:style-name="T226">.</text:span></text:p>
        </text:list-item>
        <text:list-item>
          <text:p text:style-name="P337">Orden, meticulosidad y organización del trabajo.</text:p>
        </text:list-item>
      </text:list>
      <text:p text:style-name="P181"/>
      <text:p text:style-name="P180"><text:span text:style-name="T401">Estos aspectos</text:span><text:span text:style-name="T286"> </text:span>se<text:span text:style-name="T277"> </text:span>graduarán<text:span text:style-name="T277"> </text:span>de<text:span text:style-name="T277"> </text:span>acuerdo<text:span text:style-name="T277"> </text:span>a<text:span text:style-name="T277"> </text:span>la<text:span text:style-name="T277"> </text:span>siguiente<text:span text:style-name="T277"> </text:span>escala:<text:span text:style-name="T277"> </text:span>S<text:span text:style-name="T277"> </text:span>(Siempre),<text:span text:style-name="T277"> </text:span>CS<text:span text:style-name="T277"> </text:span>(Casi<text:span text:style-name="T277"> </text:span>Siempre), AV (A Veces), CN (Casi Nunca), N (Nunca).</text:p>
      <text:p text:style-name="P181"/>
      <text:p text:style-name="P181"><text:bookmark-start text:name="__RefHeading___Toc20121_87245982"/>Contenidos mínimos y criterios de recuperación<text:bookmark-end text:name="__RefHeading___Toc20121_87245982"/></text:p>
      <text:p text:style-name="P181"/>
      <text:p text:style-name="P182"><text:span text:style-name="T305"><text:tab/></text:span><text:span text:style-name="T310">Se elaborarán</text:span><text:span text:style-name="T305"> exámenes </text:span><text:span text:style-name="T310">de recuperación</text:span><text:span text:style-name="T305"> </text:span><text:span text:style-name="T310">para aquellos alumnos que no superen </text:span><text:span text:style-name="T305"><text:s/></text:span><text:span text:style-name="T311">las </text:span><text:span text:style-name="T305">unidades anteriores. </text:span><text:span text:style-name="T310">Al mismo tiempo, s</text:span><text:span text:style-name="T305">e hará una evaluación continua y personalizada, que permit</text:span><text:span text:style-name="T310">a</text:span><text:span text:style-name="T305"> evaluar al alumno </text:span><text:span text:style-name="T311">de </text:span><text:span text:style-name="T305">todos los contenidos </text:span><text:span text:style-name="T310">impartidos hasta el momento</text:span><text:span text:style-name="T305">.</text:span></text:p>
      <text:p text:style-name="P182"><text:span text:style-name="T312">S</text:span><text:span text:style-name="T305">e</text:span><text:span text:style-name="T328"> </text:span><text:span text:style-name="T305">realizará</text:span><text:span text:style-name="T312">n pruebas de recuperación</text:span><text:span text:style-name="T328"> </text:span><text:span text:style-name="T305">de</text:span><text:span text:style-name="T328"> </text:span><text:span text:style-name="T305">cada</text:span><text:span text:style-name="T328"> </text:span><text:span text:style-name="T305">unidad</text:span><text:span text:style-name="T328"> </text:span><text:span text:style-name="T305">sobre</text:span><text:span text:style-name="T330"> </text:span><text:span text:style-name="T305">conceptos,</text:span><text:span text:style-name="T331"> </text:span><text:span text:style-name="T305">pruebas</text:span><text:span text:style-name="T331"> </text:span><text:span text:style-name="T305">con</text:span><text:span text:style-name="T331"> </text:span><text:span text:style-name="T305">supuestos</text:span><text:span text:style-name="T331"> </text:span><text:span text:style-name="T305">prácticos</text:span><text:span text:style-name="T331"> </text:span><text:span text:style-name="T305">y</text:span><text:span text:style-name="T331"> </text:span><text:span text:style-name="T305">pruebas</text:span><text:span text:style-name="T331"> </text:span><text:span text:style-name="T305">prácticas</text:span><text:span text:style-name="T331"> </text:span><text:span text:style-name="T305">de</text:span><text:span text:style-name="T331"> </text:span><text:span text:style-name="T305">la unidad. Superar</text:span><text:span text:style-name="T332"> </text:span><text:span text:style-name="T305">dichas</text:span><text:span text:style-name="T335"> </text:span><text:span text:style-name="T305">pruebas</text:span><text:span text:style-name="T335"> </text:span><text:span text:style-name="T305">no</text:span><text:span text:style-name="T335"> </text:span><text:span text:style-name="T305">supone</text:span><text:span text:style-name="T335"> </text:span><text:span text:style-name="T305">“aprobar</text:span><text:span text:style-name="T335"> </text:span><text:span text:style-name="T305">la</text:span><text:span text:style-name="T335"> </text:span><text:span text:style-name="T305">unidad”.</text:span><text:span text:style-name="T335"> </text:span><text:span text:style-name="T305">La</text:span><text:span text:style-name="T335"> </text:span><text:span text:style-name="T305">superación</text:span><text:span text:style-name="T335"> </text:span><text:span text:style-name="T305">de</text:span><text:span text:style-name="T335"> </text:span><text:span text:style-name="T305">los</text:span><text:span text:style-name="T335"> </text:span><text:span text:style-name="T305">contenidos mínimos estará </text:span><text:span text:style-name="T337"><text:s/></text:span><text:span text:style-name="T305">condicionada</text:span><text:span text:style-name="T338"> </text:span><text:span text:style-name="T305">a</text:span><text:span text:style-name="T338"> </text:span><text:span text:style-name="T305">la</text:span><text:span text:style-name="T338"> </text:span><text:span text:style-name="T305">realización</text:span><text:span text:style-name="T338"> </text:span><text:span text:style-name="T305">de</text:span><text:span text:style-name="T338"> </text:span><text:span text:style-name="T305">todas</text:span><text:span text:style-name="T338"> </text:span><text:span text:style-name="T305">las</text:span><text:span text:style-name="T338"> </text:span><text:span text:style-name="T305">actividades</text:span><text:span text:style-name="T338"> </text:span><text:span text:style-name="T305">que</text:span><text:span text:style-name="T338"> </text:span><text:span text:style-name="T305">incluye</text:span><text:span text:style-name="T338"> </text:span><text:span text:style-name="T305">el módulo para cada unidad de trabajo.</text:span></text:p>
      <text:p text:style-name="P183"><text:span text:style-name="T226">Se</text:span><text:span text:style-name="T289"> </text:span><text:span text:style-name="T226">considerará</text:span><text:span text:style-name="T290"> </text:span><text:span text:style-name="T226">que</text:span><text:span text:style-name="T290"> </text:span><text:span text:style-name="T226">el</text:span><text:span text:style-name="T290"> </text:span><text:span text:style-name="T226">alumno</text:span><text:span text:style-name="T290"> </text:span><text:span text:style-name="T291">ha superado</text:span><text:span text:style-name="T290"> </text:span><text:span text:style-name="T226">el</text:span><text:span text:style-name="T290"> </text:span><text:span text:style-name="T226">módulo</text:span><text:span text:style-name="T290"> </text:span><text:span text:style-name="T226">y</text:span><text:span text:style-name="T290"> </text:span><text:span text:style-name="T226">por</text:span><text:span text:style-name="T290"> </text:span><text:span text:style-name="T226">tanto</text:span><text:span text:style-name="T290"> </text:span><text:span text:style-name="T226">ha</text:span><text:span text:style-name="T290"> </text:span><text:span text:style-name="T226">alcanzado</text:span><text:span text:style-name="T290"> </text:span><text:span text:style-name="T226">los</text:span><text:span text:style-name="T290"> </text:span><text:span text:style-name="T226">contenidos mínimos</text:span><text:span text:style-name="T247"> </text:span><text:span text:style-name="T226">cuando </text:span><text:span text:style-name="T234">obtiene una nota superior o igual a 5 </text:span><text:soft-page-break/><text:span text:style-name="T234">como</text:span><text:span text:style-name="T247"> </text:span><text:span text:style-name="T226">resultado</text:span><text:span text:style-name="T247"> </text:span><text:span text:style-name="T226">de </text:span><text:span text:style-name="T234">ponderar</text:span><text:span text:style-name="T248"> </text:span><text:span text:style-name="T226">a</text:span><text:span text:style-name="T247"> </text:span><text:span text:style-name="T226">través</text:span><text:span text:style-name="T247"> </text:span><text:span text:style-name="T226">del</text:span><text:span text:style-name="T247"> </text:span><text:span text:style-name="T249">c</text:span><text:span text:style-name="T226">uaderno</text:span><text:span text:style-name="T247"> </text:span><text:span text:style-name="T226">de</text:span><text:span text:style-name="T247"> </text:span><text:span text:style-name="T249">a</text:span><text:span text:style-name="T226">ula </text:span><text:span text:style-name="T235">y</text:span><text:span text:style-name="T247"> </text:span><text:span text:style-name="T226">siguiendo</text:span><text:span text:style-name="T247"> </text:span><text:span text:style-name="T226">los criterios</text:span><text:span text:style-name="T238"> </text:span><text:span text:style-name="T226">previamente</text:span><text:span text:style-name="T238"> </text:span><text:span text:style-name="T226">establecidos,</text:span><text:span text:style-name="T238"> </text:span><text:span text:style-name="T226">los</text:span><text:span text:style-name="T238"> </text:span><text:span text:style-name="T226">diferentes</text:span><text:span text:style-name="T238"> </text:span><text:span text:style-name="T226">contenidos</text:span><text:span text:style-name="T238"> </text:span><text:span text:style-name="T226">que</text:span><text:span text:style-name="T238"> </text:span><text:span text:style-name="T226">componen</text:span><text:span text:style-name="T238"> </text:span><text:span text:style-name="T226">las</text:span><text:span text:style-name="T238"> </text:span><text:span text:style-name="T226">unidades de trabajo del módulo.</text:span></text:p>
      <text:p text:style-name="P182"><text:span text:style-name="T340">Los</text:span><text:span text:style-name="T339"> </text:span><text:span text:style-name="T305">contenido</text:span><text:span text:style-name="T313">s</text:span><text:span text:style-name="T341"> </text:span><text:span text:style-name="T305">mínimo</text:span><text:span text:style-name="T313">s</text:span><text:span text:style-name="T341"> </text:span><text:span text:style-name="T342">hacen referencia al conocimiento básico que</text:span><text:span text:style-name="T341"> </text:span><text:span text:style-name="T305">el</text:span><text:span text:style-name="T341"> </text:span><text:span text:style-name="T305">alumno</text:span><text:span text:style-name="T341"> </text:span><text:span text:style-name="T305">tiene</text:span><text:span text:style-name="T341"> </text:span><text:span text:style-name="T305">del</text:span><text:span text:style-name="T341"> </text:span><text:span text:style-name="T305">contenido</text:span><text:span text:style-name="T341"> </text:span><text:span text:style-name="T305">a evaluar,</text:span><text:span text:style-name="T328"> </text:span><text:span text:style-name="T305">aunque</text:span><text:span text:style-name="T328"> </text:span><text:span text:style-name="T305">no</text:span><text:span text:style-name="T328"> </text:span><text:span text:style-name="T305">tenga</text:span><text:span text:style-name="T328"> </text:span><text:span text:style-name="T305">la</text:span><text:span text:style-name="T328"> </text:span><text:span text:style-name="T305">soltura</text:span><text:span text:style-name="T328"> </text:span><text:span text:style-name="T305">suficiente</text:span><text:span text:style-name="T328"> </text:span><text:span text:style-name="T305">para</text:span><text:span text:style-name="T328"> </text:span><text:span text:style-name="T305">tomar</text:span><text:span text:style-name="T328"> </text:span><text:span text:style-name="T305">decisiones</text:span><text:span text:style-name="T328"> </text:span><text:span text:style-name="T305">sobre</text:span><text:span text:style-name="T328"> </text:span><text:span text:style-name="T305">nuevas</text:span><text:span text:style-name="T328"> </text:span><text:span text:style-name="T305">tareas. El</text:span><text:span text:style-name="T332"> </text:span><text:span text:style-name="T305">criterio</text:span><text:span text:style-name="T332"> </text:span><text:span text:style-name="T305">de</text:span><text:span text:style-name="T332"> </text:span><text:span text:style-name="T305">las</text:span><text:span text:style-name="T332"> </text:span><text:span text:style-name="T305">notas</text:span><text:span text:style-name="T332"> </text:span><text:span text:style-name="T305">de</text:span><text:span text:style-name="T332"> </text:span><text:span text:style-name="T305">evaluación</text:span><text:span text:style-name="T332"> </text:span><text:span text:style-name="T305">sobre</text:span><text:span text:style-name="T332"> </text:span><text:span text:style-name="T305">los</text:span><text:span text:style-name="T332"> </text:span><text:span text:style-name="T305">contenidos</text:span><text:span text:style-name="T332"> </text:span><text:span text:style-name="T305">se</text:span><text:span text:style-name="T332"> </text:span><text:span text:style-name="T305">ha</text:span><text:span text:style-name="T332"> </text:span><text:span text:style-name="T305">explicado</text:span><text:span text:style-name="T332"> </text:span><text:span text:style-name="T305">en</text:span><text:span text:style-name="T332"> </text:span><text:span text:style-name="T305">el</text:span><text:span text:style-name="T332"> </text:span><text:span text:style-name="T305">apartado sobre</text:span><text:span text:style-name="T320"> </text:span><text:span text:style-name="T305">criterios de evaluación.</text:span></text:p>
      <text:p text:style-name="P182"><text:span text:style-name="T305">Las</text:span><text:span text:style-name="T343"> </text:span><text:span text:style-name="T305">fugas</text:span><text:span text:style-name="T344"> </text:span><text:span text:style-name="T305">o</text:span><text:span text:style-name="T344"> </text:span><text:span text:style-name="T305">faltas</text:span><text:span text:style-name="T344"> </text:span><text:span text:style-name="T305">injustificadas</text:span><text:span text:style-name="T344"> </text:span><text:span text:style-name="T305">tienen</text:span><text:span text:style-name="T344"> </text:span><text:span text:style-name="T305">consideración</text:span><text:span text:style-name="T344"> </text:span><text:span text:style-name="T305">de</text:span><text:span text:style-name="T344"> </text:span><text:span text:style-name="T305">falta</text:span><text:span text:style-name="T344"> </text:span><text:span text:style-name="T305">grave.</text:span><text:span text:style-name="T344"> </text:span><text:span text:style-name="T305">El</text:span><text:span text:style-name="T344"> </text:span><text:span text:style-name="T305">alumno</text:span><text:span text:style-name="T344"> </text:span><text:span text:style-name="T305">que</text:span><text:span text:style-name="T344"> </text:span><text:span text:style-name="T305">se fugue</text:span><text:span text:style-name="T344"> </text:span><text:span text:style-name="T305">o</text:span><text:span text:style-name="T344"> </text:span><text:span text:style-name="T305">falte</text:span><text:span text:style-name="T344"> </text:span><text:span text:style-name="T305">de</text:span><text:span text:style-name="T344"> </text:span><text:span text:style-name="T305">forma</text:span><text:span text:style-name="T344"> </text:span><text:span text:style-name="T305">injustificada</text:span><text:span text:style-name="T344"> </text:span><text:span text:style-name="T305">obtendrá</text:span><text:span text:style-name="T344"> </text:span><text:span text:style-name="T305">una</text:span><text:span text:style-name="T344"> </text:span><text:span text:style-name="T305">calificación</text:span><text:span text:style-name="T344"> </text:span><text:span text:style-name="T305">de</text:span><text:span text:style-name="T344"> </text:span><text:span text:style-name="T305">cero </text:span><text:span text:style-name="T345"><text:s/></text:span><text:span text:style-name="T305">o</text:span><text:span text:style-name="T344"> </text:span><text:span text:style-name="T305">negativa</text:span><text:span text:style-name="T344"> </text:span><text:span text:style-name="T305">en</text:span><text:span text:style-name="T344"> </text:span><text:span text:style-name="T305">las tareas</text:span><text:span text:style-name="T343"> </text:span><text:span text:style-name="T305">programadas</text:span><text:span text:style-name="T343"> </text:span><text:span text:style-name="T305">para</text:span><text:span text:style-name="T343"> </text:span><text:span text:style-name="T305">el</text:span><text:span text:style-name="T343"> </text:span><text:span text:style-name="T305">día</text:span><text:span text:style-name="T343"> </text:span><text:span text:style-name="T305">de</text:span><text:span text:style-name="T343"> </text:span><text:span text:style-name="T305">la</text:span><text:span text:style-name="T343"> </text:span><text:span text:style-name="T305">inasistencia.</text:span><text:span text:style-name="T343"> </text:span><text:span text:style-name="T305">No</text:span><text:span text:style-name="T343"> </text:span><text:span text:style-name="T305">habrá</text:span><text:span text:style-name="T343"> </text:span><text:span text:style-name="T305">posibilidad</text:span><text:span text:style-name="T343"> </text:span><text:span text:style-name="T305">de</text:span><text:span text:style-name="T343"> </text:span><text:span text:style-name="T305">entrega</text:span><text:span text:style-name="T343"> </text:span><text:span text:style-name="T305">de</text:span><text:span text:style-name="T343"> </text:span><text:span text:style-name="T305">la actividad fuera de plazo.</text:span></text:p>
      <text:p text:style-name="P177"/>
      <text:p text:style-name="P181"><text:bookmark-start text:name="__RefHeading___Toc20123_87245982"/>Pérdida de la evaluación continua<text:bookmark-end text:name="__RefHeading___Toc20123_87245982"/></text:p>
      <text:p text:style-name="P181"/>
      <text:p text:style-name="P182"><text:span text:style-name="T305"><text:tab/>L</text:span><text:span text:style-name="T346">a in</text:span><text:span text:style-name="T305">asistencia</text:span><text:span text:style-name="T348"> </text:span><text:span text:style-name="T305">reiterada</text:span><text:span text:style-name="T348"> </text:span><text:span text:style-name="T305">a</text:span><text:span text:style-name="T348"> </text:span><text:span text:style-name="T305">clase</text:span><text:span text:style-name="T348"> </text:span><text:span text:style-name="T305">de</text:span><text:span text:style-name="T348"> </text:span><text:span text:style-name="T305">forma</text:span><text:span text:style-name="T348"> </text:span><text:span text:style-name="T305">que</text:span><text:span text:style-name="T348"> </text:span><text:span text:style-name="T305">el</text:span><text:span text:style-name="T348"> </text:span><text:span text:style-name="T305">alumno</text:span><text:span text:style-name="T348"> </text:span><text:span text:style-name="T305">acumule</text:span><text:span text:style-name="T348"> </text:span><text:span text:style-name="T305">más</text:span><text:span text:style-name="T348"> </text:span><text:span text:style-name="T305">de</text:span><text:span text:style-name="T348"> </text:span><text:span text:style-name="T305">un</text:span><text:span text:style-name="T348"> </text:span><text:span text:style-name="T305">15%</text:span><text:span text:style-name="T348"> </text:span><text:span text:style-name="T305">de faltas</text:span><text:span text:style-name="T350"> </text:span><text:span text:style-name="T305">sobre</text:span><text:span text:style-name="T350"> </text:span><text:span text:style-name="T305">el</text:span><text:span text:style-name="T350"> </text:span><text:span text:style-name="T305">total</text:span><text:span text:style-name="T350"> </text:span><text:span text:style-name="T305">de</text:span><text:span text:style-name="T350"> </text:span><text:span text:style-name="T305">horas</text:span><text:span text:style-name="T350"> </text:span><text:span text:style-name="T305">del</text:span><text:span text:style-name="T350"> </text:span><text:span text:style-name="T305">módulo,</text:span><text:span text:style-name="T350"> </text:span><text:span text:style-name="T305">supondrá</text:span><text:span text:style-name="T350"> </text:span><text:span text:style-name="T305">la</text:span><text:span text:style-name="T350"> </text:span><text:span text:style-name="T305">pérdida</text:span><text:span text:style-name="T350"> </text:span><text:span text:style-name="T305">automática</text:span><text:span text:style-name="T350"> </text:span><text:span text:style-name="T305">del</text:span><text:span text:style-name="T350"> </text:span><text:span text:style-name="T305">derecho</text:span><text:span text:style-name="T350"> </text:span><text:span text:style-name="T305">de evaluación continua.</text:span></text:p>
      <text:p text:style-name="P137"/>
      <text:p text:style-name="P137"/>
      <text:p text:style-name="P137"><text:bookmark-start text:name="__RefHeading___Toc20125_87245982"/>Procedimiento de notificación de la pérdida de la evaluación continua<text:bookmark-end text:name="__RefHeading___Toc20125_87245982"/></text:p>
      <text:p text:style-name="P137"/>
      <text:p text:style-name="P182"><text:span text:style-name="T314"><text:tab/>El alumno será notificado por escrito</text:span><text:span text:style-name="T305"> </text:span><text:span text:style-name="T315">y </text:span><text:span text:style-name="T305">con</text:span><text:span text:style-name="T353"> </text:span><text:span text:style-name="T305">acuse</text:span><text:span text:style-name="T353"> </text:span><text:span text:style-name="T305">de</text:span><text:span text:style-name="T353"> </text:span><text:span text:style-name="T305">recibo cuando</text:span><text:span text:style-name="T353"> </text:span><text:span text:style-name="T305">acumule</text:span><text:span text:style-name="T353"> </text:span><text:span text:style-name="T305">un</text:span><text:span text:style-name="T353"> </text:span><text:span text:style-name="T305">5%</text:span><text:span text:style-name="T353"> </text:span><text:span text:style-name="T305">de faltas. </text:span><text:span text:style-name="T314">El segundo apercibimiento se producirá</text:span><text:span text:style-name="T305"> cuando acumule un 10% de las faltas </text:span><text:span text:style-name="T314">y finalmente, cuando se supere el</text:span><text:span text:style-name="T348"> </text:span><text:span text:style-name="T305">15%</text:span><text:span text:style-name="T348"> </text:span><text:span text:style-name="T305">de</text:span><text:span text:style-name="T348"> </text:span><text:span text:style-name="T305">faltas</text:span><text:span text:style-name="T348"> </text:span><text:span text:style-name="T305">sobre</text:span><text:span text:style-name="T348"> </text:span><text:span text:style-name="T305">el</text:span><text:span text:style-name="T348"> </text:span><text:span text:style-name="T305">total</text:span><text:span text:style-name="T348"> </text:span><text:span text:style-name="T305">de</text:span><text:span text:style-name="T355"> </text:span><text:span text:style-name="T305">horas</text:span><text:span text:style-name="T348"> </text:span><text:span text:style-name="T305">del</text:span><text:span text:style-name="T348"> </text:span><text:span text:style-name="T305">módulo,</text:span><text:span text:style-name="T348"> </text:span><text:span text:style-name="T305">se</text:span><text:span text:style-name="T348"> </text:span><text:span text:style-name="T305">le comunicará la pérdida de la evaluación continua </text:span><text:span text:style-name="T314">por el mismo medio</text:span><text:span text:style-name="T305">.</text:span></text:p>
      <text:p text:style-name="P178"/>
      <text:p text:style-name="P138"><text:bookmark-start text:name="__RefHeading___Toc20127_87245982"/><text:soft-page-break/><text:span text:style-name="T324">Sistemas</text:span><text:span text:style-name="T334"> </text:span><text:span text:style-name="T324">e</text:span><text:span text:style-name="T334"> </text:span><text:span text:style-name="T324">instrumentos</text:span><text:span text:style-name="T334"> </text:span><text:span text:style-name="T324">de</text:span><text:span text:style-name="T334"> </text:span><text:span text:style-name="T324">evaluación</text:span><text:span text:style-name="T334"> </text:span><text:span text:style-name="T324">para</text:span><text:span text:style-name="T334"> </text:span><text:span text:style-name="T324">los</text:span><text:span text:style-name="T334"> </text:span><text:span text:style-name="T324">alumnos</text:span><text:span text:style-name="T334"> </text:span><text:span text:style-name="T324">que</text:span><text:span text:style-name="T334"> </text:span><text:span text:style-name="T324">han</text:span><text:span text:style-name="T334"> </text:span><text:span text:style-name="T324">perdido</text:span><text:span text:style-name="T334"> </text:span><text:span text:style-name="T324">el derecho a la evaluación continua</text:span><text:bookmark-end text:name="__RefHeading___Toc20127_87245982"/></text:p>
      <text:p text:style-name="P137"/>
      <text:p text:style-name="P182"><text:span text:style-name="T305">En</text:span><text:span text:style-name="T356"> </text:span><text:span text:style-name="T305">el </text:span><text:span text:style-name="T343"><text:s/></text:span><text:span text:style-name="T305">caso </text:span><text:span text:style-name="T343"><text:s/></text:span><text:span text:style-name="T305">de </text:span><text:span text:style-name="T343"><text:s/></text:span><text:span text:style-name="T305">pérdida </text:span><text:span text:style-name="T343"><text:s/></text:span><text:span text:style-name="T305">de </text:span><text:span text:style-name="T343"><text:s/></text:span><text:span text:style-name="T305">evaluación </text:span><text:span text:style-name="T343"><text:s/></text:span><text:span text:style-name="T305">continua </text:span><text:span text:style-name="T343"><text:s/></text:span><text:span text:style-name="T305">por </text:span><text:span text:style-name="T343"><text:s/></text:span><text:span text:style-name="T305">los </text:span><text:span text:style-name="T343"><text:s/></text:span><text:span text:style-name="T305">criterios </text:span><text:span text:style-name="T343"><text:s/></text:span><text:span text:style-name="T305">establecidos </text:span><text:span text:style-name="T343"><text:s/></text:span><text:span text:style-name="T305">en </text:span><text:span text:style-name="T343"><text:s/></text:span><text:span text:style-name="T305">la concreción </text:span><text:span text:style-name="T353"><text:s/></text:span><text:span text:style-name="T305">curricular </text:span><text:span text:style-name="T353"><text:s/></text:span><text:span text:style-name="T305">del </text:span><text:span text:style-name="T353"><text:s/></text:span><text:span text:style-name="T305">ciclo, </text:span><text:span text:style-name="T353"><text:s/></text:span><text:span text:style-name="T305">los </text:span><text:span text:style-name="T353"><text:s/></text:span><text:span text:style-name="T305">alumno</text:span><text:span text:style-name="T316">s podrán</text:span><text:span text:style-name="T305"> realizar </text:span><text:span text:style-name="T357"><text:s/></text:span><text:span text:style-name="T305">en </text:span><text:span text:style-name="T357"><text:s/></text:span><text:span text:style-name="T305">fechas </text:span><text:span text:style-name="T357"><text:s/></text:span><text:span text:style-name="T305">acordadas </text:span><text:span text:style-name="T357"><text:s/></text:span><text:span text:style-name="T358">por</text:span><text:span text:style-name="T305"> </text:span><text:span text:style-name="T357"><text:s/></text:span><text:span text:style-name="T305">el </text:span><text:span text:style-name="T357"><text:s/></text:span><text:span text:style-name="T358">d</text:span><text:span text:style-name="T305">epartamento </text:span><text:span text:style-name="T316">de informática</text:span><text:span text:style-name="T305"> las pruebas </text:span><text:span text:style-name="T316">que se detallan a continuación</text:span><text:span text:style-name="T305">:</text:span></text:p>
      <text:list xml:id="list1922825888535766303" text:style-name="L55">
        <text:list-item>
          <text:p text:style-name="P338"><text:span text:style-name="T305">Prueba </text:span><text:span text:style-name="T360"><text:s/></text:span><text:span text:style-name="T305">escrita </text:span><text:span text:style-name="T362"><text:s/></text:span><text:span text:style-name="T305">sobre </text:span><text:span text:style-name="T362"><text:s/></text:span><text:span text:style-name="T305">contenidos </text:span><text:span text:style-name="T362"><text:s/></text:span><text:span text:style-name="T305">del </text:span><text:span text:style-name="T362"><text:s/></text:span><text:span text:style-name="T305">módulo. </text:span><text:span text:style-name="T362"><text:s/></text:span><text:span text:style-name="T305">Incluirá </text:span><text:span text:style-name="T362"><text:s/></text:span><text:span text:style-name="T305">preguntas </text:span><text:span text:style-name="T362"><text:s/></text:span><text:span text:style-name="T305">sobre</text:span><text:span text:style-name="T362"> </text:span><text:span text:style-name="T305">conceptos </text:span><text:span text:style-name="T362"><text:s/></text:span><text:span text:style-name="T305">y supuestos prácticos. Tendrá carácter </text:span><text:span text:style-name="T364"><text:s/></text:span><text:span text:style-name="T305">eliminatorio y</text:span><text:span text:style-name="T364"> </text:span><text:span text:style-name="T305">el alumno debe</text:span><text:span text:style-name="T316">rá</text:span><text:span text:style-name="T305"> sacar un mínimo de 6 sobre 10 </text:span><text:span text:style-name="T316">para aprobar</text:span><text:span text:style-name="T305">.</text:span></text:p>
        </text:list-item>
        <text:list-item>
          <text:p text:style-name="P281"><text:span text:style-name="T87">Prueba</text:span><text:span text:style-name="T162"> </text:span><text:span text:style-name="T87">práctica </text:span><text:span text:style-name="T163"><text:s/></text:span><text:span text:style-name="T87">para </text:span><text:span text:style-name="T163"><text:s/></text:span><text:span text:style-name="T87">evaluar </text:span><text:span text:style-name="T88">los </text:span><text:span text:style-name="T87">contenidos procedimentales</text:span><text:span text:style-name="T163"> </text:span><text:span text:style-name="T87">delante del </text:span><text:span text:style-name="T163"><text:s/></text:span><text:span text:style-name="T87">ordenador. El alumno</text:span><text:span text:style-name="T164"> </text:span><text:span text:style-name="T87">deberá </text:span><text:span text:style-name="T89">realizar </text:span><text:span text:style-name="T88">un supuesto práctico</text:span><text:span text:style-name="T89"> y </text:span><text:span text:style-name="T87">contestar</text:span><text:span text:style-name="T164"> </text:span><text:span text:style-name="T87">a</text:span><text:span text:style-name="T164"> </text:span><text:span text:style-name="T87">preguntas</text:span><text:span text:style-name="T164"> </text:span><text:span text:style-name="T165">de </text:span><text:span text:style-name="T88">forma oral,</text:span><text:span text:style-name="T89"> que incluyan posibles</text:span><text:span text:style-name="T166"> </text:span><text:span text:style-name="T87">modificaciones</text:span><text:span text:style-name="T166"> </text:span><text:span text:style-name="T87">y</text:span><text:span text:style-name="T166"> </text:span><text:span text:style-name="T87">cambios</text:span><text:span text:style-name="T166"> </text:span><text:span text:style-name="T87">a</text:span><text:span text:style-name="T166"> </text:span><text:span text:style-name="T89">petición</text:span><text:span text:style-name="T166"> </text:span><text:span text:style-name="T87">del profesor </text:span><text:span text:style-name="T88">del módulo</text:span><text:span text:style-name="T87">. Para aprobar, el alumno debe sacar un mínimo de 6 </text:span><text:span text:style-name="T89">puntos</text:span><text:span text:style-name="T87"> sobre 10.</text:span></text:p>
        </text:list-item>
      </text:list>
      <text:p text:style-name="P71"/>
      <text:p text:style-name="P56"/>
      <text:p text:style-name="P41"/>
      <text:p text:style-name="P92"/>
      <text:h text:style-name="P220" text:outline-level="3"><text:bookmark-start text:name="__RefHeading___Toc13690_975754029"/>1<text:span text:style-name="T414">1</text:span>. A<text:span text:style-name="T225">TENCIÓN A LA DIVERSIDAD</text:span><text:bookmark-end text:name="__RefHeading___Toc13690_975754029"/></text:h>
      <text:p text:style-name="P57"/>
      <text:p text:style-name="P81"><text:span text:style-name="T226"><text:tab/>El</text:span><text:span text:style-name="T245"> </text:span><text:span text:style-name="T226">grupo</text:span><text:span text:style-name="T276"> </text:span><text:span text:style-name="T226">es</text:span><text:span text:style-name="T276"> </text:span><text:span text:style-name="T226">heterogéneo</text:span><text:span text:style-name="T276"> </text:span><text:span text:style-name="T226">con</text:span><text:span text:style-name="T276"> </text:span><text:span text:style-name="T226">alumnos</text:span><text:span text:style-name="T276"> </text:span><text:span text:style-name="T226">que</text:span><text:span text:style-name="T276"> </text:span><text:span text:style-name="T226">presentan</text:span><text:span text:style-name="T276"> </text:span><text:span text:style-name="T226">diferentes</text:span><text:span text:style-name="T276"> </text:span><text:span text:style-name="T226">niveles</text:span><text:span text:style-name="T276"> </text:span><text:span text:style-name="T226">y</text:span><text:span text:style-name="T276"> </text:span><text:span text:style-name="T226">capacidades</text:span><text:span text:style-name="T276"> </text:span><text:span text:style-name="T226">a la hora de adquirir los contenidos del módulo. Por ello, aparte de las actividades necesarias</text:span><text:span text:style-name="T278"> </text:span><text:span text:style-name="T226">para</text:span><text:span text:style-name="T278"> </text:span><text:span text:style-name="T226">superar</text:span><text:span text:style-name="T278"> </text:span><text:span text:style-name="T226">los</text:span><text:span text:style-name="T278"> </text:span><text:span text:style-name="T226">criterios</text:span><text:span text:style-name="T278"> </text:span><text:span text:style-name="T226">de</text:span><text:span text:style-name="T278"> </text:span><text:span text:style-name="T226">evaluación</text:span><text:span text:style-name="T278"> </text:span><text:span text:style-name="T226">del</text:span><text:span text:style-name="T278"> </text:span><text:span text:style-name="T226">módulo</text:span><text:span text:style-name="T278"> </text:span><text:span text:style-name="T226">se</text:span><text:span text:style-name="T278"> </text:span><text:span text:style-name="T226">incluirán</text:span><text:span text:style-name="T278"> </text:span><text:span text:style-name="T226">actividades</text:span><text:span text:style-name="T278"> </text:span><text:span text:style-name="T226">de refuerzo</text:span><text:span text:style-name="T240"> </text:span><text:span text:style-name="T226">para</text:span><text:span text:style-name="T240"> </text:span><text:span text:style-name="T226">los</text:span><text:span text:style-name="T240"> </text:span><text:span text:style-name="T226">alumnos</text:span><text:span text:style-name="T240"> </text:span><text:span text:style-name="T226">que</text:span><text:span text:style-name="T240"> </text:span><text:span text:style-name="T226">presentan</text:span><text:span text:style-name="T240"> </text:span><text:span text:style-name="T226">más</text:span><text:span text:style-name="T240"> </text:span><text:span text:style-name="T226">dificultad</text:span><text:span text:style-name="T240"> </text:span><text:span text:style-name="T226">y</text:span><text:span text:style-name="T240"> </text:span><text:span text:style-name="T226">actividades</text:span><text:span text:style-name="T240"> </text:span><text:span text:style-name="T226">de</text:span><text:span text:style-name="T240"> </text:span><text:span text:style-name="T226">ampliación</text:span><text:span text:style-name="T240"> </text:span><text:span text:style-name="T226">para aquellos que siguen de manera normal el ritmo de las clases.</text:span></text:p>
      <text:p text:style-name="P139"/>
      <text:p text:style-name="P85"><text:span text:style-name="T226">Para fomentar el hábito de estudio y la motivación se mandarán periódicamente actividades</text:span><text:span text:style-name="T279"> </text:span><text:span text:style-name="T226">y</text:span><text:span text:style-name="T279"> </text:span><text:span text:style-name="T226">se</text:span><text:span text:style-name="T279"> </text:span><text:span text:style-name="T226">distribuirá</text:span><text:span text:style-name="T279"> </text:span><text:span text:style-name="T226">información</text:span><text:span text:style-name="T279"> </text:span><text:span text:style-name="T226">y</text:span><text:span text:style-name="T279"> </text:span><text:span text:style-name="T226">recursos</text:span><text:span text:style-name="T279"> </text:span><text:span text:style-name="T226">de</text:span><text:span text:style-name="T279"> </text:span><text:span text:style-name="T226">carácter</text:span><text:span text:style-name="T279"> </text:span><text:span text:style-name="T226">divulgativo,</text:span><text:span text:style-name="T279"> </text:span><text:span text:style-name="T226">y</text:span><text:span text:style-name="T279"> </text:span><text:span text:style-name="T226">se</text:span><text:span text:style-name="T279"> </text:span><text:span text:style-name="T226">hará</text:span><text:span text:style-name="T279"> </text:span><text:span text:style-name="T226">uso de</text:span><text:span text:style-name="T280"> </text:span><text:span text:style-name="T226">la</text:span><text:span text:style-name="T280"> </text:span><text:span text:style-name="T226">agenda para</text:span><text:span text:style-name="T280"> </text:span><text:span text:style-name="T226">organizar</text:span><text:span text:style-name="T280"> </text:span><text:span text:style-name="T226">diariamente</text:span><text:span text:style-name="T280"> </text:span><text:span text:style-name="T226">las</text:span><text:span text:style-name="T280"> </text:span><text:span text:style-name="T226">actividades</text:span><text:span text:style-name="T280"> </text:span><text:span text:style-name="T226">que</text:span><text:span text:style-name="T280"> </text:span><text:span text:style-name="T226">se</text:span><text:span text:style-name="T280"> </text:span><text:span text:style-name="T226">deben</text:span><text:span text:style-name="T280"> </text:span><text:span text:style-name="T226">realizar</text:span><text:span text:style-name="T280"> </text:span><text:span text:style-name="T226">en</text:span><text:span text:style-name="T280"> </text:span><text:span text:style-name="T226">casa. Además,</text:span><text:span text:style-name="T281"> </text:span><text:span text:style-name="T226">todas</text:span><text:span text:style-name="T281"> </text:span><text:span text:style-name="T226">las</text:span><text:span text:style-name="T281"> </text:span><text:span text:style-name="T226">actividades</text:span><text:span text:style-name="T281"> </text:span><text:span text:style-name="T226">están disponibles</text:span><text:span text:style-name="T281"> </text:span><text:span text:style-name="T226">online,</text:span><text:span text:style-name="T281"> </text:span><text:span text:style-name="T226">por</text:span><text:span text:style-name="T281"> </text:span><text:span text:style-name="T226">lo</text:span><text:span text:style-name="T281"> </text:span><text:soft-page-break/><text:span text:style-name="T226">que</text:span><text:span text:style-name="T281"> </text:span><text:span text:style-name="T226">es</text:span><text:span text:style-name="T281"> </text:span><text:span text:style-name="T226">posible</text:span><text:span text:style-name="T281"> </text:span><text:span text:style-name="T226">hacer seguimiento</text:span><text:span text:style-name="T279"> </text:span><text:span text:style-name="T226">desde</text:span><text:span text:style-name="T279"> </text:span><text:span text:style-name="T226">casa</text:span><text:span text:style-name="T279"> </text:span><text:span text:style-name="T226">del</text:span><text:span text:style-name="T279"> </text:span><text:span text:style-name="T226">trabajo</text:span><text:span text:style-name="T279"> </text:span><text:span text:style-name="T226">realizado</text:span><text:span text:style-name="T279"> </text:span><text:span text:style-name="T226">y completar</text:span><text:span text:style-name="T279"> </text:span><text:span text:style-name="T226">las</text:span><text:span text:style-name="T279"> </text:span><text:span text:style-name="T226">actividades</text:span><text:span text:style-name="T279"> </text:span><text:span text:style-name="T226">en</text:span><text:span text:style-name="T279"> </text:span><text:span text:style-name="T226">las</text:span><text:span text:style-name="T279"> </text:span><text:span text:style-name="T226">que</text:span><text:span text:style-name="T279"> </text:span><text:span text:style-name="T226">el alumno vaya retrasado o ponerse al día en caso de ausencia.</text:span></text:p>
      <text:p text:style-name="P139"/>
      <text:p text:style-name="P85"><text:span text:style-name="T87">Para</text:span><text:span text:style-name="T90"> </text:span><text:span text:style-name="T87">fomentar</text:span><text:span text:style-name="T91"> </text:span><text:span text:style-name="T87">la</text:span><text:span text:style-name="T92"> </text:span><text:span text:style-name="T87">capacidad</text:span><text:span text:style-name="T92"> </text:span><text:span text:style-name="T87">de</text:span><text:span text:style-name="T92"> </text:span><text:span text:style-name="T87">auto-organización</text:span><text:span text:style-name="T92"> </text:span><text:span text:style-name="T87">de</text:span><text:span text:style-name="T92"> </text:span><text:span text:style-name="T87">los</text:span><text:span text:style-name="T91"> </text:span><text:span text:style-name="T87">alumnos</text:span><text:span text:style-name="T91"> </text:span><text:span text:style-name="T87">y</text:span><text:span text:style-name="T92"> </text:span><text:span text:style-name="T87">la</text:span><text:span text:style-name="T92"> </text:span><text:span text:style-name="T87">mejora</text:span><text:span text:style-name="T92"> </text:span><text:span text:style-name="T87">en</text:span><text:span text:style-name="T92"> </text:span><text:span text:style-name="T87">sus técnicas</text:span><text:span text:style-name="T93"> </text:span><text:span text:style-name="T87">de</text:span><text:span text:style-name="T93"> </text:span><text:span text:style-name="T87">estudio</text:span><text:span text:style-name="T94"> </text:span><text:span text:style-name="T87">cada</text:span><text:span text:style-name="T94"> </text:span><text:span text:style-name="T87">alumno</text:span><text:span text:style-name="T94"> </text:span><text:span text:style-name="T87">llevará</text:span><text:span text:style-name="T94"> </text:span><text:span text:style-name="T87">un</text:span><text:span text:style-name="T94"> </text:span><text:span text:style-name="T87">cuaderno</text:span><text:span text:style-name="T94"> </text:span><text:span text:style-name="T87">personal</text:span><text:span text:style-name="T94"> </text:span><text:span text:style-name="T87">online</text:span><text:span text:style-name="T94"> </text:span><text:span text:style-name="T87">en</text:span><text:span text:style-name="T94"> </text:span><text:span text:style-name="T87">el</text:span><text:span text:style-name="T94"> </text:span><text:span text:style-name="T87">que</text:span><text:span text:style-name="T94"> </text:span><text:span text:style-name="T87">incluirá</text:span><text:span text:style-name="T94"> </text:span><text:span text:style-name="T87">los apuntes sobre el módulo, enlaces y recursos que considere relacionados, mapas conceptuales</text:span><text:span text:style-name="T95"> </text:span><text:span text:style-name="T87">sobre</text:span><text:span text:style-name="T95"> </text:span><text:span text:style-name="T87">la</text:span><text:span text:style-name="T95"> </text:span><text:span text:style-name="T87">unidad,</text:span><text:span text:style-name="T95"> </text:span><text:span text:style-name="T87">así</text:span><text:span text:style-name="T95"> </text:span><text:span text:style-name="T87">como</text:span><text:span text:style-name="T95"> </text:span><text:span text:style-name="T87">sus mejores</text:span><text:span text:style-name="T95"> </text:span><text:span text:style-name="T87">trabajos</text:span><text:span text:style-name="T95"> </text:span><text:span text:style-name="T87">sirviendo</text:span><text:span text:style-name="T95"> </text:span><text:span text:style-name="T87">por</text:span><text:span text:style-name="T95"> </text:span><text:span text:style-name="T87">tanto</text:span><text:span text:style-name="T95"> </text:span><text:span text:style-name="T87">como Porfolio personal.</text:span></text:p>
      <text:h text:style-name="P223" text:outline-level="3"/>
      <text:h text:style-name="P224" text:outline-level="3"><text:bookmark-start text:name="__RefHeading___Toc34171_87245982"/>1<text:span text:style-name="T414">2</text:span>. A<text:span text:style-name="T225">CTIVIDADES</text:span> C<text:span text:style-name="T225">OMPLEMENTARIAS</text:span> <text:span text:style-name="T225">Y</text:span> <text:span text:style-name="T225">EXTRAESCOLARES</text:span><text:bookmark-end text:name="__RefHeading___Toc34171_87245982"/></text:h>
      <text:p text:style-name="P76"/>
      <text:p text:style-name="P145"><text:span text:style-name="T167"><text:tab/>Proponemos</text:span><text:span text:style-name="T174"> </text:span><text:span text:style-name="T167">la</text:span><text:span text:style-name="T175"> </text:span><text:span text:style-name="T167">participación</text:span><text:span text:style-name="T175"> </text:span><text:span text:style-name="T167">en</text:span><text:span text:style-name="T175"> </text:span><text:span text:style-name="T167">las</text:span><text:span text:style-name="T175"> </text:span><text:span text:style-name="T167">jornadas</text:span><text:span text:style-name="T175"> </text:span><text:span text:style-name="T167">de</text:span><text:span text:style-name="T175"> </text:span><text:span text:style-name="T167">puertas</text:span><text:span text:style-name="T175"> </text:span><text:span text:style-name="T167">abiertas</text:span><text:span text:style-name="T175"> </text:span><text:span text:style-name="T167">de</text:span><text:span text:style-name="T175"> </text:span><text:span text:style-name="T167">formación</text:span><text:span text:style-name="T175"> </text:span><text:span text:style-name="T167">profesional organizadas</text:span><text:span text:style-name="T176"> </text:span><text:span text:style-name="T167">todos</text:span><text:span text:style-name="T176"> </text:span><text:span text:style-name="T167">los</text:span><text:span text:style-name="T176"> </text:span><text:span text:style-name="T167">cursos</text:span><text:span text:style-name="T176"> </text:span><text:span text:style-name="T167">por</text:span><text:span text:style-name="T176"> </text:span><text:span text:style-name="T167">el</text:span><text:span text:style-name="T176"> </text:span><text:span text:style-name="T167">IES</text:span><text:span text:style-name="T176"> </text:span><text:span text:style-name="T167">Zonzamas</text:span><text:span text:style-name="T176"> </text:span><text:span text:style-name="T167">En</text:span><text:span text:style-name="T176"> </text:span><text:span text:style-name="T167">la</text:span><text:span text:style-name="T176"> </text:span><text:span text:style-name="T167">medida</text:span><text:span text:style-name="T176"> </text:span><text:span text:style-name="T167">de</text:span><text:span text:style-name="T176"> </text:span><text:span text:style-name="T167">lo</text:span><text:span text:style-name="T176"> </text:span><text:span text:style-name="T167">posible</text:span><text:span text:style-name="T176"> </text:span><text:span text:style-name="T167">se</text:span><text:span text:style-name="T176"> </text:span><text:span text:style-name="T167">organizará una</text:span><text:span text:style-name="T176"> </text:span><text:span text:style-name="T167">visita</text:span><text:span text:style-name="T176"> </text:span><text:span text:style-name="T167">a</text:span><text:span text:style-name="T176"> </text:span><text:span text:style-name="T167">u</text:span><text:span text:style-name="T176"> </text:span><text:span text:style-name="T167">a</text:span><text:span text:style-name="T176"> </text:span><text:span text:style-name="T167">empresa</text:span><text:span text:style-name="T176"> </text:span><text:span text:style-name="T167">u</text:span><text:span text:style-name="T176"> </text:span><text:span text:style-name="T167">organismo</text:span><text:span text:style-name="T176"> </text:span><text:span text:style-name="T167">relacionada</text:span><text:span text:style-name="T176"> </text:span><text:span text:style-name="T167">con</text:span><text:span text:style-name="T176"> </text:span><text:span text:style-name="T167">los</text:span><text:span text:style-name="T176"> </text:span><text:span text:style-name="T167">contenidos</text:span><text:span text:style-name="T176"> </text:span><text:span text:style-name="T167">del</text:span><text:span text:style-name="T176"> </text:span><text:span text:style-name="T167">módulo.</text:span><text:span text:style-name="T177"> </text:span><text:span text:style-name="T167">Así</text:span><text:span text:style-name="T176"> </text:span><text:span text:style-name="T167">como otras actividades destinadas a mejorar la competencia lingüística como:</text:span></text:p>
      <text:p text:style-name="P270"/>
      <text:list xml:id="list5621679696127381157" text:style-name="L56">
        <text:list-item>
          <text:p text:style-name="P286">Debates, de noticias o temas de actualidad informática.</text:p>
        </text:list-item>
        <text:list-item>
          <text:p text:style-name="P287"><text:span text:style-name="T125">Lecturas</text:span><text:span text:style-name="T133"> </text:span><text:span text:style-name="T125">de</text:span><text:span text:style-name="T133"> </text:span><text:span text:style-name="T125">textos</text:span><text:span text:style-name="T133"> </text:span><text:span text:style-name="T125">comprensivos,</text:span><text:span text:style-name="T133"> </text:span><text:span text:style-name="T125">para</text:span><text:span text:style-name="T133"> </text:span><text:span text:style-name="T125">fomentar</text:span><text:span text:style-name="T160"> </text:span><text:span text:style-name="T125">la</text:span><text:span text:style-name="T133"> </text:span><text:span text:style-name="T125">expresión</text:span><text:span text:style-name="T133"> </text:span><text:span text:style-name="T125">oral</text:span><text:span text:style-name="T133"> </text:span><text:span text:style-name="T125">como</text:span><text:span text:style-name="T133"> </text:span><text:span text:style-name="T125">manuales de equipos, legislación sobre protección de datos o biografías de inventores.</text:span></text:p>
        </text:list-item>
        <text:list-item>
          <text:p text:style-name="P287"><text:span text:style-name="T125">Comentarios</text:span><text:span text:style-name="T139"> </text:span><text:span text:style-name="T125">orales</text:span><text:span text:style-name="T139"> </text:span><text:span text:style-name="T125">de</text:span><text:span text:style-name="T139"> </text:span><text:span text:style-name="T125">imágenes</text:span><text:span text:style-name="T139"> </text:span><text:span text:style-name="T125">o</text:span><text:span text:style-name="T139"> </text:span><text:span text:style-name="T125">gráficos,</text:span><text:span text:style-name="T139"> </text:span><text:span text:style-name="T125">etc.</text:span><text:span text:style-name="T139"> </text:span><text:span text:style-name="T125">con</text:span><text:span text:style-name="T139"> </text:span><text:span text:style-name="T125">la</text:span><text:span text:style-name="T139"> </text:span><text:span text:style-name="T125">utilización</text:span><text:span text:style-name="T139"> </text:span><text:span text:style-name="T125">del</text:span><text:span text:style-name="T139"> </text:span><text:span text:style-name="T125">vocabulario adecuado al tema como la de la evolución de una tecnología determinada.</text:span></text:p>
        </text:list-item>
        <text:list-item>
          <text:p text:style-name="P287"><text:span text:style-name="T125">Simulación</text:span><text:span text:style-name="T159"> </text:span><text:span text:style-name="T125">de</text:span><text:span text:style-name="T159"> </text:span><text:span text:style-name="T125">situaciones</text:span><text:span text:style-name="T159"> </text:span><text:span text:style-name="T125">reales,</text:span><text:span text:style-name="T159"> </text:span><text:span text:style-name="T125">en</text:span><text:span text:style-name="T159"> </text:span><text:span text:style-name="T125">las</text:span><text:span text:style-name="T159"> </text:span><text:span text:style-name="T125">que</text:span><text:span text:style-name="T159"> </text:span><text:span text:style-name="T125">el</text:span><text:span text:style-name="T159"> </text:span><text:span text:style-name="T125">alumnado</text:span><text:span text:style-name="T159"> </text:span><text:span text:style-name="T125">tenga</text:span><text:span text:style-name="T159"> </text:span><text:span text:style-name="T125">que</text:span><text:span text:style-name="T159"> </text:span><text:span text:style-name="T125">asumir</text:span><text:span text:style-name="T159"> </text:span><text:span text:style-name="T125">roles</text:span><text:span text:style-name="T159"> </text:span><text:span text:style-name="T125">de personas que tengan que expresarse de forma oral para realizar solicitudes o demanda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OpenSymbol1" svg:font-family="OpenSymbol, 'Arial Unicode MS'"/>
    <style:font-face style:name="Symbol" svg:font-family="Symbol"/>
    <style:font-face style:name="Courier New" svg:font-family="'Courier New'" style:font-family-generic="modern"/>
    <style:font-face style:name="Times-Italic" svg:font-family="Times-Italic, 'Times New Roman'" style:font-family-generic="roman"/>
    <style:font-face style:name="Lucida Sans2" svg:font-family="'Lucida Sans'" style:font-family-generic="swiss"/>
    <style:font-face style:name="Calisto MT" svg:font-family="'Calisto MT'"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7.855cm" style:type="center"/>
          <style:tab-stop style:position="15.709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7.855cm" style:type="center"/>
          <style:tab-stop style:position="15.7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70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2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71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ulo1" style:family="paragraph" style:parent-style-name="Standard">
      <style:paragraph-properties fo:text-align="justify" style:justify-single-word="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subtitulo2" style:family="paragraph" style:parent-style-name="Standard" style:list-style-name="">
      <style:paragraph-properties fo:text-align="justify"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WW8Num57z1" style:family="text">
      <style:text-properties style:font-name="OpenSymbol1" fo:font-family="OpenSymbol, 'Arial Unicode MS'" style:font-name-complex="OpenSymbol1" style:font-family-complex="OpenSymbol, 'Arial Unicode MS'"/>
    </style:style>
    <style:style style:name="WW8Num57z0" style:family="text">
      <style:text-properties style:font-name="Symbol" fo:font-family="Symbol" style:font-name-complex="OpenSymbol1" style:font-family-complex="OpenSymbol, 'Arial Unicode MS'"/>
    </style:style>
    <style:style style:name="WW8Num4z1" style:family="text">
      <style:text-properties style:font-name="Symbol1"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18z1" style:family="text">
      <style:text-properties style:font-name="OpenSymbol1" fo:font-family="OpenSymbol, 'Arial Unicode MS'" style:font-name-complex="Courier New" style:font-family-complex="'Courier New'" style:font-family-generic-complex="modern"/>
    </style:style>
    <style:style style:name="WW8Num18z0" style:family="text">
      <style:text-properties style:use-window-font-color="true" style:font-name="Symbol" fo:font-family="Symbol" fo:font-size="12pt" fo:language="es" fo:country="ES" style:font-size-asian="12pt" style:language-asian="zxx" style:country-asian="none" style:font-name-complex="Symbol1" style:font-family-complex="Symbol" style:font-family-generic-complex="roman" style:font-pitch-complex="variable" style:font-size-complex="12pt" style:language-complex="ar" style:country-complex="SA"/>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0">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bullet-char="•">
        <style:list-level-properties text:list-level-position-and-space-mode="label-alignment">
          <style:list-level-label-alignment text:label-followed-by="listtab" text:list-tab-stop-position="1.411cm" fo:text-indent="-0.635cm" fo:margin-left="1.411cm"/>
        </style:list-level-properties>
        <style:text-properties style:font-name="StarSymbol"/>
      </text:list-level-style-bullet>
      <text:list-level-style-bullet text:level="2" text:style-name="WW8Num18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1"/>
      </text:list-level-style-bullet>
      <text:list-level-style-bullet text:level="3" text:style-name="WW8Num18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1"/>
      </text:list-level-style-bullet>
      <text:list-level-style-bullet text:level="4" text:style-name="WW8Num18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1"/>
      </text:list-level-style-bullet>
      <text:list-level-style-bullet text:level="6" text:style-name="WW8Num18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1"/>
      </text:list-level-style-bullet>
      <text:list-level-style-bullet text:level="7" text:style-name="WW8Num18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1"/>
      </text:list-level-style-bullet>
      <text:list-level-style-bullet text:level="9" text:style-name="WW8Num18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Character_5f_20_5f_style"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5f_20_5f_style"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5f_20_5f_style"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5f_20_5f_style"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5f_20_5f_style"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5f_20_5f_style"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5f_20_5f_style"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5f_20_5f_style"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5.706cm" table:align="left" style:writing-mode="lr-tb"/>
    </style:style>
    <style:style style:name="Tabla7.A" style:family="table-column">
      <style:table-column-properties style:column-width="2.392cm"/>
    </style:style>
    <style:style style:name="Tabla7.B" style:family="table-column">
      <style:table-column-properties style:column-width="13.314cm"/>
    </style:style>
    <style:style style:name="Tabla7.1" style:family="table-row">
      <style:table-row-properties style:min-row-height="2.011cm" fo:keep-together="auto"/>
    </style:style>
    <style:style style:name="Tabla7.A1" style:family="table-cell">
      <style:table-cell-properties style:vertical-align="top" fo:padding="0.097cm" fo:border-left="1pt solid #000000" fo:border-right="none" fo:border-top="1pt solid #000000" fo:border-bottom="1pt solid #000000" style:writing-mode="lr-tb"/>
    </style:style>
    <style:style style:name="Tabla7.B1" style:family="table-cell">
      <style:table-cell-properties style:vertical-align="top" fo:padding="0.097cm" fo:border="1pt solid #000000" style:writing-mode="lr-tb"/>
    </style:style>
    <style:style style:name="Tabla8" style:family="table">
      <style:table-properties style:width="15.706cm" table:align="left" style:writing-mode="lr-tb"/>
    </style:style>
    <style:style style:name="Tabla8.A" style:family="table-column">
      <style:table-column-properties style:column-width="2.392cm"/>
    </style:style>
    <style:style style:name="Tabla8.B" style:family="table-column">
      <style:table-column-properties style:column-width="13.314cm"/>
    </style:style>
    <style:style style:name="Tabla8.1" style:family="table-row">
      <style:table-row-properties style:min-row-height="2.011cm" fo:keep-together="auto"/>
    </style:style>
    <style:style style:name="Tabla8.A1" style:family="table-cell">
      <style:table-cell-properties style:vertical-align="top" fo:padding="0.097cm" fo:border-left="1pt solid #000000" fo:border-right="none" fo:border-top="1pt solid #000000" fo:border-bottom="1pt solid #000000" style:writing-mode="lr-tb"/>
    </style:style>
    <style:style style:name="Tabla8.B1" style:family="table-cell">
      <style:table-cell-properties style:vertical-align="top" fo:padding="0.097cm" fo:border="1pt solid #000000" style:writing-mode="lr-tb"/>
    </style:style>
    <style:style style:name="Tabla1" style:family="table">
      <style:table-properties style:width="17.141cm" table:align="left" style:writing-mode="lr-tb"/>
    </style:style>
    <style:style style:name="Tabla1.A" style:family="table-column">
      <style:table-column-properties style:column-width="2.392cm"/>
    </style:style>
    <style:style style:name="Tabla1.B" style:family="table-column">
      <style:table-column-properties style:column-width="14.75cm"/>
    </style:style>
    <style:style style:name="Tabla1.1" style:family="table-row">
      <style:table-row-properties style:min-row-height="2.011cm" fo:keep-together="auto"/>
    </style:style>
    <style:style style:name="Tabla1.A1" style:family="table-cell">
      <style:table-cell-properties style:vertical-align="top" fo:padding="0.097cm" fo:border-left="1pt solid #000000" fo:border-right="none" fo:border-top="1pt solid #000000" fo:border-bottom="1pt solid #000000" style:writing-mode="lr-tb"/>
    </style:style>
    <style:style style:name="Tabla1.B1" style:family="table-cell">
      <style:table-cell-properties style:vertical-align="top" fo:padding="0.097cm" fo:border="1pt solid #000000" style:writing-mode="lr-tb"/>
    </style:style>
    <style:style style:name="Tabla2" style:family="table">
      <style:table-properties style:width="17.141cm" table:align="left" style:writing-mode="lr-tb"/>
    </style:style>
    <style:style style:name="Tabla2.A" style:family="table-column">
      <style:table-column-properties style:column-width="2.392cm"/>
    </style:style>
    <style:style style:name="Tabla2.B" style:family="table-column">
      <style:table-column-properties style:column-width="14.75cm"/>
    </style:style>
    <style:style style:name="Tabla2.1" style:family="table-row">
      <style:table-row-properties style:min-row-height="2.011cm" fo:keep-together="auto"/>
    </style:style>
    <style:style style:name="Tabla2.A1" style:family="table-cell">
      <style:table-cell-properties style:vertical-align="top" fo:padding="0.097cm" fo:border-left="1pt solid #000000" fo:border-right="none" fo:border-top="1pt solid #000000" fo:border-bottom="1pt solid #000000" style:writing-mode="lr-tb"/>
    </style:style>
    <style:style style:name="Tabla2.B1" style:family="table-cell">
      <style:table-cell-properties style:vertical-align="top" fo:padding="0.097cm" fo:border="1pt solid #000000" style:writing-mode="lr-tb"/>
    </style:style>
    <style:style style:name="Tabla3" style:family="table">
      <style:table-properties style:width="17.141cm" table:align="left" style:writing-mode="lr-tb"/>
    </style:style>
    <style:style style:name="Tabla3.A" style:family="table-column">
      <style:table-column-properties style:column-width="2.392cm"/>
    </style:style>
    <style:style style:name="Tabla3.B" style:family="table-column">
      <style:table-column-properties style:column-width="14.75cm"/>
    </style:style>
    <style:style style:name="Tabla3.1" style:family="table-row">
      <style:table-row-properties style:min-row-height="2.011cm" fo:keep-together="auto"/>
    </style:style>
    <style:style style:name="Tabla3.A1" style:family="table-cell">
      <style:table-cell-properties style:vertical-align="top" fo:padding="0.097cm" fo:border-left="1pt solid #000000" fo:border-right="none" fo:border-top="1pt solid #000000" fo:border-bottom="1pt solid #000000" style:writing-mode="lr-tb"/>
    </style:style>
    <style:style style:name="Tabla3.B1" style:family="table-cell">
      <style:table-cell-properties style:vertical-align="top" fo:padding="0.097cm" fo:border="1pt solid #000000" style:writing-mode="lr-tb"/>
    </style:style>
    <style:style style:name="Tabla4" style:family="table">
      <style:table-properties style:width="17.141cm" table:align="left" style:writing-mode="lr-tb"/>
    </style:style>
    <style:style style:name="Tabla4.A" style:family="table-column">
      <style:table-column-properties style:column-width="2.392cm"/>
    </style:style>
    <style:style style:name="Tabla4.B" style:family="table-column">
      <style:table-column-properties style:column-width="14.75cm"/>
    </style:style>
    <style:style style:name="Tabla4.1" style:family="table-row">
      <style:table-row-properties style:min-row-height="2.011cm" fo:keep-together="auto"/>
    </style:style>
    <style:style style:name="Tabla4.A1" style:family="table-cell">
      <style:table-cell-properties style:vertical-align="top" fo:padding="0.097cm" fo:border-left="1pt solid #000000" fo:border-right="none" fo:border-top="1pt solid #000000" fo:border-bottom="1pt solid #000000" style:writing-mode="lr-tb"/>
    </style:style>
    <style:style style:name="Tabla4.B1" style:family="table-cell">
      <style:table-cell-properties style:vertical-align="top" fo:padding="0.097cm" fo:border="1pt solid #000000" style:writing-mode="lr-tb"/>
    </style:style>
    <style:style style:name="Tabla5" style:family="table">
      <style:table-properties style:width="17.141cm" table:align="left" style:writing-mode="lr-tb"/>
    </style:style>
    <style:style style:name="Tabla5.A" style:family="table-column">
      <style:table-column-properties style:column-width="2.392cm"/>
    </style:style>
    <style:style style:name="Tabla5.B" style:family="table-column">
      <style:table-column-properties style:column-width="14.75cm"/>
    </style:style>
    <style:style style:name="Tabla5.1" style:family="table-row">
      <style:table-row-properties style:min-row-height="2.011cm" fo:keep-together="auto"/>
    </style:style>
    <style:style style:name="Tabla5.A1" style:family="table-cell">
      <style:table-cell-properties style:vertical-align="top" fo:padding="0.097cm" fo:border-left="1pt solid #000000" fo:border-right="none" fo:border-top="1pt solid #000000" fo:border-bottom="1pt solid #000000" style:writing-mode="lr-tb"/>
    </style:style>
    <style:style style:name="Tabla5.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text-properties officeooo:paragraph-rsid="00196255"/>
    </style:style>
    <style:style style:name="MP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96255" style:font-size-asian="10pt" style:font-weight-asian="bold" style:font-name-complex="Arial" style:font-size-complex="10pt" style:font-weight-complex="bold"/>
    </style:style>
    <style:style style:name="MP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6255"/>
    </style:style>
    <style:style style:name="MP4" style:family="paragraph" style:parent-style-name="Standard">
      <style:text-properties officeooo:paragraph-rsid="00196255"/>
    </style:style>
    <style:style style:name="MP5" style:family="paragraph" style:parent-style-name="Footer">
      <style:paragraph-properties fo:text-align="end" style:justify-single-word="false"/>
    </style:style>
    <style:style style:name="MP6" style:family="paragraph" style:parent-style-name="Standard">
      <style:paragraph-properties fo:margin-top="0cm" fo:margin-bottom="0cm" loext:contextual-spacing="false" fo:line-height="0.353cm" fo:orphans="0" fo:widows="0" style:text-autospace="none"/>
      <style:text-properties style:font-name="Times New Roman" fo:font-size="10pt" fo:language="es" fo:country="ES" style:font-size-asian="10pt" style:language-asian="es" style:country-asian="ES" style:font-name-complex="Times New Roman" style:font-size-complex="10pt"/>
    </style:style>
    <style:style style:name="MP7" style:family="paragraph">
      <style:paragraph-properties fo:margin-top="0cm" fo:margin-bottom="0cm" style:line-height-at-least="1.588cm" style:writing-mode="lr-tb"/>
    </style:style>
    <style:style style:name="MP8" style:family="paragraph">
      <style:paragraph-properties fo:margin-top="0cm" fo:margin-bottom="0cm" fo:line-height="100%" style:text-autospace="none" style:writing-mode="lr-tb"/>
    </style:style>
    <style:style style:name="MP9" style:family="paragraph">
      <loext:graphic-properties draw:fill="none" draw:fill-color="#ffffff"/>
      <style:paragraph-properties fo:margin-top="0cm" fo:margin-bottom="0cm" style:line-height-at-least="1.588cm" style:writing-mode="lr-tb"/>
    </style:style>
    <style:style style:name="MP10" style:family="paragraph">
      <loext:graphic-properties draw:fill="none" draw:fill-color="#ffffff"/>
      <style:paragraph-properties style:writing-mode="lr-tb"/>
    </style:style>
    <style:style style:name="MP11" style:family="paragraph" style:parent-style-name="Standard">
      <style:paragraph-properties fo:margin-left="0.007cm" fo:margin-right="0.007cm" fo:margin-top="0.002cm" fo:margin-bottom="0cm" loext:contextual-spacing="false" fo:line-height="105%" fo:text-align="center" style:justify-single-word="false" fo:orphans="0" fo:widows="0" fo:text-indent="0.004cm" style:auto-text-indent="false" style:text-autospace="none"/>
    </style:style>
    <style:style style:name="MP12" style:family="paragraph" style:parent-style-name="Standard">
      <style:paragraph-properties fo:margin-left="2.757cm" fo:margin-right="2.752cm" fo:margin-top="0cm" fo:margin-bottom="0cm" loext:contextual-spacing="false" fo:line-height="100%" fo:text-align="center" style:justify-single-word="false" fo:orphans="0" fo:widows="0" fo:text-indent="0cm" style:auto-text-indent="false" style:text-autospace="none"/>
    </style:style>
    <style:style style:name="MP13" style:family="paragraph" style:parent-style-name="Standard">
      <style:paragraph-properties fo:margin-left="0.071cm" fo:margin-right="0cm" fo:margin-top="0.002cm" fo:margin-bottom="0cm" loext:contextual-spacing="false" fo:line-height="100%" fo:orphans="0" fo:widows="0" fo:text-indent="0cm" style:auto-text-indent="false" style:text-autospace="none"/>
      <style:text-properties style:font-name="Times New Roman" fo:font-size="9.5pt" style:font-size-asian="9.5pt" style:font-name-complex="Times New Roman" style:font-size-complex="9.5pt"/>
    </style:style>
    <style:style style:name="MP14" style:family="paragraph" style:parent-style-name="Table_20_Contents">
      <style:paragraph-properties style:snap-to-layout-grid="false"/>
      <style:text-properties officeooo:paragraph-rsid="0019ac2f"/>
    </style:style>
    <style:style style:name="MP15"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9ac2f" style:font-size-asian="10pt" style:font-weight-asian="bold" style:font-name-complex="Arial" style:font-size-complex="10pt" style:font-weight-complex="bold"/>
    </style:style>
    <style:style style:name="MP16"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9ac2f"/>
    </style:style>
    <style:style style:name="MP17" style:family="paragraph" style:parent-style-name="Standard">
      <style:text-properties officeooo:paragraph-rsid="0019ac2f"/>
    </style:style>
    <style:style style:name="MP18" style:family="paragraph" style:parent-style-name="Standard">
      <style:paragraph-properties fo:margin-top="0cm" fo:margin-bottom="0cm" loext:contextual-spacing="false" fo:line-height="0.141cm" fo:orphans="0" fo:widows="0" style:text-autospace="none"/>
      <style:text-properties style:font-name="Times New Roman" fo:font-size="4pt" fo:language="es" fo:country="ES" style:font-size-asian="4pt" style:language-asian="es" style:country-asian="ES" style:font-name-complex="Times New Roman" style:font-size-complex="4pt"/>
    </style:style>
    <style:style style:name="MP19" style:family="paragraph" style:parent-style-name="Table_20_Contents">
      <style:paragraph-properties style:snap-to-layout-grid="false"/>
      <style:text-properties officeooo:paragraph-rsid="001b5a97"/>
    </style:style>
    <style:style style:name="MP20"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1b5a97" style:font-size-asian="10pt" style:font-weight-asian="bold" style:font-name-complex="Arial" style:font-size-complex="10pt" style:font-weight-complex="bold"/>
    </style:style>
    <style:style style:name="MP21"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1b5a97"/>
    </style:style>
    <style:style style:name="MP22" style:family="paragraph" style:parent-style-name="Standard">
      <style:text-properties officeooo:paragraph-rsid="001b5a97"/>
    </style:style>
    <style:style style:name="MP23" style:family="paragraph" style:parent-style-name="Standard">
      <style:paragraph-properties fo:margin-top="0cm" fo:margin-bottom="0cm" loext:contextual-spacing="false" fo:line-height="0.069cm" fo:orphans="0" fo:widows="0" style:text-autospace="none"/>
      <style:text-properties style:font-name="Times New Roman" fo:font-size="1.5pt" fo:language="es" fo:country="ES" style:font-size-asian="1.5pt" style:language-asian="es" style:country-asian="ES" style:font-name-complex="Times New Roman" style:font-size-complex="1.5pt"/>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9.5pt" fo:letter-spacing="0.004cm" fo:font-weight="normal" officeooo:rsid="001a1fb6" style:font-size-asian="9.5pt" style:font-weight-asian="normal" style:font-name-complex="Arial" style:font-size-complex="9.5pt" style:font-weight-complex="normal"/>
    </style:style>
    <style:style style:name="MT4" style:family="text">
      <style:text-properties style:font-name="Arial" fo:font-size="9.5pt" fo:font-weight="normal" officeooo:rsid="001a1fb6" style:font-size-asian="9.5pt" style:font-weight-asian="normal" style:font-name-complex="Arial" style:font-size-complex="9.5pt" style:font-weight-complex="normal"/>
    </style:style>
    <style:style style:name="MT5" style:family="text">
      <style:text-properties style:font-name="Arial" fo:font-size="9.5pt" fo:letter-spacing="0.03cm" fo:font-weight="normal" officeooo:rsid="001a1fb6" style:font-size-asian="9.5pt" style:font-weight-asian="normal" style:font-name-complex="Arial" style:font-size-complex="9.5pt" style:font-weight-complex="normal"/>
    </style:style>
    <style:style style:name="MT6" style:family="text">
      <style:text-properties style:font-name="Arial" fo:font-size="9.5pt" fo:letter-spacing="0.002cm" fo:font-weight="normal" officeooo:rsid="001a1fb6" style:font-size-asian="9.5pt" style:font-weight-asian="normal" style:font-name-complex="Arial" style:font-size-complex="9.5pt" style:font-weight-complex="normal"/>
    </style:style>
    <style:style style:name="MT7" style:family="text">
      <style:text-properties style:font-name="Arial" fo:font-size="9.5pt" fo:letter-spacing="0.019cm" fo:font-weight="normal" officeooo:rsid="001a1fb6" style:font-size-asian="9.5pt" style:font-weight-asian="normal" style:font-name-complex="Arial" style:font-size-complex="9.5pt" style:font-weight-complex="normal"/>
    </style:style>
    <style:style style:name="MT8" style:family="text">
      <style:text-properties style:font-name="Arial" fo:font-size="9.5pt" fo:letter-spacing="0.021cm" fo:font-weight="normal" officeooo:rsid="001a1fb6" style:font-size-asian="9.5pt" style:font-weight-asian="normal" style:font-name-complex="Arial" style:font-size-complex="9.5pt" style:font-weight-complex="normal"/>
    </style:style>
    <style:style style:name="MT9" style:family="text">
      <style:text-properties style:font-name="Arial" fo:font-size="9.5pt" fo:letter-spacing="0.011cm" fo:font-weight="normal" officeooo:rsid="001a1fb6" style:font-size-asian="9.5pt" style:font-weight-asian="normal" style:font-name-complex="Arial" style:font-size-complex="9.5pt" style:font-weight-complex="normal"/>
    </style:style>
    <style:style style:name="MT10" style:family="text">
      <style:text-properties style:font-name="Arial" fo:font-size="9.5pt" fo:letter-spacing="0.004cm" fo:font-weight="normal" officeooo:rsid="001a1fb6" style:font-size-asian="9.5pt" style:font-weight-asian="normal" style:font-name-complex="Arial" style:font-size-complex="9.5pt" style:font-weight-complex="normal" style:text-scale="103%"/>
    </style:style>
    <style:style style:name="MT11" style:family="text">
      <style:text-properties style:font-name="Arial" fo:font-size="10pt" officeooo:rsid="003f815a" style:font-size-asian="10pt" style:font-name-complex="Arial" style:font-size-complex="10pt"/>
    </style:style>
    <style:style style:name="MT12"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MT13" style:family="text">
      <style:text-properties style:font-name="Arial" fo:font-size="9.5pt" fo:letter-spacing="0.002cm" fo:font-weight="bold" style:font-size-asian="9.5pt" style:font-weight-asian="bold" style:font-name-complex="Arial" style:font-size-complex="9.5pt" style:font-weight-complex="bold"/>
    </style:style>
    <style:style style:name="MT14" style:family="text">
      <style:text-properties style:font-name="Arial" fo:font-size="9.5pt" fo:letter-spacing="0.004cm" fo:font-weight="bold" style:font-size-asian="9.5pt" style:font-weight-asian="bold" style:font-name-complex="Arial" style:font-size-complex="9.5pt" style:font-weight-complex="bold"/>
    </style:style>
    <style:style style:name="MT15" style:family="text">
      <style:text-properties style:font-name="Arial" fo:font-size="9.5pt" fo:font-weight="bold" style:font-size-asian="9.5pt" style:font-weight-asian="bold" style:font-name-complex="Arial" style:font-size-complex="9.5pt" style:font-weight-complex="bold"/>
    </style:style>
    <style:style style:name="MT16" style:family="text">
      <style:text-properties style:font-name="Arial" fo:font-size="9.5pt" fo:letter-spacing="0.012cm" fo:font-weight="bold" style:font-size-asian="9.5pt" style:font-weight-asian="bold" style:font-name-complex="Arial" style:font-size-complex="9.5pt" style:font-weight-complex="bold"/>
    </style:style>
    <style:style style:name="MT17" style:family="text">
      <style:text-properties style:font-name="Arial" fo:font-size="9.5pt" fo:letter-spacing="0.014cm" fo:font-weight="bold" style:font-size-asian="9.5pt" style:font-weight-asian="bold" style:font-name-complex="Arial" style:font-size-complex="9.5pt" style:font-weight-complex="bold"/>
    </style:style>
    <style:style style:name="MT18" style:family="text">
      <style:text-properties style:font-name="Arial" fo:font-size="9.5pt" fo:letter-spacing="0.005cm" fo:font-weight="bold" style:font-size-asian="9.5pt" style:font-weight-asian="bold" style:font-name-complex="Arial" style:font-size-complex="9.5pt" style:font-weight-complex="bold"/>
    </style:style>
    <style:style style:name="MT19" style:family="text">
      <style:text-properties style:font-name="Arial" fo:font-size="9.5pt" fo:letter-spacing="0.016cm" fo:font-weight="bold" style:font-size-asian="9.5pt" style:font-weight-asian="bold" style:font-name-complex="Arial" style:font-size-complex="9.5pt" style:font-weight-complex="bold"/>
    </style:style>
    <style:style style:name="MT20" style:family="text">
      <style:text-properties style:font-name="Arial" fo:font-size="9.5pt" fo:letter-spacing="0.002cm" fo:font-weight="bold" style:font-size-asian="9.5pt" style:font-weight-asian="bold" style:font-name-complex="Arial" style:font-size-complex="9.5pt" style:font-weight-complex="bold" style:text-scale="103%"/>
    </style:style>
    <style:style style:name="MT21" style:family="text">
      <style:text-properties style:font-name="Arial" fo:font-size="9.5pt" fo:letter-spacing="0.004cm" fo:font-weight="bold" style:font-size-asian="9.5pt" style:font-weight-asian="bold" style:font-name-complex="Arial" style:font-size-complex="9.5pt" style:font-weight-complex="bold" style:text-scale="103%"/>
    </style:style>
    <style:style style:name="MT22" style:family="text">
      <style:text-properties style:font-name="Arial" fo:font-size="9.5pt" fo:letter-spacing="0.005cm" fo:font-weight="bold" style:font-size-asian="9.5pt" style:font-weight-asian="bold" style:font-name-complex="Arial" style:font-size-complex="9.5pt" style:font-weight-complex="bold" style:text-scale="103%"/>
    </style:style>
    <style:style style:name="MT23" style:family="text">
      <style:text-properties style:font-name="Arial" fo:font-size="9.5pt" fo:font-weight="bold" style:font-size-asian="9.5pt" style:font-weight-asian="bold" style:font-name-complex="Arial" style:font-size-complex="9.5pt" style:font-weight-complex="bold" style:text-scale="103%"/>
    </style:style>
    <style:style style:name="MT24" style:family="text">
      <style:text-properties style:font-name="Arial" fo:font-size="9.5pt" fo:letter-spacing="0.009cm" fo:font-weight="bold" style:font-size-asian="9.5pt" style:font-weight-asian="bold" style:font-name-complex="Arial" style:font-size-complex="9.5pt" style:font-weight-complex="bold"/>
    </style:style>
    <style:style style:name="MT25" style:family="text">
      <style:text-properties style:font-name="Arial" fo:font-size="9.5pt" fo:letter-spacing="0.011cm" fo:font-weight="bold" style:font-size-asian="9.5pt" style:font-weight-asian="bold" style:font-name-complex="Arial" style:font-size-complex="9.5pt" style:font-weight-complex="bold"/>
    </style:style>
    <style:style style:name="MT26" style:family="text">
      <style:text-properties style:font-name="Arial" fo:font-size="9.5pt" fo:letter-spacing="0.004cm" style:font-size-asian="9.5pt" style:font-name-complex="Arial" style:font-size-complex="9.5pt"/>
    </style:style>
    <style:style style:name="MT27" style:family="text">
      <style:text-properties style:font-name="Arial" fo:font-size="9.5pt" fo:letter-spacing="0.002cm" style:font-size-asian="9.5pt" style:font-name-complex="Arial" style:font-size-complex="9.5pt"/>
    </style:style>
    <style:style style:name="MT28" style:family="text">
      <style:text-properties style:font-name="Arial" fo:font-size="9.5pt" fo:letter-spacing="0.005cm" style:font-size-asian="9.5pt" style:font-name-complex="Arial" style:font-size-complex="9.5pt"/>
    </style:style>
    <style:style style:name="MT29" style:family="text">
      <style:text-properties style:font-name="Arial" fo:font-size="9.5pt" style:font-size-asian="9.5pt" style:font-name-complex="Arial" style:font-size-complex="9.5pt"/>
    </style:style>
    <style:style style:name="MT30" style:family="text">
      <style:text-properties style:font-name="Arial" fo:font-size="9.5pt" fo:letter-spacing="0.014cm" style:font-size-asian="9.5pt" style:font-name-complex="Arial" style:font-size-complex="9.5pt"/>
    </style:style>
    <style:style style:name="MT31" style:family="text">
      <style:text-properties style:font-name="Arial" fo:font-size="9.5pt" fo:letter-spacing="0.016cm" style:font-size-asian="9.5pt" style:font-name-complex="Arial" style:font-size-complex="9.5pt"/>
    </style:style>
    <style:style style:name="MT32" style:family="text">
      <style:text-properties style:font-name="Arial" fo:font-size="9.5pt" style:font-size-asian="9.5pt" style:font-name-complex="Arial" style:font-size-complex="9.5pt" style:text-scale="103%"/>
    </style:style>
    <style:style style:name="MT33" style:family="text">
      <style:text-properties style:font-name="Arial" fo:font-size="9.5pt" fo:letter-spacing="0.009cm" style:font-size-asian="9.5pt" style:font-name-complex="Arial" style:font-size-complex="9.5pt"/>
    </style:style>
    <style:style style:name="MT34" style:family="text">
      <style:text-properties style:font-name="Arial" fo:font-size="9.5pt" fo:letter-spacing="0.007cm" style:font-size-asian="9.5pt" style:font-name-complex="Arial" style:font-size-complex="9.5pt"/>
    </style:style>
    <style:style style:name="MT35" style:family="text">
      <style:text-properties style:font-name="Arial" fo:font-size="9.5pt" fo:letter-spacing="0.007cm" fo:font-weight="bold" style:font-size-asian="9.5pt" style:font-weight-asian="bold" style:font-name-complex="Arial" style:font-size-complex="9.5pt" style:font-weight-complex="bold"/>
    </style:style>
    <style:style style:name="MT36" style:family="text">
      <style:text-properties style:font-name="Arial" fo:font-size="9.5pt" fo:letter-spacing="0.03cm" style:font-size-asian="9.5pt" style:font-name-complex="Arial" style:font-size-complex="9.5pt"/>
    </style:style>
    <style:style style:name="MT37" style:family="text">
      <style:text-properties style:font-name="Arial" fo:font-size="9.5pt" fo:letter-spacing="0.019cm" style:font-size-asian="9.5pt" style:font-name-complex="Arial" style:font-size-complex="9.5pt"/>
    </style:style>
    <style:style style:name="MT38" style:family="text">
      <style:text-properties style:font-name="Arial" fo:font-size="9.5pt" fo:letter-spacing="0.021cm" style:font-size-asian="9.5pt" style:font-name-complex="Arial" style:font-size-complex="9.5pt"/>
    </style:style>
    <style:style style:name="MT39" style:family="text">
      <style:text-properties style:font-name="Arial" fo:font-size="9.5pt" fo:letter-spacing="0.011cm" style:font-size-asian="9.5pt" style:font-name-complex="Arial" style:font-size-complex="9.5pt"/>
    </style:style>
    <style:style style:name="MT40" style:family="text">
      <style:text-properties style:font-name="Arial" fo:font-size="9.5pt" fo:letter-spacing="0.004cm" style:font-size-asian="9.5pt" style:font-name-complex="Arial" style:font-size-complex="9.5pt" style:text-scale="103%"/>
    </style:style>
    <style:style style:name="MT41" style:family="text">
      <style:text-properties style:font-name="Arial" fo:font-size="9.5pt" fo:letter-spacing="0.021cm" fo:font-weight="bold" style:font-size-asian="9.5pt" style:font-weight-asian="bold" style:font-name-complex="Arial" style:font-size-complex="9.5pt" style:font-weight-complex="bold"/>
    </style:style>
    <style:style style:name="MT42" style:family="text">
      <style:text-properties style:font-name="Arial" fo:font-size="9.5pt" fo:letter-spacing="0.002cm" style:font-size-asian="9.5pt" style:font-name-complex="Arial" style:font-size-complex="9.5pt" style:text-scale="103%"/>
    </style:style>
    <style:style style:name="MT43" style:family="text">
      <style:text-properties style:font-name="Arial" fo:font-size="10pt" fo:font-weight="bold" officeooo:rsid="001a1fb6" style:font-size-asian="10pt" style:font-weight-asian="bold" style:font-name-complex="Arial" style:font-size-complex="10pt" style:font-weight-complex="bold"/>
    </style:style>
    <style:style style:name="MT44" style:family="text">
      <style:text-properties style:font-name="Arial" fo:font-size="10pt" officeooo:rsid="001a1fb6" style:font-size-asian="10pt" style:font-name-complex="Arial" style:font-size-complex="10pt"/>
    </style:style>
    <style:style style:name="M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background"/>
    </style:style>
    <style:style style:name="Mgr3" style:family="graphic">
      <style:graphic-properties draw:stroke="solid" svg:stroke-width="0.037cm" svg:stroke-color="#000000" draw:stroke-linejoin="round" svg:stroke-linecap="square" draw:fill="none" draw:fill-color="#ffffff" draw:textarea-horizontal-align="left" draw:textarea-vertical-align="top" draw:auto-grow-height="false" fo:min-height="0cm" fo:min-width="16.222cm" fo:padding-top="0.229cm" fo:padding-bottom="0.229cm" fo:padding-left="0.441cm" fo:padding-right="0.441cm" fo:wrap-option="wrap" draw:shadow-color="#808080" style:run-through="background"/>
    </style:style>
    <style:style style:name="Mgr4" style:family="graphic">
      <style:graphic-properties draw:stroke="solid" svg:stroke-width="0.037cm" svg:stroke-color="#000000" draw:stroke-linejoin="round" svg:stroke-linecap="square" draw:fill="none" draw:fill-color="#ffffff" draw:textarea-horizontal-align="left" draw:textarea-vertical-align="top" draw:auto-grow-height="false" fo:min-height="1.235cm" fo:min-width="0cm" fo:padding-top="0.229cm" fo:padding-bottom="0.229cm" fo:padding-left="0.441cm" fo:padding-right="0.441cm" fo:wrap-option="wrap" draw:shadow-color="#808080" style:run-through="background"/>
    </style:style>
    <style:page-layout style:name="Mpm1">
      <style:page-layout-properties fo:page-width="21.001cm" fo:page-height="29.7cm" style:num-format="1" style:print-orientation="portrait" fo:margin-top="2.787cm" fo:margin-bottom="0.494cm" fo:margin-left="2.858cm" fo:margin-right="2.434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658cm" fo:margin-bottom="1.259cm" fo:margin-left="2.716cm" fo:margin-right="0.776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1.001cm" fo:page-height="29.7cm" style:num-format="1" style:print-orientation="portrait" fo:margin-top="1.658cm" fo:margin-bottom="0.967cm" fo:margin-left="2.716cm" fo:margin-right="0.776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1.001cm" fo:page-height="29.7cm" style:num-format="1" style:print-orientation="portrait" fo:margin-top="1.658cm" fo:margin-bottom="1.12cm" fo:margin-left="2.716cm" fo:margin-right="0.776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099cm" fo:margin-left="0cm" fo:margin-right="0cm" fo:margin-top="0cm" style:dynamic-spacing="true"/>
      </style:footer-style>
    </style:page-layout>
    <style:page-layout style:name="Mpm5">
      <style:page-layout-properties fo:page-width="21.001cm" fo:page-height="29.7cm" style:num-format="1" style:print-orientation="portrait" fo:margin-top="1.658cm" fo:margin-bottom="0.975cm" fo:margin-left="2.716cm" fo:margin-right="0.776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099cm" fo:margin-left="0cm" fo:margin-right="0cm" fo:margin-top="0cm" style:dynamic-spacing="true"/>
      </style:footer-style>
    </style:page-layout>
    <style:page-layout style:name="Mpm6">
      <style:page-layout-properties fo:page-width="21.001cm" fo:page-height="29.7cm" style:num-format="1" style:print-orientation="portrait" fo:margin-top="1.658cm" fo:margin-bottom="0.975cm" fo:margin-left="2.54cm" fo:margin-right="0.776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7" table:style-name="Tabla7">
          <table:table-column table:style-name="Tabla7.A"/>
          <table:table-column table:style-name="Tabla7.B"/>
          <table:table-row table:style-name="Tabla7.1">
            <table:table-cell table:style-name="Tabla7.A1" office:value-type="string">
              <text:p text:style-name="MP1"><draw:frame draw:style-name="Mfr1" draw:name="Imagen1" text:anchor-type="as-char" svg:y="0cm" svg:width="2.198cm" svg:height="1.843cm" draw:z-index="56"><draw:image xlink:href="Pictures/100000000000006F0000005D127B64B7CBC3129D.png" xlink:type="simple" xlink:show="embed" xlink:actuate="onLoad"/></draw:frame></text:p>
            </table:table-cell>
            <table:table-cell table:style-name="Tabla7.B1" office:value-type="string">
              <text:p text:style-name="MP2">DEPARTAMENTO DE INFORMÁTICA</text:p>
              <text:p text:style-name="MP3"><text:span text:style-name="MT1">Ciclo formativo:</text:span><text:span text:style-name="MT2"> Sistemas Microinformáticos y Redes</text:span></text:p>
              <text:p text:style-name="MP3"><text:span text:style-name="MT1">Módulo: </text:span><text:span text:style-name="MT3">0228</text:span><text:span text:style-name="MT4">.</text:span><text:span text:style-name="MT5"> </text:span><text:span text:style-name="MT3">Ap</text:span><text:span text:style-name="MT6">li</text:span><text:span text:style-name="MT3">cac</text:span><text:span text:style-name="MT6">i</text:span><text:span text:style-name="MT3">one</text:span><text:span text:style-name="MT4">s</text:span><text:span text:style-name="MT7"> </text:span><text:span text:style-name="MT3">we</text:span><text:span text:style-name="MT4">b</text:span><text:span text:style-name="MT8"> </text:span><text:span text:style-name="MT4">-</text:span><text:span text:style-name="MT9"> </text:span><text:span text:style-name="MT10">APW</text:span></text:p>
              <text:p text:style-name="MP3"><text:span text:style-name="MT1">Curso:</text:span><text:span text:style-name="MT2">201</text:span><text:span text:style-name="MT11">7</text:span><text:span text:style-name="MT2">-1</text:span><text:span text:style-name="MT11">8</text:span></text:p>
            </table:table-cell>
          </table:table-row>
        </table:table>
        <text:p text:style-name="MP4"/>
      </style:header>
      <style:header-first>
        <table:table table:name="Tabla8" table:style-name="Tabla8">
          <table:table-column table:style-name="Tabla8.A"/>
          <table:table-column table:style-name="Tabla8.B"/>
          <table:table-row table:style-name="Tabla8.1">
            <table:table-cell table:style-name="Tabla8.A1" office:value-type="string">
              <text:p text:style-name="MP1"><draw:frame draw:style-name="Mfr1" draw:name="Imagen8" text:anchor-type="as-char" svg:y="0cm" svg:width="2.198cm" svg:height="1.843cm" draw:z-index="57"><draw:image xlink:href="Pictures/100000000000006F0000005D127B64B7CBC3129D.png" xlink:type="simple" xlink:show="embed" xlink:actuate="onLoad"/></draw:frame></text:p>
            </table:table-cell>
            <table:table-cell table:style-name="Tabla8.B1" office:value-type="string">
              <text:p text:style-name="MP2">DEPARTAMENTO DE INFORMÁTICA</text:p>
              <text:p text:style-name="MP3"><text:span text:style-name="MT1">Ciclo formativo:</text:span><text:span text:style-name="MT2"> Sistemas Microinformáticos y Redes</text:span></text:p>
              <text:p text:style-name="MP3"><text:span text:style-name="MT1">Módulo: </text:span><text:span text:style-name="MT3">0228</text:span><text:span text:style-name="MT4">.</text:span><text:span text:style-name="MT5"> </text:span><text:span text:style-name="MT3">Ap</text:span><text:span text:style-name="MT6">li</text:span><text:span text:style-name="MT3">cac</text:span><text:span text:style-name="MT6">i</text:span><text:span text:style-name="MT3">one</text:span><text:span text:style-name="MT4">s</text:span><text:span text:style-name="MT7"> </text:span><text:span text:style-name="MT3">we</text:span><text:span text:style-name="MT4">b</text:span><text:span text:style-name="MT8"> </text:span><text:span text:style-name="MT4">-</text:span><text:span text:style-name="MT9"> </text:span><text:span text:style-name="MT10">APW</text:span></text:p>
              <text:p text:style-name="MP3"><text:span text:style-name="MT1">Curso:</text:span><text:span text:style-name="MT2">201</text:span><text:span text:style-name="MT11">7</text:span><text:span text:style-name="MT2">-1</text:span><text:span text:style-name="MT11">8</text:span></text:p>
            </table:table-cell>
          </table:table-row>
        </table:table>
        <text:p text:style-name="MP4"/>
      </style:header-first>
      <style:footer>
        <text:p text:style-name="MP5"><text:page-number text:select-page="current">33</text:page-number></text:p>
        <text:p text:style-name="MP5"/>
      </style:footer>
      <style:footer-first>
        <text:p text:style-name="MP5"/>
      </style:footer-first>
    </style:master-page>
    <style:master-page style:name="Convertir_20_1" style:display-name="Convertir 1" style:page-layout-name="Mpm2">
      <style:header>
        <text:p text:style-name="MP6"><draw:g text:anchor-type="char" draw:z-index="1"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2"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6"><draw:frame draw:style-name="Mfr2" draw:name="Marco1" text:anchor-type="char" svg:x="17.988cm" svg:y="28.056cm" svg:width="0.316cm" svg:height="0.418cm" draw:z-index="0"><draw:text-box><text:p text:style-name="MP13"><text:page-number text:select-page="current">0</text:page-number></text:p></draw:text-box></draw:frame></text:p>
      </style:footer>
    </style:master-page>
    <style:master-page style:name="Convertir_20_2" style:display-name="Convertir 2" style:page-layout-name="Mpm2">
      <style:header>
        <table:table table:name="Tabla1" table:style-name="Tabla1">
          <table:table-column table:style-name="Tabla1.A"/>
          <table:table-column table:style-name="Tabla1.B"/>
          <table:table-row table:style-name="Tabla1.1">
            <table:table-cell table:style-name="Tabla1.A1" office:value-type="string">
              <text:p text:style-name="MP14"><draw:frame draw:style-name="Mfr1" draw:name="Imagen2" text:anchor-type="as-char" svg:y="0cm" svg:width="2.198cm" svg:height="1.843cm" draw:z-index="0"><draw:image xlink:href="Pictures/100000000000006F0000005D127B64B7CBC3129D.png" xlink:type="simple" xlink:show="embed" xlink:actuate="onLoad"/></draw:frame></text:p>
            </table:table-cell>
            <table:table-cell table:style-name="Tabla1.B1" office:value-type="string">
              <text:p text:style-name="MP15">IES HARÍA. DEPARTAMENTO DE INFORMÁTICA</text:p>
              <text:p text:style-name="MP16"><text:span text:style-name="MT1">Ciclo formativo:</text:span><text:span text:style-name="MT2"> Sistemas Microinformáticos y Redes</text:span></text:p>
              <text:p text:style-name="MP16"><text:span text:style-name="MT1">Módulo: </text:span><text:span text:style-name="MT43"><text:s/></text:span><text:span text:style-name="MT3">0228</text:span><text:span text:style-name="MT4">.</text:span><text:span text:style-name="MT5"> </text:span><text:span text:style-name="MT3">Ap</text:span><text:span text:style-name="MT6">li</text:span><text:span text:style-name="MT3">cac</text:span><text:span text:style-name="MT6">i</text:span><text:span text:style-name="MT3">one</text:span><text:span text:style-name="MT4">s</text:span><text:span text:style-name="MT7"> </text:span><text:span text:style-name="MT3">we</text:span><text:span text:style-name="MT4">b</text:span><text:span text:style-name="MT8"> </text:span><text:span text:style-name="MT4">-</text:span><text:span text:style-name="MT9"> </text:span><text:span text:style-name="MT10">APW</text:span></text:p>
              <text:p text:style-name="MP16"><text:span text:style-name="MT1">Curso:</text:span><text:span text:style-name="MT2">201</text:span><text:span text:style-name="MT44">6</text:span><text:span text:style-name="MT2">-1</text:span><text:span text:style-name="MT44">7</text:span></text:p>
            </table:table-cell>
          </table:table-row>
        </table:table>
        <text:p text:style-name="MP17"/>
      </style:header>
      <style:footer>
        <text:p text:style-name="MP6"/>
      </style:footer>
    </style:master-page>
    <style:master-page style:name="Convertir_20_3" style:display-name="Convertir 3" style:page-layout-name="Mpm2">
      <style:header>
        <table:table table:name="Tabla2" table:style-name="Tabla2">
          <table:table-column table:style-name="Tabla2.A"/>
          <table:table-column table:style-name="Tabla2.B"/>
          <table:table-row table:style-name="Tabla2.1">
            <table:table-cell table:style-name="Tabla2.A1" office:value-type="string">
              <text:p text:style-name="MP14"><draw:frame draw:style-name="Mfr1" draw:name="Imagen3" text:anchor-type="as-char" svg:y="0cm" svg:width="2.198cm" svg:height="1.843cm" draw:z-index="0"><draw:image xlink:href="Pictures/100000000000006F0000005D127B64B7CBC3129D.png" xlink:type="simple" xlink:show="embed" xlink:actuate="onLoad"/></draw:frame></text:p>
            </table:table-cell>
            <table:table-cell table:style-name="Tabla2.B1" office:value-type="string">
              <text:p text:style-name="MP15">IES HARÍA. DEPARTAMENTO DE INFORMÁTICA</text:p>
              <text:p text:style-name="MP16"><text:span text:style-name="MT1">Ciclo formativo:</text:span><text:span text:style-name="MT2"> Sistemas Microinformáticos y Redes</text:span></text:p>
              <text:p text:style-name="MP16"><text:span text:style-name="MT1">Módulo: </text:span><text:span text:style-name="MT43"><text:s/></text:span><text:span text:style-name="MT3">0228</text:span><text:span text:style-name="MT4">.</text:span><text:span text:style-name="MT5"> </text:span><text:span text:style-name="MT3">Ap</text:span><text:span text:style-name="MT6">li</text:span><text:span text:style-name="MT3">cac</text:span><text:span text:style-name="MT6">i</text:span><text:span text:style-name="MT3">one</text:span><text:span text:style-name="MT4">s</text:span><text:span text:style-name="MT7"> </text:span><text:span text:style-name="MT3">we</text:span><text:span text:style-name="MT4">b</text:span><text:span text:style-name="MT8"> </text:span><text:span text:style-name="MT4">-</text:span><text:span text:style-name="MT9"> </text:span><text:span text:style-name="MT10">APW</text:span></text:p>
              <text:p text:style-name="MP16"><text:span text:style-name="MT1">Curso:</text:span><text:span text:style-name="MT2">201</text:span><text:span text:style-name="MT44">6</text:span><text:span text:style-name="MT2">-1</text:span><text:span text:style-name="MT44">7</text:span></text:p>
            </table:table-cell>
          </table:table-row>
        </table:table>
        <text:p text:style-name="MP17"/>
      </style:header>
      <style:footer>
        <text:p text:style-name="MP6"/>
      </style:footer>
    </style:master-page>
    <style:master-page style:name="Convertir_20_4" style:display-name="Convertir 4" style:page-layout-name="Mpm3">
      <style:header>
        <text:p text:style-name="MP6"><draw:g text:anchor-type="char" draw:z-index="2"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8"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18"><draw:frame draw:style-name="Mfr2" draw:name="Marco7" text:anchor-type="char" svg:x="17.988cm" svg:y="28.056cm" svg:width="0.494cm" svg:height="0.418cm" draw:z-index="0"><draw:text-box><text:p text:style-name="MP13"><text:page-number text:select-page="current">0</text:page-number></text:p></draw:text-box></draw:frame></text:p>
      </style:footer>
    </style:master-page>
    <style:master-page style:name="Convertir_20_5" style:display-name="Convertir 5" style:page-layout-name="Mpm3">
      <style:header>
        <text:p text:style-name="MP6"><draw:g text:anchor-type="char" draw:z-index="3"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10"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18"><draw:frame draw:style-name="Mfr2" draw:name="Marco9" text:anchor-type="char" svg:x="17.988cm" svg:y="28.056cm" svg:width="0.494cm" svg:height="0.418cm" draw:z-index="0"><draw:text-box><text:p text:style-name="MP13"><text:page-number text:select-page="current">0</text:page-number></text:p></draw:text-box></draw:frame></text:p>
      </style:footer>
    </style:master-page>
    <style:master-page style:name="Convertir_20_6" style:display-name="Convertir 6" style:page-layout-name="Mpm3">
      <style:header>
        <table:table table:name="Tabla3" table:style-name="Tabla3">
          <table:table-column table:style-name="Tabla3.A"/>
          <table:table-column table:style-name="Tabla3.B"/>
          <table:table-row table:style-name="Tabla3.1">
            <table:table-cell table:style-name="Tabla3.A1" office:value-type="string">
              <text:p text:style-name="MP19"><draw:frame draw:style-name="Mfr1" draw:name="Imagen4" text:anchor-type="as-char" svg:y="0cm" svg:width="2.198cm" svg:height="1.843cm" draw:z-index="0"><draw:image xlink:href="Pictures/100000000000006F0000005D127B64B7CBC3129D.png" xlink:type="simple" xlink:show="embed" xlink:actuate="onLoad"/></draw:frame></text:p>
            </table:table-cell>
            <table:table-cell table:style-name="Tabla3.B1" office:value-type="string">
              <text:p text:style-name="MP20">IES HARÍA. DEPARTAMENTO DE INFORMÁTICA</text:p>
              <text:p text:style-name="MP21"><text:span text:style-name="MT1">Ciclo formativo:</text:span><text:span text:style-name="MT2"> Sistemas Microinformáticos y Redes</text:span></text:p>
              <text:p text:style-name="MP21"><text:span text:style-name="MT1">Módulo: </text:span><text:span text:style-name="MT43"><text:s/></text:span><text:span text:style-name="MT3">0228</text:span><text:span text:style-name="MT4">.</text:span><text:span text:style-name="MT5"> </text:span><text:span text:style-name="MT3">Ap</text:span><text:span text:style-name="MT6">li</text:span><text:span text:style-name="MT3">cac</text:span><text:span text:style-name="MT6">i</text:span><text:span text:style-name="MT3">one</text:span><text:span text:style-name="MT4">s</text:span><text:span text:style-name="MT7"> </text:span><text:span text:style-name="MT3">we</text:span><text:span text:style-name="MT4">b</text:span><text:span text:style-name="MT8"> </text:span><text:span text:style-name="MT4">-</text:span><text:span text:style-name="MT9"> </text:span><text:span text:style-name="MT10">APW</text:span></text:p>
              <text:p text:style-name="MP21"><text:span text:style-name="MT1">Curso:</text:span><text:span text:style-name="MT2">201</text:span><text:span text:style-name="MT44">6</text:span><text:span text:style-name="MT2">-1</text:span><text:span text:style-name="MT44">7</text:span></text:p>
            </table:table-cell>
          </table:table-row>
        </table:table>
        <text:p text:style-name="MP22"/>
      </style:header>
      <style:footer>
        <text:p text:style-name="MP18"><draw:frame draw:style-name="Mfr2" draw:name="Marco11" text:anchor-type="char" svg:x="17.988cm" svg:y="28.056cm" svg:width="0.494cm" svg:height="0.418cm" draw:z-index="0"><draw:text-box><text:p text:style-name="MP13"><text:page-number text:select-page="current">0</text:page-number></text:p></draw:text-box></draw:frame></text:p>
      </style:footer>
    </style:master-page>
    <style:master-page style:name="Convertir_20_7" style:display-name="Convertir 7" style:page-layout-name="Mpm3">
      <style:header>
        <text:p text:style-name="MP6"><draw:g text:anchor-type="char" draw:z-index="4"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14"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18"><draw:frame draw:style-name="Mfr2" draw:name="Marco13" text:anchor-type="char" svg:x="17.988cm" svg:y="28.056cm" svg:width="0.494cm" svg:height="0.418cm" draw:z-index="0"><draw:text-box><text:p text:style-name="MP13"><text:page-number text:select-page="current">0</text:page-number></text:p></draw:text-box></draw:frame></text:p>
      </style:footer>
    </style:master-page>
    <style:master-page style:name="Convertir_20_8" style:display-name="Convertir 8" style:page-layout-name="Mpm3">
      <style:header>
        <text:p text:style-name="MP6"><draw:g text:anchor-type="char" draw:z-index="5"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16"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18"><draw:frame draw:style-name="Mfr2" draw:name="Marco15" text:anchor-type="char" svg:x="17.988cm" svg:y="28.056cm" svg:width="0.494cm" svg:height="0.418cm" draw:z-index="0"><draw:text-box><text:p text:style-name="MP13"><text:page-number text:select-page="current">0</text:page-number></text:p></draw:text-box></draw:frame></text:p>
      </style:footer>
    </style:master-page>
    <style:master-page style:name="Convertir_20_9" style:display-name="Convertir 9" style:page-layout-name="Mpm3">
      <style:header>
        <text:p text:style-name="MP6"><draw:g text:anchor-type="char" draw:z-index="6"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18"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18"><draw:frame draw:style-name="Mfr2" draw:name="Marco17" text:anchor-type="char" svg:x="17.988cm" svg:y="28.056cm" svg:width="0.494cm" svg:height="0.418cm" draw:z-index="0"><draw:text-box><text:p text:style-name="MP13"><text:page-number text:select-page="current">0</text:page-number></text:p></draw:text-box></draw:frame></text:p>
      </style:footer>
    </style:master-page>
    <style:master-page style:name="Convertir_20_10" style:display-name="Convertir 10" style:page-layout-name="Mpm3">
      <style:header>
        <text:p text:style-name="MP6"><draw:g text:anchor-type="char" draw:z-index="7"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20"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18"><draw:frame draw:style-name="Mfr2" draw:name="Marco19" text:anchor-type="char" svg:x="17.988cm" svg:y="28.056cm" svg:width="0.494cm" svg:height="0.418cm" draw:z-index="0"><draw:text-box><text:p text:style-name="MP13"><text:page-number text:select-page="current">0</text:page-number></text:p></draw:text-box></draw:frame></text:p>
      </style:footer>
    </style:master-page>
    <style:master-page style:name="Convertir_20_11" style:display-name="Convertir 11" style:page-layout-name="Mpm4">
      <style:header>
        <text:p text:style-name="MP6"><draw:g text:anchor-type="char" draw:z-index="8"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22"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6"><draw:frame draw:style-name="Mfr2" draw:name="Marco21" text:anchor-type="char" svg:x="17.988cm" svg:y="28.056cm" svg:width="0.494cm" svg:height="0.418cm" draw:z-index="0"><draw:text-box><text:p text:style-name="MP13"><text:page-number text:select-page="current">0</text:page-number></text:p></draw:text-box></draw:frame></text:p>
      </style:footer>
    </style:master-page>
    <style:master-page style:name="Convertir_20_12" style:display-name="Convertir 12" style:page-layout-name="Mpm2">
      <style:header>
        <text:p text:style-name="MP6"><draw:g text:anchor-type="char" draw:z-index="9"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24"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6"><draw:frame draw:style-name="Mfr2" draw:name="Marco23" text:anchor-type="char" svg:x="17.988cm" svg:y="28.056cm" svg:width="0.494cm" svg:height="0.418cm" draw:z-index="0"><draw:text-box><text:p text:style-name="MP13"><text:page-number text:select-page="current">0</text:page-number></text:p></draw:text-box></draw:frame></text:p>
      </style:footer>
    </style:master-page>
    <style:master-page style:name="Convertir_20_13" style:display-name="Convertir 13" style:page-layout-name="Mpm2">
      <style:header>
        <text:p text:style-name="MP6"><draw:g text:anchor-type="char" draw:z-index="10"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26"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6"><draw:frame draw:style-name="Mfr2" draw:name="Marco25" text:anchor-type="char" svg:x="17.988cm" svg:y="28.056cm" svg:width="0.494cm" svg:height="0.418cm" draw:z-index="0"><draw:text-box><text:p text:style-name="MP13"><text:page-number text:select-page="current">0</text:page-number></text:p></draw:text-box></draw:frame></text:p>
      </style:footer>
    </style:master-page>
    <style:master-page style:name="Convertir_20_14" style:display-name="Convertir 14" style:page-layout-name="Mpm2">
      <style:header>
        <text:p text:style-name="MP6"><draw:g text:anchor-type="char" draw:z-index="11"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28"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6"><draw:frame draw:style-name="Mfr2" draw:name="Marco27" text:anchor-type="char" svg:x="17.988cm" svg:y="28.056cm" svg:width="0.494cm" svg:height="0.418cm" draw:z-index="0"><draw:text-box><text:p text:style-name="MP13"><text:page-number text:select-page="current">0</text:page-number></text:p></draw:text-box></draw:frame></text:p>
      </style:footer>
    </style:master-page>
    <style:master-page style:name="Convertir_20_15" style:display-name="Convertir 15" style:page-layout-name="Mpm5">
      <style:header>
        <table:table table:name="Tabla4" table:style-name="Tabla4">
          <table:table-column table:style-name="Tabla4.A"/>
          <table:table-column table:style-name="Tabla4.B"/>
          <table:table-row table:style-name="Tabla4.1">
            <table:table-cell table:style-name="Tabla4.A1" office:value-type="string">
              <text:p text:style-name="MP19"><draw:frame draw:style-name="Mfr1" draw:name="Imagen5" text:anchor-type="as-char" svg:y="0cm" svg:width="2.198cm" svg:height="1.843cm" draw:z-index="0"><draw:image xlink:href="Pictures/100000000000006F0000005D127B64B7CBC3129D.png" xlink:type="simple" xlink:show="embed" xlink:actuate="onLoad"/></draw:frame></text:p>
            </table:table-cell>
            <table:table-cell table:style-name="Tabla4.B1" office:value-type="string">
              <text:p text:style-name="MP20">IES HARÍA. DEPARTAMENTO DE INFORMÁTICA</text:p>
              <text:p text:style-name="MP21"><text:span text:style-name="MT1">Ciclo formativo:</text:span><text:span text:style-name="MT2"> Sistemas Microinformáticos y Redes</text:span></text:p>
              <text:p text:style-name="MP21"><text:span text:style-name="MT1">Módulo: </text:span><text:span text:style-name="MT43"><text:s/></text:span><text:span text:style-name="MT3">0228</text:span><text:span text:style-name="MT4">.</text:span><text:span text:style-name="MT5"> </text:span><text:span text:style-name="MT3">Ap</text:span><text:span text:style-name="MT6">li</text:span><text:span text:style-name="MT3">cac</text:span><text:span text:style-name="MT6">i</text:span><text:span text:style-name="MT3">one</text:span><text:span text:style-name="MT4">s</text:span><text:span text:style-name="MT7"> </text:span><text:span text:style-name="MT3">we</text:span><text:span text:style-name="MT4">b</text:span><text:span text:style-name="MT8"> </text:span><text:span text:style-name="MT4">-</text:span><text:span text:style-name="MT9"> </text:span><text:span text:style-name="MT10">APW</text:span></text:p>
              <text:p text:style-name="MP21"><text:span text:style-name="MT1">Curso:</text:span><text:span text:style-name="MT2">201</text:span><text:span text:style-name="MT44">6</text:span><text:span text:style-name="MT2">-1</text:span><text:span text:style-name="MT44">7</text:span></text:p>
            </table:table-cell>
          </table:table-row>
        </table:table>
        <text:p text:style-name="MP22"/>
      </style:header>
      <style:footer>
        <text:p text:style-name="MP23"/>
      </style:footer>
    </style:master-page>
    <style:master-page style:name="Convertir_20_16" style:display-name="Convertir 16" style:page-layout-name="Mpm5">
      <style:header>
        <text:p text:style-name="MP6"><draw:g text:anchor-type="char" draw:z-index="12"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32"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23"><draw:frame draw:style-name="Mfr2" draw:name="Marco31" text:anchor-type="char" svg:x="17.988cm" svg:y="28.056cm" svg:width="0.494cm" svg:height="0.418cm" draw:z-index="0"><draw:text-box><text:p text:style-name="MP13"><text:page-number text:select-page="current">0</text:page-number></text:p></draw:text-box></draw:frame></text:p>
      </style:footer>
    </style:master-page>
    <style:master-page style:name="Convertir_20_17" style:display-name="Convertir 17" style:page-layout-name="Mpm5">
      <style:header>
        <table:table table:name="Tabla5" table:style-name="Tabla5">
          <table:table-column table:style-name="Tabla5.A"/>
          <table:table-column table:style-name="Tabla5.B"/>
          <table:table-row table:style-name="Tabla5.1">
            <table:table-cell table:style-name="Tabla5.A1" office:value-type="string">
              <text:p text:style-name="MP19"><draw:frame draw:style-name="Mfr1" draw:name="Imagen6" text:anchor-type="as-char" svg:y="0cm" svg:width="2.198cm" svg:height="1.843cm" draw:z-index="0"><draw:image xlink:href="Pictures/100000000000006F0000005D127B64B7CBC3129D.png" xlink:type="simple" xlink:show="embed" xlink:actuate="onLoad"/></draw:frame></text:p>
            </table:table-cell>
            <table:table-cell table:style-name="Tabla5.B1" office:value-type="string">
              <text:p text:style-name="MP20">IES HARÍA. DEPARTAMENTO DE INFORMÁTICA</text:p>
              <text:p text:style-name="MP21"><text:span text:style-name="MT1">Ciclo formativo:</text:span><text:span text:style-name="MT2"> Sistemas Microinformáticos y Redes</text:span></text:p>
              <text:p text:style-name="MP21"><text:span text:style-name="MT1">Módulo: </text:span><text:span text:style-name="MT43"><text:s/></text:span><text:span text:style-name="MT3">0228</text:span><text:span text:style-name="MT4">.</text:span><text:span text:style-name="MT5"> </text:span><text:span text:style-name="MT3">Ap</text:span><text:span text:style-name="MT6">li</text:span><text:span text:style-name="MT3">cac</text:span><text:span text:style-name="MT6">i</text:span><text:span text:style-name="MT3">one</text:span><text:span text:style-name="MT4">s</text:span><text:span text:style-name="MT7"> </text:span><text:span text:style-name="MT3">we</text:span><text:span text:style-name="MT4">b</text:span><text:span text:style-name="MT8"> </text:span><text:span text:style-name="MT4">-</text:span><text:span text:style-name="MT9"> </text:span><text:span text:style-name="MT10">APW</text:span></text:p>
              <text:p text:style-name="MP21"><text:span text:style-name="MT1">Curso:</text:span><text:span text:style-name="MT2">201</text:span><text:span text:style-name="MT44">6</text:span><text:span text:style-name="MT2">-1</text:span><text:span text:style-name="MT44">7</text:span></text:p>
            </table:table-cell>
          </table:table-row>
        </table:table>
        <text:p text:style-name="MP22"/>
      </style:header>
      <style:footer>
        <text:p text:style-name="MP23"><draw:frame draw:style-name="Mfr2" draw:name="Marco33" text:anchor-type="char" svg:x="17.988cm" svg:y="28.056cm" svg:width="0.494cm" svg:height="0.418cm" draw:z-index="0"><draw:text-box><text:p text:style-name="MP13"/></draw:text-box></draw:frame></text:p>
      </style:footer>
    </style:master-page>
    <style:master-page style:name="Convertir_20_18" style:display-name="Convertir 18" style:page-layout-name="Mpm5">
      <style:header>
        <text:p text:style-name="MP6"><draw:g text:anchor-type="char" draw:z-index="13"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36"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23"><draw:frame draw:style-name="Mfr2" draw:name="Marco35" text:anchor-type="char" svg:x="17.988cm" svg:y="28.056cm" svg:width="0.494cm" svg:height="0.418cm" draw:z-index="0"><draw:text-box><text:p text:style-name="MP13"><text:page-number text:select-page="current">0</text:page-number></text:p></draw:text-box></draw:frame></text:p>
      </style:footer>
    </style:master-page>
    <style:master-page style:name="Convertir_20_19" style:display-name="Convertir 19" style:page-layout-name="Mpm5">
      <style:header>
        <text:p text:style-name="MP6"><draw:g text:anchor-type="char" draw:z-index="14"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38"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23"><draw:frame draw:style-name="Mfr2" draw:name="Marco37" text:anchor-type="char" svg:x="17.988cm" svg:y="28.056cm" svg:width="0.494cm" svg:height="0.418cm" draw:z-index="0"><draw:text-box><text:p text:style-name="MP13"><text:page-number text:select-page="current">0</text:page-number></text:p></draw:text-box></draw:frame></text:p>
      </style:footer>
    </style:master-page>
    <style:master-page style:name="Convertir_20_20" style:display-name="Convertir 20" style:page-layout-name="Mpm6">
      <style:header>
        <text:p text:style-name="MP6"><draw:g text:anchor-type="char" draw:z-index="15"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40"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23"><draw:frame draw:style-name="Mfr2" draw:name="Marco39" text:anchor-type="char" svg:x="17.988cm" svg:y="28.056cm" svg:width="0.494cm" svg:height="0.418cm" draw:z-index="0"><draw:text-box><text:p text:style-name="MP13"><text:page-number text:select-page="current">0</text:page-number></text:p></draw:text-box></draw:frame></text:p>
      </style:footer>
    </style:master-page>
    <style:master-page style:name="Convertir_20_21" style:display-name="Convertir 21" style:page-layout-name="Mpm5">
      <style:header>
        <text:p text:style-name="MP6"><draw:g text:anchor-type="char" draw:z-index="16" draw:style-name="Mgr1"><draw:frame draw:style-name="Mgr2" draw:text-style-name="MP9" svg:width="1.909cm" svg:height="1.622cm" svg:x="2.961cm" svg:y="1.672cm"><draw:text-box><text:p text:style-name="MP7"><text:span text:style-name="MT12"/></text:p><text:p text:style-name="MP8"><text:span text:style-name="MT12"/></text:p></draw:text-box></draw:frame><draw:custom-shape draw:style-name="Mgr3" draw:text-style-name="MP10" svg:width="17.105cm" svg:height="0.003cm" svg:x="2.926cm" svg:y="1.656cm"><text:p/><draw:enhanced-geometry svg:viewBox="0 0 9677 0" draw:type="non-primitive" draw:enhanced-path="M 0 0 L 9676 0 N"/></draw:custom-shape><draw:custom-shape draw:style-name="Mgr4" draw:text-style-name="MP10" svg:width="0.003cm" svg:height="1.694cm" svg:x="2.944cm" svg:y="1.674cm"><text:p/><draw:enhanced-geometry svg:viewBox="0 0 0 940" draw:type="non-primitive" draw:enhanced-path="M 0 0 L 0 940 N"/></draw:custom-shape><draw:custom-shape draw:style-name="Mgr3" draw:text-style-name="MP10" svg:width="17.105cm" svg:height="0.003cm" svg:x="2.926cm" svg:y="3.385cm"><text:p/><draw:enhanced-geometry svg:viewBox="0 0 9677 0" draw:type="non-primitive" draw:enhanced-path="M 0 0 L 9676 0 N"/></draw:custom-shape><draw:custom-shape draw:style-name="Mgr4" draw:text-style-name="MP10" svg:width="0.003cm" svg:height="1.694cm" svg:x="5.291cm" svg:y="1.674cm"><text:p/><draw:enhanced-geometry svg:viewBox="0 0 0 940" draw:type="non-primitive" draw:enhanced-path="M 0 0 L 0 940 N"/></draw:custom-shape><draw:custom-shape draw:style-name="Mgr4" draw:text-style-name="MP10" svg:width="0.003cm" svg:height="1.694cm" svg:x="20.013cm" svg:y="1.674cm"><text:p/><draw:enhanced-geometry svg:viewBox="0 0 0 940" draw:type="non-primitive" draw:enhanced-path="M 0 0 L 0 940 N"/></draw:custom-shape></draw:g><draw:frame draw:style-name="Mfr2" draw:name="Marco42" text:anchor-type="char" svg:x="8.373cm" svg:y="1.699cm" svg:width="8.555cm" svg:height="1.637cm" draw:z-index="0"><draw:text-box><text:p text:style-name="MP11"><text:span text:style-name="MT13">I</text:span><text:span text:style-name="MT14">E</text:span><text:span text:style-name="MT15">S</text:span><text:span text:style-name="MT16"> </text:span><text:span text:style-name="MT14">HAR</text:span><text:span text:style-name="MT13">Í</text:span><text:span text:style-name="MT14">A</text:span><text:span text:style-name="MT15">.</text:span><text:span text:style-name="MT17"> </text:span><text:span text:style-name="MT14">DEPARTA</text:span><text:span text:style-name="MT18">M</text:span><text:span text:style-name="MT14">ENT</text:span><text:span text:style-name="MT15">O</text:span><text:span text:style-name="MT19"> </text:span><text:span text:style-name="MT14">D</text:span><text:span text:style-name="MT15">E</text:span><text:span text:style-name="MT19"> </text:span><text:span text:style-name="MT20">I</text:span><text:span text:style-name="MT21">NFOR</text:span><text:span text:style-name="MT22">M</text:span><text:span text:style-name="MT21">ÁT</text:span><text:span text:style-name="MT20">I</text:span><text:span text:style-name="MT21">C</text:span><text:span text:style-name="MT23">A </text:span><text:span text:style-name="MT14">C</text:span><text:span text:style-name="MT13">i</text:span><text:span text:style-name="MT14">c</text:span><text:span text:style-name="MT13">l</text:span><text:span text:style-name="MT15">o</text:span><text:span text:style-name="MT24"> </text:span><text:span text:style-name="MT13">f</text:span><text:span text:style-name="MT14">o</text:span><text:span text:style-name="MT13">r</text:span><text:span text:style-name="MT18">m</text:span><text:span text:style-name="MT14">a</text:span><text:span text:style-name="MT13">ti</text:span><text:span text:style-name="MT14">vo</text:span><text:span text:style-name="MT15">:</text:span><text:span text:style-name="MT25"> </text:span><text:span text:style-name="MT26">S</text:span><text:span text:style-name="MT27">i</text:span><text:span text:style-name="MT26">s</text:span><text:span text:style-name="MT27">t</text:span><text:span text:style-name="MT26">e</text:span><text:span text:style-name="MT28">m</text:span><text:span text:style-name="MT26">a</text:span><text:span text:style-name="MT29">s</text:span><text:span text:style-name="MT30"> </text:span><text:span text:style-name="MT28">M</text:span><text:span text:style-name="MT27">i</text:span><text:span text:style-name="MT26">c</text:span><text:span text:style-name="MT27">r</text:span><text:span text:style-name="MT26">o</text:span><text:span text:style-name="MT27">i</text:span><text:span text:style-name="MT26">n</text:span><text:span text:style-name="MT27">f</text:span><text:span text:style-name="MT26">o</text:span><text:span text:style-name="MT27">r</text:span><text:span text:style-name="MT28">m</text:span><text:span text:style-name="MT26">á</text:span><text:span text:style-name="MT27">ti</text:span><text:span text:style-name="MT26">co</text:span><text:span text:style-name="MT29">s</text:span><text:span text:style-name="MT31"> </text:span><text:span text:style-name="MT32">y</text:span><text:span text:style-name="MT33"> </text:span><text:span text:style-name="MT26">Rede</text:span><text:span text:style-name="MT29">s</text:span><text:span text:style-name="MT34"> </text:span><text:span text:style-name="MT18">M</text:span><text:span text:style-name="MT14">ódu</text:span><text:span text:style-name="MT13">l</text:span><text:span text:style-name="MT14">o</text:span><text:span text:style-name="MT15">:</text:span><text:span text:style-name="MT35"> </text:span><text:span text:style-name="MT26">0228</text:span><text:span text:style-name="MT29">.</text:span><text:span text:style-name="MT36"> </text:span><text:span text:style-name="MT26">Ap</text:span><text:span text:style-name="MT27">li</text:span><text:span text:style-name="MT26">cac</text:span><text:span text:style-name="MT27">i</text:span><text:span text:style-name="MT26">one</text:span><text:span text:style-name="MT29">s</text:span><text:span text:style-name="MT37"> </text:span><text:span text:style-name="MT26">we</text:span><text:span text:style-name="MT29">b</text:span><text:span text:style-name="MT38"> </text:span><text:span text:style-name="MT29">-</text:span><text:span text:style-name="MT39"> </text:span><text:span text:style-name="MT40">APW</text:span></text:p><text:p text:style-name="MP12"><text:span text:style-name="MT14">Cu</text:span><text:span text:style-name="MT13">r</text:span><text:span text:style-name="MT14">so</text:span><text:span text:style-name="MT15">:</text:span><text:span text:style-name="MT41"> </text:span><text:span text:style-name="MT40">2015</text:span><text:span text:style-name="MT42">-</text:span><text:span text:style-name="MT40">2016</text:span></text:p></draw:text-box></draw:frame></text:p>
      </style:header>
      <style:footer>
        <text:p text:style-name="MP23"><draw:frame draw:style-name="Mfr2" draw:name="Marco41" text:anchor-type="char" svg:x="17.988cm" svg:y="28.056cm" svg:width="0.494cm" svg:height="0.418cm" draw:z-index="0"><draw:text-box><text:p text:style-name="MP13"><text:page-number text:select-page="current">0</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Documento creado por {applicationname}, version: {version}</dc:description>
    <meta:creation-date>2016-10-06T16:15:00</meta:creation-date>
    <dc:date>2017-10-16T20:53:00.303000000</dc:date>
    <meta:editing-cycles>36</meta:editing-cycles>
    <meta:editing-duration>PT2H42M27S</meta:editing-duration>
    <meta:generator>LibreOffice/5.0.2.2$Windows_x86 LibreOffice_project/37b43f919e4de5eeaca9b9755ed688758a8251fe</meta:generator>
    <meta:document-statistic meta:table-count="27" meta:image-count="7" meta:object-count="0" meta:page-count="41" meta:paragraph-count="542" meta:word-count="9129" meta:character-count="59302" meta:non-whitespace-character-count="50676"/>
  </office:meta>
</office:document-meta>
</file>